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83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in" svg:height="5in" svg:x="6.1929in" svg:y="0.3555in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table:number-columns-spanned="3" table:number-rows-spanned="1">
            <text:p>N = 1000, n = m = 250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 table:style-name="ce1" office:value-type="string" table:number-columns-spanned="3" table:number-rows-spanned="1">
            <text:p>5% Noise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 table:style-name="ce1" office:value-type="string">
            <text:p>Erasure Set Size</text:p>
          </table:table-cell>
          <table:table-cell table:style-name="Default" office:value-type="string">
            <text:p>Reconstruction Error</text:p>
          </table:table-cell>
          <table:table-cell table:style-name="Default" office:value-type="string">
            <text:p>Partial Reconstruction Error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8028">
            <text:p>0.028028</text:p>
          </table:table-cell>
          <table:table-cell office:value-type="float" office:value="0.046527">
            <text:p>0.046527</text:p>
          </table:table-cell>
          <table:table-cell table:formula="of:=MEDIAN([.B4:.B53])" office:value-type="float" office:value="0.025455">
            <text:p>0.025455</text:p>
          </table:table-cell>
          <table:table-cell table:formula="of:=MEDIAN([.C4:.C53])" office:value-type="float" office:value="0.05572">
            <text:p>0.0557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7416">
            <text:p>0.027416</text:p>
          </table:table-cell>
          <table:table-cell office:value-type="float" office:value="0.054857">
            <text:p>0.05485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072">
            <text:p>0.025072</text:p>
          </table:table-cell>
          <table:table-cell office:value-type="float" office:value="0.066392">
            <text:p>0.06639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232">
            <text:p>0.025232</text:p>
          </table:table-cell>
          <table:table-cell office:value-type="float" office:value="0.054751">
            <text:p>0.05475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832">
            <text:p>0.025832</text:p>
          </table:table-cell>
          <table:table-cell office:value-type="float" office:value="0.055225">
            <text:p>0.0552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652">
            <text:p>0.026652</text:p>
          </table:table-cell>
          <table:table-cell office:value-type="float" office:value="0.064863">
            <text:p>0.06486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71">
            <text:p>0.02571</text:p>
          </table:table-cell>
          <table:table-cell office:value-type="float" office:value="0.059341">
            <text:p>0.05934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275">
            <text:p>0.026275</text:p>
          </table:table-cell>
          <table:table-cell office:value-type="float" office:value="0.062221">
            <text:p>0.06222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964">
            <text:p>0.025964</text:p>
          </table:table-cell>
          <table:table-cell office:value-type="float" office:value="0.070206">
            <text:p>0.07020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449">
            <text:p>0.025449</text:p>
          </table:table-cell>
          <table:table-cell office:value-type="float" office:value="0.037458">
            <text:p>0.03745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392">
            <text:p>0.024392</text:p>
          </table:table-cell>
          <table:table-cell office:value-type="float" office:value="0.047772">
            <text:p>0.04777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346">
            <text:p>0.026346</text:p>
          </table:table-cell>
          <table:table-cell office:value-type="float" office:value="0.061885">
            <text:p>0.06188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217">
            <text:p>0.026217</text:p>
          </table:table-cell>
          <table:table-cell office:value-type="float" office:value="0.061644">
            <text:p>0.06164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543">
            <text:p>0.024543</text:p>
          </table:table-cell>
          <table:table-cell office:value-type="float" office:value="0.059056">
            <text:p>0.05905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334">
            <text:p>0.025334</text:p>
          </table:table-cell>
          <table:table-cell office:value-type="float" office:value="0.060145">
            <text:p>0.06014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461">
            <text:p>0.025461</text:p>
          </table:table-cell>
          <table:table-cell office:value-type="float" office:value="0.061472">
            <text:p>0.06147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26">
            <text:p>0.02626</text:p>
          </table:table-cell>
          <table:table-cell office:value-type="float" office:value="0.055359">
            <text:p>0.05535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786">
            <text:p>0.025786</text:p>
          </table:table-cell>
          <table:table-cell office:value-type="float" office:value="0.06135">
            <text:p>0.0613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624">
            <text:p>0.025624</text:p>
          </table:table-cell>
          <table:table-cell office:value-type="float" office:value="0.061194">
            <text:p>0.06119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936">
            <text:p>0.024936</text:p>
          </table:table-cell>
          <table:table-cell office:value-type="float" office:value="0.053505">
            <text:p>0.05350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216">
            <text:p>0.025216</text:p>
          </table:table-cell>
          <table:table-cell office:value-type="float" office:value="0.05199">
            <text:p>0.0519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3862">
            <text:p>0.023862</text:p>
          </table:table-cell>
          <table:table-cell office:value-type="float" office:value="0.062786">
            <text:p>0.06278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854">
            <text:p>0.024854</text:p>
          </table:table-cell>
          <table:table-cell office:value-type="float" office:value="0.042935">
            <text:p>0.04293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3409">
            <text:p>0.023409</text:p>
          </table:table-cell>
          <table:table-cell office:value-type="float" office:value="0.052711">
            <text:p>0.05271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3765">
            <text:p>0.023765</text:p>
          </table:table-cell>
          <table:table-cell office:value-type="float" office:value="0.068578">
            <text:p>0.06857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3631">
            <text:p>0.023631</text:p>
          </table:table-cell>
          <table:table-cell office:value-type="float" office:value="0.034139">
            <text:p>0.03413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758">
            <text:p>0.024758</text:p>
          </table:table-cell>
          <table:table-cell office:value-type="float" office:value="0.069976">
            <text:p>0.06997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3944">
            <text:p>0.023944</text:p>
          </table:table-cell>
          <table:table-cell office:value-type="float" office:value="0.038045">
            <text:p>0.03804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377">
            <text:p>0.025377</text:p>
          </table:table-cell>
          <table:table-cell office:value-type="float" office:value="0.051331">
            <text:p>0.05133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579">
            <text:p>0.025579</text:p>
          </table:table-cell>
          <table:table-cell office:value-type="float" office:value="0.036215">
            <text:p>0.03621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86">
            <text:p>0.02586</text:p>
          </table:table-cell>
          <table:table-cell office:value-type="float" office:value="0.066435">
            <text:p>0.066435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.025455">
            <text:p>0.025455</text:p>
          </table:table-cell>
          <table:table-cell office:value-type="float" office:value="0.05572">
            <text:p>0.055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348">
            <text:p>0.026348</text:p>
          </table:table-cell>
          <table:table-cell office:value-type="float" office:value="0.06178">
            <text:p>0.06178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.0265425">
            <text:p>0.0265425</text:p>
          </table:table-cell>
          <table:table-cell office:value-type="float" office:value="0.074486">
            <text:p>0.0744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602">
            <text:p>0.024602</text:p>
          </table:table-cell>
          <table:table-cell office:value-type="float" office:value="0.079223">
            <text:p>0.079223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.026966">
            <text:p>0.026966</text:p>
          </table:table-cell>
          <table:table-cell office:value-type="float" office:value="0.0943485">
            <text:p>0.09434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414">
            <text:p>0.026414</text:p>
          </table:table-cell>
          <table:table-cell office:value-type="float" office:value="0.059382">
            <text:p>0.059382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0.0271075">
            <text:p>0.0271075</text:p>
          </table:table-cell>
          <table:table-cell office:value-type="float" office:value="0.106935">
            <text:p>0.1069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798">
            <text:p>0.024798</text:p>
          </table:table-cell>
          <table:table-cell office:value-type="float" office:value="0.052488">
            <text:p>0.05248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0.028459">
            <text:p>0.028459</text:p>
          </table:table-cell>
          <table:table-cell office:value-type="float" office:value="0.12142">
            <text:p>0.121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238">
            <text:p>0.026238</text:p>
          </table:table-cell>
          <table:table-cell office:value-type="float" office:value="0.053288">
            <text:p>0.053288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0.0293905">
            <text:p>0.0293905</text:p>
          </table:table-cell>
          <table:table-cell office:value-type="float" office:value="0.132995">
            <text:p>0.1329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716">
            <text:p>0.026716</text:p>
          </table:table-cell>
          <table:table-cell office:value-type="float" office:value="0.053011">
            <text:p>0.053011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0.030368">
            <text:p>0.030368</text:p>
          </table:table-cell>
          <table:table-cell office:value-type="float" office:value="0.145535">
            <text:p>0.1455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524">
            <text:p>0.024524</text:p>
          </table:table-cell>
          <table:table-cell office:value-type="float" office:value="0.074302">
            <text:p>0.074302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0.0308475">
            <text:p>0.0308475</text:p>
          </table:table-cell>
          <table:table-cell office:value-type="float" office:value="0.156795">
            <text:p>0.1567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65">
            <text:p>0.02565</text:p>
          </table:table-cell>
          <table:table-cell office:value-type="float" office:value="0.0564">
            <text:p>0.0564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0.031993">
            <text:p>0.031993</text:p>
          </table:table-cell>
          <table:table-cell office:value-type="float" office:value="0.17725">
            <text:p>0.177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909">
            <text:p>0.026909</text:p>
          </table:table-cell>
          <table:table-cell office:value-type="float" office:value="0.056081">
            <text:p>0.056081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0.033265">
            <text:p>0.033265</text:p>
          </table:table-cell>
          <table:table-cell office:value-type="float" office:value="0.1779">
            <text:p>0.17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68">
            <text:p>0.02468</text:p>
          </table:table-cell>
          <table:table-cell office:value-type="float" office:value="0.048134">
            <text:p>0.048134</text:p>
          </table:table-cell>
          <table:table-cell table:number-columns-repeated="3"/>
          <table:table-cell office:value-type="float" office:value="110">
            <text:p>110</text:p>
          </table:table-cell>
          <table:table-cell office:value-type="float" office:value="0.034221">
            <text:p>0.034221</text:p>
          </table:table-cell>
          <table:table-cell office:value-type="float" office:value="0.18658">
            <text:p>0.186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073">
            <text:p>0.024073</text:p>
          </table:table-cell>
          <table:table-cell office:value-type="float" office:value="0.033888">
            <text:p>0.033888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0.035712">
            <text:p>0.035712</text:p>
          </table:table-cell>
          <table:table-cell office:value-type="float" office:value="0.205615">
            <text:p>0.2056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035">
            <text:p>0.024035</text:p>
          </table:table-cell>
          <table:table-cell office:value-type="float" office:value="0.059224">
            <text:p>0.059224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0.0372375">
            <text:p>0.0372375</text:p>
          </table:table-cell>
          <table:table-cell office:value-type="float" office:value="0.2118">
            <text:p>0.21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7346">
            <text:p>0.027346</text:p>
          </table:table-cell>
          <table:table-cell office:value-type="float" office:value="0.053771">
            <text:p>0.053771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0.0399025">
            <text:p>0.0399025</text:p>
          </table:table-cell>
          <table:table-cell office:value-type="float" office:value="0.22456">
            <text:p>0.224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7416">
            <text:p>0.027416</text:p>
          </table:table-cell>
          <table:table-cell office:value-type="float" office:value="0.047596">
            <text:p>0.047596</text:p>
          </table:table-cell>
          <table:table-cell table:number-columns-repeated="3"/>
          <table:table-cell office:value-type="float" office:value="150">
            <text:p>150</text:p>
          </table:table-cell>
          <table:table-cell office:value-type="float" office:value="0.040918">
            <text:p>0.040918</text:p>
          </table:table-cell>
          <table:table-cell office:value-type="float" office:value="0.233325">
            <text:p>0.2333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687">
            <text:p>0.025687</text:p>
          </table:table-cell>
          <table:table-cell office:value-type="float" office:value="0.050122">
            <text:p>0.050122</text:p>
          </table:table-cell>
          <table:table-cell table:number-columns-repeated="3"/>
          <table:table-cell office:value-type="float" office:value="160">
            <text:p>160</text:p>
          </table:table-cell>
          <table:table-cell office:value-type="float" office:value="0.043981">
            <text:p>0.043981</text:p>
          </table:table-cell>
          <table:table-cell office:value-type="float" office:value="0.24149">
            <text:p>0.241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5217">
            <text:p>0.025217</text:p>
          </table:table-cell>
          <table:table-cell office:value-type="float" office:value="0.04796">
            <text:p>0.04796</text:p>
          </table:table-cell>
          <table:table-cell table:number-columns-repeated="3"/>
          <table:table-cell office:value-type="float" office:value="170">
            <text:p>170</text:p>
          </table:table-cell>
          <table:table-cell office:value-type="float" office:value="0.0457155">
            <text:p>0.0457155</text:p>
          </table:table-cell>
          <table:table-cell office:value-type="float" office:value="0.2555">
            <text:p>0.25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383">
            <text:p>0.024383</text:p>
          </table:table-cell>
          <table:table-cell office:value-type="float" office:value="0.047931">
            <text:p>0.047931</text:p>
          </table:table-cell>
          <table:table-cell table:number-columns-repeated="3"/>
          <table:table-cell office:value-type="float" office:value="180">
            <text:p>180</text:p>
          </table:table-cell>
          <table:table-cell office:value-type="float" office:value="0.0488045">
            <text:p>0.0488045</text:p>
          </table:table-cell>
          <table:table-cell office:value-type="float" office:value="0.25694">
            <text:p>0.256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511">
            <text:p>0.024511</text:p>
          </table:table-cell>
          <table:table-cell office:value-type="float" office:value="0.072465">
            <text:p>0.072465</text:p>
          </table:table-cell>
          <table:table-cell table:number-columns-repeated="3"/>
          <table:table-cell office:value-type="float" office:value="190">
            <text:p>190</text:p>
          </table:table-cell>
          <table:table-cell office:value-type="float" office:value="0.052605">
            <text:p>0.052605</text:p>
          </table:table-cell>
          <table:table-cell office:value-type="float" office:value="0.274785">
            <text:p>0.2747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7916">
            <text:p>0.027916</text:p>
          </table:table-cell>
          <table:table-cell office:value-type="float" office:value="0.07687">
            <text:p>0.07687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float" office:value="0.0579435">
            <text:p>0.0579435</text:p>
          </table:table-cell>
          <table:table-cell office:value-type="float" office:value="0.28122">
            <text:p>0.281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044">
            <text:p>0.027044</text:p>
          </table:table-cell>
          <table:table-cell office:value-type="float" office:value="0.059086">
            <text:p>0.059086</text:p>
          </table:table-cell>
          <table:table-cell table:formula="of:=MEDIAN([.B54:.B103])" office:value-type="float" office:value="0.0265425">
            <text:p>0.0265425</text:p>
          </table:table-cell>
          <table:table-cell table:formula="of:=MEDIAN([.C54:.C103])" office:value-type="float" office:value="0.074486">
            <text:p>0.074486</text:p>
          </table:table-cell>
          <table:table-cell/>
          <table:table-cell office:value-type="float" office:value="210">
            <text:p>210</text:p>
          </table:table-cell>
          <table:table-cell office:value-type="float" office:value="0.0618165">
            <text:p>0.0618165</text:p>
          </table:table-cell>
          <table:table-cell office:value-type="float" office:value="0.295155">
            <text:p>0.2951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475">
            <text:p>0.026475</text:p>
          </table:table-cell>
          <table:table-cell office:value-type="float" office:value="0.084596">
            <text:p>0.084596</text:p>
          </table:table-cell>
          <table:table-cell table:number-columns-repeated="3"/>
          <table:table-cell office:value-type="float" office:value="220">
            <text:p>220</text:p>
          </table:table-cell>
          <table:table-cell office:value-type="float" office:value="0.074993">
            <text:p>0.074993</text:p>
          </table:table-cell>
          <table:table-cell office:value-type="float" office:value="0.30231">
            <text:p>0.302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153">
            <text:p>0.025153</text:p>
          </table:table-cell>
          <table:table-cell office:value-type="float" office:value="0.10405">
            <text:p>0.10405</text:p>
          </table:table-cell>
          <table:table-cell table:number-columns-repeated="3"/>
          <table:table-cell office:value-type="float" office:value="230">
            <text:p>230</text:p>
          </table:table-cell>
          <table:table-cell office:value-type="float" office:value="0.092898">
            <text:p>0.092898</text:p>
          </table:table-cell>
          <table:table-cell office:value-type="float" office:value="0.30944">
            <text:p>0.309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961">
            <text:p>0.026961</text:p>
          </table:table-cell>
          <table:table-cell office:value-type="float" office:value="0.06691">
            <text:p>0.06691</text:p>
          </table:table-cell>
          <table:table-cell table:number-columns-repeated="3"/>
          <table:table-cell office:value-type="float" office:value="240">
            <text:p>240</text:p>
          </table:table-cell>
          <table:table-cell office:value-type="float" office:value="0.118635">
            <text:p>0.118635</text:p>
          </table:table-cell>
          <table:table-cell office:value-type="float" office:value="0.318465">
            <text:p>0.31846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525">
            <text:p>0.027525</text:p>
          </table:table-cell>
          <table:table-cell office:value-type="float" office:value="0.054905">
            <text:p>0.054905</text:p>
          </table:table-cell>
          <table:table-cell table:number-columns-repeated="3"/>
          <table:table-cell office:value-type="float" office:value="250">
            <text:p>250</text:p>
          </table:table-cell>
          <table:table-cell office:value-type="float" office:value="0.51764">
            <text:p>0.51764</text:p>
          </table:table-cell>
          <table:table-cell office:value-type="float" office:value="0.32901">
            <text:p>0.329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722">
            <text:p>0.025722</text:p>
          </table:table-cell>
          <table:table-cell office:value-type="float" office:value="0.086834">
            <text:p>0.08683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959">
            <text:p>0.026959</text:p>
          </table:table-cell>
          <table:table-cell office:value-type="float" office:value="0.090632">
            <text:p>0.09063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619">
            <text:p>0.026619</text:p>
          </table:table-cell>
          <table:table-cell office:value-type="float" office:value="0.075253">
            <text:p>0.07525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989">
            <text:p>0.026989</text:p>
          </table:table-cell>
          <table:table-cell office:value-type="float" office:value="0.07439">
            <text:p>0.0743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469">
            <text:p>0.026469</text:p>
          </table:table-cell>
          <table:table-cell office:value-type="float" office:value="0.072629">
            <text:p>0.07262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064">
            <text:p>0.027064</text:p>
          </table:table-cell>
          <table:table-cell office:value-type="float" office:value="0.081521">
            <text:p>0.08152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403">
            <text:p>0.027403</text:p>
          </table:table-cell>
          <table:table-cell office:value-type="float" office:value="0.06599">
            <text:p>0.0659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716">
            <text:p>0.025716</text:p>
          </table:table-cell>
          <table:table-cell office:value-type="float" office:value="0.064191">
            <text:p>0.06419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61">
            <text:p>0.02661</text:p>
          </table:table-cell>
          <table:table-cell office:value-type="float" office:value="0.081989">
            <text:p>0.0819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417">
            <text:p>0.026417</text:p>
          </table:table-cell>
          <table:table-cell office:value-type="float" office:value="0.073375">
            <text:p>0.07337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991">
            <text:p>0.026991</text:p>
          </table:table-cell>
          <table:table-cell office:value-type="float" office:value="0.092429">
            <text:p>0.09242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279">
            <text:p>0.027279</text:p>
          </table:table-cell>
          <table:table-cell office:value-type="float" office:value="0.061061">
            <text:p>0.06106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116">
            <text:p>0.026116</text:p>
          </table:table-cell>
          <table:table-cell office:value-type="float" office:value="0.072838">
            <text:p>0.07283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897">
            <text:p>0.025897</text:p>
          </table:table-cell>
          <table:table-cell office:value-type="float" office:value="0.076147">
            <text:p>0.07614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328">
            <text:p>0.025328</text:p>
          </table:table-cell>
          <table:table-cell office:value-type="float" office:value="0.069615">
            <text:p>0.06961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467">
            <text:p>0.025467</text:p>
          </table:table-cell>
          <table:table-cell office:value-type="float" office:value="0.070937">
            <text:p>0.07093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4211">
            <text:p>0.024211</text:p>
          </table:table-cell>
          <table:table-cell office:value-type="float" office:value="0.088758">
            <text:p>0.08875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426">
            <text:p>0.026426</text:p>
          </table:table-cell>
          <table:table-cell office:value-type="float" office:value="0.093435">
            <text:p>0.09343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274">
            <text:p>0.027274</text:p>
          </table:table-cell>
          <table:table-cell office:value-type="float" office:value="0.082763">
            <text:p>0.08276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334">
            <text:p>0.026334</text:p>
          </table:table-cell>
          <table:table-cell office:value-type="float" office:value="0.082642">
            <text:p>0.08264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642">
            <text:p>0.026642</text:p>
          </table:table-cell>
          <table:table-cell office:value-type="float" office:value="0.071191">
            <text:p>0.07119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814">
            <text:p>0.026814</text:p>
          </table:table-cell>
          <table:table-cell office:value-type="float" office:value="0.092337">
            <text:p>0.09233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486">
            <text:p>0.025486</text:p>
          </table:table-cell>
          <table:table-cell office:value-type="float" office:value="0.086195">
            <text:p>0.08619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645">
            <text:p>0.026645</text:p>
          </table:table-cell>
          <table:table-cell office:value-type="float" office:value="0.070819">
            <text:p>0.07081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263">
            <text:p>0.026263</text:p>
          </table:table-cell>
          <table:table-cell office:value-type="float" office:value="0.061239">
            <text:p>0.06123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33">
            <text:p>0.02733</text:p>
          </table:table-cell>
          <table:table-cell office:value-type="float" office:value="0.084566">
            <text:p>0.08456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037">
            <text:p>0.027037</text:p>
          </table:table-cell>
          <table:table-cell office:value-type="float" office:value="0.07299">
            <text:p>0.0729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444">
            <text:p>0.025444</text:p>
          </table:table-cell>
          <table:table-cell office:value-type="float" office:value="0.073907">
            <text:p>0.07390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16">
            <text:p>0.02716</text:p>
          </table:table-cell>
          <table:table-cell office:value-type="float" office:value="0.070463">
            <text:p>0.07046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844">
            <text:p>0.025844</text:p>
          </table:table-cell>
          <table:table-cell office:value-type="float" office:value="0.073805">
            <text:p>0.07380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941">
            <text:p>0.027941</text:p>
          </table:table-cell>
          <table:table-cell office:value-type="float" office:value="0.075092">
            <text:p>0.07509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735">
            <text:p>0.025735</text:p>
          </table:table-cell>
          <table:table-cell office:value-type="float" office:value="0.084151">
            <text:p>0.08415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443">
            <text:p>0.02443</text:p>
          </table:table-cell>
          <table:table-cell office:value-type="float" office:value="0.075497">
            <text:p>0.07549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8404">
            <text:p>0.028404</text:p>
          </table:table-cell>
          <table:table-cell office:value-type="float" office:value="0.073334">
            <text:p>0.07333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464">
            <text:p>0.026464</text:p>
          </table:table-cell>
          <table:table-cell office:value-type="float" office:value="0.069368">
            <text:p>0.06936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9569">
            <text:p>0.029569</text:p>
          </table:table-cell>
          <table:table-cell office:value-type="float" office:value="0.074582">
            <text:p>0.07458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329">
            <text:p>0.025329</text:p>
          </table:table-cell>
          <table:table-cell office:value-type="float" office:value="0.085689">
            <text:p>0.0856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896">
            <text:p>0.026896</text:p>
          </table:table-cell>
          <table:table-cell office:value-type="float" office:value="0.088241">
            <text:p>0.08824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5289">
            <text:p>0.025289</text:p>
          </table:table-cell>
          <table:table-cell office:value-type="float" office:value="0.070214">
            <text:p>0.07021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305">
            <text:p>0.026305</text:p>
          </table:table-cell>
          <table:table-cell office:value-type="float" office:value="0.08962">
            <text:p>0.0896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129">
            <text:p>0.027129</text:p>
          </table:table-cell>
          <table:table-cell office:value-type="float" office:value="0.094572">
            <text:p>0.09457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3913">
            <text:p>0.023913</text:p>
          </table:table-cell>
          <table:table-cell office:value-type="float" office:value="0.074793">
            <text:p>0.07479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129">
            <text:p>0.026129</text:p>
          </table:table-cell>
          <table:table-cell office:value-type="float" office:value="0.07056">
            <text:p>0.0705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985">
            <text:p>0.027985</text:p>
          </table:table-cell>
          <table:table-cell office:value-type="float" office:value="0.056907">
            <text:p>0.05690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912">
            <text:p>0.027912</text:p>
          </table:table-cell>
          <table:table-cell office:value-type="float" office:value="0.070525">
            <text:p>0.07052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235">
            <text:p>0.026235</text:p>
          </table:table-cell>
          <table:table-cell office:value-type="float" office:value="0.091161">
            <text:p>0.091161</text:p>
          </table:table-cell>
          <table:table-cell table:formula="of:=MEDIAN([.B104:.B153])" office:value-type="float" office:value="0.026966">
            <text:p>0.026966</text:p>
          </table:table-cell>
          <table:table-cell table:formula="of:=MEDIAN([.C104:.C153])" office:value-type="float" office:value="0.0943485">
            <text:p>0.094348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153">
            <text:p>0.026153</text:p>
          </table:table-cell>
          <table:table-cell office:value-type="float" office:value="0.094122">
            <text:p>0.09412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464">
            <text:p>0.02464</text:p>
          </table:table-cell>
          <table:table-cell office:value-type="float" office:value="0.093886">
            <text:p>0.09388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855">
            <text:p>0.027855</text:p>
          </table:table-cell>
          <table:table-cell office:value-type="float" office:value="0.068332">
            <text:p>0.06833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8224">
            <text:p>0.028224</text:p>
          </table:table-cell>
          <table:table-cell office:value-type="float" office:value="0.08406">
            <text:p>0.0840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8046">
            <text:p>0.028046</text:p>
          </table:table-cell>
          <table:table-cell office:value-type="float" office:value="0.10165">
            <text:p>0.1016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087">
            <text:p>0.026087</text:p>
          </table:table-cell>
          <table:table-cell office:value-type="float" office:value="0.10732">
            <text:p>0.1073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8176">
            <text:p>0.028176</text:p>
          </table:table-cell>
          <table:table-cell office:value-type="float" office:value="0.10952">
            <text:p>0.1095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8397">
            <text:p>0.028397</text:p>
          </table:table-cell>
          <table:table-cell office:value-type="float" office:value="0.106">
            <text:p>0.10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8228">
            <text:p>0.028228</text:p>
          </table:table-cell>
          <table:table-cell office:value-type="float" office:value="0.099318">
            <text:p>0.09931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336">
            <text:p>0.027336</text:p>
          </table:table-cell>
          <table:table-cell office:value-type="float" office:value="0.094575">
            <text:p>0.09457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362">
            <text:p>0.027362</text:p>
          </table:table-cell>
          <table:table-cell office:value-type="float" office:value="0.11552">
            <text:p>0.1155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217">
            <text:p>0.027217</text:p>
          </table:table-cell>
          <table:table-cell office:value-type="float" office:value="0.06591">
            <text:p>0.0659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374">
            <text:p>0.027374</text:p>
          </table:table-cell>
          <table:table-cell office:value-type="float" office:value="0.094737">
            <text:p>0.09473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8">
            <text:p>0.0278</text:p>
          </table:table-cell>
          <table:table-cell office:value-type="float" office:value="0.099051">
            <text:p>0.09905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642">
            <text:p>0.026642</text:p>
          </table:table-cell>
          <table:table-cell office:value-type="float" office:value="0.073076">
            <text:p>0.0730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154">
            <text:p>0.026154</text:p>
          </table:table-cell>
          <table:table-cell office:value-type="float" office:value="0.077295">
            <text:p>0.07729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5958">
            <text:p>0.025958</text:p>
          </table:table-cell>
          <table:table-cell office:value-type="float" office:value="0.084539">
            <text:p>0.08453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989">
            <text:p>0.027989</text:p>
          </table:table-cell>
          <table:table-cell office:value-type="float" office:value="0.10044">
            <text:p>0.1004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939">
            <text:p>0.026939</text:p>
          </table:table-cell>
          <table:table-cell office:value-type="float" office:value="0.10132">
            <text:p>0.1013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171">
            <text:p>0.027171</text:p>
          </table:table-cell>
          <table:table-cell office:value-type="float" office:value="0.10602">
            <text:p>0.1060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054">
            <text:p>0.026054</text:p>
          </table:table-cell>
          <table:table-cell office:value-type="float" office:value="0.1125">
            <text:p>0.112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244">
            <text:p>0.026244</text:p>
          </table:table-cell>
          <table:table-cell office:value-type="float" office:value="0.10218">
            <text:p>0.1021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448">
            <text:p>0.026448</text:p>
          </table:table-cell>
          <table:table-cell office:value-type="float" office:value="0.08212">
            <text:p>0.0821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993">
            <text:p>0.026993</text:p>
          </table:table-cell>
          <table:table-cell office:value-type="float" office:value="0.0764">
            <text:p>0.076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611">
            <text:p>0.027611</text:p>
          </table:table-cell>
          <table:table-cell office:value-type="float" office:value="0.091224">
            <text:p>0.09122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658">
            <text:p>0.026658</text:p>
          </table:table-cell>
          <table:table-cell office:value-type="float" office:value="0.093957">
            <text:p>0.09395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5917">
            <text:p>0.025917</text:p>
          </table:table-cell>
          <table:table-cell office:value-type="float" office:value="0.097374">
            <text:p>0.09737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078">
            <text:p>0.027078</text:p>
          </table:table-cell>
          <table:table-cell office:value-type="float" office:value="0.10147">
            <text:p>0.1014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786">
            <text:p>0.026786</text:p>
          </table:table-cell>
          <table:table-cell office:value-type="float" office:value="0.069099">
            <text:p>0.06909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209">
            <text:p>0.026209</text:p>
          </table:table-cell>
          <table:table-cell office:value-type="float" office:value="0.093559">
            <text:p>0.09355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353">
            <text:p>0.026353</text:p>
          </table:table-cell>
          <table:table-cell office:value-type="float" office:value="0.093324">
            <text:p>0.09332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8467">
            <text:p>0.028467</text:p>
          </table:table-cell>
          <table:table-cell office:value-type="float" office:value="0.084771">
            <text:p>0.08477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9124">
            <text:p>0.029124</text:p>
          </table:table-cell>
          <table:table-cell office:value-type="float" office:value="0.10347">
            <text:p>0.1034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273">
            <text:p>0.027273</text:p>
          </table:table-cell>
          <table:table-cell office:value-type="float" office:value="0.11102">
            <text:p>0.1110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5391">
            <text:p>0.025391</text:p>
          </table:table-cell>
          <table:table-cell office:value-type="float" office:value="0.075127">
            <text:p>0.07512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414">
            <text:p>0.026414</text:p>
          </table:table-cell>
          <table:table-cell office:value-type="float" office:value="0.085837">
            <text:p>0.08583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782">
            <text:p>0.027782</text:p>
          </table:table-cell>
          <table:table-cell office:value-type="float" office:value="0.092821">
            <text:p>0.09282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5763">
            <text:p>0.025763</text:p>
          </table:table-cell>
          <table:table-cell office:value-type="float" office:value="0.078904">
            <text:p>0.07890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9007">
            <text:p>0.029007</text:p>
          </table:table-cell>
          <table:table-cell office:value-type="float" office:value="0.096365">
            <text:p>0.09636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446">
            <text:p>0.027446</text:p>
          </table:table-cell>
          <table:table-cell office:value-type="float" office:value="0.1168">
            <text:p>0.116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782">
            <text:p>0.026782</text:p>
          </table:table-cell>
          <table:table-cell office:value-type="float" office:value="0.068593">
            <text:p>0.06859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466">
            <text:p>0.026466</text:p>
          </table:table-cell>
          <table:table-cell office:value-type="float" office:value="0.097561">
            <text:p>0.09756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8649">
            <text:p>0.028649</text:p>
          </table:table-cell>
          <table:table-cell office:value-type="float" office:value="0.099062">
            <text:p>0.09906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5156">
            <text:p>0.025156</text:p>
          </table:table-cell>
          <table:table-cell office:value-type="float" office:value="0.11042">
            <text:p>0.1104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759">
            <text:p>0.026759</text:p>
          </table:table-cell>
          <table:table-cell office:value-type="float" office:value="0.084534">
            <text:p>0.08453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7038">
            <text:p>0.027038</text:p>
          </table:table-cell>
          <table:table-cell office:value-type="float" office:value="0.085892">
            <text:p>0.08589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402">
            <text:p>0.026402</text:p>
          </table:table-cell>
          <table:table-cell office:value-type="float" office:value="0.085822">
            <text:p>0.08582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8535">
            <text:p>0.028535</text:p>
          </table:table-cell>
          <table:table-cell office:value-type="float" office:value="0.1157">
            <text:p>0.115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6412">
            <text:p>0.026412</text:p>
          </table:table-cell>
          <table:table-cell office:value-type="float" office:value="0.10326">
            <text:p>0.1032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9835">
            <text:p>0.029835</text:p>
          </table:table-cell>
          <table:table-cell office:value-type="float" office:value="0.10111">
            <text:p>0.10111</text:p>
          </table:table-cell>
          <table:table-cell table:formula="of:=MEDIAN([.B154:.B203])" office:value-type="float" office:value="0.0271075">
            <text:p>0.0271075</text:p>
          </table:table-cell>
          <table:table-cell table:formula="of:=MEDIAN([.C154:.C203])" office:value-type="float" office:value="0.106935">
            <text:p>0.10693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8822">
            <text:p>0.028822</text:p>
          </table:table-cell>
          <table:table-cell office:value-type="float" office:value="0.10577">
            <text:p>0.1057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8279">
            <text:p>0.028279</text:p>
          </table:table-cell>
          <table:table-cell office:value-type="float" office:value="0.12214">
            <text:p>0.1221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3046">
            <text:p>0.03046</text:p>
          </table:table-cell>
          <table:table-cell office:value-type="float" office:value="0.087718">
            <text:p>0.08771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185">
            <text:p>0.026185</text:p>
          </table:table-cell>
          <table:table-cell office:value-type="float" office:value="0.11939">
            <text:p>0.1193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7412">
            <text:p>0.027412</text:p>
          </table:table-cell>
          <table:table-cell office:value-type="float" office:value="0.13093">
            <text:p>0.1309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5903">
            <text:p>0.025903</text:p>
          </table:table-cell>
          <table:table-cell office:value-type="float" office:value="0.11575">
            <text:p>0.1157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963">
            <text:p>0.026963</text:p>
          </table:table-cell>
          <table:table-cell office:value-type="float" office:value="0.10236">
            <text:p>0.1023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8006">
            <text:p>0.028006</text:p>
          </table:table-cell>
          <table:table-cell office:value-type="float" office:value="0.099911">
            <text:p>0.09991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222">
            <text:p>0.026222</text:p>
          </table:table-cell>
          <table:table-cell office:value-type="float" office:value="0.10455">
            <text:p>0.1045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5058">
            <text:p>0.025058</text:p>
          </table:table-cell>
          <table:table-cell office:value-type="float" office:value="0.10887">
            <text:p>0.1088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726">
            <text:p>0.026726</text:p>
          </table:table-cell>
          <table:table-cell office:value-type="float" office:value="0.095934">
            <text:p>0.09593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3139">
            <text:p>0.03139</text:p>
          </table:table-cell>
          <table:table-cell office:value-type="float" office:value="0.10202">
            <text:p>0.1020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5457">
            <text:p>0.025457</text:p>
          </table:table-cell>
          <table:table-cell office:value-type="float" office:value="0.10858">
            <text:p>0.1085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7091">
            <text:p>0.027091</text:p>
          </table:table-cell>
          <table:table-cell office:value-type="float" office:value="0.13196">
            <text:p>0.1319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7277">
            <text:p>0.027277</text:p>
          </table:table-cell>
          <table:table-cell office:value-type="float" office:value="0.097197">
            <text:p>0.09719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509">
            <text:p>0.026509</text:p>
          </table:table-cell>
          <table:table-cell office:value-type="float" office:value="0.11041">
            <text:p>0.1104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499">
            <text:p>0.026499</text:p>
          </table:table-cell>
          <table:table-cell office:value-type="float" office:value="0.13648">
            <text:p>0.1364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729">
            <text:p>0.026729</text:p>
          </table:table-cell>
          <table:table-cell office:value-type="float" office:value="0.10957">
            <text:p>0.1095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8571">
            <text:p>0.028571</text:p>
          </table:table-cell>
          <table:table-cell office:value-type="float" office:value="0.1249">
            <text:p>0.124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704">
            <text:p>0.02704</text:p>
          </table:table-cell>
          <table:table-cell office:value-type="float" office:value="0.11323">
            <text:p>0.1132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227">
            <text:p>0.026227</text:p>
          </table:table-cell>
          <table:table-cell office:value-type="float" office:value="0.10455">
            <text:p>0.1045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8176">
            <text:p>0.028176</text:p>
          </table:table-cell>
          <table:table-cell office:value-type="float" office:value="0.099133">
            <text:p>0.09913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5652">
            <text:p>0.025652</text:p>
          </table:table-cell>
          <table:table-cell office:value-type="float" office:value="0.10137">
            <text:p>0.1013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933">
            <text:p>0.026933</text:p>
          </table:table-cell>
          <table:table-cell office:value-type="float" office:value="0.10674">
            <text:p>0.1067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914">
            <text:p>0.026914</text:p>
          </table:table-cell>
          <table:table-cell office:value-type="float" office:value="0.12037">
            <text:p>0.1203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7491">
            <text:p>0.027491</text:p>
          </table:table-cell>
          <table:table-cell office:value-type="float" office:value="0.099174">
            <text:p>0.09917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9256">
            <text:p>0.029256</text:p>
          </table:table-cell>
          <table:table-cell office:value-type="float" office:value="0.10993">
            <text:p>0.1099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9593">
            <text:p>0.029593</text:p>
          </table:table-cell>
          <table:table-cell office:value-type="float" office:value="0.096191">
            <text:p>0.09619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8793">
            <text:p>0.028793</text:p>
          </table:table-cell>
          <table:table-cell office:value-type="float" office:value="0.12528">
            <text:p>0.1252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806">
            <text:p>0.026806</text:p>
          </table:table-cell>
          <table:table-cell office:value-type="float" office:value="0.11492">
            <text:p>0.1149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8612">
            <text:p>0.028612</text:p>
          </table:table-cell>
          <table:table-cell office:value-type="float" office:value="0.12196">
            <text:p>0.1219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594">
            <text:p>0.026594</text:p>
          </table:table-cell>
          <table:table-cell office:value-type="float" office:value="0.10271">
            <text:p>0.1027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9251">
            <text:p>0.029251</text:p>
          </table:table-cell>
          <table:table-cell office:value-type="float" office:value="0.12576">
            <text:p>0.1257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7184">
            <text:p>0.027184</text:p>
          </table:table-cell>
          <table:table-cell office:value-type="float" office:value="0.11613">
            <text:p>0.1161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975">
            <text:p>0.026975</text:p>
          </table:table-cell>
          <table:table-cell office:value-type="float" office:value="0.11542">
            <text:p>0.1154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752">
            <text:p>0.026752</text:p>
          </table:table-cell>
          <table:table-cell office:value-type="float" office:value="0.094641">
            <text:p>0.09464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132">
            <text:p>0.026132</text:p>
          </table:table-cell>
          <table:table-cell office:value-type="float" office:value="0.1082">
            <text:p>0.108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7195">
            <text:p>0.027195</text:p>
          </table:table-cell>
          <table:table-cell office:value-type="float" office:value="0.10344">
            <text:p>0.1034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8688">
            <text:p>0.028688</text:p>
          </table:table-cell>
          <table:table-cell office:value-type="float" office:value="0.10602">
            <text:p>0.1060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5763">
            <text:p>0.025763</text:p>
          </table:table-cell>
          <table:table-cell office:value-type="float" office:value="0.10272">
            <text:p>0.1027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7124">
            <text:p>0.027124</text:p>
          </table:table-cell>
          <table:table-cell office:value-type="float" office:value="0.092553">
            <text:p>0.09255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5712">
            <text:p>0.025712</text:p>
          </table:table-cell>
          <table:table-cell office:value-type="float" office:value="0.10981">
            <text:p>0.1098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8225">
            <text:p>0.028225</text:p>
          </table:table-cell>
          <table:table-cell office:value-type="float" office:value="0.11438">
            <text:p>0.1143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7634">
            <text:p>0.027634</text:p>
          </table:table-cell>
          <table:table-cell office:value-type="float" office:value="0.10713">
            <text:p>0.1071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5145">
            <text:p>0.025145</text:p>
          </table:table-cell>
          <table:table-cell office:value-type="float" office:value="0.09995">
            <text:p>0.0999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6079">
            <text:p>0.026079</text:p>
          </table:table-cell>
          <table:table-cell office:value-type="float" office:value="0.093952">
            <text:p>0.09395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8001">
            <text:p>0.028001</text:p>
          </table:table-cell>
          <table:table-cell office:value-type="float" office:value="0.13276">
            <text:p>0.1327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9007">
            <text:p>0.029007</text:p>
          </table:table-cell>
          <table:table-cell office:value-type="float" office:value="0.091943">
            <text:p>0.09194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9037">
            <text:p>0.029037</text:p>
          </table:table-cell>
          <table:table-cell office:value-type="float" office:value="0.096483">
            <text:p>0.09648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6689">
            <text:p>0.026689</text:p>
          </table:table-cell>
          <table:table-cell office:value-type="float" office:value="0.17207">
            <text:p>0.17207</text:p>
          </table:table-cell>
          <table:table-cell table:formula="of:=MEDIAN([.B204:.B253])" office:value-type="float" office:value="0.028459">
            <text:p>0.028459</text:p>
          </table:table-cell>
          <table:table-cell table:formula="of:=MEDIAN([.C204:.C253])" office:value-type="float" office:value="0.12142">
            <text:p>0.1214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819">
            <text:p>0.028819</text:p>
          </table:table-cell>
          <table:table-cell office:value-type="float" office:value="0.11584">
            <text:p>0.1158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1731">
            <text:p>0.031731</text:p>
          </table:table-cell>
          <table:table-cell office:value-type="float" office:value="0.1101">
            <text:p>0.110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9359">
            <text:p>0.029359</text:p>
          </table:table-cell>
          <table:table-cell office:value-type="float" office:value="0.10033">
            <text:p>0.1003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9823">
            <text:p>0.029823</text:p>
          </table:table-cell>
          <table:table-cell office:value-type="float" office:value="0.14371">
            <text:p>0.1437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9071">
            <text:p>0.029071</text:p>
          </table:table-cell>
          <table:table-cell office:value-type="float" office:value="0.117">
            <text:p>0.11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269">
            <text:p>0.027269</text:p>
          </table:table-cell>
          <table:table-cell office:value-type="float" office:value="0.12433">
            <text:p>0.1243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7">
            <text:p>0.0287</text:p>
          </table:table-cell>
          <table:table-cell office:value-type="float" office:value="0.11246">
            <text:p>0.1124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121">
            <text:p>0.028121</text:p>
          </table:table-cell>
          <table:table-cell office:value-type="float" office:value="0.1259">
            <text:p>0.125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885">
            <text:p>0.027885</text:p>
          </table:table-cell>
          <table:table-cell office:value-type="float" office:value="0.11558">
            <text:p>0.1155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042">
            <text:p>0.028042</text:p>
          </table:table-cell>
          <table:table-cell office:value-type="float" office:value="0.10761">
            <text:p>0.1076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0219">
            <text:p>0.030219</text:p>
          </table:table-cell>
          <table:table-cell office:value-type="float" office:value="0.12243">
            <text:p>0.1224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005">
            <text:p>0.027005</text:p>
          </table:table-cell>
          <table:table-cell office:value-type="float" office:value="0.13307">
            <text:p>0.1330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6966">
            <text:p>0.026966</text:p>
          </table:table-cell>
          <table:table-cell office:value-type="float" office:value="0.12077">
            <text:p>0.1207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0134">
            <text:p>0.030134</text:p>
          </table:table-cell>
          <table:table-cell office:value-type="float" office:value="0.1248">
            <text:p>0.124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0519">
            <text:p>0.030519</text:p>
          </table:table-cell>
          <table:table-cell office:value-type="float" office:value="0.1483">
            <text:p>0.148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494">
            <text:p>0.028494</text:p>
          </table:table-cell>
          <table:table-cell office:value-type="float" office:value="0.11493">
            <text:p>0.1149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883">
            <text:p>0.028883</text:p>
          </table:table-cell>
          <table:table-cell office:value-type="float" office:value="0.11814">
            <text:p>0.1181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993">
            <text:p>0.027993</text:p>
          </table:table-cell>
          <table:table-cell office:value-type="float" office:value="0.13128">
            <text:p>0.1312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248">
            <text:p>0.027248</text:p>
          </table:table-cell>
          <table:table-cell office:value-type="float" office:value="0.12313">
            <text:p>0.1231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307">
            <text:p>0.027307</text:p>
          </table:table-cell>
          <table:table-cell office:value-type="float" office:value="0.11113">
            <text:p>0.1111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628">
            <text:p>0.028628</text:p>
          </table:table-cell>
          <table:table-cell office:value-type="float" office:value="0.10522">
            <text:p>0.1052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169">
            <text:p>0.027169</text:p>
          </table:table-cell>
          <table:table-cell office:value-type="float" office:value="0.12207">
            <text:p>0.1220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9761">
            <text:p>0.029761</text:p>
          </table:table-cell>
          <table:table-cell office:value-type="float" office:value="0.099554">
            <text:p>0.09955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74">
            <text:p>0.02874</text:p>
          </table:table-cell>
          <table:table-cell office:value-type="float" office:value="0.11448">
            <text:p>0.1144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2668">
            <text:p>0.032668</text:p>
          </table:table-cell>
          <table:table-cell office:value-type="float" office:value="0.13359">
            <text:p>0.1335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068">
            <text:p>0.028068</text:p>
          </table:table-cell>
          <table:table-cell office:value-type="float" office:value="0.12265">
            <text:p>0.1226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981">
            <text:p>0.028981</text:p>
          </table:table-cell>
          <table:table-cell office:value-type="float" office:value="0.12031">
            <text:p>0.1203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6824">
            <text:p>0.026824</text:p>
          </table:table-cell>
          <table:table-cell office:value-type="float" office:value="0.11164">
            <text:p>0.1116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9044">
            <text:p>0.029044</text:p>
          </table:table-cell>
          <table:table-cell office:value-type="float" office:value="0.1452">
            <text:p>0.145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5726">
            <text:p>0.025726</text:p>
          </table:table-cell>
          <table:table-cell office:value-type="float" office:value="0.12475">
            <text:p>0.1247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0557">
            <text:p>0.030557</text:p>
          </table:table-cell>
          <table:table-cell office:value-type="float" office:value="0.13387">
            <text:p>0.1338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644">
            <text:p>0.027644</text:p>
          </table:table-cell>
          <table:table-cell office:value-type="float" office:value="0.10619">
            <text:p>0.1061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6412">
            <text:p>0.026412</text:p>
          </table:table-cell>
          <table:table-cell office:value-type="float" office:value="0.15143">
            <text:p>0.1514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124">
            <text:p>0.028124</text:p>
          </table:table-cell>
          <table:table-cell office:value-type="float" office:value="0.10421">
            <text:p>0.1042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6084">
            <text:p>0.026084</text:p>
          </table:table-cell>
          <table:table-cell office:value-type="float" office:value="0.13227">
            <text:p>0.1322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937">
            <text:p>0.027937</text:p>
          </table:table-cell>
          <table:table-cell office:value-type="float" office:value="0.11849">
            <text:p>0.1184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6387">
            <text:p>0.026387</text:p>
          </table:table-cell>
          <table:table-cell office:value-type="float" office:value="0.12886">
            <text:p>0.1288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0489">
            <text:p>0.030489</text:p>
          </table:table-cell>
          <table:table-cell office:value-type="float" office:value="0.11382">
            <text:p>0.1138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967">
            <text:p>0.028967</text:p>
          </table:table-cell>
          <table:table-cell office:value-type="float" office:value="0.11504">
            <text:p>0.1150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9257">
            <text:p>0.029257</text:p>
          </table:table-cell>
          <table:table-cell office:value-type="float" office:value="0.10581">
            <text:p>0.1058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679">
            <text:p>0.02679</text:p>
          </table:table-cell>
          <table:table-cell office:value-type="float" office:value="0.12336">
            <text:p>0.1233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6428">
            <text:p>0.026428</text:p>
          </table:table-cell>
          <table:table-cell office:value-type="float" office:value="0.12793">
            <text:p>0.1279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689">
            <text:p>0.028689</text:p>
          </table:table-cell>
          <table:table-cell office:value-type="float" office:value="0.11708">
            <text:p>0.1170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0399">
            <text:p>0.030399</text:p>
          </table:table-cell>
          <table:table-cell office:value-type="float" office:value="0.11302">
            <text:p>0.1130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0441">
            <text:p>0.030441</text:p>
          </table:table-cell>
          <table:table-cell office:value-type="float" office:value="0.13025">
            <text:p>0.1302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9014">
            <text:p>0.029014</text:p>
          </table:table-cell>
          <table:table-cell office:value-type="float" office:value="0.13498">
            <text:p>0.1349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424">
            <text:p>0.028424</text:p>
          </table:table-cell>
          <table:table-cell office:value-type="float" office:value="0.11174">
            <text:p>0.1117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188">
            <text:p>0.027188</text:p>
          </table:table-cell>
          <table:table-cell office:value-type="float" office:value="0.13696">
            <text:p>0.1369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7042">
            <text:p>0.027042</text:p>
          </table:table-cell>
          <table:table-cell office:value-type="float" office:value="0.1307">
            <text:p>0.130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0122">
            <text:p>0.030122</text:p>
          </table:table-cell>
          <table:table-cell office:value-type="float" office:value="0.11756">
            <text:p>0.11756</text:p>
          </table:table-cell>
          <table:table-cell table:formula="of:=MEDIAN([.B254:.B303])" office:value-type="float" office:value="0.0293905">
            <text:p>0.0293905</text:p>
          </table:table-cell>
          <table:table-cell table:formula="of:=MEDIAN([.C254:.C303])" office:value-type="float" office:value="0.132995">
            <text:p>0.13299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29">
            <text:p>0.02929</text:p>
          </table:table-cell>
          <table:table-cell office:value-type="float" office:value="0.13677">
            <text:p>0.1367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7296">
            <text:p>0.027296</text:p>
          </table:table-cell>
          <table:table-cell office:value-type="float" office:value="0.14533">
            <text:p>0.1453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0566">
            <text:p>0.030566</text:p>
          </table:table-cell>
          <table:table-cell office:value-type="float" office:value="0.13171">
            <text:p>0.131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8787">
            <text:p>0.028787</text:p>
          </table:table-cell>
          <table:table-cell office:value-type="float" office:value="0.15133">
            <text:p>0.1513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399">
            <text:p>0.029399</text:p>
          </table:table-cell>
          <table:table-cell office:value-type="float" office:value="0.15099">
            <text:p>0.1509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8442">
            <text:p>0.028442</text:p>
          </table:table-cell>
          <table:table-cell office:value-type="float" office:value="0.11822">
            <text:p>0.1182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1122">
            <text:p>0.031122</text:p>
          </table:table-cell>
          <table:table-cell office:value-type="float" office:value="0.096842">
            <text:p>0.09684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467">
            <text:p>0.029467</text:p>
          </table:table-cell>
          <table:table-cell office:value-type="float" office:value="0.12336">
            <text:p>0.1233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1632">
            <text:p>0.031632</text:p>
          </table:table-cell>
          <table:table-cell office:value-type="float" office:value="0.14918">
            <text:p>0.1491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8302">
            <text:p>0.028302</text:p>
          </table:table-cell>
          <table:table-cell office:value-type="float" office:value="0.12868">
            <text:p>0.1286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0559">
            <text:p>0.030559</text:p>
          </table:table-cell>
          <table:table-cell office:value-type="float" office:value="0.13048">
            <text:p>0.1304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5916">
            <text:p>0.025916</text:p>
          </table:table-cell>
          <table:table-cell office:value-type="float" office:value="0.12824">
            <text:p>0.128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287">
            <text:p>0.029287</text:p>
          </table:table-cell>
          <table:table-cell office:value-type="float" office:value="0.10827">
            <text:p>0.1082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6489">
            <text:p>0.026489</text:p>
          </table:table-cell>
          <table:table-cell office:value-type="float" office:value="0.12279">
            <text:p>0.1227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0033">
            <text:p>0.030033</text:p>
          </table:table-cell>
          <table:table-cell office:value-type="float" office:value="0.13203">
            <text:p>0.1320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6897">
            <text:p>0.026897</text:p>
          </table:table-cell>
          <table:table-cell office:value-type="float" office:value="0.12673">
            <text:p>0.1267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938">
            <text:p>0.029938</text:p>
          </table:table-cell>
          <table:table-cell office:value-type="float" office:value="0.15115">
            <text:p>0.1511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956">
            <text:p>0.029956</text:p>
          </table:table-cell>
          <table:table-cell office:value-type="float" office:value="0.14627">
            <text:p>0.1462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8592">
            <text:p>0.028592</text:p>
          </table:table-cell>
          <table:table-cell office:value-type="float" office:value="0.14586">
            <text:p>0.1458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484">
            <text:p>0.029484</text:p>
          </table:table-cell>
          <table:table-cell office:value-type="float" office:value="0.14675">
            <text:p>0.1467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8692">
            <text:p>0.028692</text:p>
          </table:table-cell>
          <table:table-cell office:value-type="float" office:value="0.13542">
            <text:p>0.1354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423">
            <text:p>0.029423</text:p>
          </table:table-cell>
          <table:table-cell office:value-type="float" office:value="0.12805">
            <text:p>0.1280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8793">
            <text:p>0.028793</text:p>
          </table:table-cell>
          <table:table-cell office:value-type="float" office:value="0.12389">
            <text:p>0.1238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0504">
            <text:p>0.030504</text:p>
          </table:table-cell>
          <table:table-cell office:value-type="float" office:value="0.11887">
            <text:p>0.1188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1686">
            <text:p>0.031686</text:p>
          </table:table-cell>
          <table:table-cell office:value-type="float" office:value="0.11683">
            <text:p>0.1168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182">
            <text:p>0.029182</text:p>
          </table:table-cell>
          <table:table-cell office:value-type="float" office:value="0.14537">
            <text:p>0.145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7964">
            <text:p>0.027964</text:p>
          </table:table-cell>
          <table:table-cell office:value-type="float" office:value="0.14971">
            <text:p>0.1497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297">
            <text:p>0.029297</text:p>
          </table:table-cell>
          <table:table-cell office:value-type="float" office:value="0.13788">
            <text:p>0.137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017">
            <text:p>0.029017</text:p>
          </table:table-cell>
          <table:table-cell office:value-type="float" office:value="0.13396">
            <text:p>0.1339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7915">
            <text:p>0.027915</text:p>
          </table:table-cell>
          <table:table-cell office:value-type="float" office:value="0.13893">
            <text:p>0.1389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0391">
            <text:p>0.030391</text:p>
          </table:table-cell>
          <table:table-cell office:value-type="float" office:value="0.13616">
            <text:p>0.136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7551">
            <text:p>0.027551</text:p>
          </table:table-cell>
          <table:table-cell office:value-type="float" office:value="0.13816">
            <text:p>0.1381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857">
            <text:p>0.029857</text:p>
          </table:table-cell>
          <table:table-cell office:value-type="float" office:value="0.14088">
            <text:p>0.1408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071">
            <text:p>0.029071</text:p>
          </table:table-cell>
          <table:table-cell office:value-type="float" office:value="0.12853">
            <text:p>0.1285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382">
            <text:p>0.029382</text:p>
          </table:table-cell>
          <table:table-cell office:value-type="float" office:value="0.11806">
            <text:p>0.1180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8347">
            <text:p>0.028347</text:p>
          </table:table-cell>
          <table:table-cell office:value-type="float" office:value="0.13034">
            <text:p>0.1303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1233">
            <text:p>0.031233</text:p>
          </table:table-cell>
          <table:table-cell office:value-type="float" office:value="0.1438">
            <text:p>0.14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336">
            <text:p>0.029336</text:p>
          </table:table-cell>
          <table:table-cell office:value-type="float" office:value="0.11927">
            <text:p>0.1192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2457">
            <text:p>0.032457</text:p>
          </table:table-cell>
          <table:table-cell office:value-type="float" office:value="0.14091">
            <text:p>0.1409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8302">
            <text:p>0.028302</text:p>
          </table:table-cell>
          <table:table-cell office:value-type="float" office:value="0.12246">
            <text:p>0.1224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961">
            <text:p>0.029961</text:p>
          </table:table-cell>
          <table:table-cell office:value-type="float" office:value="0.15447">
            <text:p>0.1544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0646">
            <text:p>0.030646</text:p>
          </table:table-cell>
          <table:table-cell office:value-type="float" office:value="0.1513">
            <text:p>0.151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7428">
            <text:p>0.027428</text:p>
          </table:table-cell>
          <table:table-cell office:value-type="float" office:value="0.12285">
            <text:p>0.1228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8308">
            <text:p>0.028308</text:p>
          </table:table-cell>
          <table:table-cell office:value-type="float" office:value="0.11485">
            <text:p>0.1148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0248">
            <text:p>0.030248</text:p>
          </table:table-cell>
          <table:table-cell office:value-type="float" office:value="0.12483">
            <text:p>0.1248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569">
            <text:p>0.029569</text:p>
          </table:table-cell>
          <table:table-cell office:value-type="float" office:value="0.13933">
            <text:p>0.1393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9596">
            <text:p>0.029596</text:p>
          </table:table-cell>
          <table:table-cell office:value-type="float" office:value="0.14726">
            <text:p>0.1472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0439">
            <text:p>0.030439</text:p>
          </table:table-cell>
          <table:table-cell office:value-type="float" office:value="0.13643">
            <text:p>0.1364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30957">
            <text:p>0.030957</text:p>
          </table:table-cell>
          <table:table-cell office:value-type="float" office:value="0.12945">
            <text:p>0.1294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581">
            <text:p>0.030581</text:p>
          </table:table-cell>
          <table:table-cell office:value-type="float" office:value="0.12739">
            <text:p>0.12739</text:p>
          </table:table-cell>
          <table:table-cell table:formula="of:=MEDIAN([.B304:.B353])" office:value-type="float" office:value="0.030368">
            <text:p>0.030368</text:p>
          </table:table-cell>
          <table:table-cell table:formula="of:=MEDIAN([.C304:.C353])" office:value-type="float" office:value="0.145535">
            <text:p>0.14553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296">
            <text:p>0.031296</text:p>
          </table:table-cell>
          <table:table-cell office:value-type="float" office:value="0.15897">
            <text:p>0.1589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504">
            <text:p>0.028504</text:p>
          </table:table-cell>
          <table:table-cell office:value-type="float" office:value="0.16817">
            <text:p>0.1681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413">
            <text:p>0.028413</text:p>
          </table:table-cell>
          <table:table-cell office:value-type="float" office:value="0.13144">
            <text:p>0.1314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7319">
            <text:p>0.027319</text:p>
          </table:table-cell>
          <table:table-cell office:value-type="float" office:value="0.13444">
            <text:p>0.1344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2962">
            <text:p>0.032962</text:p>
          </table:table-cell>
          <table:table-cell office:value-type="float" office:value="0.14591">
            <text:p>0.1459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789">
            <text:p>0.031789</text:p>
          </table:table-cell>
          <table:table-cell office:value-type="float" office:value="0.1237">
            <text:p>0.123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786">
            <text:p>0.028786</text:p>
          </table:table-cell>
          <table:table-cell office:value-type="float" office:value="0.16082">
            <text:p>0.1608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9381">
            <text:p>0.029381</text:p>
          </table:table-cell>
          <table:table-cell office:value-type="float" office:value="0.14361">
            <text:p>0.1436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9154">
            <text:p>0.029154</text:p>
          </table:table-cell>
          <table:table-cell office:value-type="float" office:value="0.14619">
            <text:p>0.1461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643">
            <text:p>0.030643</text:p>
          </table:table-cell>
          <table:table-cell office:value-type="float" office:value="0.12121">
            <text:p>0.1212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905">
            <text:p>0.028905</text:p>
          </table:table-cell>
          <table:table-cell office:value-type="float" office:value="0.13956">
            <text:p>0.1395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646">
            <text:p>0.031646</text:p>
          </table:table-cell>
          <table:table-cell office:value-type="float" office:value="0.13246">
            <text:p>0.1324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118">
            <text:p>0.028118</text:p>
          </table:table-cell>
          <table:table-cell office:value-type="float" office:value="0.17009">
            <text:p>0.1700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268">
            <text:p>0.031268</text:p>
          </table:table-cell>
          <table:table-cell office:value-type="float" office:value="0.14328">
            <text:p>0.1432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9113">
            <text:p>0.029113</text:p>
          </table:table-cell>
          <table:table-cell office:value-type="float" office:value="0.13671">
            <text:p>0.1367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304">
            <text:p>0.030304</text:p>
          </table:table-cell>
          <table:table-cell office:value-type="float" office:value="0.14427">
            <text:p>0.1442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743">
            <text:p>0.028743</text:p>
          </table:table-cell>
          <table:table-cell office:value-type="float" office:value="0.14792">
            <text:p>0.1479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9702">
            <text:p>0.029702</text:p>
          </table:table-cell>
          <table:table-cell office:value-type="float" office:value="0.14827">
            <text:p>0.1482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669">
            <text:p>0.030669</text:p>
          </table:table-cell>
          <table:table-cell office:value-type="float" office:value="0.13328">
            <text:p>0.1332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974">
            <text:p>0.028974</text:p>
          </table:table-cell>
          <table:table-cell office:value-type="float" office:value="0.13932">
            <text:p>0.1393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2454">
            <text:p>0.032454</text:p>
          </table:table-cell>
          <table:table-cell office:value-type="float" office:value="0.15438">
            <text:p>0.1543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3093">
            <text:p>0.033093</text:p>
          </table:table-cell>
          <table:table-cell office:value-type="float" office:value="0.15896">
            <text:p>0.1589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9278">
            <text:p>0.029278</text:p>
          </table:table-cell>
          <table:table-cell office:value-type="float" office:value="0.11491">
            <text:p>0.1149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484">
            <text:p>0.031484</text:p>
          </table:table-cell>
          <table:table-cell office:value-type="float" office:value="0.15134">
            <text:p>0.1513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542">
            <text:p>0.028542</text:p>
          </table:table-cell>
          <table:table-cell office:value-type="float" office:value="0.14516">
            <text:p>0.1451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028">
            <text:p>0.031028</text:p>
          </table:table-cell>
          <table:table-cell office:value-type="float" office:value="0.16153">
            <text:p>0.1615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854">
            <text:p>0.028854</text:p>
          </table:table-cell>
          <table:table-cell office:value-type="float" office:value="0.15414">
            <text:p>0.1541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675">
            <text:p>0.028675</text:p>
          </table:table-cell>
          <table:table-cell office:value-type="float" office:value="0.15621">
            <text:p>0.1562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9098">
            <text:p>0.029098</text:p>
          </table:table-cell>
          <table:table-cell office:value-type="float" office:value="0.16809">
            <text:p>0.1680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717">
            <text:p>0.031717</text:p>
          </table:table-cell>
          <table:table-cell office:value-type="float" office:value="0.15474">
            <text:p>0.1547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092">
            <text:p>0.031092</text:p>
          </table:table-cell>
          <table:table-cell office:value-type="float" office:value="0.15276">
            <text:p>0.1527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905">
            <text:p>0.030905</text:p>
          </table:table-cell>
          <table:table-cell office:value-type="float" office:value="0.17306">
            <text:p>0.1730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465">
            <text:p>0.031465</text:p>
          </table:table-cell>
          <table:table-cell office:value-type="float" office:value="0.17834">
            <text:p>0.1783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176">
            <text:p>0.031176</text:p>
          </table:table-cell>
          <table:table-cell office:value-type="float" office:value="0.15199">
            <text:p>0.1519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247">
            <text:p>0.030247</text:p>
          </table:table-cell>
          <table:table-cell office:value-type="float" office:value="0.14302">
            <text:p>0.1430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708">
            <text:p>0.030708</text:p>
          </table:table-cell>
          <table:table-cell office:value-type="float" office:value="0.15056">
            <text:p>0.1505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9808">
            <text:p>0.029808</text:p>
          </table:table-cell>
          <table:table-cell office:value-type="float" office:value="0.13033">
            <text:p>0.1303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432">
            <text:p>0.030432</text:p>
          </table:table-cell>
          <table:table-cell office:value-type="float" office:value="0.14154">
            <text:p>0.1415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056">
            <text:p>0.030056</text:p>
          </table:table-cell>
          <table:table-cell office:value-type="float" office:value="0.11932">
            <text:p>0.1193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216">
            <text:p>0.030216</text:p>
          </table:table-cell>
          <table:table-cell office:value-type="float" office:value="0.15723">
            <text:p>0.1572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">
            <text:p>0.028</text:p>
          </table:table-cell>
          <table:table-cell office:value-type="float" office:value="0.14837">
            <text:p>0.1483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849">
            <text:p>0.031849</text:p>
          </table:table-cell>
          <table:table-cell office:value-type="float" office:value="0.1237">
            <text:p>0.123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214">
            <text:p>0.031214</text:p>
          </table:table-cell>
          <table:table-cell office:value-type="float" office:value="0.14431">
            <text:p>0.1443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8559">
            <text:p>0.028559</text:p>
          </table:table-cell>
          <table:table-cell office:value-type="float" office:value="0.1434">
            <text:p>0.143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616">
            <text:p>0.030616</text:p>
          </table:table-cell>
          <table:table-cell office:value-type="float" office:value="0.15839">
            <text:p>0.1583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058">
            <text:p>0.03058</text:p>
          </table:table-cell>
          <table:table-cell office:value-type="float" office:value="0.15358">
            <text:p>0.1535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282">
            <text:p>0.03282</text:p>
          </table:table-cell>
          <table:table-cell office:value-type="float" office:value="0.12881">
            <text:p>0.1288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31219">
            <text:p>0.031219</text:p>
          </table:table-cell>
          <table:table-cell office:value-type="float" office:value="0.13713">
            <text:p>0.1371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9072">
            <text:p>0.029072</text:p>
          </table:table-cell>
          <table:table-cell office:value-type="float" office:value="0.12061">
            <text:p>0.1206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3408">
            <text:p>0.033408</text:p>
          </table:table-cell>
          <table:table-cell office:value-type="float" office:value="0.15193">
            <text:p>0.15193</text:p>
          </table:table-cell>
          <table:table-cell table:formula="of:=MEDIAN([.B354:.B403])" office:value-type="float" office:value="0.0308475">
            <text:p>0.0308475</text:p>
          </table:table-cell>
          <table:table-cell table:formula="of:=MEDIAN([.C354:.C403])" office:value-type="float" office:value="0.156795">
            <text:p>0.15679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643">
            <text:p>0.030643</text:p>
          </table:table-cell>
          <table:table-cell office:value-type="float" office:value="0.17621">
            <text:p>0.1762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843">
            <text:p>0.030843</text:p>
          </table:table-cell>
          <table:table-cell office:value-type="float" office:value="0.15297">
            <text:p>0.1529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484">
            <text:p>0.03484</text:p>
          </table:table-cell>
          <table:table-cell office:value-type="float" office:value="0.16142">
            <text:p>0.16142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2785">
            <text:p>0.032785</text:p>
          </table:table-cell>
          <table:table-cell office:value-type="float" office:value="0.16914">
            <text:p>0.1691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1028">
            <text:p>0.031028</text:p>
          </table:table-cell>
          <table:table-cell office:value-type="float" office:value="0.16764">
            <text:p>0.1676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2482">
            <text:p>0.032482</text:p>
          </table:table-cell>
          <table:table-cell office:value-type="float" office:value="0.1201">
            <text:p>0.120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1867">
            <text:p>0.031867</text:p>
          </table:table-cell>
          <table:table-cell office:value-type="float" office:value="0.13514">
            <text:p>0.1351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8074">
            <text:p>0.028074</text:p>
          </table:table-cell>
          <table:table-cell office:value-type="float" office:value="0.1654">
            <text:p>0.165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882">
            <text:p>0.02882</text:p>
          </table:table-cell>
          <table:table-cell office:value-type="float" office:value="0.18621">
            <text:p>0.1862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1502">
            <text:p>0.031502</text:p>
          </table:table-cell>
          <table:table-cell office:value-type="float" office:value="0.16547">
            <text:p>0.1654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2327">
            <text:p>0.032327</text:p>
          </table:table-cell>
          <table:table-cell office:value-type="float" office:value="0.14014">
            <text:p>0.1401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852">
            <text:p>0.030852</text:p>
          </table:table-cell>
          <table:table-cell office:value-type="float" office:value="0.1386">
            <text:p>0.1386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8509">
            <text:p>0.028509</text:p>
          </table:table-cell>
          <table:table-cell office:value-type="float" office:value="0.15502">
            <text:p>0.15502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8339">
            <text:p>0.028339</text:p>
          </table:table-cell>
          <table:table-cell office:value-type="float" office:value="0.16025">
            <text:p>0.1602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483">
            <text:p>0.03483</text:p>
          </table:table-cell>
          <table:table-cell office:value-type="float" office:value="0.13189">
            <text:p>0.1318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1412">
            <text:p>0.031412</text:p>
          </table:table-cell>
          <table:table-cell office:value-type="float" office:value="0.139">
            <text:p>0.13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2173">
            <text:p>0.032173</text:p>
          </table:table-cell>
          <table:table-cell office:value-type="float" office:value="0.18839">
            <text:p>0.1883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1668">
            <text:p>0.031668</text:p>
          </table:table-cell>
          <table:table-cell office:value-type="float" office:value="0.1541">
            <text:p>0.154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9626">
            <text:p>0.029626</text:p>
          </table:table-cell>
          <table:table-cell office:value-type="float" office:value="0.1664">
            <text:p>0.166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3073">
            <text:p>0.033073</text:p>
          </table:table-cell>
          <table:table-cell office:value-type="float" office:value="0.15562">
            <text:p>0.15562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9949">
            <text:p>0.029949</text:p>
          </table:table-cell>
          <table:table-cell office:value-type="float" office:value="0.15024">
            <text:p>0.1502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9519">
            <text:p>0.029519</text:p>
          </table:table-cell>
          <table:table-cell office:value-type="float" office:value="0.17191">
            <text:p>0.1719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26">
            <text:p>0.03026</text:p>
          </table:table-cell>
          <table:table-cell office:value-type="float" office:value="0.14938">
            <text:p>0.1493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1792">
            <text:p>0.031792</text:p>
          </table:table-cell>
          <table:table-cell office:value-type="float" office:value="0.14885">
            <text:p>0.1488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298">
            <text:p>0.030298</text:p>
          </table:table-cell>
          <table:table-cell office:value-type="float" office:value="0.15555">
            <text:p>0.1555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1271">
            <text:p>0.031271</text:p>
          </table:table-cell>
          <table:table-cell office:value-type="float" office:value="0.15441">
            <text:p>0.1544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9665">
            <text:p>0.029665</text:p>
          </table:table-cell>
          <table:table-cell office:value-type="float" office:value="0.18328">
            <text:p>0.1832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8302">
            <text:p>0.028302</text:p>
          </table:table-cell>
          <table:table-cell office:value-type="float" office:value="0.17216">
            <text:p>0.17216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912">
            <text:p>0.030912</text:p>
          </table:table-cell>
          <table:table-cell office:value-type="float" office:value="0.14943">
            <text:p>0.1494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3612">
            <text:p>0.033612</text:p>
          </table:table-cell>
          <table:table-cell office:value-type="float" office:value="0.14852">
            <text:p>0.14852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4764">
            <text:p>0.034764</text:p>
          </table:table-cell>
          <table:table-cell office:value-type="float" office:value="0.15328">
            <text:p>0.1532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1174">
            <text:p>0.031174</text:p>
          </table:table-cell>
          <table:table-cell office:value-type="float" office:value="0.18956">
            <text:p>0.18956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2009">
            <text:p>0.032009</text:p>
          </table:table-cell>
          <table:table-cell office:value-type="float" office:value="0.17333">
            <text:p>0.1733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9054">
            <text:p>0.029054</text:p>
          </table:table-cell>
          <table:table-cell office:value-type="float" office:value="0.14538">
            <text:p>0.1453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2374">
            <text:p>0.032374</text:p>
          </table:table-cell>
          <table:table-cell office:value-type="float" office:value="0.15143">
            <text:p>0.1514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809">
            <text:p>0.030809</text:p>
          </table:table-cell>
          <table:table-cell office:value-type="float" office:value="0.16433">
            <text:p>0.1643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464">
            <text:p>0.030464</text:p>
          </table:table-cell>
          <table:table-cell office:value-type="float" office:value="0.14165">
            <text:p>0.1416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986">
            <text:p>0.030986</text:p>
          </table:table-cell>
          <table:table-cell office:value-type="float" office:value="0.15979">
            <text:p>0.1597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3232">
            <text:p>0.033232</text:p>
          </table:table-cell>
          <table:table-cell office:value-type="float" office:value="0.15121">
            <text:p>0.1512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135">
            <text:p>0.030135</text:p>
          </table:table-cell>
          <table:table-cell office:value-type="float" office:value="0.15797">
            <text:p>0.1579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1486">
            <text:p>0.031486</text:p>
          </table:table-cell>
          <table:table-cell office:value-type="float" office:value="0.13525">
            <text:p>0.1352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7773">
            <text:p>0.027773</text:p>
          </table:table-cell>
          <table:table-cell office:value-type="float" office:value="0.17106">
            <text:p>0.17106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644">
            <text:p>0.030644</text:p>
          </table:table-cell>
          <table:table-cell office:value-type="float" office:value="0.16143">
            <text:p>0.1614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835">
            <text:p>0.030835</text:p>
          </table:table-cell>
          <table:table-cell office:value-type="float" office:value="0.1859">
            <text:p>0.185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752">
            <text:p>0.030752</text:p>
          </table:table-cell>
          <table:table-cell office:value-type="float" office:value="0.15802">
            <text:p>0.15802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8654">
            <text:p>0.028654</text:p>
          </table:table-cell>
          <table:table-cell office:value-type="float" office:value="0.183">
            <text:p>0.18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8175">
            <text:p>0.028175</text:p>
          </table:table-cell>
          <table:table-cell office:value-type="float" office:value="0.12343">
            <text:p>0.1234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0766">
            <text:p>0.030766</text:p>
          </table:table-cell>
          <table:table-cell office:value-type="float" office:value="0.16088">
            <text:p>0.1608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9454">
            <text:p>0.029454</text:p>
          </table:table-cell>
          <table:table-cell office:value-type="float" office:value="0.16336">
            <text:p>0.1633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205">
            <text:p>0.032205</text:p>
          </table:table-cell>
          <table:table-cell office:value-type="float" office:value="0.162">
            <text:p>0.162</text:p>
          </table:table-cell>
          <table:table-cell table:formula="of:=MEDIAN([.B404:.B453])" office:value-type="float" office:value="0.031993">
            <text:p>0.031993</text:p>
          </table:table-cell>
          <table:table-cell table:formula="of:=MEDIAN([.C404:.C453])" office:value-type="float" office:value="0.17725">
            <text:p>0.1772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004">
            <text:p>0.030004</text:p>
          </table:table-cell>
          <table:table-cell office:value-type="float" office:value="0.14933">
            <text:p>0.1493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29428">
            <text:p>0.029428</text:p>
          </table:table-cell>
          <table:table-cell office:value-type="float" office:value="0.17743">
            <text:p>0.1774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3005">
            <text:p>0.033005</text:p>
          </table:table-cell>
          <table:table-cell office:value-type="float" office:value="0.16386">
            <text:p>0.1638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155">
            <text:p>0.032155</text:p>
          </table:table-cell>
          <table:table-cell office:value-type="float" office:value="0.19313">
            <text:p>0.1931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123">
            <text:p>0.031123</text:p>
          </table:table-cell>
          <table:table-cell office:value-type="float" office:value="0.17713">
            <text:p>0.1771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183">
            <text:p>0.031183</text:p>
          </table:table-cell>
          <table:table-cell office:value-type="float" office:value="0.18044">
            <text:p>0.1804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073">
            <text:p>0.031073</text:p>
          </table:table-cell>
          <table:table-cell office:value-type="float" office:value="0.16964">
            <text:p>0.1696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3148">
            <text:p>0.033148</text:p>
          </table:table-cell>
          <table:table-cell office:value-type="float" office:value="0.18547">
            <text:p>0.18547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4386">
            <text:p>0.034386</text:p>
          </table:table-cell>
          <table:table-cell office:value-type="float" office:value="0.17477">
            <text:p>0.17477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221">
            <text:p>0.030221</text:p>
          </table:table-cell>
          <table:table-cell office:value-type="float" office:value="0.16543">
            <text:p>0.1654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29749">
            <text:p>0.029749</text:p>
          </table:table-cell>
          <table:table-cell office:value-type="float" office:value="0.15802">
            <text:p>0.1580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3584">
            <text:p>0.033584</text:p>
          </table:table-cell>
          <table:table-cell office:value-type="float" office:value="0.14801">
            <text:p>0.1480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4513">
            <text:p>0.034513</text:p>
          </table:table-cell>
          <table:table-cell office:value-type="float" office:value="0.17882">
            <text:p>0.1788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994">
            <text:p>0.031994</text:p>
          </table:table-cell>
          <table:table-cell office:value-type="float" office:value="0.17686">
            <text:p>0.1768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134">
            <text:p>0.032134</text:p>
          </table:table-cell>
          <table:table-cell office:value-type="float" office:value="0.1996">
            <text:p>0.199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682">
            <text:p>0.032682</text:p>
          </table:table-cell>
          <table:table-cell office:value-type="float" office:value="0.15218">
            <text:p>0.15218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4746">
            <text:p>0.034746</text:p>
          </table:table-cell>
          <table:table-cell office:value-type="float" office:value="0.18069">
            <text:p>0.1806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4325">
            <text:p>0.034325</text:p>
          </table:table-cell>
          <table:table-cell office:value-type="float" office:value="0.17766">
            <text:p>0.1776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4123">
            <text:p>0.034123</text:p>
          </table:table-cell>
          <table:table-cell office:value-type="float" office:value="0.18283">
            <text:p>0.1828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4454">
            <text:p>0.034454</text:p>
          </table:table-cell>
          <table:table-cell office:value-type="float" office:value="0.18144">
            <text:p>0.1814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952">
            <text:p>0.031952</text:p>
          </table:table-cell>
          <table:table-cell office:value-type="float" office:value="0.15733">
            <text:p>0.1573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4305">
            <text:p>0.034305</text:p>
          </table:table-cell>
          <table:table-cell office:value-type="float" office:value="0.1726">
            <text:p>0.172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938">
            <text:p>0.030938</text:p>
          </table:table-cell>
          <table:table-cell office:value-type="float" office:value="0.16839">
            <text:p>0.1683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123">
            <text:p>0.030123</text:p>
          </table:table-cell>
          <table:table-cell office:value-type="float" office:value="0.19004">
            <text:p>0.1900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158">
            <text:p>0.030158</text:p>
          </table:table-cell>
          <table:table-cell office:value-type="float" office:value="0.19382">
            <text:p>0.1938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846">
            <text:p>0.032846</text:p>
          </table:table-cell>
          <table:table-cell office:value-type="float" office:value="0.17737">
            <text:p>0.17737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119">
            <text:p>0.030119</text:p>
          </table:table-cell>
          <table:table-cell office:value-type="float" office:value="0.19042">
            <text:p>0.1904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2845">
            <text:p>0.02845</text:p>
          </table:table-cell>
          <table:table-cell office:value-type="float" office:value="0.17204">
            <text:p>0.1720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3764">
            <text:p>0.033764</text:p>
          </table:table-cell>
          <table:table-cell office:value-type="float" office:value="0.17819">
            <text:p>0.1781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388">
            <text:p>0.030388</text:p>
          </table:table-cell>
          <table:table-cell office:value-type="float" office:value="0.17384">
            <text:p>0.1738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552">
            <text:p>0.031552</text:p>
          </table:table-cell>
          <table:table-cell office:value-type="float" office:value="0.17932">
            <text:p>0.1793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312">
            <text:p>0.032312</text:p>
          </table:table-cell>
          <table:table-cell office:value-type="float" office:value="0.17033">
            <text:p>0.1703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296">
            <text:p>0.031296</text:p>
          </table:table-cell>
          <table:table-cell office:value-type="float" office:value="0.20043">
            <text:p>0.2004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354">
            <text:p>0.030354</text:p>
          </table:table-cell>
          <table:table-cell office:value-type="float" office:value="0.18065">
            <text:p>0.18065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718">
            <text:p>0.031718</text:p>
          </table:table-cell>
          <table:table-cell office:value-type="float" office:value="0.18827">
            <text:p>0.18827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5009">
            <text:p>0.035009</text:p>
          </table:table-cell>
          <table:table-cell office:value-type="float" office:value="0.18783">
            <text:p>0.1878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743">
            <text:p>0.032743</text:p>
          </table:table-cell>
          <table:table-cell office:value-type="float" office:value="0.15961">
            <text:p>0.1596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069">
            <text:p>0.030069</text:p>
          </table:table-cell>
          <table:table-cell office:value-type="float" office:value="0.18813">
            <text:p>0.1881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907">
            <text:p>0.032907</text:p>
          </table:table-cell>
          <table:table-cell office:value-type="float" office:value="0.16359">
            <text:p>0.1635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794">
            <text:p>0.030794</text:p>
          </table:table-cell>
          <table:table-cell office:value-type="float" office:value="0.15173">
            <text:p>0.1517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827">
            <text:p>0.031827</text:p>
          </table:table-cell>
          <table:table-cell office:value-type="float" office:value="0.19271">
            <text:p>0.1927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415">
            <text:p>0.031415</text:p>
          </table:table-cell>
          <table:table-cell office:value-type="float" office:value="0.18585">
            <text:p>0.18585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993">
            <text:p>0.030993</text:p>
          </table:table-cell>
          <table:table-cell office:value-type="float" office:value="0.16297">
            <text:p>0.16297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4388">
            <text:p>0.034388</text:p>
          </table:table-cell>
          <table:table-cell office:value-type="float" office:value="0.16714">
            <text:p>0.1671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0542">
            <text:p>0.030542</text:p>
          </table:table-cell>
          <table:table-cell office:value-type="float" office:value="0.20239">
            <text:p>0.2023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174">
            <text:p>0.032174</text:p>
          </table:table-cell>
          <table:table-cell office:value-type="float" office:value="0.17351">
            <text:p>0.1735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931">
            <text:p>0.032931</text:p>
          </table:table-cell>
          <table:table-cell office:value-type="float" office:value="0.17606">
            <text:p>0.1760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219">
            <text:p>0.03219</text:p>
          </table:table-cell>
          <table:table-cell office:value-type="float" office:value="0.13274">
            <text:p>0.1327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1992">
            <text:p>0.031992</text:p>
          </table:table-cell>
          <table:table-cell office:value-type="float" office:value="0.17918">
            <text:p>0.1791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0879">
            <text:p>0.030879</text:p>
          </table:table-cell>
          <table:table-cell office:value-type="float" office:value="0.17635">
            <text:p>0.17635</text:p>
          </table:table-cell>
          <table:table-cell table:formula="of:=MEDIAN([.B454:.B503])" office:value-type="float" office:value="0.033265">
            <text:p>0.033265</text:p>
          </table:table-cell>
          <table:table-cell table:formula="of:=MEDIAN([.C454:.C503])" office:value-type="float" office:value="0.1779">
            <text:p>0.1779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0728">
            <text:p>0.030728</text:p>
          </table:table-cell>
          <table:table-cell office:value-type="float" office:value="0.19213">
            <text:p>0.1921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516">
            <text:p>0.033516</text:p>
          </table:table-cell>
          <table:table-cell office:value-type="float" office:value="0.19008">
            <text:p>0.1900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308">
            <text:p>0.032308</text:p>
          </table:table-cell>
          <table:table-cell office:value-type="float" office:value="0.16448">
            <text:p>0.1644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29489">
            <text:p>0.029489</text:p>
          </table:table-cell>
          <table:table-cell office:value-type="float" office:value="0.19238">
            <text:p>0.1923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651">
            <text:p>0.034651</text:p>
          </table:table-cell>
          <table:table-cell office:value-type="float" office:value="0.18666">
            <text:p>0.1866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801">
            <text:p>0.032801</text:p>
          </table:table-cell>
          <table:table-cell office:value-type="float" office:value="0.19353">
            <text:p>0.1935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898">
            <text:p>0.032898</text:p>
          </table:table-cell>
          <table:table-cell office:value-type="float" office:value="0.17275">
            <text:p>0.1727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596">
            <text:p>0.033596</text:p>
          </table:table-cell>
          <table:table-cell office:value-type="float" office:value="0.16887">
            <text:p>0.1688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1771">
            <text:p>0.031771</text:p>
          </table:table-cell>
          <table:table-cell office:value-type="float" office:value="0.14813">
            <text:p>0.1481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766">
            <text:p>0.034766</text:p>
          </table:table-cell>
          <table:table-cell office:value-type="float" office:value="0.17022">
            <text:p>0.1702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588">
            <text:p>0.033588</text:p>
          </table:table-cell>
          <table:table-cell office:value-type="float" office:value="0.17737">
            <text:p>0.1773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0477">
            <text:p>0.030477</text:p>
          </table:table-cell>
          <table:table-cell office:value-type="float" office:value="0.17294">
            <text:p>0.1729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769">
            <text:p>0.033769</text:p>
          </table:table-cell>
          <table:table-cell office:value-type="float" office:value="0.21335">
            <text:p>0.2133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1559">
            <text:p>0.031559</text:p>
          </table:table-cell>
          <table:table-cell office:value-type="float" office:value="0.1903">
            <text:p>0.190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6894">
            <text:p>0.036894</text:p>
          </table:table-cell>
          <table:table-cell office:value-type="float" office:value="0.16267">
            <text:p>0.1626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8357">
            <text:p>0.038357</text:p>
          </table:table-cell>
          <table:table-cell office:value-type="float" office:value="0.17481">
            <text:p>0.1748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0285">
            <text:p>0.030285</text:p>
          </table:table-cell>
          <table:table-cell office:value-type="float" office:value="0.17428">
            <text:p>0.1742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337">
            <text:p>0.033337</text:p>
          </table:table-cell>
          <table:table-cell office:value-type="float" office:value="0.17326">
            <text:p>0.1732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1429">
            <text:p>0.031429</text:p>
          </table:table-cell>
          <table:table-cell office:value-type="float" office:value="0.18311">
            <text:p>0.1831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759">
            <text:p>0.033759</text:p>
          </table:table-cell>
          <table:table-cell office:value-type="float" office:value="0.17524">
            <text:p>0.1752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294">
            <text:p>0.032294</text:p>
          </table:table-cell>
          <table:table-cell office:value-type="float" office:value="0.17125">
            <text:p>0.1712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899">
            <text:p>0.032899</text:p>
          </table:table-cell>
          <table:table-cell office:value-type="float" office:value="0.20904">
            <text:p>0.2090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349">
            <text:p>0.034349</text:p>
          </table:table-cell>
          <table:table-cell office:value-type="float" office:value="0.18107">
            <text:p>0.1810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1801">
            <text:p>0.031801</text:p>
          </table:table-cell>
          <table:table-cell office:value-type="float" office:value="0.18749">
            <text:p>0.1874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1416">
            <text:p>0.031416</text:p>
          </table:table-cell>
          <table:table-cell office:value-type="float" office:value="0.18999">
            <text:p>0.1899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278">
            <text:p>0.033278</text:p>
          </table:table-cell>
          <table:table-cell office:value-type="float" office:value="0.15679">
            <text:p>0.1567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334">
            <text:p>0.033334</text:p>
          </table:table-cell>
          <table:table-cell office:value-type="float" office:value="0.18732">
            <text:p>0.1873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1408">
            <text:p>0.031408</text:p>
          </table:table-cell>
          <table:table-cell office:value-type="float" office:value="0.17597">
            <text:p>0.1759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6219">
            <text:p>0.036219</text:p>
          </table:table-cell>
          <table:table-cell office:value-type="float" office:value="0.18091">
            <text:p>0.1809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982">
            <text:p>0.033982</text:p>
          </table:table-cell>
          <table:table-cell office:value-type="float" office:value="0.16889">
            <text:p>0.1688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1745">
            <text:p>0.031745</text:p>
          </table:table-cell>
          <table:table-cell office:value-type="float" office:value="0.18654">
            <text:p>0.1865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131">
            <text:p>0.032131</text:p>
          </table:table-cell>
          <table:table-cell office:value-type="float" office:value="0.19678">
            <text:p>0.1967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252">
            <text:p>0.033252</text:p>
          </table:table-cell>
          <table:table-cell office:value-type="float" office:value="0.18414">
            <text:p>0.1841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139">
            <text:p>0.034139</text:p>
          </table:table-cell>
          <table:table-cell office:value-type="float" office:value="0.15854">
            <text:p>0.1585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5917">
            <text:p>0.035917</text:p>
          </table:table-cell>
          <table:table-cell office:value-type="float" office:value="0.18317">
            <text:p>0.1831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035">
            <text:p>0.034035</text:p>
          </table:table-cell>
          <table:table-cell office:value-type="float" office:value="0.17773">
            <text:p>0.1777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664">
            <text:p>0.034664</text:p>
          </table:table-cell>
          <table:table-cell office:value-type="float" office:value="0.17137">
            <text:p>0.1713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1212">
            <text:p>0.031212</text:p>
          </table:table-cell>
          <table:table-cell office:value-type="float" office:value="0.17468">
            <text:p>0.1746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102">
            <text:p>0.032102</text:p>
          </table:table-cell>
          <table:table-cell office:value-type="float" office:value="0.17912">
            <text:p>0.1791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719">
            <text:p>0.034719</text:p>
          </table:table-cell>
          <table:table-cell office:value-type="float" office:value="0.16858">
            <text:p>0.1685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3739">
            <text:p>0.033739</text:p>
          </table:table-cell>
          <table:table-cell office:value-type="float" office:value="0.18674">
            <text:p>0.1867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649">
            <text:p>0.034649</text:p>
          </table:table-cell>
          <table:table-cell office:value-type="float" office:value="0.17807">
            <text:p>0.1780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843">
            <text:p>0.032843</text:p>
          </table:table-cell>
          <table:table-cell office:value-type="float" office:value="0.19746">
            <text:p>0.1974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481">
            <text:p>0.034481</text:p>
          </table:table-cell>
          <table:table-cell office:value-type="float" office:value="0.18631">
            <text:p>0.1863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6822">
            <text:p>0.036822</text:p>
          </table:table-cell>
          <table:table-cell office:value-type="float" office:value="0.16503">
            <text:p>0.1650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311">
            <text:p>0.032311</text:p>
          </table:table-cell>
          <table:table-cell office:value-type="float" office:value="0.1748">
            <text:p>0.174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1444">
            <text:p>0.031444</text:p>
          </table:table-cell>
          <table:table-cell office:value-type="float" office:value="0.19873">
            <text:p>0.1987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2509">
            <text:p>0.032509</text:p>
          </table:table-cell>
          <table:table-cell office:value-type="float" office:value="0.16258">
            <text:p>0.1625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5816">
            <text:p>0.035816</text:p>
          </table:table-cell>
          <table:table-cell office:value-type="float" office:value="0.18447">
            <text:p>0.18447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6837">
            <text:p>0.036837</text:p>
          </table:table-cell>
          <table:table-cell office:value-type="float" office:value="0.17632">
            <text:p>0.17632</text:p>
          </table:table-cell>
          <table:table-cell table:formula="of:=MEDIAN([.B504:.B553])" office:value-type="float" office:value="0.034221">
            <text:p>0.034221</text:p>
          </table:table-cell>
          <table:table-cell table:formula="of:=MEDIAN([.C504:.C553])" office:value-type="float" office:value="0.18658">
            <text:p>0.18658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2242">
            <text:p>0.032242</text:p>
          </table:table-cell>
          <table:table-cell office:value-type="float" office:value="0.24609">
            <text:p>0.246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429">
            <text:p>0.03429</text:p>
          </table:table-cell>
          <table:table-cell office:value-type="float" office:value="0.2073">
            <text:p>0.2073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998">
            <text:p>0.035998</text:p>
          </table:table-cell>
          <table:table-cell office:value-type="float" office:value="0.18598">
            <text:p>0.18598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7094">
            <text:p>0.037094</text:p>
          </table:table-cell>
          <table:table-cell office:value-type="float" office:value="0.19389">
            <text:p>0.1938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2618">
            <text:p>0.032618</text:p>
          </table:table-cell>
          <table:table-cell office:value-type="float" office:value="0.2079">
            <text:p>0.207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095">
            <text:p>0.035095</text:p>
          </table:table-cell>
          <table:table-cell office:value-type="float" office:value="0.17657">
            <text:p>0.17657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4001">
            <text:p>0.034001</text:p>
          </table:table-cell>
          <table:table-cell office:value-type="float" office:value="0.17662">
            <text:p>0.17662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8674">
            <text:p>0.038674</text:p>
          </table:table-cell>
          <table:table-cell office:value-type="float" office:value="0.20345">
            <text:p>0.20345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197">
            <text:p>0.035197</text:p>
          </table:table-cell>
          <table:table-cell office:value-type="float" office:value="0.19591">
            <text:p>0.1959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828">
            <text:p>0.033828</text:p>
          </table:table-cell>
          <table:table-cell office:value-type="float" office:value="0.19897">
            <text:p>0.19897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2653">
            <text:p>0.032653</text:p>
          </table:table-cell>
          <table:table-cell office:value-type="float" office:value="0.20312">
            <text:p>0.20312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1836">
            <text:p>0.031836</text:p>
          </table:table-cell>
          <table:table-cell office:value-type="float" office:value="0.15507">
            <text:p>0.15507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2792">
            <text:p>0.032792</text:p>
          </table:table-cell>
          <table:table-cell office:value-type="float" office:value="0.19851">
            <text:p>0.1985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9221">
            <text:p>0.039221</text:p>
          </table:table-cell>
          <table:table-cell office:value-type="float" office:value="0.19765">
            <text:p>0.19765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2867">
            <text:p>0.032867</text:p>
          </table:table-cell>
          <table:table-cell office:value-type="float" office:value="0.18691">
            <text:p>0.1869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806">
            <text:p>0.035806</text:p>
          </table:table-cell>
          <table:table-cell office:value-type="float" office:value="0.18906">
            <text:p>0.18906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339">
            <text:p>0.033339</text:p>
          </table:table-cell>
          <table:table-cell office:value-type="float" office:value="0.17755">
            <text:p>0.17755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046">
            <text:p>0.033046</text:p>
          </table:table-cell>
          <table:table-cell office:value-type="float" office:value="0.213">
            <text:p>0.213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6232">
            <text:p>0.036232</text:p>
          </table:table-cell>
          <table:table-cell office:value-type="float" office:value="0.19783">
            <text:p>0.19783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4115">
            <text:p>0.034115</text:p>
          </table:table-cell>
          <table:table-cell office:value-type="float" office:value="0.21294">
            <text:p>0.21294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069">
            <text:p>0.033069</text:p>
          </table:table-cell>
          <table:table-cell office:value-type="float" office:value="0.18211">
            <text:p>0.1821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076">
            <text:p>0.035076</text:p>
          </table:table-cell>
          <table:table-cell office:value-type="float" office:value="0.18625">
            <text:p>0.18625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888">
            <text:p>0.033888</text:p>
          </table:table-cell>
          <table:table-cell office:value-type="float" office:value="0.18461">
            <text:p>0.1846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4245">
            <text:p>0.034245</text:p>
          </table:table-cell>
          <table:table-cell office:value-type="float" office:value="0.17797">
            <text:p>0.17797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4497">
            <text:p>0.034497</text:p>
          </table:table-cell>
          <table:table-cell office:value-type="float" office:value="0.20575">
            <text:p>0.20575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7413">
            <text:p>0.037413</text:p>
          </table:table-cell>
          <table:table-cell office:value-type="float" office:value="0.17541">
            <text:p>0.175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281">
            <text:p>0.035281</text:p>
          </table:table-cell>
          <table:table-cell office:value-type="float" office:value="0.18154">
            <text:p>0.18154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943">
            <text:p>0.033943</text:p>
          </table:table-cell>
          <table:table-cell office:value-type="float" office:value="0.17189">
            <text:p>0.1718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178">
            <text:p>0.033178</text:p>
          </table:table-cell>
          <table:table-cell office:value-type="float" office:value="0.199">
            <text:p>0.19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078">
            <text:p>0.035078</text:p>
          </table:table-cell>
          <table:table-cell office:value-type="float" office:value="0.17102">
            <text:p>0.17102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009">
            <text:p>0.033009</text:p>
          </table:table-cell>
          <table:table-cell office:value-type="float" office:value="0.22182">
            <text:p>0.22182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026">
            <text:p>0.035026</text:p>
          </table:table-cell>
          <table:table-cell office:value-type="float" office:value="0.17962">
            <text:p>0.17962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2595">
            <text:p>0.032595</text:p>
          </table:table-cell>
          <table:table-cell office:value-type="float" office:value="0.20204">
            <text:p>0.20204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6633">
            <text:p>0.036633</text:p>
          </table:table-cell>
          <table:table-cell office:value-type="float" office:value="0.19162">
            <text:p>0.19162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4197">
            <text:p>0.034197</text:p>
          </table:table-cell>
          <table:table-cell office:value-type="float" office:value="0.17486">
            <text:p>0.17486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28822">
            <text:p>0.028822</text:p>
          </table:table-cell>
          <table:table-cell office:value-type="float" office:value="0.18793">
            <text:p>0.18793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748">
            <text:p>0.035748</text:p>
          </table:table-cell>
          <table:table-cell office:value-type="float" office:value="0.23096">
            <text:p>0.23096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27">
            <text:p>0.03527</text:p>
          </table:table-cell>
          <table:table-cell office:value-type="float" office:value="0.18182">
            <text:p>0.18182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2818">
            <text:p>0.032818</text:p>
          </table:table-cell>
          <table:table-cell office:value-type="float" office:value="0.18289">
            <text:p>0.1828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2241">
            <text:p>0.032241</text:p>
          </table:table-cell>
          <table:table-cell office:value-type="float" office:value="0.18579">
            <text:p>0.1857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061">
            <text:p>0.035061</text:p>
          </table:table-cell>
          <table:table-cell office:value-type="float" office:value="0.17244">
            <text:p>0.17244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394">
            <text:p>0.035394</text:p>
          </table:table-cell>
          <table:table-cell office:value-type="float" office:value="0.18111">
            <text:p>0.1811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823">
            <text:p>0.035823</text:p>
          </table:table-cell>
          <table:table-cell office:value-type="float" office:value="0.18275">
            <text:p>0.18275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6045">
            <text:p>0.036045</text:p>
          </table:table-cell>
          <table:table-cell office:value-type="float" office:value="0.20064">
            <text:p>0.20064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558">
            <text:p>0.033558</text:p>
          </table:table-cell>
          <table:table-cell office:value-type="float" office:value="0.19743">
            <text:p>0.19743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896">
            <text:p>0.033896</text:p>
          </table:table-cell>
          <table:table-cell office:value-type="float" office:value="0.20016">
            <text:p>0.20016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2028">
            <text:p>0.032028</text:p>
          </table:table-cell>
          <table:table-cell office:value-type="float" office:value="0.16057">
            <text:p>0.16057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6406">
            <text:p>0.036406</text:p>
          </table:table-cell>
          <table:table-cell office:value-type="float" office:value="0.18225">
            <text:p>0.18225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2732">
            <text:p>0.032732</text:p>
          </table:table-cell>
          <table:table-cell office:value-type="float" office:value="0.18027">
            <text:p>0.18027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751">
            <text:p>0.03751</text:p>
          </table:table-cell>
          <table:table-cell office:value-type="float" office:value="0.20745">
            <text:p>0.20745</text:p>
          </table:table-cell>
          <table:table-cell table:formula="of:=MEDIAN([.B554:.B603])" office:value-type="float" office:value="0.035712">
            <text:p>0.035712</text:p>
          </table:table-cell>
          <table:table-cell table:formula="of:=MEDIAN([.C554:.C603])" office:value-type="float" office:value="0.205615">
            <text:p>0.205615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6367">
            <text:p>0.036367</text:p>
          </table:table-cell>
          <table:table-cell office:value-type="float" office:value="0.23479">
            <text:p>0.2347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2123">
            <text:p>0.032123</text:p>
          </table:table-cell>
          <table:table-cell office:value-type="float" office:value="0.2122">
            <text:p>0.212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3906">
            <text:p>0.033906</text:p>
          </table:table-cell>
          <table:table-cell office:value-type="float" office:value="0.19647">
            <text:p>0.19647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4633">
            <text:p>0.034633</text:p>
          </table:table-cell>
          <table:table-cell office:value-type="float" office:value="0.22069">
            <text:p>0.2206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4157">
            <text:p>0.034157</text:p>
          </table:table-cell>
          <table:table-cell office:value-type="float" office:value="0.18598">
            <text:p>0.1859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2938">
            <text:p>0.032938</text:p>
          </table:table-cell>
          <table:table-cell office:value-type="float" office:value="0.21538">
            <text:p>0.2153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9647">
            <text:p>0.039647</text:p>
          </table:table-cell>
          <table:table-cell office:value-type="float" office:value="0.17835">
            <text:p>0.1783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6908">
            <text:p>0.036908</text:p>
          </table:table-cell>
          <table:table-cell office:value-type="float" office:value="0.18855">
            <text:p>0.1885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04">
            <text:p>0.03504</text:p>
          </table:table-cell>
          <table:table-cell office:value-type="float" office:value="0.20815">
            <text:p>0.2081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7703">
            <text:p>0.037703</text:p>
          </table:table-cell>
          <table:table-cell office:value-type="float" office:value="0.22135">
            <text:p>0.2213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4417">
            <text:p>0.034417</text:p>
          </table:table-cell>
          <table:table-cell office:value-type="float" office:value="0.20467">
            <text:p>0.20467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702">
            <text:p>0.03702</text:p>
          </table:table-cell>
          <table:table-cell office:value-type="float" office:value="0.16485">
            <text:p>0.1648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4419">
            <text:p>0.034419</text:p>
          </table:table-cell>
          <table:table-cell office:value-type="float" office:value="0.18944">
            <text:p>0.1894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4014">
            <text:p>0.034014</text:p>
          </table:table-cell>
          <table:table-cell office:value-type="float" office:value="0.18732">
            <text:p>0.1873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4325">
            <text:p>0.034325</text:p>
          </table:table-cell>
          <table:table-cell office:value-type="float" office:value="0.19287">
            <text:p>0.19287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7946">
            <text:p>0.037946</text:p>
          </table:table-cell>
          <table:table-cell office:value-type="float" office:value="0.21818">
            <text:p>0.2181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9406">
            <text:p>0.039406</text:p>
          </table:table-cell>
          <table:table-cell office:value-type="float" office:value="0.19815">
            <text:p>0.1981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6931">
            <text:p>0.036931</text:p>
          </table:table-cell>
          <table:table-cell office:value-type="float" office:value="0.21311">
            <text:p>0.2131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0464">
            <text:p>0.030464</text:p>
          </table:table-cell>
          <table:table-cell office:value-type="float" office:value="0.21474">
            <text:p>0.2147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566">
            <text:p>0.035566</text:p>
          </table:table-cell>
          <table:table-cell office:value-type="float" office:value="0.19187">
            <text:p>0.19187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2924">
            <text:p>0.032924</text:p>
          </table:table-cell>
          <table:table-cell office:value-type="float" office:value="0.19344">
            <text:p>0.1934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7427">
            <text:p>0.037427</text:p>
          </table:table-cell>
          <table:table-cell office:value-type="float" office:value="0.16968">
            <text:p>0.1696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2868">
            <text:p>0.032868</text:p>
          </table:table-cell>
          <table:table-cell office:value-type="float" office:value="0.20656">
            <text:p>0.20656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8063">
            <text:p>0.038063</text:p>
          </table:table-cell>
          <table:table-cell office:value-type="float" office:value="0.19499">
            <text:p>0.1949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616">
            <text:p>0.03616</text:p>
          </table:table-cell>
          <table:table-cell office:value-type="float" office:value="0.19628">
            <text:p>0.1962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4853">
            <text:p>0.034853</text:p>
          </table:table-cell>
          <table:table-cell office:value-type="float" office:value="0.21937">
            <text:p>0.21937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756">
            <text:p>0.03756</text:p>
          </table:table-cell>
          <table:table-cell office:value-type="float" office:value="0.21668">
            <text:p>0.2166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6938">
            <text:p>0.036938</text:p>
          </table:table-cell>
          <table:table-cell office:value-type="float" office:value="0.22312">
            <text:p>0.2231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857">
            <text:p>0.03857</text:p>
          </table:table-cell>
          <table:table-cell office:value-type="float" office:value="0.21209">
            <text:p>0.212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836">
            <text:p>0.03836</text:p>
          </table:table-cell>
          <table:table-cell office:value-type="float" office:value="0.2099">
            <text:p>0.209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3814">
            <text:p>0.033814</text:p>
          </table:table-cell>
          <table:table-cell office:value-type="float" office:value="0.22606">
            <text:p>0.22606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7612">
            <text:p>0.037612</text:p>
          </table:table-cell>
          <table:table-cell office:value-type="float" office:value="0.20068">
            <text:p>0.2006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7883">
            <text:p>0.037883</text:p>
          </table:table-cell>
          <table:table-cell office:value-type="float" office:value="0.20423">
            <text:p>0.20423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3727">
            <text:p>0.033727</text:p>
          </table:table-cell>
          <table:table-cell office:value-type="float" office:value="0.23174">
            <text:p>0.2317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8976">
            <text:p>0.038976</text:p>
          </table:table-cell>
          <table:table-cell office:value-type="float" office:value="0.19688">
            <text:p>0.1968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727">
            <text:p>0.035727</text:p>
          </table:table-cell>
          <table:table-cell office:value-type="float" office:value="0.19601">
            <text:p>0.1960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871">
            <text:p>0.035871</text:p>
          </table:table-cell>
          <table:table-cell office:value-type="float" office:value="0.17464">
            <text:p>0.1746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4972">
            <text:p>0.034972</text:p>
          </table:table-cell>
          <table:table-cell office:value-type="float" office:value="0.19685">
            <text:p>0.1968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8941">
            <text:p>0.038941</text:p>
          </table:table-cell>
          <table:table-cell office:value-type="float" office:value="0.24644">
            <text:p>0.2464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557">
            <text:p>0.035557</text:p>
          </table:table-cell>
          <table:table-cell office:value-type="float" office:value="0.22397">
            <text:p>0.22397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697">
            <text:p>0.035697</text:p>
          </table:table-cell>
          <table:table-cell office:value-type="float" office:value="0.17284">
            <text:p>0.1728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1745">
            <text:p>0.031745</text:p>
          </table:table-cell>
          <table:table-cell office:value-type="float" office:value="0.1895">
            <text:p>0.189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01">
            <text:p>0.03501</text:p>
          </table:table-cell>
          <table:table-cell office:value-type="float" office:value="0.21644">
            <text:p>0.2164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3108">
            <text:p>0.033108</text:p>
          </table:table-cell>
          <table:table-cell office:value-type="float" office:value="0.23299">
            <text:p>0.2329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099">
            <text:p>0.035099</text:p>
          </table:table-cell>
          <table:table-cell office:value-type="float" office:value="0.20428">
            <text:p>0.2042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4039">
            <text:p>0.034039</text:p>
          </table:table-cell>
          <table:table-cell office:value-type="float" office:value="0.20919">
            <text:p>0.2091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7773">
            <text:p>0.037773</text:p>
          </table:table-cell>
          <table:table-cell office:value-type="float" office:value="0.19019">
            <text:p>0.1901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41331">
            <text:p>0.041331</text:p>
          </table:table-cell>
          <table:table-cell office:value-type="float" office:value="0.208">
            <text:p>0.20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7892">
            <text:p>0.037892</text:p>
          </table:table-cell>
          <table:table-cell office:value-type="float" office:value="0.22877">
            <text:p>0.22877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9149">
            <text:p>0.039149</text:p>
          </table:table-cell>
          <table:table-cell office:value-type="float" office:value="0.22969">
            <text:p>0.22969</text:p>
          </table:table-cell>
          <table:table-cell table:formula="of:=MEDIAN([.B604:.B653])" office:value-type="float" office:value="0.0372375">
            <text:p>0.0372375</text:p>
          </table:table-cell>
          <table:table-cell table:formula="of:=MEDIAN([.C604:.C653])" office:value-type="float" office:value="0.2118">
            <text:p>0.2118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43343">
            <text:p>0.043343</text:p>
          </table:table-cell>
          <table:table-cell office:value-type="float" office:value="0.21844">
            <text:p>0.21844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8475">
            <text:p>0.038475</text:p>
          </table:table-cell>
          <table:table-cell office:value-type="float" office:value="0.18805">
            <text:p>0.18805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6469">
            <text:p>0.036469</text:p>
          </table:table-cell>
          <table:table-cell office:value-type="float" office:value="0.20286">
            <text:p>0.20286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8492">
            <text:p>0.038492</text:p>
          </table:table-cell>
          <table:table-cell office:value-type="float" office:value="0.21262">
            <text:p>0.21262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6348">
            <text:p>0.036348</text:p>
          </table:table-cell>
          <table:table-cell office:value-type="float" office:value="0.21098">
            <text:p>0.21098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7605">
            <text:p>0.037605</text:p>
          </table:table-cell>
          <table:table-cell office:value-type="float" office:value="0.22965">
            <text:p>0.22965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40933">
            <text:p>0.040933</text:p>
          </table:table-cell>
          <table:table-cell office:value-type="float" office:value="0.20611">
            <text:p>0.2061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7247">
            <text:p>0.037247</text:p>
          </table:table-cell>
          <table:table-cell office:value-type="float" office:value="0.19977">
            <text:p>0.19977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7118">
            <text:p>0.037118</text:p>
          </table:table-cell>
          <table:table-cell office:value-type="float" office:value="0.18833">
            <text:p>0.18833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6547">
            <text:p>0.036547</text:p>
          </table:table-cell>
          <table:table-cell office:value-type="float" office:value="0.2037">
            <text:p>0.2037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5336">
            <text:p>0.035336</text:p>
          </table:table-cell>
          <table:table-cell office:value-type="float" office:value="0.22271">
            <text:p>0.2227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6847">
            <text:p>0.036847</text:p>
          </table:table-cell>
          <table:table-cell office:value-type="float" office:value="0.23223">
            <text:p>0.23223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9377">
            <text:p>0.039377</text:p>
          </table:table-cell>
          <table:table-cell office:value-type="float" office:value="0.17071">
            <text:p>0.1707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7872">
            <text:p>0.037872</text:p>
          </table:table-cell>
          <table:table-cell office:value-type="float" office:value="0.22568">
            <text:p>0.22568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5986">
            <text:p>0.035986</text:p>
          </table:table-cell>
          <table:table-cell office:value-type="float" office:value="0.22018">
            <text:p>0.22018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6948">
            <text:p>0.036948</text:p>
          </table:table-cell>
          <table:table-cell office:value-type="float" office:value="0.23672">
            <text:p>0.23672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3847">
            <text:p>0.033847</text:p>
          </table:table-cell>
          <table:table-cell office:value-type="float" office:value="0.227">
            <text:p>0.227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5795">
            <text:p>0.035795</text:p>
          </table:table-cell>
          <table:table-cell office:value-type="float" office:value="0.21538">
            <text:p>0.21538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7977">
            <text:p>0.037977</text:p>
          </table:table-cell>
          <table:table-cell office:value-type="float" office:value="0.20284">
            <text:p>0.20284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7276">
            <text:p>0.037276</text:p>
          </table:table-cell>
          <table:table-cell office:value-type="float" office:value="0.22458">
            <text:p>0.22458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432">
            <text:p>0.03432</text:p>
          </table:table-cell>
          <table:table-cell office:value-type="float" office:value="0.209">
            <text:p>0.20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4498">
            <text:p>0.034498</text:p>
          </table:table-cell>
          <table:table-cell office:value-type="float" office:value="0.23516">
            <text:p>0.23516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42647">
            <text:p>0.042647</text:p>
          </table:table-cell>
          <table:table-cell office:value-type="float" office:value="0.20326">
            <text:p>0.20326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6117">
            <text:p>0.036117</text:p>
          </table:table-cell>
          <table:table-cell office:value-type="float" office:value="0.24074">
            <text:p>0.24074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8189">
            <text:p>0.038189</text:p>
          </table:table-cell>
          <table:table-cell office:value-type="float" office:value="0.20555">
            <text:p>0.20555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7267">
            <text:p>0.037267</text:p>
          </table:table-cell>
          <table:table-cell office:value-type="float" office:value="0.21064">
            <text:p>0.21064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4779">
            <text:p>0.034779</text:p>
          </table:table-cell>
          <table:table-cell office:value-type="float" office:value="0.23257">
            <text:p>0.23257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9914">
            <text:p>0.039914</text:p>
          </table:table-cell>
          <table:table-cell office:value-type="float" office:value="0.22298">
            <text:p>0.22298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9789">
            <text:p>0.039789</text:p>
          </table:table-cell>
          <table:table-cell office:value-type="float" office:value="0.18996">
            <text:p>0.18996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991">
            <text:p>0.03991</text:p>
          </table:table-cell>
          <table:table-cell office:value-type="float" office:value="0.18624">
            <text:p>0.18624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819">
            <text:p>0.03819</text:p>
          </table:table-cell>
          <table:table-cell office:value-type="float" office:value="0.19521">
            <text:p>0.1952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2052">
            <text:p>0.032052</text:p>
          </table:table-cell>
          <table:table-cell office:value-type="float" office:value="0.23862">
            <text:p>0.23862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6016">
            <text:p>0.036016</text:p>
          </table:table-cell>
          <table:table-cell office:value-type="float" office:value="0.22643">
            <text:p>0.22643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2287">
            <text:p>0.032287</text:p>
          </table:table-cell>
          <table:table-cell office:value-type="float" office:value="0.1939">
            <text:p>0.193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3123">
            <text:p>0.033123</text:p>
          </table:table-cell>
          <table:table-cell office:value-type="float" office:value="0.19566">
            <text:p>0.19566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3874">
            <text:p>0.033874</text:p>
          </table:table-cell>
          <table:table-cell office:value-type="float" office:value="0.19746">
            <text:p>0.19746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6384">
            <text:p>0.036384</text:p>
          </table:table-cell>
          <table:table-cell office:value-type="float" office:value="0.22784">
            <text:p>0.22784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44431">
            <text:p>0.044431</text:p>
          </table:table-cell>
          <table:table-cell office:value-type="float" office:value="0.2018">
            <text:p>0.2018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8144">
            <text:p>0.038144</text:p>
          </table:table-cell>
          <table:table-cell office:value-type="float" office:value="0.19608">
            <text:p>0.19608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9956">
            <text:p>0.039956</text:p>
          </table:table-cell>
          <table:table-cell office:value-type="float" office:value="0.22523">
            <text:p>0.22523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501">
            <text:p>0.03501</text:p>
          </table:table-cell>
          <table:table-cell office:value-type="float" office:value="0.20089">
            <text:p>0.2008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5961">
            <text:p>0.035961</text:p>
          </table:table-cell>
          <table:table-cell office:value-type="float" office:value="0.20088">
            <text:p>0.20088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8676">
            <text:p>0.038676</text:p>
          </table:table-cell>
          <table:table-cell office:value-type="float" office:value="0.22023">
            <text:p>0.22023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7228">
            <text:p>0.037228</text:p>
          </table:table-cell>
          <table:table-cell office:value-type="float" office:value="0.24541">
            <text:p>0.245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5488">
            <text:p>0.035488</text:p>
          </table:table-cell>
          <table:table-cell office:value-type="float" office:value="0.21067">
            <text:p>0.21067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9159">
            <text:p>0.039159</text:p>
          </table:table-cell>
          <table:table-cell office:value-type="float" office:value="0.22445">
            <text:p>0.22445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785">
            <text:p>0.03785</text:p>
          </table:table-cell>
          <table:table-cell office:value-type="float" office:value="0.2397">
            <text:p>0.2397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7712">
            <text:p>0.037712</text:p>
          </table:table-cell>
          <table:table-cell office:value-type="float" office:value="0.1696">
            <text:p>0.1696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6023">
            <text:p>0.036023</text:p>
          </table:table-cell>
          <table:table-cell office:value-type="float" office:value="0.22466">
            <text:p>0.22466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1945">
            <text:p>0.041945</text:p>
          </table:table-cell>
          <table:table-cell office:value-type="float" office:value="0.2265">
            <text:p>0.2265</text:p>
          </table:table-cell>
          <table:table-cell table:formula="of:=MEDIAN([.B654:.B703])" office:value-type="float" office:value="0.0399025">
            <text:p>0.0399025</text:p>
          </table:table-cell>
          <table:table-cell table:formula="of:=MEDIAN([.C654:.C703])" office:value-type="float" office:value="0.22456">
            <text:p>0.22456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479">
            <text:p>0.038479</text:p>
          </table:table-cell>
          <table:table-cell office:value-type="float" office:value="0.21231">
            <text:p>0.2123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6462">
            <text:p>0.036462</text:p>
          </table:table-cell>
          <table:table-cell office:value-type="float" office:value="0.21785">
            <text:p>0.2178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887">
            <text:p>0.038887</text:p>
          </table:table-cell>
          <table:table-cell office:value-type="float" office:value="0.23302">
            <text:p>0.23302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3618">
            <text:p>0.043618</text:p>
          </table:table-cell>
          <table:table-cell office:value-type="float" office:value="0.25256">
            <text:p>0.25256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1934">
            <text:p>0.041934</text:p>
          </table:table-cell>
          <table:table-cell office:value-type="float" office:value="0.21297">
            <text:p>0.21297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2245">
            <text:p>0.042245</text:p>
          </table:table-cell>
          <table:table-cell office:value-type="float" office:value="0.22318">
            <text:p>0.2231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5581">
            <text:p>0.035581</text:p>
          </table:table-cell>
          <table:table-cell office:value-type="float" office:value="0.22219">
            <text:p>0.2221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293">
            <text:p>0.038293</text:p>
          </table:table-cell>
          <table:table-cell office:value-type="float" office:value="0.20596">
            <text:p>0.20596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957">
            <text:p>0.038957</text:p>
          </table:table-cell>
          <table:table-cell office:value-type="float" office:value="0.23135">
            <text:p>0.2313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0435">
            <text:p>0.040435</text:p>
          </table:table-cell>
          <table:table-cell office:value-type="float" office:value="0.21786">
            <text:p>0.21786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091">
            <text:p>0.04091</text:p>
          </table:table-cell>
          <table:table-cell office:value-type="float" office:value="0.23376">
            <text:p>0.23376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903">
            <text:p>0.038903</text:p>
          </table:table-cell>
          <table:table-cell office:value-type="float" office:value="0.24507">
            <text:p>0.24507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1448">
            <text:p>0.041448</text:p>
          </table:table-cell>
          <table:table-cell office:value-type="float" office:value="0.24755">
            <text:p>0.2475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732">
            <text:p>0.03732</text:p>
          </table:table-cell>
          <table:table-cell office:value-type="float" office:value="0.23905">
            <text:p>0.2390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9886">
            <text:p>0.039886</text:p>
          </table:table-cell>
          <table:table-cell office:value-type="float" office:value="0.18344">
            <text:p>0.1834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7533">
            <text:p>0.037533</text:p>
          </table:table-cell>
          <table:table-cell office:value-type="float" office:value="0.2201">
            <text:p>0.220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1054">
            <text:p>0.041054</text:p>
          </table:table-cell>
          <table:table-cell office:value-type="float" office:value="0.2333">
            <text:p>0.2333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0442">
            <text:p>0.040442</text:p>
          </table:table-cell>
          <table:table-cell office:value-type="float" office:value="0.21244">
            <text:p>0.2124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06">
            <text:p>0.03806</text:p>
          </table:table-cell>
          <table:table-cell office:value-type="float" office:value="0.25383">
            <text:p>0.25383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5964">
            <text:p>0.035964</text:p>
          </table:table-cell>
          <table:table-cell office:value-type="float" office:value="0.20343">
            <text:p>0.20343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4564">
            <text:p>0.034564</text:p>
          </table:table-cell>
          <table:table-cell office:value-type="float" office:value="0.20694">
            <text:p>0.2069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4279">
            <text:p>0.044279</text:p>
          </table:table-cell>
          <table:table-cell office:value-type="float" office:value="0.21182">
            <text:p>0.21182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4324">
            <text:p>0.044324</text:p>
          </table:table-cell>
          <table:table-cell office:value-type="float" office:value="0.21377">
            <text:p>0.21377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7612">
            <text:p>0.037612</text:p>
          </table:table-cell>
          <table:table-cell office:value-type="float" office:value="0.24211">
            <text:p>0.2421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049">
            <text:p>0.04049</text:p>
          </table:table-cell>
          <table:table-cell office:value-type="float" office:value="0.23051">
            <text:p>0.2305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857">
            <text:p>0.038857</text:p>
          </table:table-cell>
          <table:table-cell office:value-type="float" office:value="0.24529">
            <text:p>0.2452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9872">
            <text:p>0.039872</text:p>
          </table:table-cell>
          <table:table-cell office:value-type="float" office:value="0.20894">
            <text:p>0.2089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9873">
            <text:p>0.039873</text:p>
          </table:table-cell>
          <table:table-cell office:value-type="float" office:value="0.22594">
            <text:p>0.2259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4054">
            <text:p>0.044054</text:p>
          </table:table-cell>
          <table:table-cell office:value-type="float" office:value="0.24315">
            <text:p>0.2431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984">
            <text:p>0.038984</text:p>
          </table:table-cell>
          <table:table-cell office:value-type="float" office:value="0.22814">
            <text:p>0.2281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697">
            <text:p>0.038697</text:p>
          </table:table-cell>
          <table:table-cell office:value-type="float" office:value="0.24108">
            <text:p>0.2410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6119">
            <text:p>0.046119</text:p>
          </table:table-cell>
          <table:table-cell office:value-type="float" office:value="0.23971">
            <text:p>0.2397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1075">
            <text:p>0.041075</text:p>
          </table:table-cell>
          <table:table-cell office:value-type="float" office:value="0.22048">
            <text:p>0.2204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7001">
            <text:p>0.037001</text:p>
          </table:table-cell>
          <table:table-cell office:value-type="float" office:value="0.24415">
            <text:p>0.2441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9588">
            <text:p>0.039588</text:p>
          </table:table-cell>
          <table:table-cell office:value-type="float" office:value="0.22209">
            <text:p>0.2220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3532">
            <text:p>0.043532</text:p>
          </table:table-cell>
          <table:table-cell office:value-type="float" office:value="0.18638">
            <text:p>0.1863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0473">
            <text:p>0.040473</text:p>
          </table:table-cell>
          <table:table-cell office:value-type="float" office:value="0.24956">
            <text:p>0.24956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1936">
            <text:p>0.041936</text:p>
          </table:table-cell>
          <table:table-cell office:value-type="float" office:value="0.25158">
            <text:p>0.2515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733">
            <text:p>0.038733</text:p>
          </table:table-cell>
          <table:table-cell office:value-type="float" office:value="0.23068">
            <text:p>0.2306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9369">
            <text:p>0.039369</text:p>
          </table:table-cell>
          <table:table-cell office:value-type="float" office:value="0.2144">
            <text:p>0.214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0056">
            <text:p>0.040056</text:p>
          </table:table-cell>
          <table:table-cell office:value-type="float" office:value="0.21816">
            <text:p>0.21816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1077">
            <text:p>0.041077</text:p>
          </table:table-cell>
          <table:table-cell office:value-type="float" office:value="0.22809">
            <text:p>0.2280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091">
            <text:p>0.04091</text:p>
          </table:table-cell>
          <table:table-cell office:value-type="float" office:value="0.23515">
            <text:p>0.2351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9919">
            <text:p>0.039919</text:p>
          </table:table-cell>
          <table:table-cell office:value-type="float" office:value="0.22015">
            <text:p>0.2201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6642">
            <text:p>0.036642</text:p>
          </table:table-cell>
          <table:table-cell office:value-type="float" office:value="0.23209">
            <text:p>0.2320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0452">
            <text:p>0.040452</text:p>
          </table:table-cell>
          <table:table-cell office:value-type="float" office:value="0.20768">
            <text:p>0.2076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9965">
            <text:p>0.039965</text:p>
          </table:table-cell>
          <table:table-cell office:value-type="float" office:value="0.19703">
            <text:p>0.19703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5466">
            <text:p>0.035466</text:p>
          </table:table-cell>
          <table:table-cell office:value-type="float" office:value="0.21931">
            <text:p>0.2193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324">
            <text:p>0.04324</text:p>
          </table:table-cell>
          <table:table-cell office:value-type="float" office:value="0.21164">
            <text:p>0.21164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6393">
            <text:p>0.036393</text:p>
          </table:table-cell>
          <table:table-cell office:value-type="float" office:value="0.22728">
            <text:p>0.22728</text:p>
          </table:table-cell>
          <table:table-cell table:formula="of:=MEDIAN([.B704:.B753])" office:value-type="float" office:value="0.040918">
            <text:p>0.040918</text:p>
          </table:table-cell>
          <table:table-cell table:formula="of:=MEDIAN([.C704:.C753])" office:value-type="float" office:value="0.233325">
            <text:p>0.233325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5387">
            <text:p>0.045387</text:p>
          </table:table-cell>
          <table:table-cell office:value-type="float" office:value="0.24348">
            <text:p>0.24348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0687">
            <text:p>0.040687</text:p>
          </table:table-cell>
          <table:table-cell office:value-type="float" office:value="0.23369">
            <text:p>0.23369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1245">
            <text:p>0.041245</text:p>
          </table:table-cell>
          <table:table-cell office:value-type="float" office:value="0.195">
            <text:p>0.19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8073">
            <text:p>0.038073</text:p>
          </table:table-cell>
          <table:table-cell office:value-type="float" office:value="0.24501">
            <text:p>0.2450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1733">
            <text:p>0.041733</text:p>
          </table:table-cell>
          <table:table-cell office:value-type="float" office:value="0.22775">
            <text:p>0.2277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2093">
            <text:p>0.042093</text:p>
          </table:table-cell>
          <table:table-cell office:value-type="float" office:value="0.23189">
            <text:p>0.23189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9448">
            <text:p>0.039448</text:p>
          </table:table-cell>
          <table:table-cell office:value-type="float" office:value="0.20996">
            <text:p>0.20996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0098">
            <text:p>0.040098</text:p>
          </table:table-cell>
          <table:table-cell office:value-type="float" office:value="0.22647">
            <text:p>0.22647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811">
            <text:p>0.03811</text:p>
          </table:table-cell>
          <table:table-cell office:value-type="float" office:value="0.20936">
            <text:p>0.20936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9021">
            <text:p>0.039021</text:p>
          </table:table-cell>
          <table:table-cell office:value-type="float" office:value="0.22711">
            <text:p>0.2271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8982">
            <text:p>0.038982</text:p>
          </table:table-cell>
          <table:table-cell office:value-type="float" office:value="0.2579">
            <text:p>0.2579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9366">
            <text:p>0.039366</text:p>
          </table:table-cell>
          <table:table-cell office:value-type="float" office:value="0.20383">
            <text:p>0.20383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8604">
            <text:p>0.038604</text:p>
          </table:table-cell>
          <table:table-cell office:value-type="float" office:value="0.24661">
            <text:p>0.2466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8491">
            <text:p>0.038491</text:p>
          </table:table-cell>
          <table:table-cell office:value-type="float" office:value="0.22715">
            <text:p>0.2271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1821">
            <text:p>0.041821</text:p>
          </table:table-cell>
          <table:table-cell office:value-type="float" office:value="0.23296">
            <text:p>0.23296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4531">
            <text:p>0.044531</text:p>
          </table:table-cell>
          <table:table-cell office:value-type="float" office:value="0.20668">
            <text:p>0.20668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3624">
            <text:p>0.043624</text:p>
          </table:table-cell>
          <table:table-cell office:value-type="float" office:value="0.23701">
            <text:p>0.2370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0395">
            <text:p>0.040395</text:p>
          </table:table-cell>
          <table:table-cell office:value-type="float" office:value="0.21488">
            <text:p>0.21488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6557">
            <text:p>0.046557</text:p>
          </table:table-cell>
          <table:table-cell office:value-type="float" office:value="0.23891">
            <text:p>0.2389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4496">
            <text:p>0.044496</text:p>
          </table:table-cell>
          <table:table-cell office:value-type="float" office:value="0.2663">
            <text:p>0.2663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813">
            <text:p>0.03813</text:p>
          </table:table-cell>
          <table:table-cell office:value-type="float" office:value="0.21057">
            <text:p>0.21057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3958">
            <text:p>0.043958</text:p>
          </table:table-cell>
          <table:table-cell office:value-type="float" office:value="0.25595">
            <text:p>0.2559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1918">
            <text:p>0.041918</text:p>
          </table:table-cell>
          <table:table-cell office:value-type="float" office:value="0.23735">
            <text:p>0.2373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3809">
            <text:p>0.043809</text:p>
          </table:table-cell>
          <table:table-cell office:value-type="float" office:value="0.19754">
            <text:p>0.19754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8888">
            <text:p>0.038888</text:p>
          </table:table-cell>
          <table:table-cell office:value-type="float" office:value="0.21736">
            <text:p>0.21736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2498">
            <text:p>0.042498</text:p>
          </table:table-cell>
          <table:table-cell office:value-type="float" office:value="0.24279">
            <text:p>0.24279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8578">
            <text:p>0.038578</text:p>
          </table:table-cell>
          <table:table-cell office:value-type="float" office:value="0.24402">
            <text:p>0.24402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0847">
            <text:p>0.040847</text:p>
          </table:table-cell>
          <table:table-cell office:value-type="float" office:value="0.23107">
            <text:p>0.23107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22">
            <text:p>0.0422</text:p>
          </table:table-cell>
          <table:table-cell office:value-type="float" office:value="0.22457">
            <text:p>0.22457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2931">
            <text:p>0.042931</text:p>
          </table:table-cell>
          <table:table-cell office:value-type="float" office:value="0.2578">
            <text:p>0.2578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4729">
            <text:p>0.044729</text:p>
          </table:table-cell>
          <table:table-cell office:value-type="float" office:value="0.22156">
            <text:p>0.22156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9479">
            <text:p>0.039479</text:p>
          </table:table-cell>
          <table:table-cell office:value-type="float" office:value="0.21725">
            <text:p>0.2172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3172">
            <text:p>0.043172</text:p>
          </table:table-cell>
          <table:table-cell office:value-type="float" office:value="0.25625">
            <text:p>0.2562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2087">
            <text:p>0.042087</text:p>
          </table:table-cell>
          <table:table-cell office:value-type="float" office:value="0.2151">
            <text:p>0.215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7804">
            <text:p>0.037804</text:p>
          </table:table-cell>
          <table:table-cell office:value-type="float" office:value="0.24728">
            <text:p>0.24728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7669">
            <text:p>0.037669</text:p>
          </table:table-cell>
          <table:table-cell office:value-type="float" office:value="0.25116">
            <text:p>0.25116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5024">
            <text:p>0.035024</text:p>
          </table:table-cell>
          <table:table-cell office:value-type="float" office:value="0.26672">
            <text:p>0.26672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4053">
            <text:p>0.044053</text:p>
          </table:table-cell>
          <table:table-cell office:value-type="float" office:value="0.24512">
            <text:p>0.24512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6926">
            <text:p>0.046926</text:p>
          </table:table-cell>
          <table:table-cell office:value-type="float" office:value="0.23909">
            <text:p>0.23909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3779">
            <text:p>0.043779</text:p>
          </table:table-cell>
          <table:table-cell office:value-type="float" office:value="0.24369">
            <text:p>0.24369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1474">
            <text:p>0.041474</text:p>
          </table:table-cell>
          <table:table-cell office:value-type="float" office:value="0.26197">
            <text:p>0.26197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9836">
            <text:p>0.039836</text:p>
          </table:table-cell>
          <table:table-cell office:value-type="float" office:value="0.22632">
            <text:p>0.22632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0387">
            <text:p>0.040387</text:p>
          </table:table-cell>
          <table:table-cell office:value-type="float" office:value="0.2204">
            <text:p>0.2204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8385">
            <text:p>0.038385</text:p>
          </table:table-cell>
          <table:table-cell office:value-type="float" office:value="0.21485">
            <text:p>0.2148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0989">
            <text:p>0.040989</text:p>
          </table:table-cell>
          <table:table-cell office:value-type="float" office:value="0.2281">
            <text:p>0.228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3064">
            <text:p>0.043064</text:p>
          </table:table-cell>
          <table:table-cell office:value-type="float" office:value="0.24105">
            <text:p>0.2410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986">
            <text:p>0.03986</text:p>
          </table:table-cell>
          <table:table-cell office:value-type="float" office:value="0.26482">
            <text:p>0.26482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9845">
            <text:p>0.039845</text:p>
          </table:table-cell>
          <table:table-cell office:value-type="float" office:value="0.26722">
            <text:p>0.26722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4866">
            <text:p>0.044866</text:p>
          </table:table-cell>
          <table:table-cell office:value-type="float" office:value="0.23897">
            <text:p>0.23897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881">
            <text:p>0.044881</text:p>
          </table:table-cell>
          <table:table-cell office:value-type="float" office:value="0.2419">
            <text:p>0.2419</text:p>
          </table:table-cell>
          <table:table-cell table:formula="of:=MEDIAN([.B754:.B803])" office:value-type="float" office:value="0.043981">
            <text:p>0.043981</text:p>
          </table:table-cell>
          <table:table-cell table:formula="of:=MEDIAN([.C754:.C803])" office:value-type="float" office:value="0.24149">
            <text:p>0.24149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0848">
            <text:p>0.040848</text:p>
          </table:table-cell>
          <table:table-cell office:value-type="float" office:value="0.26668">
            <text:p>0.26668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0963">
            <text:p>0.040963</text:p>
          </table:table-cell>
          <table:table-cell office:value-type="float" office:value="0.23155">
            <text:p>0.23155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0302">
            <text:p>0.040302</text:p>
          </table:table-cell>
          <table:table-cell office:value-type="float" office:value="0.25611">
            <text:p>0.2561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431">
            <text:p>0.044431</text:p>
          </table:table-cell>
          <table:table-cell office:value-type="float" office:value="0.21698">
            <text:p>0.21698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0874">
            <text:p>0.040874</text:p>
          </table:table-cell>
          <table:table-cell office:value-type="float" office:value="0.24986">
            <text:p>0.24986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74">
            <text:p>0.04474</text:p>
          </table:table-cell>
          <table:table-cell office:value-type="float" office:value="0.26175">
            <text:p>0.26175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39948">
            <text:p>0.039948</text:p>
          </table:table-cell>
          <table:table-cell office:value-type="float" office:value="0.26898">
            <text:p>0.26898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229">
            <text:p>0.044229</text:p>
          </table:table-cell>
          <table:table-cell office:value-type="float" office:value="0.23539">
            <text:p>0.2353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3932">
            <text:p>0.043932</text:p>
          </table:table-cell>
          <table:table-cell office:value-type="float" office:value="0.23747">
            <text:p>0.23747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2719">
            <text:p>0.042719</text:p>
          </table:table-cell>
          <table:table-cell office:value-type="float" office:value="0.22627">
            <text:p>0.22627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533">
            <text:p>0.04533</text:p>
          </table:table-cell>
          <table:table-cell office:value-type="float" office:value="0.21289">
            <text:p>0.2128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1115">
            <text:p>0.041115</text:p>
          </table:table-cell>
          <table:table-cell office:value-type="float" office:value="0.24037">
            <text:p>0.24037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5824">
            <text:p>0.045824</text:p>
          </table:table-cell>
          <table:table-cell office:value-type="float" office:value="0.19953">
            <text:p>0.1995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6153">
            <text:p>0.046153</text:p>
          </table:table-cell>
          <table:table-cell office:value-type="float" office:value="0.27554">
            <text:p>0.27554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866">
            <text:p>0.04866</text:p>
          </table:table-cell>
          <table:table-cell office:value-type="float" office:value="0.24948">
            <text:p>0.24948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196">
            <text:p>0.044196</text:p>
          </table:table-cell>
          <table:table-cell office:value-type="float" office:value="0.24462">
            <text:p>0.24462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363">
            <text:p>0.044363</text:p>
          </table:table-cell>
          <table:table-cell office:value-type="float" office:value="0.24884">
            <text:p>0.24884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8319">
            <text:p>0.048319</text:p>
          </table:table-cell>
          <table:table-cell office:value-type="float" office:value="0.24299">
            <text:p>0.2429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0018">
            <text:p>0.040018</text:p>
          </table:table-cell>
          <table:table-cell office:value-type="float" office:value="0.24816">
            <text:p>0.24816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03">
            <text:p>0.04403</text:p>
          </table:table-cell>
          <table:table-cell office:value-type="float" office:value="0.24175">
            <text:p>0.24175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1364">
            <text:p>0.041364</text:p>
          </table:table-cell>
          <table:table-cell office:value-type="float" office:value="0.26203">
            <text:p>0.2620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955">
            <text:p>0.044955</text:p>
          </table:table-cell>
          <table:table-cell office:value-type="float" office:value="0.26003">
            <text:p>0.2600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699">
            <text:p>0.044699</text:p>
          </table:table-cell>
          <table:table-cell office:value-type="float" office:value="0.2845">
            <text:p>0.2845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8093">
            <text:p>0.048093</text:p>
          </table:table-cell>
          <table:table-cell office:value-type="float" office:value="0.24123">
            <text:p>0.2412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38486">
            <text:p>0.038486</text:p>
          </table:table-cell>
          <table:table-cell office:value-type="float" office:value="0.23907">
            <text:p>0.23907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2079">
            <text:p>0.042079</text:p>
          </table:table-cell>
          <table:table-cell office:value-type="float" office:value="0.22116">
            <text:p>0.22116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0382">
            <text:p>0.040382</text:p>
          </table:table-cell>
          <table:table-cell office:value-type="float" office:value="0.24801">
            <text:p>0.2480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39917">
            <text:p>0.039917</text:p>
          </table:table-cell>
          <table:table-cell office:value-type="float" office:value="0.21764">
            <text:p>0.21764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56">
            <text:p>0.0456</text:p>
          </table:table-cell>
          <table:table-cell office:value-type="float" office:value="0.20127">
            <text:p>0.20127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7797">
            <text:p>0.047797</text:p>
          </table:table-cell>
          <table:table-cell office:value-type="float" office:value="0.22731">
            <text:p>0.2273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7236">
            <text:p>0.047236</text:p>
          </table:table-cell>
          <table:table-cell office:value-type="float" office:value="0.28707">
            <text:p>0.28707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0526">
            <text:p>0.040526</text:p>
          </table:table-cell>
          <table:table-cell office:value-type="float" office:value="0.23589">
            <text:p>0.2358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239">
            <text:p>0.04239</text:p>
          </table:table-cell>
          <table:table-cell office:value-type="float" office:value="0.25921">
            <text:p>0.2592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1167">
            <text:p>0.041167</text:p>
          </table:table-cell>
          <table:table-cell office:value-type="float" office:value="0.23794">
            <text:p>0.23794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2882">
            <text:p>0.042882</text:p>
          </table:table-cell>
          <table:table-cell office:value-type="float" office:value="0.23588">
            <text:p>0.23588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39987">
            <text:p>0.039987</text:p>
          </table:table-cell>
          <table:table-cell office:value-type="float" office:value="0.23491">
            <text:p>0.2349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207">
            <text:p>0.044207</text:p>
          </table:table-cell>
          <table:table-cell office:value-type="float" office:value="0.24726">
            <text:p>0.24726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9532">
            <text:p>0.049532</text:p>
          </table:table-cell>
          <table:table-cell office:value-type="float" office:value="0.23884">
            <text:p>0.23884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9066">
            <text:p>0.049066</text:p>
          </table:table-cell>
          <table:table-cell office:value-type="float" office:value="0.23039">
            <text:p>0.2303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38641">
            <text:p>0.038641</text:p>
          </table:table-cell>
          <table:table-cell office:value-type="float" office:value="0.23195">
            <text:p>0.23195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37584">
            <text:p>0.037584</text:p>
          </table:table-cell>
          <table:table-cell office:value-type="float" office:value="0.23714">
            <text:p>0.23714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384">
            <text:p>0.04384</text:p>
          </table:table-cell>
          <table:table-cell office:value-type="float" office:value="0.23953">
            <text:p>0.2395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841">
            <text:p>0.044841</text:p>
          </table:table-cell>
          <table:table-cell office:value-type="float" office:value="0.26033">
            <text:p>0.2603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2071">
            <text:p>0.042071</text:p>
          </table:table-cell>
          <table:table-cell office:value-type="float" office:value="0.24736">
            <text:p>0.24736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121">
            <text:p>0.044121</text:p>
          </table:table-cell>
          <table:table-cell office:value-type="float" office:value="0.24639">
            <text:p>0.2463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2114">
            <text:p>0.042114</text:p>
          </table:table-cell>
          <table:table-cell office:value-type="float" office:value="0.23028">
            <text:p>0.23028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4407">
            <text:p>0.044407</text:p>
          </table:table-cell>
          <table:table-cell office:value-type="float" office:value="0.25512">
            <text:p>0.25512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9055">
            <text:p>0.049055</text:p>
          </table:table-cell>
          <table:table-cell office:value-type="float" office:value="0.22542">
            <text:p>0.22542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2453">
            <text:p>0.042453</text:p>
          </table:table-cell>
          <table:table-cell office:value-type="float" office:value="0.25824">
            <text:p>0.25824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224">
            <text:p>0.04224</text:p>
          </table:table-cell>
          <table:table-cell office:value-type="float" office:value="0.26497">
            <text:p>0.26497</text:p>
          </table:table-cell>
          <table:table-cell table:formula="of:=MEDIAN([.B804:.B853])" office:value-type="float" office:value="0.0457155">
            <text:p>0.0457155</text:p>
          </table:table-cell>
          <table:table-cell table:formula="of:=MEDIAN([.C804:.C853])" office:value-type="float" office:value="0.2555">
            <text:p>0.2555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51631">
            <text:p>0.051631</text:p>
          </table:table-cell>
          <table:table-cell office:value-type="float" office:value="0.28792">
            <text:p>0.28792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53102">
            <text:p>0.053102</text:p>
          </table:table-cell>
          <table:table-cell office:value-type="float" office:value="0.23645">
            <text:p>0.23645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7775">
            <text:p>0.047775</text:p>
          </table:table-cell>
          <table:table-cell office:value-type="float" office:value="0.25722">
            <text:p>0.25722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9053">
            <text:p>0.049053</text:p>
          </table:table-cell>
          <table:table-cell office:value-type="float" office:value="0.23927">
            <text:p>0.23927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9949">
            <text:p>0.049949</text:p>
          </table:table-cell>
          <table:table-cell office:value-type="float" office:value="0.23247">
            <text:p>0.23247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6267">
            <text:p>0.046267</text:p>
          </table:table-cell>
          <table:table-cell office:value-type="float" office:value="0.27916">
            <text:p>0.27916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446">
            <text:p>0.04446</text:p>
          </table:table-cell>
          <table:table-cell office:value-type="float" office:value="0.24522">
            <text:p>0.24522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5126">
            <text:p>0.05126</text:p>
          </table:table-cell>
          <table:table-cell office:value-type="float" office:value="0.21226">
            <text:p>0.21226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4482">
            <text:p>0.044482</text:p>
          </table:table-cell>
          <table:table-cell office:value-type="float" office:value="0.2745">
            <text:p>0.2745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7816">
            <text:p>0.047816</text:p>
          </table:table-cell>
          <table:table-cell office:value-type="float" office:value="0.22735">
            <text:p>0.22735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1972">
            <text:p>0.041972</text:p>
          </table:table-cell>
          <table:table-cell office:value-type="float" office:value="0.30035">
            <text:p>0.30035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6258">
            <text:p>0.046258</text:p>
          </table:table-cell>
          <table:table-cell office:value-type="float" office:value="0.24011">
            <text:p>0.24011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3529">
            <text:p>0.043529</text:p>
          </table:table-cell>
          <table:table-cell office:value-type="float" office:value="0.27527">
            <text:p>0.27527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38621">
            <text:p>0.038621</text:p>
          </table:table-cell>
          <table:table-cell office:value-type="float" office:value="0.26405">
            <text:p>0.26405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54488">
            <text:p>0.054488</text:p>
          </table:table-cell>
          <table:table-cell office:value-type="float" office:value="0.25731">
            <text:p>0.25731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4945">
            <text:p>0.044945</text:p>
          </table:table-cell>
          <table:table-cell office:value-type="float" office:value="0.23554">
            <text:p>0.23554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7073">
            <text:p>0.047073</text:p>
          </table:table-cell>
          <table:table-cell office:value-type="float" office:value="0.25946">
            <text:p>0.25946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4854">
            <text:p>0.044854</text:p>
          </table:table-cell>
          <table:table-cell office:value-type="float" office:value="0.28443">
            <text:p>0.28443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5587">
            <text:p>0.045587</text:p>
          </table:table-cell>
          <table:table-cell office:value-type="float" office:value="0.25343">
            <text:p>0.25343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0651">
            <text:p>0.040651</text:p>
          </table:table-cell>
          <table:table-cell office:value-type="float" office:value="0.2527">
            <text:p>0.2527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5394">
            <text:p>0.045394</text:p>
          </table:table-cell>
          <table:table-cell office:value-type="float" office:value="0.24692">
            <text:p>0.24692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6135">
            <text:p>0.046135</text:p>
          </table:table-cell>
          <table:table-cell office:value-type="float" office:value="0.24718">
            <text:p>0.24718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4765">
            <text:p>0.044765</text:p>
          </table:table-cell>
          <table:table-cell office:value-type="float" office:value="0.254">
            <text:p>0.254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4776">
            <text:p>0.044776</text:p>
          </table:table-cell>
          <table:table-cell office:value-type="float" office:value="0.25299">
            <text:p>0.25299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2346">
            <text:p>0.042346</text:p>
          </table:table-cell>
          <table:table-cell office:value-type="float" office:value="0.26453">
            <text:p>0.26453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3261">
            <text:p>0.043261</text:p>
          </table:table-cell>
          <table:table-cell office:value-type="float" office:value="0.26717">
            <text:p>0.26717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9125">
            <text:p>0.049125</text:p>
          </table:table-cell>
          <table:table-cell office:value-type="float" office:value="0.26316">
            <text:p>0.26316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4822">
            <text:p>0.044822</text:p>
          </table:table-cell>
          <table:table-cell office:value-type="float" office:value="0.24087">
            <text:p>0.24087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2918">
            <text:p>0.042918</text:p>
          </table:table-cell>
          <table:table-cell office:value-type="float" office:value="0.2299">
            <text:p>0.2299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3405">
            <text:p>0.043405</text:p>
          </table:table-cell>
          <table:table-cell office:value-type="float" office:value="0.27395">
            <text:p>0.27395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5447">
            <text:p>0.045447</text:p>
          </table:table-cell>
          <table:table-cell office:value-type="float" office:value="0.25406">
            <text:p>0.25406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6327">
            <text:p>0.046327</text:p>
          </table:table-cell>
          <table:table-cell office:value-type="float" office:value="0.26415">
            <text:p>0.26415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4479">
            <text:p>0.044479</text:p>
          </table:table-cell>
          <table:table-cell office:value-type="float" office:value="0.23075">
            <text:p>0.23075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8883">
            <text:p>0.048883</text:p>
          </table:table-cell>
          <table:table-cell office:value-type="float" office:value="0.26093">
            <text:p>0.26093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9106">
            <text:p>0.049106</text:p>
          </table:table-cell>
          <table:table-cell office:value-type="float" office:value="0.26631">
            <text:p>0.26631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8314">
            <text:p>0.048314</text:p>
          </table:table-cell>
          <table:table-cell office:value-type="float" office:value="0.2259">
            <text:p>0.2259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5844">
            <text:p>0.045844</text:p>
          </table:table-cell>
          <table:table-cell office:value-type="float" office:value="0.23584">
            <text:p>0.23584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8079">
            <text:p>0.048079</text:p>
          </table:table-cell>
          <table:table-cell office:value-type="float" office:value="0.26741">
            <text:p>0.26741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7215">
            <text:p>0.047215</text:p>
          </table:table-cell>
          <table:table-cell office:value-type="float" office:value="0.23692">
            <text:p>0.23692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6159">
            <text:p>0.046159</text:p>
          </table:table-cell>
          <table:table-cell office:value-type="float" office:value="0.26966">
            <text:p>0.26966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5008">
            <text:p>0.045008</text:p>
          </table:table-cell>
          <table:table-cell office:value-type="float" office:value="0.25792">
            <text:p>0.25792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51309">
            <text:p>0.051309</text:p>
          </table:table-cell>
          <table:table-cell office:value-type="float" office:value="0.23865">
            <text:p>0.23865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1088">
            <text:p>0.041088</text:p>
          </table:table-cell>
          <table:table-cell office:value-type="float" office:value="0.24712">
            <text:p>0.24712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4456">
            <text:p>0.044456</text:p>
          </table:table-cell>
          <table:table-cell office:value-type="float" office:value="0.26116">
            <text:p>0.26116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51134">
            <text:p>0.051134</text:p>
          </table:table-cell>
          <table:table-cell office:value-type="float" office:value="0.25723">
            <text:p>0.25723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519">
            <text:p>0.04519</text:p>
          </table:table-cell>
          <table:table-cell office:value-type="float" office:value="0.25694">
            <text:p>0.25694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8025">
            <text:p>0.048025</text:p>
          </table:table-cell>
          <table:table-cell office:value-type="float" office:value="0.24002">
            <text:p>0.24002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7711">
            <text:p>0.047711</text:p>
          </table:table-cell>
          <table:table-cell office:value-type="float" office:value="0.26671">
            <text:p>0.26671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439">
            <text:p>0.04439</text:p>
          </table:table-cell>
          <table:table-cell office:value-type="float" office:value="0.23409">
            <text:p>0.2340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6032">
            <text:p>0.046032</text:p>
          </table:table-cell>
          <table:table-cell office:value-type="float" office:value="0.29888">
            <text:p>0.29888</text:p>
          </table:table-cell>
          <table:table-cell table:formula="of:=MEDIAN([.B854:.B903])" office:value-type="float" office:value="0.0488045">
            <text:p>0.0488045</text:p>
          </table:table-cell>
          <table:table-cell table:formula="of:=MEDIAN([.C854:.C903])" office:value-type="float" office:value="0.25694">
            <text:p>0.2569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254">
            <text:p>0.04254</text:p>
          </table:table-cell>
          <table:table-cell office:value-type="float" office:value="0.29122">
            <text:p>0.2912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4587">
            <text:p>0.054587</text:p>
          </table:table-cell>
          <table:table-cell office:value-type="float" office:value="0.24898">
            <text:p>0.24898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9142">
            <text:p>0.049142</text:p>
          </table:table-cell>
          <table:table-cell office:value-type="float" office:value="0.26474">
            <text:p>0.26474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9195">
            <text:p>0.059195</text:p>
          </table:table-cell>
          <table:table-cell office:value-type="float" office:value="0.25985">
            <text:p>0.2598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3091">
            <text:p>0.043091</text:p>
          </table:table-cell>
          <table:table-cell office:value-type="float" office:value="0.29609">
            <text:p>0.2960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8733">
            <text:p>0.048733</text:p>
          </table:table-cell>
          <table:table-cell office:value-type="float" office:value="0.24998">
            <text:p>0.24998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7112">
            <text:p>0.047112</text:p>
          </table:table-cell>
          <table:table-cell office:value-type="float" office:value="0.29076">
            <text:p>0.29076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4267">
            <text:p>0.044267</text:p>
          </table:table-cell>
          <table:table-cell office:value-type="float" office:value="0.2557">
            <text:p>0.2557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7166">
            <text:p>0.047166</text:p>
          </table:table-cell>
          <table:table-cell office:value-type="float" office:value="0.26672">
            <text:p>0.2667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0059">
            <text:p>0.050059</text:p>
          </table:table-cell>
          <table:table-cell office:value-type="float" office:value="0.26258">
            <text:p>0.26258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1293">
            <text:p>0.041293</text:p>
          </table:table-cell>
          <table:table-cell office:value-type="float" office:value="0.25284">
            <text:p>0.25284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9599">
            <text:p>0.049599</text:p>
          </table:table-cell>
          <table:table-cell office:value-type="float" office:value="0.26552">
            <text:p>0.2655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8773">
            <text:p>0.048773</text:p>
          </table:table-cell>
          <table:table-cell office:value-type="float" office:value="0.27692">
            <text:p>0.2769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8045">
            <text:p>0.048045</text:p>
          </table:table-cell>
          <table:table-cell office:value-type="float" office:value="0.25596">
            <text:p>0.25596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6049">
            <text:p>0.046049</text:p>
          </table:table-cell>
          <table:table-cell office:value-type="float" office:value="0.27247">
            <text:p>0.27247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7143">
            <text:p>0.047143</text:p>
          </table:table-cell>
          <table:table-cell office:value-type="float" office:value="0.29235">
            <text:p>0.2923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7052">
            <text:p>0.047052</text:p>
          </table:table-cell>
          <table:table-cell office:value-type="float" office:value="0.25657">
            <text:p>0.25657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963">
            <text:p>0.04963</text:p>
          </table:table-cell>
          <table:table-cell office:value-type="float" office:value="0.28083">
            <text:p>0.28083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0007">
            <text:p>0.050007</text:p>
          </table:table-cell>
          <table:table-cell office:value-type="float" office:value="0.24292">
            <text:p>0.2429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1542">
            <text:p>0.051542</text:p>
          </table:table-cell>
          <table:table-cell office:value-type="float" office:value="0.23055">
            <text:p>0.2305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9896">
            <text:p>0.049896</text:p>
          </table:table-cell>
          <table:table-cell office:value-type="float" office:value="0.24096">
            <text:p>0.24096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522">
            <text:p>0.05522</text:p>
          </table:table-cell>
          <table:table-cell office:value-type="float" office:value="0.25941">
            <text:p>0.25941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9565">
            <text:p>0.049565</text:p>
          </table:table-cell>
          <table:table-cell office:value-type="float" office:value="0.28685">
            <text:p>0.2868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0391">
            <text:p>0.050391</text:p>
          </table:table-cell>
          <table:table-cell office:value-type="float" office:value="0.26777">
            <text:p>0.26777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8836">
            <text:p>0.048836</text:p>
          </table:table-cell>
          <table:table-cell office:value-type="float" office:value="0.2428">
            <text:p>0.2428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6959">
            <text:p>0.046959</text:p>
          </table:table-cell>
          <table:table-cell office:value-type="float" office:value="0.265">
            <text:p>0.26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3226">
            <text:p>0.053226</text:p>
          </table:table-cell>
          <table:table-cell office:value-type="float" office:value="0.25736">
            <text:p>0.25736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1283">
            <text:p>0.051283</text:p>
          </table:table-cell>
          <table:table-cell office:value-type="float" office:value="0.25072">
            <text:p>0.2507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4229">
            <text:p>0.054229</text:p>
          </table:table-cell>
          <table:table-cell office:value-type="float" office:value="0.24769">
            <text:p>0.2476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2099">
            <text:p>0.052099</text:p>
          </table:table-cell>
          <table:table-cell office:value-type="float" office:value="0.27407">
            <text:p>0.27407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1153">
            <text:p>0.051153</text:p>
          </table:table-cell>
          <table:table-cell office:value-type="float" office:value="0.26886">
            <text:p>0.26886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3458">
            <text:p>0.043458</text:p>
          </table:table-cell>
          <table:table-cell office:value-type="float" office:value="0.25405">
            <text:p>0.2540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0238">
            <text:p>0.050238</text:p>
          </table:table-cell>
          <table:table-cell office:value-type="float" office:value="0.23258">
            <text:p>0.23258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243">
            <text:p>0.05243</text:p>
          </table:table-cell>
          <table:table-cell office:value-type="float" office:value="0.25218">
            <text:p>0.25218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5308">
            <text:p>0.045308</text:p>
          </table:table-cell>
          <table:table-cell office:value-type="float" office:value="0.25449">
            <text:p>0.2544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3612">
            <text:p>0.053612</text:p>
          </table:table-cell>
          <table:table-cell office:value-type="float" office:value="0.26116">
            <text:p>0.26116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546">
            <text:p>0.05546</text:p>
          </table:table-cell>
          <table:table-cell office:value-type="float" office:value="0.24682">
            <text:p>0.2468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601">
            <text:p>0.04601</text:p>
          </table:table-cell>
          <table:table-cell office:value-type="float" office:value="0.25205">
            <text:p>0.2520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0151">
            <text:p>0.040151</text:p>
          </table:table-cell>
          <table:table-cell office:value-type="float" office:value="0.24333">
            <text:p>0.24333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2201">
            <text:p>0.042201</text:p>
          </table:table-cell>
          <table:table-cell office:value-type="float" office:value="0.27076">
            <text:p>0.27076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3747">
            <text:p>0.043747</text:p>
          </table:table-cell>
          <table:table-cell office:value-type="float" office:value="0.27713">
            <text:p>0.27713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5579">
            <text:p>0.045579</text:p>
          </table:table-cell>
          <table:table-cell office:value-type="float" office:value="0.25524">
            <text:p>0.25524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6398">
            <text:p>0.046398</text:p>
          </table:table-cell>
          <table:table-cell office:value-type="float" office:value="0.29087">
            <text:p>0.29087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2487">
            <text:p>0.052487</text:p>
          </table:table-cell>
          <table:table-cell office:value-type="float" office:value="0.24078">
            <text:p>0.24078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7083">
            <text:p>0.047083</text:p>
          </table:table-cell>
          <table:table-cell office:value-type="float" office:value="0.25731">
            <text:p>0.25731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6046">
            <text:p>0.046046</text:p>
          </table:table-cell>
          <table:table-cell office:value-type="float" office:value="0.24543">
            <text:p>0.24543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4813">
            <text:p>0.04813</text:p>
          </table:table-cell>
          <table:table-cell office:value-type="float" office:value="0.25177">
            <text:p>0.25177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51386">
            <text:p>0.051386</text:p>
          </table:table-cell>
          <table:table-cell office:value-type="float" office:value="0.25013">
            <text:p>0.25013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61037">
            <text:p>0.061037</text:p>
          </table:table-cell>
          <table:table-cell office:value-type="float" office:value="0.25014">
            <text:p>0.25014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9073">
            <text:p>0.059073</text:p>
          </table:table-cell>
          <table:table-cell office:value-type="float" office:value="0.26629">
            <text:p>0.26629</text:p>
          </table:table-cell>
          <table:table-cell table:formula="of:=MEDIAN([.B904:.B953])" office:value-type="float" office:value="0.052605">
            <text:p>0.052605</text:p>
          </table:table-cell>
          <table:table-cell table:formula="of:=MEDIAN([.C904:.C953])" office:value-type="float" office:value="0.274785">
            <text:p>0.274785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5538">
            <text:p>0.055538</text:p>
          </table:table-cell>
          <table:table-cell office:value-type="float" office:value="0.2702">
            <text:p>0.2702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6897">
            <text:p>0.056897</text:p>
          </table:table-cell>
          <table:table-cell office:value-type="float" office:value="0.29881">
            <text:p>0.29881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3211">
            <text:p>0.053211</text:p>
          </table:table-cell>
          <table:table-cell office:value-type="float" office:value="0.29649">
            <text:p>0.2964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5495">
            <text:p>0.045495</text:p>
          </table:table-cell>
          <table:table-cell office:value-type="float" office:value="0.30148">
            <text:p>0.30148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0955">
            <text:p>0.050955</text:p>
          </table:table-cell>
          <table:table-cell office:value-type="float" office:value="0.29806">
            <text:p>0.29806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613">
            <text:p>0.05613</text:p>
          </table:table-cell>
          <table:table-cell office:value-type="float" office:value="0.26491">
            <text:p>0.26491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6759">
            <text:p>0.056759</text:p>
          </table:table-cell>
          <table:table-cell office:value-type="float" office:value="0.26639">
            <text:p>0.2663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2143">
            <text:p>0.052143</text:p>
          </table:table-cell>
          <table:table-cell office:value-type="float" office:value="0.29519">
            <text:p>0.2951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5339">
            <text:p>0.055339</text:p>
          </table:table-cell>
          <table:table-cell office:value-type="float" office:value="0.32086">
            <text:p>0.32086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8329">
            <text:p>0.048329</text:p>
          </table:table-cell>
          <table:table-cell office:value-type="float" office:value="0.26817">
            <text:p>0.26817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3443">
            <text:p>0.053443</text:p>
          </table:table-cell>
          <table:table-cell office:value-type="float" office:value="0.24632">
            <text:p>0.24632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2168">
            <text:p>0.052168</text:p>
          </table:table-cell>
          <table:table-cell office:value-type="float" office:value="0.26038">
            <text:p>0.26038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9558">
            <text:p>0.059558</text:p>
          </table:table-cell>
          <table:table-cell office:value-type="float" office:value="0.27699">
            <text:p>0.2769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1855">
            <text:p>0.051855</text:p>
          </table:table-cell>
          <table:table-cell office:value-type="float" office:value="0.27555">
            <text:p>0.27555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5131">
            <text:p>0.055131</text:p>
          </table:table-cell>
          <table:table-cell office:value-type="float" office:value="0.24963">
            <text:p>0.24963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0585">
            <text:p>0.050585</text:p>
          </table:table-cell>
          <table:table-cell office:value-type="float" office:value="0.2577">
            <text:p>0.2577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2549">
            <text:p>0.052549</text:p>
          </table:table-cell>
          <table:table-cell office:value-type="float" office:value="0.25436">
            <text:p>0.25436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5121">
            <text:p>0.055121</text:p>
          </table:table-cell>
          <table:table-cell office:value-type="float" office:value="0.27648">
            <text:p>0.27648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0327">
            <text:p>0.050327</text:p>
          </table:table-cell>
          <table:table-cell office:value-type="float" office:value="0.27313">
            <text:p>0.27313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2624">
            <text:p>0.052624</text:p>
          </table:table-cell>
          <table:table-cell office:value-type="float" office:value="0.29174">
            <text:p>0.29174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3902">
            <text:p>0.053902</text:p>
          </table:table-cell>
          <table:table-cell office:value-type="float" office:value="0.28789">
            <text:p>0.2878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8822">
            <text:p>0.058822</text:p>
          </table:table-cell>
          <table:table-cell office:value-type="float" office:value="0.2575">
            <text:p>0.2575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8457">
            <text:p>0.048457</text:p>
          </table:table-cell>
          <table:table-cell office:value-type="float" office:value="0.2712">
            <text:p>0.2712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66107">
            <text:p>0.066107</text:p>
          </table:table-cell>
          <table:table-cell office:value-type="float" office:value="0.27741">
            <text:p>0.27741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9704">
            <text:p>0.049704</text:p>
          </table:table-cell>
          <table:table-cell office:value-type="float" office:value="0.27755">
            <text:p>0.27755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2977">
            <text:p>0.052977</text:p>
          </table:table-cell>
          <table:table-cell office:value-type="float" office:value="0.26437">
            <text:p>0.26437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9507">
            <text:p>0.059507</text:p>
          </table:table-cell>
          <table:table-cell office:value-type="float" office:value="0.27824">
            <text:p>0.27824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0349">
            <text:p>0.050349</text:p>
          </table:table-cell>
          <table:table-cell office:value-type="float" office:value="0.26829">
            <text:p>0.2682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0515">
            <text:p>0.050515</text:p>
          </table:table-cell>
          <table:table-cell office:value-type="float" office:value="0.26936">
            <text:p>0.26936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4863">
            <text:p>0.054863</text:p>
          </table:table-cell>
          <table:table-cell office:value-type="float" office:value="0.25854">
            <text:p>0.25854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0959">
            <text:p>0.050959</text:p>
          </table:table-cell>
          <table:table-cell office:value-type="float" office:value="0.27861">
            <text:p>0.27861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9675">
            <text:p>0.049675</text:p>
          </table:table-cell>
          <table:table-cell office:value-type="float" office:value="0.28414">
            <text:p>0.28414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7401">
            <text:p>0.047401</text:p>
          </table:table-cell>
          <table:table-cell office:value-type="float" office:value="0.26894">
            <text:p>0.26894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3121">
            <text:p>0.053121</text:p>
          </table:table-cell>
          <table:table-cell office:value-type="float" office:value="0.28394">
            <text:p>0.28394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8541">
            <text:p>0.048541</text:p>
          </table:table-cell>
          <table:table-cell office:value-type="float" office:value="0.27359">
            <text:p>0.2735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0169">
            <text:p>0.050169</text:p>
          </table:table-cell>
          <table:table-cell office:value-type="float" office:value="0.27532">
            <text:p>0.27532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3479">
            <text:p>0.053479</text:p>
          </table:table-cell>
          <table:table-cell office:value-type="float" office:value="0.23591">
            <text:p>0.23591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723">
            <text:p>0.04723</text:p>
          </table:table-cell>
          <table:table-cell office:value-type="float" office:value="0.25914">
            <text:p>0.25914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7661">
            <text:p>0.057661</text:p>
          </table:table-cell>
          <table:table-cell office:value-type="float" office:value="0.27394">
            <text:p>0.27394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3182">
            <text:p>0.053182</text:p>
          </table:table-cell>
          <table:table-cell office:value-type="float" office:value="0.24188">
            <text:p>0.24188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2586">
            <text:p>0.052586</text:p>
          </table:table-cell>
          <table:table-cell office:value-type="float" office:value="0.25161">
            <text:p>0.25161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2319">
            <text:p>0.052319</text:p>
          </table:table-cell>
          <table:table-cell office:value-type="float" office:value="0.30456">
            <text:p>0.30456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9375">
            <text:p>0.049375</text:p>
          </table:table-cell>
          <table:table-cell office:value-type="float" office:value="0.27689">
            <text:p>0.2768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416">
            <text:p>0.05416</text:p>
          </table:table-cell>
          <table:table-cell office:value-type="float" office:value="0.30407">
            <text:p>0.30407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8554">
            <text:p>0.048554</text:p>
          </table:table-cell>
          <table:table-cell office:value-type="float" office:value="0.27425">
            <text:p>0.27425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49805">
            <text:p>0.049805</text:p>
          </table:table-cell>
          <table:table-cell office:value-type="float" office:value="0.3099">
            <text:p>0.309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4058">
            <text:p>0.054058</text:p>
          </table:table-cell>
          <table:table-cell office:value-type="float" office:value="0.2965">
            <text:p>0.2965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4062">
            <text:p>0.054062</text:p>
          </table:table-cell>
          <table:table-cell office:value-type="float" office:value="0.29707">
            <text:p>0.29707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2414">
            <text:p>0.052414</text:p>
          </table:table-cell>
          <table:table-cell office:value-type="float" office:value="0.30257">
            <text:p>0.3025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0329">
            <text:p>0.060329</text:p>
          </table:table-cell>
          <table:table-cell office:value-type="float" office:value="0.29686">
            <text:p>0.29686</text:p>
          </table:table-cell>
          <table:table-cell table:formula="of:=MEDIAN([.B954:.B1003])" office:value-type="float" office:value="0.0579435">
            <text:p>0.0579435</text:p>
          </table:table-cell>
          <table:table-cell table:formula="of:=MEDIAN([.C954:.C1003])" office:value-type="float" office:value="0.28122">
            <text:p>0.28122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2093">
            <text:p>0.062093</text:p>
          </table:table-cell>
          <table:table-cell office:value-type="float" office:value="0.2759">
            <text:p>0.275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3086">
            <text:p>0.063086</text:p>
          </table:table-cell>
          <table:table-cell office:value-type="float" office:value="0.27418">
            <text:p>0.27418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3599">
            <text:p>0.063599</text:p>
          </table:table-cell>
          <table:table-cell office:value-type="float" office:value="0.30671">
            <text:p>0.30671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8214">
            <text:p>0.068214</text:p>
          </table:table-cell>
          <table:table-cell office:value-type="float" office:value="0.26258">
            <text:p>0.26258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6164">
            <text:p>0.056164</text:p>
          </table:table-cell>
          <table:table-cell office:value-type="float" office:value="0.2606">
            <text:p>0.2606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1389">
            <text:p>0.051389</text:p>
          </table:table-cell>
          <table:table-cell office:value-type="float" office:value="0.27413">
            <text:p>0.27413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3578">
            <text:p>0.063578</text:p>
          </table:table-cell>
          <table:table-cell office:value-type="float" office:value="0.25597">
            <text:p>0.2559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5852">
            <text:p>0.065852</text:p>
          </table:table-cell>
          <table:table-cell office:value-type="float" office:value="0.28408">
            <text:p>0.28408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5752">
            <text:p>0.065752</text:p>
          </table:table-cell>
          <table:table-cell office:value-type="float" office:value="0.25758">
            <text:p>0.25758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2336">
            <text:p>0.062336</text:p>
          </table:table-cell>
          <table:table-cell office:value-type="float" office:value="0.27462">
            <text:p>0.27462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4169">
            <text:p>0.054169</text:p>
          </table:table-cell>
          <table:table-cell office:value-type="float" office:value="0.31205">
            <text:p>0.3120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1619">
            <text:p>0.061619</text:p>
          </table:table-cell>
          <table:table-cell office:value-type="float" office:value="0.26219">
            <text:p>0.2621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4156">
            <text:p>0.054156</text:p>
          </table:table-cell>
          <table:table-cell office:value-type="float" office:value="0.29045">
            <text:p>0.2904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5325">
            <text:p>0.055325</text:p>
          </table:table-cell>
          <table:table-cell office:value-type="float" office:value="0.2469">
            <text:p>0.246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2901">
            <text:p>0.052901</text:p>
          </table:table-cell>
          <table:table-cell office:value-type="float" office:value="0.28162">
            <text:p>0.28162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8946">
            <text:p>0.058946</text:p>
          </table:table-cell>
          <table:table-cell office:value-type="float" office:value="0.29249">
            <text:p>0.2924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6781">
            <text:p>0.066781</text:p>
          </table:table-cell>
          <table:table-cell office:value-type="float" office:value="0.27109">
            <text:p>0.2710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7166">
            <text:p>0.067166</text:p>
          </table:table-cell>
          <table:table-cell office:value-type="float" office:value="0.28957">
            <text:p>0.2895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71107">
            <text:p>0.071107</text:p>
          </table:table-cell>
          <table:table-cell office:value-type="float" office:value="0.26842">
            <text:p>0.26842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044">
            <text:p>0.06044</text:p>
          </table:table-cell>
          <table:table-cell office:value-type="float" office:value="0.29072">
            <text:p>0.29072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4642">
            <text:p>0.054642</text:p>
          </table:table-cell>
          <table:table-cell office:value-type="float" office:value="0.28082">
            <text:p>0.28082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6579">
            <text:p>0.046579</text:p>
          </table:table-cell>
          <table:table-cell office:value-type="float" office:value="0.27235">
            <text:p>0.2723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8312">
            <text:p>0.048312</text:p>
          </table:table-cell>
          <table:table-cell office:value-type="float" office:value="0.29537">
            <text:p>0.2953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8819">
            <text:p>0.068819</text:p>
          </table:table-cell>
          <table:table-cell office:value-type="float" office:value="0.29279">
            <text:p>0.2927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202">
            <text:p>0.05202</text:p>
          </table:table-cell>
          <table:table-cell office:value-type="float" office:value="0.31025">
            <text:p>0.3102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7801">
            <text:p>0.047801</text:p>
          </table:table-cell>
          <table:table-cell office:value-type="float" office:value="0.26156">
            <text:p>0.26156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6941">
            <text:p>0.056941</text:p>
          </table:table-cell>
          <table:table-cell office:value-type="float" office:value="0.26936">
            <text:p>0.26936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2328">
            <text:p>0.062328</text:p>
          </table:table-cell>
          <table:table-cell office:value-type="float" office:value="0.24827">
            <text:p>0.2482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1449">
            <text:p>0.051449</text:p>
          </table:table-cell>
          <table:table-cell office:value-type="float" office:value="0.28401">
            <text:p>0.28401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0556">
            <text:p>0.060556</text:p>
          </table:table-cell>
          <table:table-cell office:value-type="float" office:value="0.28302">
            <text:p>0.28302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8426">
            <text:p>0.048426</text:p>
          </table:table-cell>
          <table:table-cell office:value-type="float" office:value="0.31972">
            <text:p>0.31972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4227">
            <text:p>0.054227</text:p>
          </table:table-cell>
          <table:table-cell office:value-type="float" office:value="0.30087">
            <text:p>0.3008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4029">
            <text:p>0.064029</text:p>
          </table:table-cell>
          <table:table-cell office:value-type="float" office:value="0.26791">
            <text:p>0.26791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3056">
            <text:p>0.053056</text:p>
          </table:table-cell>
          <table:table-cell office:value-type="float" office:value="0.31926">
            <text:p>0.31926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034">
            <text:p>0.06034</text:p>
          </table:table-cell>
          <table:table-cell office:value-type="float" office:value="0.28929">
            <text:p>0.2892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4792">
            <text:p>0.064792</text:p>
          </table:table-cell>
          <table:table-cell office:value-type="float" office:value="0.28937">
            <text:p>0.2893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4695">
            <text:p>0.054695</text:p>
          </table:table-cell>
          <table:table-cell office:value-type="float" office:value="0.28784">
            <text:p>0.28784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9989">
            <text:p>0.049989</text:p>
          </table:table-cell>
          <table:table-cell office:value-type="float" office:value="0.28208">
            <text:p>0.28208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5609">
            <text:p>0.065609</text:p>
          </table:table-cell>
          <table:table-cell office:value-type="float" office:value="0.28078">
            <text:p>0.28078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9596">
            <text:p>0.049596</text:p>
          </table:table-cell>
          <table:table-cell office:value-type="float" office:value="0.31091">
            <text:p>0.31091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0016">
            <text:p>0.060016</text:p>
          </table:table-cell>
          <table:table-cell office:value-type="float" office:value="0.27292">
            <text:p>0.27292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9862">
            <text:p>0.049862</text:p>
          </table:table-cell>
          <table:table-cell office:value-type="float" office:value="0.2857">
            <text:p>0.285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0005">
            <text:p>0.060005</text:p>
          </table:table-cell>
          <table:table-cell office:value-type="float" office:value="0.23736">
            <text:p>0.23736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4812">
            <text:p>0.064812</text:p>
          </table:table-cell>
          <table:table-cell office:value-type="float" office:value="0.26435">
            <text:p>0.2643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2722">
            <text:p>0.052722</text:p>
          </table:table-cell>
          <table:table-cell office:value-type="float" office:value="0.27353">
            <text:p>0.27353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9268">
            <text:p>0.049268</text:p>
          </table:table-cell>
          <table:table-cell office:value-type="float" office:value="0.26811">
            <text:p>0.26811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2099">
            <text:p>0.052099</text:p>
          </table:table-cell>
          <table:table-cell office:value-type="float" office:value="0.26063">
            <text:p>0.26063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3239">
            <text:p>0.053239</text:p>
          </table:table-cell>
          <table:table-cell office:value-type="float" office:value="0.3204">
            <text:p>0.3204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0672">
            <text:p>0.050672</text:p>
          </table:table-cell>
          <table:table-cell office:value-type="float" office:value="0.28277">
            <text:p>0.28277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2045">
            <text:p>0.062045</text:p>
          </table:table-cell>
          <table:table-cell office:value-type="float" office:value="0.28857">
            <text:p>0.28857</text:p>
          </table:table-cell>
          <table:table-cell table:formula="of:=MEDIAN([.B1004:.B1053])" office:value-type="float" office:value="0.0618165">
            <text:p>0.0618165</text:p>
          </table:table-cell>
          <table:table-cell table:formula="of:=MEDIAN([.C1004:.C1053])" office:value-type="float" office:value="0.295155">
            <text:p>0.295155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8237">
            <text:p>0.068237</text:p>
          </table:table-cell>
          <table:table-cell office:value-type="float" office:value="0.31571">
            <text:p>0.31571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6712">
            <text:p>0.056712</text:p>
          </table:table-cell>
          <table:table-cell office:value-type="float" office:value="0.29368">
            <text:p>0.29368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70606">
            <text:p>0.070606</text:p>
          </table:table-cell>
          <table:table-cell office:value-type="float" office:value="0.27792">
            <text:p>0.2779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7408">
            <text:p>0.057408</text:p>
          </table:table-cell>
          <table:table-cell office:value-type="float" office:value="0.30439">
            <text:p>0.30439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8549">
            <text:p>0.058549</text:p>
          </table:table-cell>
          <table:table-cell office:value-type="float" office:value="0.28738">
            <text:p>0.28738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81622">
            <text:p>0.081622</text:p>
          </table:table-cell>
          <table:table-cell office:value-type="float" office:value="0.28401">
            <text:p>0.28401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4498">
            <text:p>0.064498</text:p>
          </table:table-cell>
          <table:table-cell office:value-type="float" office:value="0.29664">
            <text:p>0.29664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5881">
            <text:p>0.065881</text:p>
          </table:table-cell>
          <table:table-cell office:value-type="float" office:value="0.27806">
            <text:p>0.27806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841">
            <text:p>0.05841</text:p>
          </table:table-cell>
          <table:table-cell office:value-type="float" office:value="0.29072">
            <text:p>0.2907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0184">
            <text:p>0.060184</text:p>
          </table:table-cell>
          <table:table-cell office:value-type="float" office:value="0.30056">
            <text:p>0.30056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9259">
            <text:p>0.059259</text:p>
          </table:table-cell>
          <table:table-cell office:value-type="float" office:value="0.32147">
            <text:p>0.32147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4018">
            <text:p>0.064018</text:p>
          </table:table-cell>
          <table:table-cell office:value-type="float" office:value="0.30457">
            <text:p>0.30457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0064">
            <text:p>0.060064</text:p>
          </table:table-cell>
          <table:table-cell office:value-type="float" office:value="0.28555">
            <text:p>0.28555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072">
            <text:p>0.06072</text:p>
          </table:table-cell>
          <table:table-cell office:value-type="float" office:value="0.31553">
            <text:p>0.31553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1818">
            <text:p>0.051818</text:p>
          </table:table-cell>
          <table:table-cell office:value-type="float" office:value="0.28336">
            <text:p>0.28336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5882">
            <text:p>0.065882</text:p>
          </table:table-cell>
          <table:table-cell office:value-type="float" office:value="0.29867">
            <text:p>0.29867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844">
            <text:p>0.06844</text:p>
          </table:table-cell>
          <table:table-cell office:value-type="float" office:value="0.27299">
            <text:p>0.27299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78338">
            <text:p>0.078338</text:p>
          </table:table-cell>
          <table:table-cell office:value-type="float" office:value="0.30305">
            <text:p>0.30305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7407">
            <text:p>0.07407</text:p>
          </table:table-cell>
          <table:table-cell office:value-type="float" office:value="0.30467">
            <text:p>0.30467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8979">
            <text:p>0.058979</text:p>
          </table:table-cell>
          <table:table-cell office:value-type="float" office:value="0.30552">
            <text:p>0.3055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75052">
            <text:p>0.075052</text:p>
          </table:table-cell>
          <table:table-cell office:value-type="float" office:value="0.28392">
            <text:p>0.2839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8647">
            <text:p>0.058647</text:p>
          </table:table-cell>
          <table:table-cell office:value-type="float" office:value="0.3149">
            <text:p>0.3149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2614">
            <text:p>0.052614</text:p>
          </table:table-cell>
          <table:table-cell office:value-type="float" office:value="0.30872">
            <text:p>0.3087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1761">
            <text:p>0.061761</text:p>
          </table:table-cell>
          <table:table-cell office:value-type="float" office:value="0.28312">
            <text:p>0.2831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7485">
            <text:p>0.057485</text:p>
          </table:table-cell>
          <table:table-cell office:value-type="float" office:value="0.29014">
            <text:p>0.29014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0362">
            <text:p>0.060362</text:p>
          </table:table-cell>
          <table:table-cell office:value-type="float" office:value="0.28527">
            <text:p>0.28527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72759">
            <text:p>0.072759</text:p>
          </table:table-cell>
          <table:table-cell office:value-type="float" office:value="0.25492">
            <text:p>0.2549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5282">
            <text:p>0.055282</text:p>
          </table:table-cell>
          <table:table-cell office:value-type="float" office:value="0.30085">
            <text:p>0.30085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4777">
            <text:p>0.064777</text:p>
          </table:table-cell>
          <table:table-cell office:value-type="float" office:value="0.31277">
            <text:p>0.31277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9453">
            <text:p>0.069453</text:p>
          </table:table-cell>
          <table:table-cell office:value-type="float" office:value="0.29733">
            <text:p>0.29733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7536">
            <text:p>0.057536</text:p>
          </table:table-cell>
          <table:table-cell office:value-type="float" office:value="0.29728">
            <text:p>0.29728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6777">
            <text:p>0.066777</text:p>
          </table:table-cell>
          <table:table-cell office:value-type="float" office:value="0.28465">
            <text:p>0.28465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9741">
            <text:p>0.069741</text:p>
          </table:table-cell>
          <table:table-cell office:value-type="float" office:value="0.32001">
            <text:p>0.32001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2493">
            <text:p>0.062493</text:p>
          </table:table-cell>
          <table:table-cell office:value-type="float" office:value="0.31074">
            <text:p>0.31074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74964">
            <text:p>0.074964</text:p>
          </table:table-cell>
          <table:table-cell office:value-type="float" office:value="0.27802">
            <text:p>0.2780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285">
            <text:p>0.06285</text:p>
          </table:table-cell>
          <table:table-cell office:value-type="float" office:value="0.27562">
            <text:p>0.2756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8126">
            <text:p>0.068126</text:p>
          </table:table-cell>
          <table:table-cell office:value-type="float" office:value="0.27262">
            <text:p>0.2726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7085">
            <text:p>0.057085</text:p>
          </table:table-cell>
          <table:table-cell office:value-type="float" office:value="0.27941">
            <text:p>0.27941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0126">
            <text:p>0.060126</text:p>
          </table:table-cell>
          <table:table-cell office:value-type="float" office:value="0.29663">
            <text:p>0.29663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5652">
            <text:p>0.055652</text:p>
          </table:table-cell>
          <table:table-cell office:value-type="float" office:value="0.27558">
            <text:p>0.27558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49724">
            <text:p>0.049724</text:p>
          </table:table-cell>
          <table:table-cell office:value-type="float" office:value="0.28703">
            <text:p>0.28703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6294">
            <text:p>0.056294</text:p>
          </table:table-cell>
          <table:table-cell office:value-type="float" office:value="0.28314">
            <text:p>0.28314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8304">
            <text:p>0.068304</text:p>
          </table:table-cell>
          <table:table-cell office:value-type="float" office:value="0.29862">
            <text:p>0.29862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9744">
            <text:p>0.059744</text:p>
          </table:table-cell>
          <table:table-cell office:value-type="float" office:value="0.30376">
            <text:p>0.30376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3302">
            <text:p>0.053302</text:p>
          </table:table-cell>
          <table:table-cell office:value-type="float" office:value="0.30091">
            <text:p>0.30091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6025">
            <text:p>0.056025</text:p>
          </table:table-cell>
          <table:table-cell office:value-type="float" office:value="0.31536">
            <text:p>0.31536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1872">
            <text:p>0.061872</text:p>
          </table:table-cell>
          <table:table-cell office:value-type="float" office:value="0.32218">
            <text:p>0.32218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4194">
            <text:p>0.064194</text:p>
          </table:table-cell>
          <table:table-cell office:value-type="float" office:value="0.27457">
            <text:p>0.27457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3619">
            <text:p>0.063619</text:p>
          </table:table-cell>
          <table:table-cell office:value-type="float" office:value="0.28364">
            <text:p>0.28364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6367">
            <text:p>0.066367</text:p>
          </table:table-cell>
          <table:table-cell office:value-type="float" office:value="0.29862">
            <text:p>0.29862</text:p>
          </table:table-cell>
          <table:table-cell table:formula="of:=MEDIAN([.B1054:.B1103])" office:value-type="float" office:value="0.074993">
            <text:p>0.074993</text:p>
          </table:table-cell>
          <table:table-cell table:formula="of:=MEDIAN([.C1054:.C1103])" office:value-type="float" office:value="0.30231">
            <text:p>0.30231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4694">
            <text:p>0.084694</text:p>
          </table:table-cell>
          <table:table-cell office:value-type="float" office:value="0.33728">
            <text:p>0.3372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4754">
            <text:p>0.074754</text:p>
          </table:table-cell>
          <table:table-cell office:value-type="float" office:value="0.31894">
            <text:p>0.31894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8515">
            <text:p>0.068515</text:p>
          </table:table-cell>
          <table:table-cell office:value-type="float" office:value="0.29926">
            <text:p>0.29926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9611">
            <text:p>0.079611</text:p>
          </table:table-cell>
          <table:table-cell office:value-type="float" office:value="0.29035">
            <text:p>0.29035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7669">
            <text:p>0.067669</text:p>
          </table:table-cell>
          <table:table-cell office:value-type="float" office:value="0.30892">
            <text:p>0.30892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0165">
            <text:p>0.080165</text:p>
          </table:table-cell>
          <table:table-cell office:value-type="float" office:value="0.28288">
            <text:p>0.2828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5283">
            <text:p>0.075283</text:p>
          </table:table-cell>
          <table:table-cell office:value-type="float" office:value="0.3078">
            <text:p>0.307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7112">
            <text:p>0.067112</text:p>
          </table:table-cell>
          <table:table-cell office:value-type="float" office:value="0.29652">
            <text:p>0.29652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4092">
            <text:p>0.074092</text:p>
          </table:table-cell>
          <table:table-cell office:value-type="float" office:value="0.30959">
            <text:p>0.30959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0393">
            <text:p>0.070393</text:p>
          </table:table-cell>
          <table:table-cell office:value-type="float" office:value="0.29789">
            <text:p>0.29789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5714">
            <text:p>0.075714</text:p>
          </table:table-cell>
          <table:table-cell office:value-type="float" office:value="0.28063">
            <text:p>0.28063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543">
            <text:p>0.07543</text:p>
          </table:table-cell>
          <table:table-cell office:value-type="float" office:value="0.30102">
            <text:p>0.30102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6332">
            <text:p>0.086332</text:p>
          </table:table-cell>
          <table:table-cell office:value-type="float" office:value="0.2802">
            <text:p>0.2802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349">
            <text:p>0.06349</text:p>
          </table:table-cell>
          <table:table-cell office:value-type="float" office:value="0.30267">
            <text:p>0.30267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2332">
            <text:p>0.062332</text:p>
          </table:table-cell>
          <table:table-cell office:value-type="float" office:value="0.30858">
            <text:p>0.3085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9654">
            <text:p>0.069654</text:p>
          </table:table-cell>
          <table:table-cell office:value-type="float" office:value="0.29137">
            <text:p>0.29137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5542">
            <text:p>0.075542</text:p>
          </table:table-cell>
          <table:table-cell office:value-type="float" office:value="0.29073">
            <text:p>0.29073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1494">
            <text:p>0.081494</text:p>
          </table:table-cell>
          <table:table-cell office:value-type="float" office:value="0.30542">
            <text:p>0.30542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3612">
            <text:p>0.083612</text:p>
          </table:table-cell>
          <table:table-cell office:value-type="float" office:value="0.29954">
            <text:p>0.29954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0935">
            <text:p>0.080935</text:p>
          </table:table-cell>
          <table:table-cell office:value-type="float" office:value="0.28125">
            <text:p>0.28125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5913">
            <text:p>0.065913</text:p>
          </table:table-cell>
          <table:table-cell office:value-type="float" office:value="0.26318">
            <text:p>0.2631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0481">
            <text:p>0.070481</text:p>
          </table:table-cell>
          <table:table-cell office:value-type="float" office:value="0.32249">
            <text:p>0.32249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97518">
            <text:p>0.097518</text:p>
          </table:table-cell>
          <table:table-cell office:value-type="float" office:value="0.32534">
            <text:p>0.32534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7077">
            <text:p>0.067077</text:p>
          </table:table-cell>
          <table:table-cell office:value-type="float" office:value="0.327">
            <text:p>0.327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587">
            <text:p>0.07587</text:p>
          </table:table-cell>
          <table:table-cell office:value-type="float" office:value="0.32468">
            <text:p>0.3246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4566">
            <text:p>0.074566</text:p>
          </table:table-cell>
          <table:table-cell office:value-type="float" office:value="0.29772">
            <text:p>0.29772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75">
            <text:p>0.0775</text:p>
          </table:table-cell>
          <table:table-cell office:value-type="float" office:value="0.30378">
            <text:p>0.3037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8431">
            <text:p>0.078431</text:p>
          </table:table-cell>
          <table:table-cell office:value-type="float" office:value="0.29519">
            <text:p>0.29519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0343">
            <text:p>0.060343</text:p>
          </table:table-cell>
          <table:table-cell office:value-type="float" office:value="0.30195">
            <text:p>0.30195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8447">
            <text:p>0.068447</text:p>
          </table:table-cell>
          <table:table-cell office:value-type="float" office:value="0.31774">
            <text:p>0.31774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9092">
            <text:p>0.069092</text:p>
          </table:table-cell>
          <table:table-cell office:value-type="float" office:value="0.28626">
            <text:p>0.28626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4645">
            <text:p>0.064645</text:p>
          </table:table-cell>
          <table:table-cell office:value-type="float" office:value="0.34178">
            <text:p>0.3417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1382">
            <text:p>0.081382</text:p>
          </table:table-cell>
          <table:table-cell office:value-type="float" office:value="0.33045">
            <text:p>0.33045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0572">
            <text:p>0.080572</text:p>
          </table:table-cell>
          <table:table-cell office:value-type="float" office:value="0.35809">
            <text:p>0.35809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5102">
            <text:p>0.075102</text:p>
          </table:table-cell>
          <table:table-cell office:value-type="float" office:value="0.28748">
            <text:p>0.2874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6896">
            <text:p>0.076896</text:p>
          </table:table-cell>
          <table:table-cell office:value-type="float" office:value="0.26957">
            <text:p>0.26957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3539">
            <text:p>0.063539</text:p>
          </table:table-cell>
          <table:table-cell office:value-type="float" office:value="0.32368">
            <text:p>0.3236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6354">
            <text:p>0.076354</text:p>
          </table:table-cell>
          <table:table-cell office:value-type="float" office:value="0.28071">
            <text:p>0.28071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7957">
            <text:p>0.067957</text:p>
          </table:table-cell>
          <table:table-cell office:value-type="float" office:value="0.32536">
            <text:p>0.32536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5896">
            <text:p>0.065896</text:p>
          </table:table-cell>
          <table:table-cell office:value-type="float" office:value="0.31858">
            <text:p>0.3185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1551">
            <text:p>0.071551</text:p>
          </table:table-cell>
          <table:table-cell office:value-type="float" office:value="0.2857">
            <text:p>0.2857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7766">
            <text:p>0.087766</text:p>
          </table:table-cell>
          <table:table-cell office:value-type="float" office:value="0.30345">
            <text:p>0.30345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6505">
            <text:p>0.066505</text:p>
          </table:table-cell>
          <table:table-cell office:value-type="float" office:value="0.34238">
            <text:p>0.3423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62">
            <text:p>0.0762</text:p>
          </table:table-cell>
          <table:table-cell office:value-type="float" office:value="0.32381">
            <text:p>0.32381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2322">
            <text:p>0.082322</text:p>
          </table:table-cell>
          <table:table-cell office:value-type="float" office:value="0.29168">
            <text:p>0.29168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59212">
            <text:p>0.059212</text:p>
          </table:table-cell>
          <table:table-cell office:value-type="float" office:value="0.33206">
            <text:p>0.33206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234">
            <text:p>0.08234</text:p>
          </table:table-cell>
          <table:table-cell office:value-type="float" office:value="0.31639">
            <text:p>0.31639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87323">
            <text:p>0.087323</text:p>
          </table:table-cell>
          <table:table-cell office:value-type="float" office:value="0.27896">
            <text:p>0.27896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74884">
            <text:p>0.074884</text:p>
          </table:table-cell>
          <table:table-cell office:value-type="float" office:value="0.2984">
            <text:p>0.2984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0301">
            <text:p>0.10301</text:p>
          </table:table-cell>
          <table:table-cell office:value-type="float" office:value="0.3341">
            <text:p>0.3341</text:p>
          </table:table-cell>
          <table:table-cell table:formula="of:=MEDIAN([.B1104:.B1153])" office:value-type="float" office:value="0.092898">
            <text:p>0.092898</text:p>
          </table:table-cell>
          <table:table-cell table:formula="of:=MEDIAN([.C1104:.C1153])" office:value-type="float" office:value="0.30944">
            <text:p>0.30944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4315">
            <text:p>0.084315</text:p>
          </table:table-cell>
          <table:table-cell office:value-type="float" office:value="0.31199">
            <text:p>0.3119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75093">
            <text:p>0.075093</text:p>
          </table:table-cell>
          <table:table-cell office:value-type="float" office:value="0.32884">
            <text:p>0.32884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2885">
            <text:p>0.092885</text:p>
          </table:table-cell>
          <table:table-cell office:value-type="float" office:value="0.35858">
            <text:p>0.35858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1012">
            <text:p>0.11012</text:p>
          </table:table-cell>
          <table:table-cell office:value-type="float" office:value="0.31914">
            <text:p>0.31914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3945">
            <text:p>0.083945</text:p>
          </table:table-cell>
          <table:table-cell office:value-type="float" office:value="0.31415">
            <text:p>0.31415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0227">
            <text:p>0.10227</text:p>
          </table:table-cell>
          <table:table-cell office:value-type="float" office:value="0.30141">
            <text:p>0.30141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0852">
            <text:p>0.10852</text:p>
          </table:table-cell>
          <table:table-cell office:value-type="float" office:value="0.29624">
            <text:p>0.29624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4764">
            <text:p>0.094764</text:p>
          </table:table-cell>
          <table:table-cell office:value-type="float" office:value="0.29532">
            <text:p>0.29532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0048">
            <text:p>0.10048</text:p>
          </table:table-cell>
          <table:table-cell office:value-type="float" office:value="0.29752">
            <text:p>0.29752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658">
            <text:p>0.08658</text:p>
          </table:table-cell>
          <table:table-cell office:value-type="float" office:value="0.31959">
            <text:p>0.3195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3636">
            <text:p>0.093636</text:p>
          </table:table-cell>
          <table:table-cell office:value-type="float" office:value="0.32096">
            <text:p>0.32096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77276">
            <text:p>0.077276</text:p>
          </table:table-cell>
          <table:table-cell office:value-type="float" office:value="0.28439">
            <text:p>0.2843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0939">
            <text:p>0.080939</text:p>
          </table:table-cell>
          <table:table-cell office:value-type="float" office:value="0.33048">
            <text:p>0.33048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68257">
            <text:p>0.068257</text:p>
          </table:table-cell>
          <table:table-cell office:value-type="float" office:value="0.32565">
            <text:p>0.32565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6206">
            <text:p>0.086206</text:p>
          </table:table-cell>
          <table:table-cell office:value-type="float" office:value="0.29555">
            <text:p>0.29555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8808">
            <text:p>0.088808</text:p>
          </table:table-cell>
          <table:table-cell office:value-type="float" office:value="0.30522">
            <text:p>0.30522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425">
            <text:p>0.09425</text:p>
          </table:table-cell>
          <table:table-cell office:value-type="float" office:value="0.29294">
            <text:p>0.29294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8195">
            <text:p>0.098195</text:p>
          </table:table-cell>
          <table:table-cell office:value-type="float" office:value="0.31326">
            <text:p>0.31326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73833">
            <text:p>0.073833</text:p>
          </table:table-cell>
          <table:table-cell office:value-type="float" office:value="0.31554">
            <text:p>0.31554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477">
            <text:p>0.09477</text:p>
          </table:table-cell>
          <table:table-cell office:value-type="float" office:value="0.29047">
            <text:p>0.29047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0263">
            <text:p>0.10263</text:p>
          </table:table-cell>
          <table:table-cell office:value-type="float" office:value="0.27963">
            <text:p>0.27963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0439">
            <text:p>0.090439</text:p>
          </table:table-cell>
          <table:table-cell office:value-type="float" office:value="0.32058">
            <text:p>0.32058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2911">
            <text:p>0.092911</text:p>
          </table:table-cell>
          <table:table-cell office:value-type="float" office:value="0.31059">
            <text:p>0.3105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3044">
            <text:p>0.093044</text:p>
          </table:table-cell>
          <table:table-cell office:value-type="float" office:value="0.31604">
            <text:p>0.31604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2397">
            <text:p>0.12397</text:p>
          </table:table-cell>
          <table:table-cell office:value-type="float" office:value="0.31055">
            <text:p>0.31055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75674">
            <text:p>0.075674</text:p>
          </table:table-cell>
          <table:table-cell office:value-type="float" office:value="0.31909">
            <text:p>0.3190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74046">
            <text:p>0.074046</text:p>
          </table:table-cell>
          <table:table-cell office:value-type="float" office:value="0.32449">
            <text:p>0.3244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2492">
            <text:p>0.092492</text:p>
          </table:table-cell>
          <table:table-cell office:value-type="float" office:value="0.27788">
            <text:p>0.27788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0062">
            <text:p>0.10062</text:p>
          </table:table-cell>
          <table:table-cell office:value-type="float" office:value="0.30311">
            <text:p>0.30311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0432">
            <text:p>0.10432</text:p>
          </table:table-cell>
          <table:table-cell office:value-type="float" office:value="0.29907">
            <text:p>0.29907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7463">
            <text:p>0.097463</text:p>
          </table:table-cell>
          <table:table-cell office:value-type="float" office:value="0.291">
            <text:p>0.291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0216">
            <text:p>0.080216</text:p>
          </table:table-cell>
          <table:table-cell office:value-type="float" office:value="0.31749">
            <text:p>0.3174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72821">
            <text:p>0.072821</text:p>
          </table:table-cell>
          <table:table-cell office:value-type="float" office:value="0.29944">
            <text:p>0.29944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2596">
            <text:p>0.12596</text:p>
          </table:table-cell>
          <table:table-cell office:value-type="float" office:value="0.30781">
            <text:p>0.30781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0715">
            <text:p>0.10715</text:p>
          </table:table-cell>
          <table:table-cell office:value-type="float" office:value="0.29939">
            <text:p>0.2993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7544">
            <text:p>0.087544</text:p>
          </table:table-cell>
          <table:table-cell office:value-type="float" office:value="0.28095">
            <text:p>0.28095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2619">
            <text:p>0.082619</text:p>
          </table:table-cell>
          <table:table-cell office:value-type="float" office:value="0.31225">
            <text:p>0.31225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78957">
            <text:p>0.078957</text:p>
          </table:table-cell>
          <table:table-cell office:value-type="float" office:value="0.27886">
            <text:p>0.27886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77309">
            <text:p>0.077309</text:p>
          </table:table-cell>
          <table:table-cell office:value-type="float" office:value="0.31156">
            <text:p>0.31156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1241">
            <text:p>0.091241</text:p>
          </table:table-cell>
          <table:table-cell office:value-type="float" office:value="0.3065">
            <text:p>0.3065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5683">
            <text:p>0.095683</text:p>
          </table:table-cell>
          <table:table-cell office:value-type="float" office:value="0.34907">
            <text:p>0.34907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0643">
            <text:p>0.080643</text:p>
          </table:table-cell>
          <table:table-cell office:value-type="float" office:value="0.32045">
            <text:p>0.32045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1222">
            <text:p>0.11222</text:p>
          </table:table-cell>
          <table:table-cell office:value-type="float" office:value="0.3069">
            <text:p>0.3069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5441">
            <text:p>0.095441</text:p>
          </table:table-cell>
          <table:table-cell office:value-type="float" office:value="0.30402">
            <text:p>0.30402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84386">
            <text:p>0.084386</text:p>
          </table:table-cell>
          <table:table-cell office:value-type="float" office:value="0.30654">
            <text:p>0.30654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4109">
            <text:p>0.094109</text:p>
          </table:table-cell>
          <table:table-cell office:value-type="float" office:value="0.3423">
            <text:p>0.3423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1539">
            <text:p>0.091539</text:p>
          </table:table-cell>
          <table:table-cell office:value-type="float" office:value="0.30833">
            <text:p>0.30833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96369">
            <text:p>0.096369</text:p>
          </table:table-cell>
          <table:table-cell office:value-type="float" office:value="0.30642">
            <text:p>0.30642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1763">
            <text:p>0.11763</text:p>
          </table:table-cell>
          <table:table-cell office:value-type="float" office:value="0.33743">
            <text:p>0.3374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87297">
            <text:p>0.087297</text:p>
          </table:table-cell>
          <table:table-cell office:value-type="float" office:value="0.29423">
            <text:p>0.29423</text:p>
          </table:table-cell>
          <table:table-cell table:formula="of:=MEDIAN([.B1154:.B1203])" office:value-type="float" office:value="0.118635">
            <text:p>0.118635</text:p>
          </table:table-cell>
          <table:table-cell table:formula="of:=MEDIAN([.C1154:.C1203])" office:value-type="float" office:value="0.318465">
            <text:p>0.31846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9097">
            <text:p>0.09097</text:p>
          </table:table-cell>
          <table:table-cell office:value-type="float" office:value="0.33613">
            <text:p>0.3361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09">
            <text:p>0.109</text:p>
          </table:table-cell>
          <table:table-cell office:value-type="float" office:value="0.31473">
            <text:p>0.3147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067">
            <text:p>0.1067</text:p>
          </table:table-cell>
          <table:table-cell office:value-type="float" office:value="0.32988">
            <text:p>0.32988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0493">
            <text:p>0.10493</text:p>
          </table:table-cell>
          <table:table-cell office:value-type="float" office:value="0.37285">
            <text:p>0.37285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3366">
            <text:p>0.13366</text:p>
          </table:table-cell>
          <table:table-cell office:value-type="float" office:value="0.28805">
            <text:p>0.28805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4885">
            <text:p>0.14885</text:p>
          </table:table-cell>
          <table:table-cell office:value-type="float" office:value="0.33663">
            <text:p>0.3366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247">
            <text:p>0.1247</text:p>
          </table:table-cell>
          <table:table-cell office:value-type="float" office:value="0.26821">
            <text:p>0.26821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611">
            <text:p>0.11611</text:p>
          </table:table-cell>
          <table:table-cell office:value-type="float" office:value="0.3322">
            <text:p>0.3322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092">
            <text:p>0.16092</text:p>
          </table:table-cell>
          <table:table-cell office:value-type="float" office:value="0.32013">
            <text:p>0.3201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779">
            <text:p>0.16779</text:p>
          </table:table-cell>
          <table:table-cell office:value-type="float" office:value="0.31084">
            <text:p>0.31084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3023">
            <text:p>0.13023</text:p>
          </table:table-cell>
          <table:table-cell office:value-type="float" office:value="0.28767">
            <text:p>0.28767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14">
            <text:p>0.1114</text:p>
          </table:table-cell>
          <table:table-cell office:value-type="float" office:value="0.30079">
            <text:p>0.30079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187">
            <text:p>0.15187</text:p>
          </table:table-cell>
          <table:table-cell office:value-type="float" office:value="0.35668">
            <text:p>0.35668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98976">
            <text:p>0.098976</text:p>
          </table:table-cell>
          <table:table-cell office:value-type="float" office:value="0.32857">
            <text:p>0.32857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424">
            <text:p>0.1424</text:p>
          </table:table-cell>
          <table:table-cell office:value-type="float" office:value="0.34623">
            <text:p>0.3462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91361">
            <text:p>0.091361</text:p>
          </table:table-cell>
          <table:table-cell office:value-type="float" office:value="0.29141">
            <text:p>0.29141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0943">
            <text:p>0.10943</text:p>
          </table:table-cell>
          <table:table-cell office:value-type="float" office:value="0.31778">
            <text:p>0.31778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9432">
            <text:p>0.19432</text:p>
          </table:table-cell>
          <table:table-cell office:value-type="float" office:value="0.2972">
            <text:p>0.2972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981">
            <text:p>0.11981</text:p>
          </table:table-cell>
          <table:table-cell office:value-type="float" office:value="0.31056">
            <text:p>0.31056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0022">
            <text:p>0.10022</text:p>
          </table:table-cell>
          <table:table-cell office:value-type="float" office:value="0.32065">
            <text:p>0.32065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0258">
            <text:p>0.10258</text:p>
          </table:table-cell>
          <table:table-cell office:value-type="float" office:value="0.33223">
            <text:p>0.3322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21713">
            <text:p>0.21713</text:p>
          </table:table-cell>
          <table:table-cell office:value-type="float" office:value="0.31103">
            <text:p>0.3110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2723">
            <text:p>0.12723</text:p>
          </table:table-cell>
          <table:table-cell office:value-type="float" office:value="0.31293">
            <text:p>0.3129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498">
            <text:p>0.1498</text:p>
          </table:table-cell>
          <table:table-cell office:value-type="float" office:value="0.32566">
            <text:p>0.32566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264">
            <text:p>0.11264</text:p>
          </table:table-cell>
          <table:table-cell office:value-type="float" office:value="0.2891">
            <text:p>0.2891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96975">
            <text:p>0.096975</text:p>
          </table:table-cell>
          <table:table-cell office:value-type="float" office:value="0.3535">
            <text:p>0.3535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814">
            <text:p>0.11814</text:p>
          </table:table-cell>
          <table:table-cell office:value-type="float" office:value="0.32208">
            <text:p>0.32208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98616">
            <text:p>0.098616</text:p>
          </table:table-cell>
          <table:table-cell office:value-type="float" office:value="0.34018">
            <text:p>0.34018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81526">
            <text:p>0.081526</text:p>
          </table:table-cell>
          <table:table-cell office:value-type="float" office:value="0.3293">
            <text:p>0.329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2687">
            <text:p>0.12687</text:p>
          </table:table-cell>
          <table:table-cell office:value-type="float" office:value="0.31098">
            <text:p>0.31098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0057">
            <text:p>0.10057</text:p>
          </table:table-cell>
          <table:table-cell office:value-type="float" office:value="0.31524">
            <text:p>0.31524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2859">
            <text:p>0.12859</text:p>
          </table:table-cell>
          <table:table-cell office:value-type="float" office:value="0.30537">
            <text:p>0.30537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3959">
            <text:p>0.13959</text:p>
          </table:table-cell>
          <table:table-cell office:value-type="float" office:value="0.32398">
            <text:p>0.32398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0069">
            <text:p>0.10069</text:p>
          </table:table-cell>
          <table:table-cell office:value-type="float" office:value="0.31257">
            <text:p>0.31257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117">
            <text:p>0.11117</text:p>
          </table:table-cell>
          <table:table-cell office:value-type="float" office:value="0.33568">
            <text:p>0.33568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179">
            <text:p>0.15179</text:p>
          </table:table-cell>
          <table:table-cell office:value-type="float" office:value="0.31748">
            <text:p>0.31748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388">
            <text:p>0.1388</text:p>
          </table:table-cell>
          <table:table-cell office:value-type="float" office:value="0.32312">
            <text:p>0.32312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3049">
            <text:p>0.13049</text:p>
          </table:table-cell>
          <table:table-cell office:value-type="float" office:value="0.34093">
            <text:p>0.34093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2175">
            <text:p>0.12175</text:p>
          </table:table-cell>
          <table:table-cell office:value-type="float" office:value="0.33737">
            <text:p>0.33737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761">
            <text:p>0.11761</text:p>
          </table:table-cell>
          <table:table-cell office:value-type="float" office:value="0.35451">
            <text:p>0.35451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2367">
            <text:p>0.12367</text:p>
          </table:table-cell>
          <table:table-cell office:value-type="float" office:value="0.31915">
            <text:p>0.31915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98654">
            <text:p>0.098654</text:p>
          </table:table-cell>
          <table:table-cell office:value-type="float" office:value="0.3104">
            <text:p>0.3104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92707">
            <text:p>0.092707</text:p>
          </table:table-cell>
          <table:table-cell office:value-type="float" office:value="0.29539">
            <text:p>0.29539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905">
            <text:p>0.11905</text:p>
          </table:table-cell>
          <table:table-cell office:value-type="float" office:value="0.33576">
            <text:p>0.33576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2677">
            <text:p>0.12677</text:p>
          </table:table-cell>
          <table:table-cell office:value-type="float" office:value="0.31582">
            <text:p>0.31582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822">
            <text:p>0.11822</text:p>
          </table:table-cell>
          <table:table-cell office:value-type="float" office:value="0.30784">
            <text:p>0.30784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3294">
            <text:p>0.13294</text:p>
          </table:table-cell>
          <table:table-cell office:value-type="float" office:value="0.33644">
            <text:p>0.33644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16">
            <text:p>0.1516</text:p>
          </table:table-cell>
          <table:table-cell office:value-type="float" office:value="0.31735">
            <text:p>0.31735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0998">
            <text:p>0.10998</text:p>
          </table:table-cell>
          <table:table-cell office:value-type="float" office:value="0.31269">
            <text:p>0.31269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.0856">
            <text:p>1.0856</text:p>
          </table:table-cell>
          <table:table-cell office:value-type="float" office:value="0.33858">
            <text:p>0.33858</text:p>
          </table:table-cell>
          <table:table-cell table:formula="of:=MEDIAN([.B1204:.B1253])" office:value-type="float" office:value="0.51764">
            <text:p>0.51764</text:p>
          </table:table-cell>
          <table:table-cell table:formula="of:=MEDIAN([.C1204:.C1253])" office:value-type="float" office:value="0.32901">
            <text:p>0.32901</text:p>
          </table:table-cell>
          <table:table-cell table:formula="of:=MAX([.B1204:.B1253])" office:value-type="float" office:value="12.968">
            <text:p>12.968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9783">
            <text:p>0.49783</text:p>
          </table:table-cell>
          <table:table-cell office:value-type="float" office:value="0.30922">
            <text:p>0.30922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72013">
            <text:p>0.72013</text:p>
          </table:table-cell>
          <table:table-cell office:value-type="float" office:value="0.3553">
            <text:p>0.355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8234">
            <text:p>0.48234</text:p>
          </table:table-cell>
          <table:table-cell office:value-type="float" office:value="0.31902">
            <text:p>0.31902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35341">
            <text:p>0.35341</text:p>
          </table:table-cell>
          <table:table-cell office:value-type="float" office:value="0.33553">
            <text:p>0.3355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0375">
            <text:p>2.0375</text:p>
          </table:table-cell>
          <table:table-cell office:value-type="float" office:value="0.35033">
            <text:p>0.3503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7692">
            <text:p>0.27692</text:p>
          </table:table-cell>
          <table:table-cell office:value-type="float" office:value="0.34615">
            <text:p>0.34615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1836">
            <text:p>0.21836</text:p>
          </table:table-cell>
          <table:table-cell office:value-type="float" office:value="0.30904">
            <text:p>0.30904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.0833">
            <text:p>1.0833</text:p>
          </table:table-cell>
          <table:table-cell office:value-type="float" office:value="0.32449">
            <text:p>0.32449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35613">
            <text:p>0.35613</text:p>
          </table:table-cell>
          <table:table-cell office:value-type="float" office:value="0.32152">
            <text:p>0.32152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.5724">
            <text:p>9.5724</text:p>
          </table:table-cell>
          <table:table-cell office:value-type="float" office:value="0.34186">
            <text:p>0.34186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1285">
            <text:p>0.41285</text:p>
          </table:table-cell>
          <table:table-cell office:value-type="float" office:value="0.34368">
            <text:p>0.34368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.0148">
            <text:p>1.0148</text:p>
          </table:table-cell>
          <table:table-cell office:value-type="float" office:value="0.33083">
            <text:p>0.3308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83079">
            <text:p>0.83079</text:p>
          </table:table-cell>
          <table:table-cell office:value-type="float" office:value="0.34673">
            <text:p>0.3467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.2834">
            <text:p>1.2834</text:p>
          </table:table-cell>
          <table:table-cell office:value-type="float" office:value="0.31805">
            <text:p>0.31805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.5099">
            <text:p>5.5099</text:p>
          </table:table-cell>
          <table:table-cell office:value-type="float" office:value="0.31352">
            <text:p>0.31352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7024">
            <text:p>2.7024</text:p>
          </table:table-cell>
          <table:table-cell office:value-type="float" office:value="0.29972">
            <text:p>0.29972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638">
            <text:p>0.2638</text:p>
          </table:table-cell>
          <table:table-cell office:value-type="float" office:value="0.31443">
            <text:p>0.3144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.428">
            <text:p>12.428</text:p>
          </table:table-cell>
          <table:table-cell office:value-type="float" office:value="0.34767">
            <text:p>0.34767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7461">
            <text:p>0.27461</text:p>
          </table:table-cell>
          <table:table-cell office:value-type="float" office:value="0.34693">
            <text:p>0.3469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7532">
            <text:p>0.47532</text:p>
          </table:table-cell>
          <table:table-cell office:value-type="float" office:value="0.31373">
            <text:p>0.3137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57574">
            <text:p>0.57574</text:p>
          </table:table-cell>
          <table:table-cell office:value-type="float" office:value="0.30368">
            <text:p>0.30368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77895">
            <text:p>0.77895</text:p>
          </table:table-cell>
          <table:table-cell office:value-type="float" office:value="0.3168">
            <text:p>0.3168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1772">
            <text:p>0.41772</text:p>
          </table:table-cell>
          <table:table-cell office:value-type="float" office:value="0.32778">
            <text:p>0.32778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1731">
            <text:p>0.41731</text:p>
          </table:table-cell>
          <table:table-cell office:value-type="float" office:value="0.3101">
            <text:p>0.3101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.7947">
            <text:p>8.7947</text:p>
          </table:table-cell>
          <table:table-cell office:value-type="float" office:value="0.33024">
            <text:p>0.33024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39441">
            <text:p>0.39441</text:p>
          </table:table-cell>
          <table:table-cell office:value-type="float" office:value="0.33419">
            <text:p>0.33419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70052">
            <text:p>0.70052</text:p>
          </table:table-cell>
          <table:table-cell office:value-type="float" office:value="0.31684">
            <text:p>0.31684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2859">
            <text:p>0.22859</text:p>
          </table:table-cell>
          <table:table-cell office:value-type="float" office:value="0.32751">
            <text:p>0.32751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5409">
            <text:p>0.45409</text:p>
          </table:table-cell>
          <table:table-cell office:value-type="float" office:value="0.34393">
            <text:p>0.3439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31735">
            <text:p>0.31735</text:p>
          </table:table-cell>
          <table:table-cell office:value-type="float" office:value="0.29368">
            <text:p>0.29368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6506">
            <text:p>0.46506</text:p>
          </table:table-cell>
          <table:table-cell office:value-type="float" office:value="0.33752">
            <text:p>0.33752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.5645">
            <text:p>1.5645</text:p>
          </table:table-cell>
          <table:table-cell office:value-type="float" office:value="0.33102">
            <text:p>0.33102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53745">
            <text:p>0.53745</text:p>
          </table:table-cell>
          <table:table-cell office:value-type="float" office:value="0.32453">
            <text:p>0.3245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1083">
            <text:p>0.21083</text:p>
          </table:table-cell>
          <table:table-cell office:value-type="float" office:value="0.33731">
            <text:p>0.33731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43968">
            <text:p>0.43968</text:p>
          </table:table-cell>
          <table:table-cell office:value-type="float" office:value="0.31865">
            <text:p>0.31865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86386">
            <text:p>0.86386</text:p>
          </table:table-cell>
          <table:table-cell office:value-type="float" office:value="0.3664">
            <text:p>0.3664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632">
            <text:p>0.15632</text:p>
          </table:table-cell>
          <table:table-cell office:value-type="float" office:value="0.31691">
            <text:p>0.31691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.6386">
            <text:p>6.6386</text:p>
          </table:table-cell>
          <table:table-cell office:value-type="float" office:value="0.32208">
            <text:p>0.32208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.7599">
            <text:p>3.7599</text:p>
          </table:table-cell>
          <table:table-cell office:value-type="float" office:value="0.36443">
            <text:p>0.3644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59424">
            <text:p>0.59424</text:p>
          </table:table-cell>
          <table:table-cell office:value-type="float" office:value="0.30421">
            <text:p>0.30421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6253">
            <text:p>0.16253</text:p>
          </table:table-cell>
          <table:table-cell office:value-type="float" office:value="0.33852">
            <text:p>0.33852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8373">
            <text:p>2.8373</text:p>
          </table:table-cell>
          <table:table-cell office:value-type="float" office:value="0.32568">
            <text:p>0.32568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86024">
            <text:p>0.86024</text:p>
          </table:table-cell>
          <table:table-cell office:value-type="float" office:value="0.33326">
            <text:p>0.33326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7751">
            <text:p>0.27751</text:p>
          </table:table-cell>
          <table:table-cell office:value-type="float" office:value="0.34917">
            <text:p>0.34917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.968">
            <text:p>12.968</text:p>
          </table:table-cell>
          <table:table-cell office:value-type="float" office:value="0.30917">
            <text:p>0.30917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79309">
            <text:p>0.79309</text:p>
          </table:table-cell>
          <table:table-cell office:value-type="float" office:value="0.3469">
            <text:p>0.3469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34182">
            <text:p>0.34182</text:p>
          </table:table-cell>
          <table:table-cell office:value-type="float" office:value="0.34883">
            <text:p>0.34883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6201">
            <text:p>0.26201</text:p>
          </table:table-cell>
          <table:table-cell office:value-type="float" office:value="0.34535">
            <text:p>0.34535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2756">
            <text:p>0.22756</text:p>
          </table:table-cell>
          <table:table-cell office:value-type="float" office:value="0.31204">
            <text:p>0.3120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5/05/2017</text:date>, <text:time>13:2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21:05:10.441263015</meta:creation-date>
    <dc:date>2017-05-05T13:28:03.76</dc:date>
    <meta:editing-duration>PT1H31M42S</meta:editing-duration>
    <meta:editing-cycles>3</meta:editing-cycles>
    <meta:generator>OpenOffice/4.1.2$Win32 OpenOffice.org_project/412m3$Build-9782</meta:generator>
    <dc:creator>Sam Scholze</dc:creator>
    <meta:document-statistic meta:table-count="1" meta:cell-count="38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minimum="0" chart:maximum="250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plus" chart:symbol-width="0.15cm" chart:symbol-height="0.1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15cm" chart:symbol-height="0.1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81cm" svg:height="12.701cm" xlink:href="." xlink:type="simple" chart:class="chart:scatter" chart:style-name="ch1">
        <chart:title svg:x="4.825cm" svg:y="0.39cm" chart:style-name="ch2">
          <text:p>Erasure Set Size vs Reconstruction Error</text:p>
        </chart:title>
        <chart:subtitle svg:x="6.888cm" svg:y="1.423cm" chart:style-name="ch3">
          <text:p>N = 1000, n = m = 250</text:p>
        </chart:subtitle>
        <chart:legend chart:legend-position="bottom" svg:x="4.442cm" svg:y="11.892cm" style:legend-expansion="wide" chart:style-name="ch4"/>
        <chart:plot-area chart:style-name="ch5" chart:data-source-has-labels="both" svg:x="1.393cm" svg:y="2.614cm" svg:width="15.678cm" svg:height="8.016cm">
          <chartooo:coordinate-region svg:x="2.305cm" svg:y="2.826cm" svg:width="14.486cm" svg:height="7.131cm"/>
          <chart:axis chart:dimension="x" chart:name="primary-x" chart:style-name="ch6" chartooo:axis-type="auto">
            <chart:title svg:x="7.971cm" svg:y="10.885cm" chart:style-name="ch7">
              <text:p>Erasure Set Size</text:p>
            </chart:title>
            <chart:categories table:cell-range-address="local-table.$A$2:.$A$1201"/>
          </chart:axis>
          <chart:axis chart:dimension="y" chart:name="primary-y" chart:style-name="ch8">
            <chart:title svg:x="0.451cm" svg:y="7.036cm" chart:style-name="ch9">
              <text:p>Error</text:p>
            </chart:title>
            <chart:grid chart:style-name="ch10" chart:class="major"/>
          </chart:axis>
          <chart:series chart:style-name="ch11" chart:values-cell-range-address="local-table.$C$2:.$C$1201" chart:label-cell-address="local-table.$C$1" chart:class="chart:scatter">
            <chart:domain table:cell-range-address="local-table.$B$2:.$B$1201"/>
            <chart:data-point chart:repeated="1200"/>
          </chart:series>
          <chart:series chart:style-name="ch12" chart:values-cell-range-address="local-table.$D$2:.$D$1201" chart:label-cell-address="local-table.$D$1" chart:class="chart:scatter">
            <chart:data-point chart:repeated="1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construction Error</text:p>
                  </text:list-item>
                </text:list>
              </table:table-cell>
              <table:table-cell office:value-type="string">
                <text:p>Partial 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rtial Reconstruction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28028">
                <text:p>0.028028</text:p>
              </table:table-cell>
              <table:table-cell office:value-type="float" office:value="0.046527">
                <text:p>0.0465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7416">
                <text:p>0.027416</text:p>
              </table:table-cell>
              <table:table-cell office:value-type="float" office:value="0.054857">
                <text:p>0.054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25072">
                <text:p>0.025072</text:p>
              </table:table-cell>
              <table:table-cell office:value-type="float" office:value="0.066392">
                <text:p>0.066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5232">
                <text:p>0.025232</text:p>
              </table:table-cell>
              <table:table-cell office:value-type="float" office:value="0.054751">
                <text:p>0.054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25832">
                <text:p>0.025832</text:p>
              </table:table-cell>
              <table:table-cell office:value-type="float" office:value="0.055225">
                <text:p>0.055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26652">
                <text:p>0.026652</text:p>
              </table:table-cell>
              <table:table-cell office:value-type="float" office:value="0.064863">
                <text:p>0.064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2571">
                <text:p>0.02571</text:p>
              </table:table-cell>
              <table:table-cell office:value-type="float" office:value="0.059341">
                <text:p>0.059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26275">
                <text:p>0.026275</text:p>
              </table:table-cell>
              <table:table-cell office:value-type="float" office:value="0.062221">
                <text:p>0.062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25964">
                <text:p>0.025964</text:p>
              </table:table-cell>
              <table:table-cell office:value-type="float" office:value="0.070206">
                <text:p>0.070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5449">
                <text:p>0.025449</text:p>
              </table:table-cell>
              <table:table-cell office:value-type="float" office:value="0.037458">
                <text:p>0.037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4392">
                <text:p>0.024392</text:p>
              </table:table-cell>
              <table:table-cell office:value-type="float" office:value="0.047772">
                <text:p>0.047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26346">
                <text:p>0.026346</text:p>
              </table:table-cell>
              <table:table-cell office:value-type="float" office:value="0.061885">
                <text:p>0.061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26217">
                <text:p>0.026217</text:p>
              </table:table-cell>
              <table:table-cell office:value-type="float" office:value="0.061644">
                <text:p>0.061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24543">
                <text:p>0.024543</text:p>
              </table:table-cell>
              <table:table-cell office:value-type="float" office:value="0.059056">
                <text:p>0.059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25334">
                <text:p>0.025334</text:p>
              </table:table-cell>
              <table:table-cell office:value-type="float" office:value="0.060145">
                <text:p>0.060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25461">
                <text:p>0.025461</text:p>
              </table:table-cell>
              <table:table-cell office:value-type="float" office:value="0.061472">
                <text:p>0.061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2626">
                <text:p>0.02626</text:p>
              </table:table-cell>
              <table:table-cell office:value-type="float" office:value="0.055359">
                <text:p>0.0553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25786">
                <text:p>0.025786</text:p>
              </table:table-cell>
              <table:table-cell office:value-type="float" office:value="0.06135">
                <text:p>0.06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25624">
                <text:p>0.025624</text:p>
              </table:table-cell>
              <table:table-cell office:value-type="float" office:value="0.061194">
                <text:p>0.061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24936">
                <text:p>0.024936</text:p>
              </table:table-cell>
              <table:table-cell office:value-type="float" office:value="0.053505">
                <text:p>0.053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25216">
                <text:p>0.025216</text:p>
              </table:table-cell>
              <table:table-cell office:value-type="float" office:value="0.05199">
                <text:p>0.05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23862">
                <text:p>0.023862</text:p>
              </table:table-cell>
              <table:table-cell office:value-type="float" office:value="0.062786">
                <text:p>0.062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24854">
                <text:p>0.024854</text:p>
              </table:table-cell>
              <table:table-cell office:value-type="float" office:value="0.042935">
                <text:p>0.0429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23409">
                <text:p>0.023409</text:p>
              </table:table-cell>
              <table:table-cell office:value-type="float" office:value="0.052711">
                <text:p>0.052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023765">
                <text:p>0.023765</text:p>
              </table:table-cell>
              <table:table-cell office:value-type="float" office:value="0.068578">
                <text:p>0.068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023631">
                <text:p>0.023631</text:p>
              </table:table-cell>
              <table:table-cell office:value-type="float" office:value="0.034139">
                <text:p>0.034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024758">
                <text:p>0.024758</text:p>
              </table:table-cell>
              <table:table-cell office:value-type="float" office:value="0.069976">
                <text:p>0.069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23944">
                <text:p>0.023944</text:p>
              </table:table-cell>
              <table:table-cell office:value-type="float" office:value="0.038045">
                <text:p>0.038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25377">
                <text:p>0.025377</text:p>
              </table:table-cell>
              <table:table-cell office:value-type="float" office:value="0.051331">
                <text:p>0.051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25579">
                <text:p>0.025579</text:p>
              </table:table-cell>
              <table:table-cell office:value-type="float" office:value="0.036215">
                <text:p>0.036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2586">
                <text:p>0.02586</text:p>
              </table:table-cell>
              <table:table-cell office:value-type="float" office:value="0.066435">
                <text:p>0.066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26348">
                <text:p>0.026348</text:p>
              </table:table-cell>
              <table:table-cell office:value-type="float" office:value="0.06178">
                <text:p>0.06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24602">
                <text:p>0.024602</text:p>
              </table:table-cell>
              <table:table-cell office:value-type="float" office:value="0.079223">
                <text:p>0.079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26414">
                <text:p>0.026414</text:p>
              </table:table-cell>
              <table:table-cell office:value-type="float" office:value="0.059382">
                <text:p>0.0593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.024798">
                <text:p>0.024798</text:p>
              </table:table-cell>
              <table:table-cell office:value-type="float" office:value="0.052488">
                <text:p>0.052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26238">
                <text:p>0.026238</text:p>
              </table:table-cell>
              <table:table-cell office:value-type="float" office:value="0.053288">
                <text:p>0.053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26716">
                <text:p>0.026716</text:p>
              </table:table-cell>
              <table:table-cell office:value-type="float" office:value="0.053011">
                <text:p>0.053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24524">
                <text:p>0.024524</text:p>
              </table:table-cell>
              <table:table-cell office:value-type="float" office:value="0.074302">
                <text:p>0.074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2565">
                <text:p>0.02565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26909">
                <text:p>0.026909</text:p>
              </table:table-cell>
              <table:table-cell office:value-type="float" office:value="0.056081">
                <text:p>0.056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2468">
                <text:p>0.02468</text:p>
              </table:table-cell>
              <table:table-cell office:value-type="float" office:value="0.048134">
                <text:p>0.048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24073">
                <text:p>0.024073</text:p>
              </table:table-cell>
              <table:table-cell office:value-type="float" office:value="0.033888">
                <text:p>0.033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24035">
                <text:p>0.024035</text:p>
              </table:table-cell>
              <table:table-cell office:value-type="float" office:value="0.059224">
                <text:p>0.059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27346">
                <text:p>0.027346</text:p>
              </table:table-cell>
              <table:table-cell office:value-type="float" office:value="0.053771">
                <text:p>0.053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27416">
                <text:p>0.027416</text:p>
              </table:table-cell>
              <table:table-cell office:value-type="float" office:value="0.047596">
                <text:p>0.047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25687">
                <text:p>0.025687</text:p>
              </table:table-cell>
              <table:table-cell office:value-type="float" office:value="0.050122">
                <text:p>0.050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25217">
                <text:p>0.025217</text:p>
              </table:table-cell>
              <table:table-cell office:value-type="float" office:value="0.04796">
                <text:p>0.04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24383">
                <text:p>0.024383</text:p>
              </table:table-cell>
              <table:table-cell office:value-type="float" office:value="0.047931">
                <text:p>0.0479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24511">
                <text:p>0.024511</text:p>
              </table:table-cell>
              <table:table-cell office:value-type="float" office:value="0.072465">
                <text:p>0.072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27916">
                <text:p>0.027916</text:p>
              </table:table-cell>
              <table:table-cell office:value-type="float" office:value="0.07687">
                <text:p>0.076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27044">
                <text:p>0.027044</text:p>
              </table:table-cell>
              <table:table-cell office:value-type="float" office:value="0.059086">
                <text:p>0.0590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26475">
                <text:p>0.026475</text:p>
              </table:table-cell>
              <table:table-cell office:value-type="float" office:value="0.084596">
                <text:p>0.084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25153">
                <text:p>0.025153</text:p>
              </table:table-cell>
              <table:table-cell office:value-type="float" office:value="0.10405">
                <text:p>0.104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26961">
                <text:p>0.026961</text:p>
              </table:table-cell>
              <table:table-cell office:value-type="float" office:value="0.06691">
                <text:p>0.06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27525">
                <text:p>0.027525</text:p>
              </table:table-cell>
              <table:table-cell office:value-type="float" office:value="0.054905">
                <text:p>0.054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25722">
                <text:p>0.025722</text:p>
              </table:table-cell>
              <table:table-cell office:value-type="float" office:value="0.086834">
                <text:p>0.0868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26959">
                <text:p>0.026959</text:p>
              </table:table-cell>
              <table:table-cell office:value-type="float" office:value="0.090632">
                <text:p>0.090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26619">
                <text:p>0.026619</text:p>
              </table:table-cell>
              <table:table-cell office:value-type="float" office:value="0.075253">
                <text:p>0.0752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26989">
                <text:p>0.026989</text:p>
              </table:table-cell>
              <table:table-cell office:value-type="float" office:value="0.07439">
                <text:p>0.07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26469">
                <text:p>0.026469</text:p>
              </table:table-cell>
              <table:table-cell office:value-type="float" office:value="0.072629">
                <text:p>0.0726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27064">
                <text:p>0.027064</text:p>
              </table:table-cell>
              <table:table-cell office:value-type="float" office:value="0.081521">
                <text:p>0.081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27403">
                <text:p>0.027403</text:p>
              </table:table-cell>
              <table:table-cell office:value-type="float" office:value="0.06599">
                <text:p>0.065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025716">
                <text:p>0.025716</text:p>
              </table:table-cell>
              <table:table-cell office:value-type="float" office:value="0.064191">
                <text:p>0.064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0.02661">
                <text:p>0.02661</text:p>
              </table:table-cell>
              <table:table-cell office:value-type="float" office:value="0.081989">
                <text:p>0.081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026417">
                <text:p>0.026417</text:p>
              </table:table-cell>
              <table:table-cell office:value-type="float" office:value="0.073375">
                <text:p>0.073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0.026991">
                <text:p>0.026991</text:p>
              </table:table-cell>
              <table:table-cell office:value-type="float" office:value="0.092429">
                <text:p>0.092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0.027279">
                <text:p>0.027279</text:p>
              </table:table-cell>
              <table:table-cell office:value-type="float" office:value="0.061061">
                <text:p>0.0610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0.026116">
                <text:p>0.026116</text:p>
              </table:table-cell>
              <table:table-cell office:value-type="float" office:value="0.072838">
                <text:p>0.0728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0.025897">
                <text:p>0.025897</text:p>
              </table:table-cell>
              <table:table-cell office:value-type="float" office:value="0.076147">
                <text:p>0.076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0.025328">
                <text:p>0.025328</text:p>
              </table:table-cell>
              <table:table-cell office:value-type="float" office:value="0.069615">
                <text:p>0.069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0.025467">
                <text:p>0.025467</text:p>
              </table:table-cell>
              <table:table-cell office:value-type="float" office:value="0.070937">
                <text:p>0.0709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0.024211">
                <text:p>0.024211</text:p>
              </table:table-cell>
              <table:table-cell office:value-type="float" office:value="0.088758">
                <text:p>0.0887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0.026426">
                <text:p>0.026426</text:p>
              </table:table-cell>
              <table:table-cell office:value-type="float" office:value="0.093435">
                <text:p>0.0934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0.027274">
                <text:p>0.027274</text:p>
              </table:table-cell>
              <table:table-cell office:value-type="float" office:value="0.082763">
                <text:p>0.082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0.026334">
                <text:p>0.026334</text:p>
              </table:table-cell>
              <table:table-cell office:value-type="float" office:value="0.082642">
                <text:p>0.0826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026642">
                <text:p>0.026642</text:p>
              </table:table-cell>
              <table:table-cell office:value-type="float" office:value="0.071191">
                <text:p>0.071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026814">
                <text:p>0.026814</text:p>
              </table:table-cell>
              <table:table-cell office:value-type="float" office:value="0.092337">
                <text:p>0.092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0.025486">
                <text:p>0.025486</text:p>
              </table:table-cell>
              <table:table-cell office:value-type="float" office:value="0.086195">
                <text:p>0.086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0.026645">
                <text:p>0.026645</text:p>
              </table:table-cell>
              <table:table-cell office:value-type="float" office:value="0.070819">
                <text:p>0.070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0.026263">
                <text:p>0.026263</text:p>
              </table:table-cell>
              <table:table-cell office:value-type="float" office:value="0.061239">
                <text:p>0.0612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02733">
                <text:p>0.02733</text:p>
              </table:table-cell>
              <table:table-cell office:value-type="float" office:value="0.084566">
                <text:p>0.0845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027037">
                <text:p>0.027037</text:p>
              </table:table-cell>
              <table:table-cell office:value-type="float" office:value="0.07299">
                <text:p>0.07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025444">
                <text:p>0.025444</text:p>
              </table:table-cell>
              <table:table-cell office:value-type="float" office:value="0.073907">
                <text:p>0.073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02716">
                <text:p>0.02716</text:p>
              </table:table-cell>
              <table:table-cell office:value-type="float" office:value="0.070463">
                <text:p>0.070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025844">
                <text:p>0.025844</text:p>
              </table:table-cell>
              <table:table-cell office:value-type="float" office:value="0.073805">
                <text:p>0.0738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027941">
                <text:p>0.027941</text:p>
              </table:table-cell>
              <table:table-cell office:value-type="float" office:value="0.075092">
                <text:p>0.075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025735">
                <text:p>0.025735</text:p>
              </table:table-cell>
              <table:table-cell office:value-type="float" office:value="0.084151">
                <text:p>0.084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02443">
                <text:p>0.02443</text:p>
              </table:table-cell>
              <table:table-cell office:value-type="float" office:value="0.075497">
                <text:p>0.075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028404">
                <text:p>0.028404</text:p>
              </table:table-cell>
              <table:table-cell office:value-type="float" office:value="0.073334">
                <text:p>0.073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026464">
                <text:p>0.026464</text:p>
              </table:table-cell>
              <table:table-cell office:value-type="float" office:value="0.069368">
                <text:p>0.069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0.029569">
                <text:p>0.029569</text:p>
              </table:table-cell>
              <table:table-cell office:value-type="float" office:value="0.074582">
                <text:p>0.0745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0.025329">
                <text:p>0.025329</text:p>
              </table:table-cell>
              <table:table-cell office:value-type="float" office:value="0.085689">
                <text:p>0.0856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0.026896">
                <text:p>0.026896</text:p>
              </table:table-cell>
              <table:table-cell office:value-type="float" office:value="0.088241">
                <text:p>0.088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.025289">
                <text:p>0.025289</text:p>
              </table:table-cell>
              <table:table-cell office:value-type="float" office:value="0.070214">
                <text:p>0.0702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0.026305">
                <text:p>0.026305</text:p>
              </table:table-cell>
              <table:table-cell office:value-type="float" office:value="0.08962">
                <text:p>0.08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0.027129">
                <text:p>0.027129</text:p>
              </table:table-cell>
              <table:table-cell office:value-type="float" office:value="0.094572">
                <text:p>0.0945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">
                <text:p>20</text:p>
              </table:table-cell>
              <table:table-cell office:value-type="float" office:value="0.023913">
                <text:p>0.023913</text:p>
              </table:table-cell>
              <table:table-cell office:value-type="float" office:value="0.074793">
                <text:p>0.074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026129">
                <text:p>0.026129</text:p>
              </table:table-cell>
              <table:table-cell office:value-type="float" office:value="0.07056">
                <text:p>0.07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0.027985">
                <text:p>0.027985</text:p>
              </table:table-cell>
              <table:table-cell office:value-type="float" office:value="0.056907">
                <text:p>0.056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.027912">
                <text:p>0.027912</text:p>
              </table:table-cell>
              <table:table-cell office:value-type="float" office:value="0.070525">
                <text:p>0.070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0.026235">
                <text:p>0.026235</text:p>
              </table:table-cell>
              <table:table-cell office:value-type="float" office:value="0.091161">
                <text:p>0.091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0.026153">
                <text:p>0.026153</text:p>
              </table:table-cell>
              <table:table-cell office:value-type="float" office:value="0.094122">
                <text:p>0.0941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0.02464">
                <text:p>0.02464</text:p>
              </table:table-cell>
              <table:table-cell office:value-type="float" office:value="0.093886">
                <text:p>0.0938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0.027855">
                <text:p>0.027855</text:p>
              </table:table-cell>
              <table:table-cell office:value-type="float" office:value="0.068332">
                <text:p>0.068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0.028224">
                <text:p>0.028224</text:p>
              </table:table-cell>
              <table:table-cell office:value-type="float" office:value="0.08406">
                <text:p>0.084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0.028046">
                <text:p>0.028046</text:p>
              </table:table-cell>
              <table:table-cell office:value-type="float" office:value="0.10165">
                <text:p>0.101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0.026087">
                <text:p>0.026087</text:p>
              </table:table-cell>
              <table:table-cell office:value-type="float" office:value="0.10732">
                <text:p>0.107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0.028176">
                <text:p>0.028176</text:p>
              </table:table-cell>
              <table:table-cell office:value-type="float" office:value="0.10952">
                <text:p>0.109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0.028397">
                <text:p>0.02839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0.028228">
                <text:p>0.028228</text:p>
              </table:table-cell>
              <table:table-cell office:value-type="float" office:value="0.099318">
                <text:p>0.0993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0.027336">
                <text:p>0.027336</text:p>
              </table:table-cell>
              <table:table-cell office:value-type="float" office:value="0.094575">
                <text:p>0.0945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0.027362">
                <text:p>0.027362</text:p>
              </table:table-cell>
              <table:table-cell office:value-type="float" office:value="0.11552">
                <text:p>0.115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  <table:table-cell office:value-type="float" office:value="0.027217">
                <text:p>0.027217</text:p>
              </table:table-cell>
              <table:table-cell office:value-type="float" office:value="0.06591">
                <text:p>0.065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0.027374">
                <text:p>0.027374</text:p>
              </table:table-cell>
              <table:table-cell office:value-type="float" office:value="0.094737">
                <text:p>0.094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">
                <text:p>30</text:p>
              </table:table-cell>
              <table:table-cell office:value-type="float" office:value="0.0278">
                <text:p>0.0278</text:p>
              </table:table-cell>
              <table:table-cell office:value-type="float" office:value="0.099051">
                <text:p>0.0990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  <table:table-cell office:value-type="float" office:value="0.026642">
                <text:p>0.026642</text:p>
              </table:table-cell>
              <table:table-cell office:value-type="float" office:value="0.073076">
                <text:p>0.0730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0.026154">
                <text:p>0.026154</text:p>
              </table:table-cell>
              <table:table-cell office:value-type="float" office:value="0.077295">
                <text:p>0.0772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0.025958">
                <text:p>0.025958</text:p>
              </table:table-cell>
              <table:table-cell office:value-type="float" office:value="0.084539">
                <text:p>0.0845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0.027989">
                <text:p>0.027989</text:p>
              </table:table-cell>
              <table:table-cell office:value-type="float" office:value="0.10044">
                <text:p>0.100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.026939">
                <text:p>0.026939</text:p>
              </table:table-cell>
              <table:table-cell office:value-type="float" office:value="0.10132">
                <text:p>0.10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0.027171">
                <text:p>0.027171</text:p>
              </table:table-cell>
              <table:table-cell office:value-type="float" office:value="0.10602">
                <text:p>0.10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0.026054">
                <text:p>0.026054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0.026244">
                <text:p>0.026244</text:p>
              </table:table-cell>
              <table:table-cell office:value-type="float" office:value="0.10218">
                <text:p>0.102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  <table:table-cell office:value-type="float" office:value="0.026448">
                <text:p>0.026448</text:p>
              </table:table-cell>
              <table:table-cell office:value-type="float" office:value="0.08212">
                <text:p>0.082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0.026993">
                <text:p>0.026993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0.027611">
                <text:p>0.027611</text:p>
              </table:table-cell>
              <table:table-cell office:value-type="float" office:value="0.091224">
                <text:p>0.091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  <table:table-cell office:value-type="float" office:value="0.026658">
                <text:p>0.026658</text:p>
              </table:table-cell>
              <table:table-cell office:value-type="float" office:value="0.093957">
                <text:p>0.0939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0.025917">
                <text:p>0.025917</text:p>
              </table:table-cell>
              <table:table-cell office:value-type="float" office:value="0.097374">
                <text:p>0.0973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  <table:table-cell office:value-type="float" office:value="0.027078">
                <text:p>0.027078</text:p>
              </table:table-cell>
              <table:table-cell office:value-type="float" office:value="0.10147">
                <text:p>0.101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0.026786">
                <text:p>0.026786</text:p>
              </table:table-cell>
              <table:table-cell office:value-type="float" office:value="0.069099">
                <text:p>0.0690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026209">
                <text:p>0.026209</text:p>
              </table:table-cell>
              <table:table-cell office:value-type="float" office:value="0.093559">
                <text:p>0.093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0.026353">
                <text:p>0.026353</text:p>
              </table:table-cell>
              <table:table-cell office:value-type="float" office:value="0.093324">
                <text:p>0.093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0.028467">
                <text:p>0.028467</text:p>
              </table:table-cell>
              <table:table-cell office:value-type="float" office:value="0.084771">
                <text:p>0.0847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0.029124">
                <text:p>0.029124</text:p>
              </table:table-cell>
              <table:table-cell office:value-type="float" office:value="0.10347">
                <text:p>0.1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0.027273">
                <text:p>0.027273</text:p>
              </table:table-cell>
              <table:table-cell office:value-type="float" office:value="0.11102">
                <text:p>0.11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  <table:table-cell office:value-type="float" office:value="0.025391">
                <text:p>0.025391</text:p>
              </table:table-cell>
              <table:table-cell office:value-type="float" office:value="0.075127">
                <text:p>0.075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0.026414">
                <text:p>0.026414</text:p>
              </table:table-cell>
              <table:table-cell office:value-type="float" office:value="0.085837">
                <text:p>0.0858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0.027782">
                <text:p>0.027782</text:p>
              </table:table-cell>
              <table:table-cell office:value-type="float" office:value="0.092821">
                <text:p>0.0928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0.025763">
                <text:p>0.025763</text:p>
              </table:table-cell>
              <table:table-cell office:value-type="float" office:value="0.078904">
                <text:p>0.0789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0.029007">
                <text:p>0.029007</text:p>
              </table:table-cell>
              <table:table-cell office:value-type="float" office:value="0.096365">
                <text:p>0.0963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">
                <text:p>30</text:p>
              </table:table-cell>
              <table:table-cell office:value-type="float" office:value="0.027446">
                <text:p>0.027446</text:p>
              </table:table-cell>
              <table:table-cell office:value-type="float" office:value="0.1168">
                <text:p>0.11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  <table:table-cell office:value-type="float" office:value="0.026782">
                <text:p>0.026782</text:p>
              </table:table-cell>
              <table:table-cell office:value-type="float" office:value="0.068593">
                <text:p>0.068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0.026466">
                <text:p>0.026466</text:p>
              </table:table-cell>
              <table:table-cell office:value-type="float" office:value="0.097561">
                <text:p>0.0975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0.028649">
                <text:p>0.028649</text:p>
              </table:table-cell>
              <table:table-cell office:value-type="float" office:value="0.099062">
                <text:p>0.0990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0.025156">
                <text:p>0.025156</text:p>
              </table:table-cell>
              <table:table-cell office:value-type="float" office:value="0.11042">
                <text:p>0.11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0.026759">
                <text:p>0.026759</text:p>
              </table:table-cell>
              <table:table-cell office:value-type="float" office:value="0.084534">
                <text:p>0.0845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">
                <text:p>30</text:p>
              </table:table-cell>
              <table:table-cell office:value-type="float" office:value="0.027038">
                <text:p>0.027038</text:p>
              </table:table-cell>
              <table:table-cell office:value-type="float" office:value="0.085892">
                <text:p>0.0858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0.026402">
                <text:p>0.026402</text:p>
              </table:table-cell>
              <table:table-cell office:value-type="float" office:value="0.085822">
                <text:p>0.0858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">
                <text:p>30</text:p>
              </table:table-cell>
              <table:table-cell office:value-type="float" office:value="0.028535">
                <text:p>0.028535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0.026412">
                <text:p>0.026412</text:p>
              </table:table-cell>
              <table:table-cell office:value-type="float" office:value="0.10326">
                <text:p>0.103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0.029835">
                <text:p>0.029835</text:p>
              </table:table-cell>
              <table:table-cell office:value-type="float" office:value="0.10111">
                <text:p>0.10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0.028822">
                <text:p>0.028822</text:p>
              </table:table-cell>
              <table:table-cell office:value-type="float" office:value="0.10577">
                <text:p>0.105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0.028279">
                <text:p>0.028279</text:p>
              </table:table-cell>
              <table:table-cell office:value-type="float" office:value="0.12214">
                <text:p>0.12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0.03046">
                <text:p>0.03046</text:p>
              </table:table-cell>
              <table:table-cell office:value-type="float" office:value="0.087718">
                <text:p>0.0877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0.026185">
                <text:p>0.026185</text:p>
              </table:table-cell>
              <table:table-cell office:value-type="float" office:value="0.11939">
                <text:p>0.119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0.027412">
                <text:p>0.027412</text:p>
              </table:table-cell>
              <table:table-cell office:value-type="float" office:value="0.13093">
                <text:p>0.13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0.025903">
                <text:p>0.025903</text:p>
              </table:table-cell>
              <table:table-cell office:value-type="float" office:value="0.11575">
                <text:p>0.115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0.026963">
                <text:p>0.026963</text:p>
              </table:table-cell>
              <table:table-cell office:value-type="float" office:value="0.10236">
                <text:p>0.102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0.028006">
                <text:p>0.028006</text:p>
              </table:table-cell>
              <table:table-cell office:value-type="float" office:value="0.099911">
                <text:p>0.0999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0.026222">
                <text:p>0.026222</text:p>
              </table:table-cell>
              <table:table-cell office:value-type="float" office:value="0.10455">
                <text:p>0.104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0.025058">
                <text:p>0.025058</text:p>
              </table:table-cell>
              <table:table-cell office:value-type="float" office:value="0.10887">
                <text:p>0.108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0.026726">
                <text:p>0.026726</text:p>
              </table:table-cell>
              <table:table-cell office:value-type="float" office:value="0.095934">
                <text:p>0.0959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0.03139">
                <text:p>0.03139</text:p>
              </table:table-cell>
              <table:table-cell office:value-type="float" office:value="0.10202">
                <text:p>0.102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0.025457">
                <text:p>0.025457</text:p>
              </table:table-cell>
              <table:table-cell office:value-type="float" office:value="0.10858">
                <text:p>0.108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0.027091">
                <text:p>0.027091</text:p>
              </table:table-cell>
              <table:table-cell office:value-type="float" office:value="0.13196">
                <text:p>0.131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0.027277">
                <text:p>0.027277</text:p>
              </table:table-cell>
              <table:table-cell office:value-type="float" office:value="0.097197">
                <text:p>0.0971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0.026509">
                <text:p>0.026509</text:p>
              </table:table-cell>
              <table:table-cell office:value-type="float" office:value="0.11041">
                <text:p>0.11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026499">
                <text:p>0.026499</text:p>
              </table:table-cell>
              <table:table-cell office:value-type="float" office:value="0.13648">
                <text:p>0.136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0.026729">
                <text:p>0.026729</text:p>
              </table:table-cell>
              <table:table-cell office:value-type="float" office:value="0.10957">
                <text:p>0.109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0.028571">
                <text:p>0.028571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02704">
                <text:p>0.02704</text:p>
              </table:table-cell>
              <table:table-cell office:value-type="float" office:value="0.11323">
                <text:p>0.113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0.026227">
                <text:p>0.026227</text:p>
              </table:table-cell>
              <table:table-cell office:value-type="float" office:value="0.10455">
                <text:p>0.104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0.028176">
                <text:p>0.028176</text:p>
              </table:table-cell>
              <table:table-cell office:value-type="float" office:value="0.099133">
                <text:p>0.0991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0.025652">
                <text:p>0.025652</text:p>
              </table:table-cell>
              <table:table-cell office:value-type="float" office:value="0.10137">
                <text:p>0.10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0.026933">
                <text:p>0.026933</text:p>
              </table:table-cell>
              <table:table-cell office:value-type="float" office:value="0.10674">
                <text:p>0.106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0.026914">
                <text:p>0.026914</text:p>
              </table:table-cell>
              <table:table-cell office:value-type="float" office:value="0.12037">
                <text:p>0.120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0.027491">
                <text:p>0.027491</text:p>
              </table:table-cell>
              <table:table-cell office:value-type="float" office:value="0.099174">
                <text:p>0.0991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0.029256">
                <text:p>0.029256</text:p>
              </table:table-cell>
              <table:table-cell office:value-type="float" office:value="0.10993">
                <text:p>0.109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0.029593">
                <text:p>0.029593</text:p>
              </table:table-cell>
              <table:table-cell office:value-type="float" office:value="0.096191">
                <text:p>0.0961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0.028793">
                <text:p>0.028793</text:p>
              </table:table-cell>
              <table:table-cell office:value-type="float" office:value="0.12528">
                <text:p>0.12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0.026806">
                <text:p>0.026806</text:p>
              </table:table-cell>
              <table:table-cell office:value-type="float" office:value="0.11492">
                <text:p>0.11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0.028612">
                <text:p>0.028612</text:p>
              </table:table-cell>
              <table:table-cell office:value-type="float" office:value="0.12196">
                <text:p>0.12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0.026594">
                <text:p>0.026594</text:p>
              </table:table-cell>
              <table:table-cell office:value-type="float" office:value="0.10271">
                <text:p>0.102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0.029251">
                <text:p>0.029251</text:p>
              </table:table-cell>
              <table:table-cell office:value-type="float" office:value="0.12576">
                <text:p>0.125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027184">
                <text:p>0.027184</text:p>
              </table:table-cell>
              <table:table-cell office:value-type="float" office:value="0.11613">
                <text:p>0.116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0.026975">
                <text:p>0.026975</text:p>
              </table:table-cell>
              <table:table-cell office:value-type="float" office:value="0.11542">
                <text:p>0.115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0.026752">
                <text:p>0.026752</text:p>
              </table:table-cell>
              <table:table-cell office:value-type="float" office:value="0.094641">
                <text:p>0.0946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0.026132">
                <text:p>0.026132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0.027195">
                <text:p>0.027195</text:p>
              </table:table-cell>
              <table:table-cell office:value-type="float" office:value="0.10344">
                <text:p>0.103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0.028688">
                <text:p>0.028688</text:p>
              </table:table-cell>
              <table:table-cell office:value-type="float" office:value="0.10602">
                <text:p>0.106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0.025763">
                <text:p>0.025763</text:p>
              </table:table-cell>
              <table:table-cell office:value-type="float" office:value="0.10272">
                <text:p>0.102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0.027124">
                <text:p>0.027124</text:p>
              </table:table-cell>
              <table:table-cell office:value-type="float" office:value="0.092553">
                <text:p>0.0925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0.025712">
                <text:p>0.025712</text:p>
              </table:table-cell>
              <table:table-cell office:value-type="float" office:value="0.10981">
                <text:p>0.109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0.028225">
                <text:p>0.028225</text:p>
              </table:table-cell>
              <table:table-cell office:value-type="float" office:value="0.11438">
                <text:p>0.114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0.027634">
                <text:p>0.027634</text:p>
              </table:table-cell>
              <table:table-cell office:value-type="float" office:value="0.10713">
                <text:p>0.107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0.025145">
                <text:p>0.025145</text:p>
              </table:table-cell>
              <table:table-cell office:value-type="float" office:value="0.09995">
                <text:p>0.099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0.026079">
                <text:p>0.026079</text:p>
              </table:table-cell>
              <table:table-cell office:value-type="float" office:value="0.093952">
                <text:p>0.0939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0.028001">
                <text:p>0.028001</text:p>
              </table:table-cell>
              <table:table-cell office:value-type="float" office:value="0.13276">
                <text:p>0.132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0.029007">
                <text:p>0.029007</text:p>
              </table:table-cell>
              <table:table-cell office:value-type="float" office:value="0.091943">
                <text:p>0.091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0.029037">
                <text:p>0.029037</text:p>
              </table:table-cell>
              <table:table-cell office:value-type="float" office:value="0.096483">
                <text:p>0.0964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0.026689">
                <text:p>0.026689</text:p>
              </table:table-cell>
              <table:table-cell office:value-type="float" office:value="0.17207">
                <text:p>0.172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0.028819">
                <text:p>0.028819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0.031731">
                <text:p>0.031731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0.029359">
                <text:p>0.029359</text:p>
              </table:table-cell>
              <table:table-cell office:value-type="float" office:value="0.10033">
                <text:p>0.100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0.029823">
                <text:p>0.029823</text:p>
              </table:table-cell>
              <table:table-cell office:value-type="float" office:value="0.14371">
                <text:p>0.143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0.029071">
                <text:p>0.02907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  <table:table-cell office:value-type="float" office:value="0.027269">
                <text:p>0.027269</text:p>
              </table:table-cell>
              <table:table-cell office:value-type="float" office:value="0.12433">
                <text:p>0.124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0.0287">
                <text:p>0.0287</text:p>
              </table:table-cell>
              <table:table-cell office:value-type="float" office:value="0.11246">
                <text:p>0.112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0.028121">
                <text:p>0.028121</text:p>
              </table:table-cell>
              <table:table-cell office:value-type="float" office:value="0.1259">
                <text:p>0.12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0.027885">
                <text:p>0.027885</text:p>
              </table:table-cell>
              <table:table-cell office:value-type="float" office:value="0.11558">
                <text:p>0.115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  <table:table-cell office:value-type="float" office:value="0.028042">
                <text:p>0.028042</text:p>
              </table:table-cell>
              <table:table-cell office:value-type="float" office:value="0.10761">
                <text:p>0.10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0.030219">
                <text:p>0.030219</text:p>
              </table:table-cell>
              <table:table-cell office:value-type="float" office:value="0.12243">
                <text:p>0.122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0.027005">
                <text:p>0.027005</text:p>
              </table:table-cell>
              <table:table-cell office:value-type="float" office:value="0.13307">
                <text:p>0.133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  <table:table-cell office:value-type="float" office:value="0.026966">
                <text:p>0.026966</text:p>
              </table:table-cell>
              <table:table-cell office:value-type="float" office:value="0.12077">
                <text:p>0.120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">
                <text:p>50</text:p>
              </table:table-cell>
              <table:table-cell office:value-type="float" office:value="0.030134">
                <text:p>0.030134</text:p>
              </table:table-cell>
              <table:table-cell office:value-type="float" office:value="0.1248">
                <text:p>0.12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  <table:table-cell office:value-type="float" office:value="0.030519">
                <text:p>0.030519</text:p>
              </table:table-cell>
              <table:table-cell office:value-type="float" office:value="0.1483">
                <text:p>0.14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  <table:table-cell office:value-type="float" office:value="0.028494">
                <text:p>0.028494</text:p>
              </table:table-cell>
              <table:table-cell office:value-type="float" office:value="0.11493">
                <text:p>0.114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">
                <text:p>50</text:p>
              </table:table-cell>
              <table:table-cell office:value-type="float" office:value="0.028883">
                <text:p>0.028883</text:p>
              </table:table-cell>
              <table:table-cell office:value-type="float" office:value="0.11814">
                <text:p>0.118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0.027993">
                <text:p>0.027993</text:p>
              </table:table-cell>
              <table:table-cell office:value-type="float" office:value="0.13128">
                <text:p>0.131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">
                <text:p>50</text:p>
              </table:table-cell>
              <table:table-cell office:value-type="float" office:value="0.027248">
                <text:p>0.027248</text:p>
              </table:table-cell>
              <table:table-cell office:value-type="float" office:value="0.12313">
                <text:p>0.123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0.027307">
                <text:p>0.027307</text:p>
              </table:table-cell>
              <table:table-cell office:value-type="float" office:value="0.11113">
                <text:p>0.111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  <table:table-cell office:value-type="float" office:value="0.028628">
                <text:p>0.028628</text:p>
              </table:table-cell>
              <table:table-cell office:value-type="float" office:value="0.10522">
                <text:p>0.105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">
                <text:p>50</text:p>
              </table:table-cell>
              <table:table-cell office:value-type="float" office:value="0.027169">
                <text:p>0.027169</text:p>
              </table:table-cell>
              <table:table-cell office:value-type="float" office:value="0.12207">
                <text:p>0.122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">
                <text:p>50</text:p>
              </table:table-cell>
              <table:table-cell office:value-type="float" office:value="0.029761">
                <text:p>0.029761</text:p>
              </table:table-cell>
              <table:table-cell office:value-type="float" office:value="0.099554">
                <text:p>0.0995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">
                <text:p>50</text:p>
              </table:table-cell>
              <table:table-cell office:value-type="float" office:value="0.02874">
                <text:p>0.02874</text:p>
              </table:table-cell>
              <table:table-cell office:value-type="float" office:value="0.11448">
                <text:p>0.11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">
                <text:p>50</text:p>
              </table:table-cell>
              <table:table-cell office:value-type="float" office:value="0.032668">
                <text:p>0.032668</text:p>
              </table:table-cell>
              <table:table-cell office:value-type="float" office:value="0.13359">
                <text:p>0.133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">
                <text:p>50</text:p>
              </table:table-cell>
              <table:table-cell office:value-type="float" office:value="0.028068">
                <text:p>0.028068</text:p>
              </table:table-cell>
              <table:table-cell office:value-type="float" office:value="0.12265">
                <text:p>0.12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.028981">
                <text:p>0.028981</text:p>
              </table:table-cell>
              <table:table-cell office:value-type="float" office:value="0.12031">
                <text:p>0.120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0.026824">
                <text:p>0.026824</text:p>
              </table:table-cell>
              <table:table-cell office:value-type="float" office:value="0.11164">
                <text:p>0.111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0.029044">
                <text:p>0.029044</text:p>
              </table:table-cell>
              <table:table-cell office:value-type="float" office:value="0.1452">
                <text:p>0.14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0.025726">
                <text:p>0.025726</text:p>
              </table:table-cell>
              <table:table-cell office:value-type="float" office:value="0.12475">
                <text:p>0.124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">
                <text:p>50</text:p>
              </table:table-cell>
              <table:table-cell office:value-type="float" office:value="0.030557">
                <text:p>0.030557</text:p>
              </table:table-cell>
              <table:table-cell office:value-type="float" office:value="0.13387">
                <text:p>0.133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">
                <text:p>50</text:p>
              </table:table-cell>
              <table:table-cell office:value-type="float" office:value="0.027644">
                <text:p>0.027644</text:p>
              </table:table-cell>
              <table:table-cell office:value-type="float" office:value="0.10619">
                <text:p>0.106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0.026412">
                <text:p>0.026412</text:p>
              </table:table-cell>
              <table:table-cell office:value-type="float" office:value="0.15143">
                <text:p>0.151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0.028124">
                <text:p>0.028124</text:p>
              </table:table-cell>
              <table:table-cell office:value-type="float" office:value="0.10421">
                <text:p>0.104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">
                <text:p>50</text:p>
              </table:table-cell>
              <table:table-cell office:value-type="float" office:value="0.026084">
                <text:p>0.026084</text:p>
              </table:table-cell>
              <table:table-cell office:value-type="float" office:value="0.13227">
                <text:p>0.132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0.027937">
                <text:p>0.027937</text:p>
              </table:table-cell>
              <table:table-cell office:value-type="float" office:value="0.11849">
                <text:p>0.118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">
                <text:p>50</text:p>
              </table:table-cell>
              <table:table-cell office:value-type="float" office:value="0.026387">
                <text:p>0.026387</text:p>
              </table:table-cell>
              <table:table-cell office:value-type="float" office:value="0.12886">
                <text:p>0.128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">
                <text:p>50</text:p>
              </table:table-cell>
              <table:table-cell office:value-type="float" office:value="0.030489">
                <text:p>0.030489</text:p>
              </table:table-cell>
              <table:table-cell office:value-type="float" office:value="0.11382">
                <text:p>0.113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0.028967">
                <text:p>0.028967</text:p>
              </table:table-cell>
              <table:table-cell office:value-type="float" office:value="0.11504">
                <text:p>0.115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">
                <text:p>50</text:p>
              </table:table-cell>
              <table:table-cell office:value-type="float" office:value="0.029257">
                <text:p>0.029257</text:p>
              </table:table-cell>
              <table:table-cell office:value-type="float" office:value="0.10581">
                <text:p>0.105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.02679">
                <text:p>0.02679</text:p>
              </table:table-cell>
              <table:table-cell office:value-type="float" office:value="0.12336">
                <text:p>0.123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0.026428">
                <text:p>0.026428</text:p>
              </table:table-cell>
              <table:table-cell office:value-type="float" office:value="0.12793">
                <text:p>0.127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">
                <text:p>50</text:p>
              </table:table-cell>
              <table:table-cell office:value-type="float" office:value="0.028689">
                <text:p>0.028689</text:p>
              </table:table-cell>
              <table:table-cell office:value-type="float" office:value="0.11708">
                <text:p>0.117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">
                <text:p>50</text:p>
              </table:table-cell>
              <table:table-cell office:value-type="float" office:value="0.030399">
                <text:p>0.030399</text:p>
              </table:table-cell>
              <table:table-cell office:value-type="float" office:value="0.11302">
                <text:p>0.113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  <table:table-cell office:value-type="float" office:value="0.030441">
                <text:p>0.030441</text:p>
              </table:table-cell>
              <table:table-cell office:value-type="float" office:value="0.13025">
                <text:p>0.130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0.029014">
                <text:p>0.029014</text:p>
              </table:table-cell>
              <table:table-cell office:value-type="float" office:value="0.13498">
                <text:p>0.13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0.028424">
                <text:p>0.028424</text:p>
              </table:table-cell>
              <table:table-cell office:value-type="float" office:value="0.11174">
                <text:p>0.111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">
                <text:p>50</text:p>
              </table:table-cell>
              <table:table-cell office:value-type="float" office:value="0.027188">
                <text:p>0.027188</text:p>
              </table:table-cell>
              <table:table-cell office:value-type="float" office:value="0.13696">
                <text:p>0.136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.027042">
                <text:p>0.027042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0.030122">
                <text:p>0.030122</text:p>
              </table:table-cell>
              <table:table-cell office:value-type="float" office:value="0.11756">
                <text:p>0.117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">
                <text:p>60</text:p>
              </table:table-cell>
              <table:table-cell office:value-type="float" office:value="0.02929">
                <text:p>0.02929</text:p>
              </table:table-cell>
              <table:table-cell office:value-type="float" office:value="0.13677">
                <text:p>0.136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0.027296">
                <text:p>0.027296</text:p>
              </table:table-cell>
              <table:table-cell office:value-type="float" office:value="0.14533">
                <text:p>0.145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0.030566">
                <text:p>0.030566</text:p>
              </table:table-cell>
              <table:table-cell office:value-type="float" office:value="0.13171">
                <text:p>0.131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">
                <text:p>60</text:p>
              </table:table-cell>
              <table:table-cell office:value-type="float" office:value="0.028787">
                <text:p>0.028787</text:p>
              </table:table-cell>
              <table:table-cell office:value-type="float" office:value="0.15133">
                <text:p>0.151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">
                <text:p>60</text:p>
              </table:table-cell>
              <table:table-cell office:value-type="float" office:value="0.029399">
                <text:p>0.029399</text:p>
              </table:table-cell>
              <table:table-cell office:value-type="float" office:value="0.15099">
                <text:p>0.150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">
                <text:p>60</text:p>
              </table:table-cell>
              <table:table-cell office:value-type="float" office:value="0.028442">
                <text:p>0.028442</text:p>
              </table:table-cell>
              <table:table-cell office:value-type="float" office:value="0.11822">
                <text:p>0.118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">
                <text:p>60</text:p>
              </table:table-cell>
              <table:table-cell office:value-type="float" office:value="0.031122">
                <text:p>0.031122</text:p>
              </table:table-cell>
              <table:table-cell office:value-type="float" office:value="0.096842">
                <text:p>0.0968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">
                <text:p>60</text:p>
              </table:table-cell>
              <table:table-cell office:value-type="float" office:value="0.029467">
                <text:p>0.029467</text:p>
              </table:table-cell>
              <table:table-cell office:value-type="float" office:value="0.12336">
                <text:p>0.123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">
                <text:p>60</text:p>
              </table:table-cell>
              <table:table-cell office:value-type="float" office:value="0.031632">
                <text:p>0.031632</text:p>
              </table:table-cell>
              <table:table-cell office:value-type="float" office:value="0.14918">
                <text:p>0.149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">
                <text:p>60</text:p>
              </table:table-cell>
              <table:table-cell office:value-type="float" office:value="0.028302">
                <text:p>0.028302</text:p>
              </table:table-cell>
              <table:table-cell office:value-type="float" office:value="0.12868">
                <text:p>0.128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">
                <text:p>60</text:p>
              </table:table-cell>
              <table:table-cell office:value-type="float" office:value="0.030559">
                <text:p>0.030559</text:p>
              </table:table-cell>
              <table:table-cell office:value-type="float" office:value="0.13048">
                <text:p>0.13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">
                <text:p>60</text:p>
              </table:table-cell>
              <table:table-cell office:value-type="float" office:value="0.025916">
                <text:p>0.025916</text:p>
              </table:table-cell>
              <table:table-cell office:value-type="float" office:value="0.12824">
                <text:p>0.128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">
                <text:p>60</text:p>
              </table:table-cell>
              <table:table-cell office:value-type="float" office:value="0.029287">
                <text:p>0.029287</text:p>
              </table:table-cell>
              <table:table-cell office:value-type="float" office:value="0.10827">
                <text:p>0.108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">
                <text:p>60</text:p>
              </table:table-cell>
              <table:table-cell office:value-type="float" office:value="0.026489">
                <text:p>0.026489</text:p>
              </table:table-cell>
              <table:table-cell office:value-type="float" office:value="0.12279">
                <text:p>0.122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">
                <text:p>60</text:p>
              </table:table-cell>
              <table:table-cell office:value-type="float" office:value="0.030033">
                <text:p>0.030033</text:p>
              </table:table-cell>
              <table:table-cell office:value-type="float" office:value="0.13203">
                <text:p>0.132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0.026897">
                <text:p>0.026897</text:p>
              </table:table-cell>
              <table:table-cell office:value-type="float" office:value="0.12673">
                <text:p>0.126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0.029938">
                <text:p>0.029938</text:p>
              </table:table-cell>
              <table:table-cell office:value-type="float" office:value="0.15115">
                <text:p>0.151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0.029956">
                <text:p>0.029956</text:p>
              </table:table-cell>
              <table:table-cell office:value-type="float" office:value="0.14627">
                <text:p>0.146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0.028592">
                <text:p>0.028592</text:p>
              </table:table-cell>
              <table:table-cell office:value-type="float" office:value="0.14586">
                <text:p>0.145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0.029484">
                <text:p>0.029484</text:p>
              </table:table-cell>
              <table:table-cell office:value-type="float" office:value="0.14675">
                <text:p>0.146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0.028692">
                <text:p>0.028692</text:p>
              </table:table-cell>
              <table:table-cell office:value-type="float" office:value="0.13542">
                <text:p>0.135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0.029423">
                <text:p>0.029423</text:p>
              </table:table-cell>
              <table:table-cell office:value-type="float" office:value="0.12805">
                <text:p>0.128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0.028793">
                <text:p>0.028793</text:p>
              </table:table-cell>
              <table:table-cell office:value-type="float" office:value="0.12389">
                <text:p>0.123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0.030504">
                <text:p>0.030504</text:p>
              </table:table-cell>
              <table:table-cell office:value-type="float" office:value="0.11887">
                <text:p>0.118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0.031686">
                <text:p>0.031686</text:p>
              </table:table-cell>
              <table:table-cell office:value-type="float" office:value="0.11683">
                <text:p>0.116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0.029182">
                <text:p>0.029182</text:p>
              </table:table-cell>
              <table:table-cell office:value-type="float" office:value="0.14537">
                <text:p>0.145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0.027964">
                <text:p>0.027964</text:p>
              </table:table-cell>
              <table:table-cell office:value-type="float" office:value="0.14971">
                <text:p>0.149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0.029297">
                <text:p>0.029297</text:p>
              </table:table-cell>
              <table:table-cell office:value-type="float" office:value="0.13788">
                <text:p>0.137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0.029017">
                <text:p>0.029017</text:p>
              </table:table-cell>
              <table:table-cell office:value-type="float" office:value="0.13396">
                <text:p>0.133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">
                <text:p>60</text:p>
              </table:table-cell>
              <table:table-cell office:value-type="float" office:value="0.027915">
                <text:p>0.027915</text:p>
              </table:table-cell>
              <table:table-cell office:value-type="float" office:value="0.13893">
                <text:p>0.138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">
                <text:p>60</text:p>
              </table:table-cell>
              <table:table-cell office:value-type="float" office:value="0.030391">
                <text:p>0.030391</text:p>
              </table:table-cell>
              <table:table-cell office:value-type="float" office:value="0.13616">
                <text:p>0.136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">
                <text:p>60</text:p>
              </table:table-cell>
              <table:table-cell office:value-type="float" office:value="0.027551">
                <text:p>0.027551</text:p>
              </table:table-cell>
              <table:table-cell office:value-type="float" office:value="0.13816">
                <text:p>0.13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">
                <text:p>60</text:p>
              </table:table-cell>
              <table:table-cell office:value-type="float" office:value="0.029857">
                <text:p>0.029857</text:p>
              </table:table-cell>
              <table:table-cell office:value-type="float" office:value="0.14088">
                <text:p>0.140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">
                <text:p>60</text:p>
              </table:table-cell>
              <table:table-cell office:value-type="float" office:value="0.029071">
                <text:p>0.029071</text:p>
              </table:table-cell>
              <table:table-cell office:value-type="float" office:value="0.12853">
                <text:p>0.128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">
                <text:p>60</text:p>
              </table:table-cell>
              <table:table-cell office:value-type="float" office:value="0.029382">
                <text:p>0.029382</text:p>
              </table:table-cell>
              <table:table-cell office:value-type="float" office:value="0.11806">
                <text:p>0.118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">
                <text:p>60</text:p>
              </table:table-cell>
              <table:table-cell office:value-type="float" office:value="0.028347">
                <text:p>0.028347</text:p>
              </table:table-cell>
              <table:table-cell office:value-type="float" office:value="0.13034">
                <text:p>0.130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">
                <text:p>60</text:p>
              </table:table-cell>
              <table:table-cell office:value-type="float" office:value="0.031233">
                <text:p>0.031233</text:p>
              </table:table-cell>
              <table:table-cell office:value-type="float" office:value="0.1438">
                <text:p>0.14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  <table:table-cell office:value-type="float" office:value="0.029336">
                <text:p>0.029336</text:p>
              </table:table-cell>
              <table:table-cell office:value-type="float" office:value="0.11927">
                <text:p>0.119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0.032457">
                <text:p>0.032457</text:p>
              </table:table-cell>
              <table:table-cell office:value-type="float" office:value="0.14091">
                <text:p>0.140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">
                <text:p>60</text:p>
              </table:table-cell>
              <table:table-cell office:value-type="float" office:value="0.028302">
                <text:p>0.028302</text:p>
              </table:table-cell>
              <table:table-cell office:value-type="float" office:value="0.12246">
                <text:p>0.122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">
                <text:p>60</text:p>
              </table:table-cell>
              <table:table-cell office:value-type="float" office:value="0.029961">
                <text:p>0.029961</text:p>
              </table:table-cell>
              <table:table-cell office:value-type="float" office:value="0.15447">
                <text:p>0.154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">
                <text:p>60</text:p>
              </table:table-cell>
              <table:table-cell office:value-type="float" office:value="0.030646">
                <text:p>0.030646</text:p>
              </table:table-cell>
              <table:table-cell office:value-type="float" office:value="0.1513">
                <text:p>0.15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">
                <text:p>60</text:p>
              </table:table-cell>
              <table:table-cell office:value-type="float" office:value="0.027428">
                <text:p>0.027428</text:p>
              </table:table-cell>
              <table:table-cell office:value-type="float" office:value="0.12285">
                <text:p>0.122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">
                <text:p>60</text:p>
              </table:table-cell>
              <table:table-cell office:value-type="float" office:value="0.028308">
                <text:p>0.028308</text:p>
              </table:table-cell>
              <table:table-cell office:value-type="float" office:value="0.11485">
                <text:p>0.114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">
                <text:p>60</text:p>
              </table:table-cell>
              <table:table-cell office:value-type="float" office:value="0.030248">
                <text:p>0.030248</text:p>
              </table:table-cell>
              <table:table-cell office:value-type="float" office:value="0.12483">
                <text:p>0.124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">
                <text:p>60</text:p>
              </table:table-cell>
              <table:table-cell office:value-type="float" office:value="0.029569">
                <text:p>0.029569</text:p>
              </table:table-cell>
              <table:table-cell office:value-type="float" office:value="0.13933">
                <text:p>0.139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">
                <text:p>60</text:p>
              </table:table-cell>
              <table:table-cell office:value-type="float" office:value="0.029596">
                <text:p>0.029596</text:p>
              </table:table-cell>
              <table:table-cell office:value-type="float" office:value="0.14726">
                <text:p>0.147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">
                <text:p>60</text:p>
              </table:table-cell>
              <table:table-cell office:value-type="float" office:value="0.030439">
                <text:p>0.030439</text:p>
              </table:table-cell>
              <table:table-cell office:value-type="float" office:value="0.13643">
                <text:p>0.136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030957">
                <text:p>0.030957</text:p>
              </table:table-cell>
              <table:table-cell office:value-type="float" office:value="0.12945">
                <text:p>0.129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0.030581">
                <text:p>0.030581</text:p>
              </table:table-cell>
              <table:table-cell office:value-type="float" office:value="0.12739">
                <text:p>0.127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0.031296">
                <text:p>0.031296</text:p>
              </table:table-cell>
              <table:table-cell office:value-type="float" office:value="0.15897">
                <text:p>0.158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0.028504">
                <text:p>0.028504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">
                <text:p>70</text:p>
              </table:table-cell>
              <table:table-cell office:value-type="float" office:value="0.028413">
                <text:p>0.028413</text:p>
              </table:table-cell>
              <table:table-cell office:value-type="float" office:value="0.13144">
                <text:p>0.131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">
                <text:p>70</text:p>
              </table:table-cell>
              <table:table-cell office:value-type="float" office:value="0.027319">
                <text:p>0.027319</text:p>
              </table:table-cell>
              <table:table-cell office:value-type="float" office:value="0.13444">
                <text:p>0.134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">
                <text:p>70</text:p>
              </table:table-cell>
              <table:table-cell office:value-type="float" office:value="0.032962">
                <text:p>0.032962</text:p>
              </table:table-cell>
              <table:table-cell office:value-type="float" office:value="0.14591">
                <text:p>0.145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  <table:table-cell office:value-type="float" office:value="0.031789">
                <text:p>0.031789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">
                <text:p>70</text:p>
              </table:table-cell>
              <table:table-cell office:value-type="float" office:value="0.028786">
                <text:p>0.028786</text:p>
              </table:table-cell>
              <table:table-cell office:value-type="float" office:value="0.16082">
                <text:p>0.160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">
                <text:p>70</text:p>
              </table:table-cell>
              <table:table-cell office:value-type="float" office:value="0.029381">
                <text:p>0.029381</text:p>
              </table:table-cell>
              <table:table-cell office:value-type="float" office:value="0.14361">
                <text:p>0.143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">
                <text:p>70</text:p>
              </table:table-cell>
              <table:table-cell office:value-type="float" office:value="0.029154">
                <text:p>0.029154</text:p>
              </table:table-cell>
              <table:table-cell office:value-type="float" office:value="0.14619">
                <text:p>0.146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">
                <text:p>70</text:p>
              </table:table-cell>
              <table:table-cell office:value-type="float" office:value="0.030643">
                <text:p>0.030643</text:p>
              </table:table-cell>
              <table:table-cell office:value-type="float" office:value="0.12121">
                <text:p>0.121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0.028905">
                <text:p>0.028905</text:p>
              </table:table-cell>
              <table:table-cell office:value-type="float" office:value="0.13956">
                <text:p>0.139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">
                <text:p>70</text:p>
              </table:table-cell>
              <table:table-cell office:value-type="float" office:value="0.031646">
                <text:p>0.031646</text:p>
              </table:table-cell>
              <table:table-cell office:value-type="float" office:value="0.13246">
                <text:p>0.132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">
                <text:p>70</text:p>
              </table:table-cell>
              <table:table-cell office:value-type="float" office:value="0.028118">
                <text:p>0.028118</text:p>
              </table:table-cell>
              <table:table-cell office:value-type="float" office:value="0.17009">
                <text:p>0.170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">
                <text:p>70</text:p>
              </table:table-cell>
              <table:table-cell office:value-type="float" office:value="0.031268">
                <text:p>0.031268</text:p>
              </table:table-cell>
              <table:table-cell office:value-type="float" office:value="0.14328">
                <text:p>0.143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0.029113">
                <text:p>0.029113</text:p>
              </table:table-cell>
              <table:table-cell office:value-type="float" office:value="0.13671">
                <text:p>0.136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">
                <text:p>70</text:p>
              </table:table-cell>
              <table:table-cell office:value-type="float" office:value="0.030304">
                <text:p>0.030304</text:p>
              </table:table-cell>
              <table:table-cell office:value-type="float" office:value="0.14427">
                <text:p>0.144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">
                <text:p>70</text:p>
              </table:table-cell>
              <table:table-cell office:value-type="float" office:value="0.028743">
                <text:p>0.028743</text:p>
              </table:table-cell>
              <table:table-cell office:value-type="float" office:value="0.14792">
                <text:p>0.147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">
                <text:p>70</text:p>
              </table:table-cell>
              <table:table-cell office:value-type="float" office:value="0.029702">
                <text:p>0.029702</text:p>
              </table:table-cell>
              <table:table-cell office:value-type="float" office:value="0.14827">
                <text:p>0.148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0.030669">
                <text:p>0.030669</text:p>
              </table:table-cell>
              <table:table-cell office:value-type="float" office:value="0.13328">
                <text:p>0.13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">
                <text:p>70</text:p>
              </table:table-cell>
              <table:table-cell office:value-type="float" office:value="0.028974">
                <text:p>0.028974</text:p>
              </table:table-cell>
              <table:table-cell office:value-type="float" office:value="0.13932">
                <text:p>0.139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">
                <text:p>70</text:p>
              </table:table-cell>
              <table:table-cell office:value-type="float" office:value="0.032454">
                <text:p>0.032454</text:p>
              </table:table-cell>
              <table:table-cell office:value-type="float" office:value="0.15438">
                <text:p>0.154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0.033093">
                <text:p>0.033093</text:p>
              </table:table-cell>
              <table:table-cell office:value-type="float" office:value="0.15896">
                <text:p>0.158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">
                <text:p>70</text:p>
              </table:table-cell>
              <table:table-cell office:value-type="float" office:value="0.029278">
                <text:p>0.029278</text:p>
              </table:table-cell>
              <table:table-cell office:value-type="float" office:value="0.11491">
                <text:p>0.114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">
                <text:p>70</text:p>
              </table:table-cell>
              <table:table-cell office:value-type="float" office:value="0.031484">
                <text:p>0.031484</text:p>
              </table:table-cell>
              <table:table-cell office:value-type="float" office:value="0.15134">
                <text:p>0.151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0.028542">
                <text:p>0.028542</text:p>
              </table:table-cell>
              <table:table-cell office:value-type="float" office:value="0.14516">
                <text:p>0.145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">
                <text:p>70</text:p>
              </table:table-cell>
              <table:table-cell office:value-type="float" office:value="0.031028">
                <text:p>0.031028</text:p>
              </table:table-cell>
              <table:table-cell office:value-type="float" office:value="0.16153">
                <text:p>0.161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">
                <text:p>70</text:p>
              </table:table-cell>
              <table:table-cell office:value-type="float" office:value="0.028854">
                <text:p>0.028854</text:p>
              </table:table-cell>
              <table:table-cell office:value-type="float" office:value="0.15414">
                <text:p>0.154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">
                <text:p>70</text:p>
              </table:table-cell>
              <table:table-cell office:value-type="float" office:value="0.028675">
                <text:p>0.028675</text:p>
              </table:table-cell>
              <table:table-cell office:value-type="float" office:value="0.15621">
                <text:p>0.156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">
                <text:p>70</text:p>
              </table:table-cell>
              <table:table-cell office:value-type="float" office:value="0.029098">
                <text:p>0.029098</text:p>
              </table:table-cell>
              <table:table-cell office:value-type="float" office:value="0.16809">
                <text:p>0.168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0.031717">
                <text:p>0.031717</text:p>
              </table:table-cell>
              <table:table-cell office:value-type="float" office:value="0.15474">
                <text:p>0.154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">
                <text:p>70</text:p>
              </table:table-cell>
              <table:table-cell office:value-type="float" office:value="0.031092">
                <text:p>0.031092</text:p>
              </table:table-cell>
              <table:table-cell office:value-type="float" office:value="0.15276">
                <text:p>0.152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">
                <text:p>70</text:p>
              </table:table-cell>
              <table:table-cell office:value-type="float" office:value="0.030905">
                <text:p>0.030905</text:p>
              </table:table-cell>
              <table:table-cell office:value-type="float" office:value="0.17306">
                <text:p>0.173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">
                <text:p>70</text:p>
              </table:table-cell>
              <table:table-cell office:value-type="float" office:value="0.031465">
                <text:p>0.031465</text:p>
              </table:table-cell>
              <table:table-cell office:value-type="float" office:value="0.17834">
                <text:p>0.178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  <table:table-cell office:value-type="float" office:value="0.031176">
                <text:p>0.031176</text:p>
              </table:table-cell>
              <table:table-cell office:value-type="float" office:value="0.15199">
                <text:p>0.151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">
                <text:p>70</text:p>
              </table:table-cell>
              <table:table-cell office:value-type="float" office:value="0.030247">
                <text:p>0.030247</text:p>
              </table:table-cell>
              <table:table-cell office:value-type="float" office:value="0.14302">
                <text:p>0.143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  <table:table-cell office:value-type="float" office:value="0.030708">
                <text:p>0.030708</text:p>
              </table:table-cell>
              <table:table-cell office:value-type="float" office:value="0.15056">
                <text:p>0.15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">
                <text:p>70</text:p>
              </table:table-cell>
              <table:table-cell office:value-type="float" office:value="0.029808">
                <text:p>0.029808</text:p>
              </table:table-cell>
              <table:table-cell office:value-type="float" office:value="0.13033">
                <text:p>0.130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">
                <text:p>70</text:p>
              </table:table-cell>
              <table:table-cell office:value-type="float" office:value="0.030432">
                <text:p>0.030432</text:p>
              </table:table-cell>
              <table:table-cell office:value-type="float" office:value="0.14154">
                <text:p>0.141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0.030056">
                <text:p>0.030056</text:p>
              </table:table-cell>
              <table:table-cell office:value-type="float" office:value="0.11932">
                <text:p>0.119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">
                <text:p>70</text:p>
              </table:table-cell>
              <table:table-cell office:value-type="float" office:value="0.030216">
                <text:p>0.030216</text:p>
              </table:table-cell>
              <table:table-cell office:value-type="float" office:value="0.15723">
                <text:p>0.157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">
                <text:p>70</text:p>
              </table:table-cell>
              <table:table-cell office:value-type="float" office:value="0.028">
                <text:p>0.028</text:p>
              </table:table-cell>
              <table:table-cell office:value-type="float" office:value="0.14837">
                <text:p>0.148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">
                <text:p>70</text:p>
              </table:table-cell>
              <table:table-cell office:value-type="float" office:value="0.031849">
                <text:p>0.031849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0.031214">
                <text:p>0.031214</text:p>
              </table:table-cell>
              <table:table-cell office:value-type="float" office:value="0.14431">
                <text:p>0.14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">
                <text:p>70</text:p>
              </table:table-cell>
              <table:table-cell office:value-type="float" office:value="0.028559">
                <text:p>0.028559</text:p>
              </table:table-cell>
              <table:table-cell office:value-type="float" office:value="0.1434">
                <text:p>0.14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0.030616">
                <text:p>0.030616</text:p>
              </table:table-cell>
              <table:table-cell office:value-type="float" office:value="0.15839">
                <text:p>0.158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0.03058">
                <text:p>0.03058</text:p>
              </table:table-cell>
              <table:table-cell office:value-type="float" office:value="0.15358">
                <text:p>0.153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  <table:table-cell office:value-type="float" office:value="0.03282">
                <text:p>0.03282</text:p>
              </table:table-cell>
              <table:table-cell office:value-type="float" office:value="0.12881">
                <text:p>0.128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  <table:table-cell office:value-type="float" office:value="0.031219">
                <text:p>0.031219</text:p>
              </table:table-cell>
              <table:table-cell office:value-type="float" office:value="0.13713">
                <text:p>0.137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.029072">
                <text:p>0.029072</text:p>
              </table:table-cell>
              <table:table-cell office:value-type="float" office:value="0.12061">
                <text:p>0.120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  <table:table-cell office:value-type="float" office:value="0.033408">
                <text:p>0.033408</text:p>
              </table:table-cell>
              <table:table-cell office:value-type="float" office:value="0.15193">
                <text:p>0.151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">
                <text:p>80</text:p>
              </table:table-cell>
              <table:table-cell office:value-type="float" office:value="0.030643">
                <text:p>0.030643</text:p>
              </table:table-cell>
              <table:table-cell office:value-type="float" office:value="0.17621">
                <text:p>0.176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0">
                <text:p>80</text:p>
              </table:table-cell>
              <table:table-cell office:value-type="float" office:value="0.030843">
                <text:p>0.030843</text:p>
              </table:table-cell>
              <table:table-cell office:value-type="float" office:value="0.15297">
                <text:p>0.152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">
                <text:p>80</text:p>
              </table:table-cell>
              <table:table-cell office:value-type="float" office:value="0.03484">
                <text:p>0.03484</text:p>
              </table:table-cell>
              <table:table-cell office:value-type="float" office:value="0.16142">
                <text:p>0.161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">
                <text:p>80</text:p>
              </table:table-cell>
              <table:table-cell office:value-type="float" office:value="0.032785">
                <text:p>0.032785</text:p>
              </table:table-cell>
              <table:table-cell office:value-type="float" office:value="0.16914">
                <text:p>0.169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">
                <text:p>80</text:p>
              </table:table-cell>
              <table:table-cell office:value-type="float" office:value="0.031028">
                <text:p>0.031028</text:p>
              </table:table-cell>
              <table:table-cell office:value-type="float" office:value="0.16764">
                <text:p>0.167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">
                <text:p>80</text:p>
              </table:table-cell>
              <table:table-cell office:value-type="float" office:value="0.032482">
                <text:p>0.032482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  <table:table-cell office:value-type="float" office:value="0.031867">
                <text:p>0.031867</text:p>
              </table:table-cell>
              <table:table-cell office:value-type="float" office:value="0.13514">
                <text:p>0.135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">
                <text:p>80</text:p>
              </table:table-cell>
              <table:table-cell office:value-type="float" office:value="0.028074">
                <text:p>0.028074</text:p>
              </table:table-cell>
              <table:table-cell office:value-type="float" office:value="0.1654">
                <text:p>0.16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">
                <text:p>80</text:p>
              </table:table-cell>
              <table:table-cell office:value-type="float" office:value="0.02882">
                <text:p>0.02882</text:p>
              </table:table-cell>
              <table:table-cell office:value-type="float" office:value="0.18621">
                <text:p>0.186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031502">
                <text:p>0.031502</text:p>
              </table:table-cell>
              <table:table-cell office:value-type="float" office:value="0.16547">
                <text:p>0.165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0">
                <text:p>80</text:p>
              </table:table-cell>
              <table:table-cell office:value-type="float" office:value="0.032327">
                <text:p>0.032327</text:p>
              </table:table-cell>
              <table:table-cell office:value-type="float" office:value="0.14014">
                <text:p>0.140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">
                <text:p>80</text:p>
              </table:table-cell>
              <table:table-cell office:value-type="float" office:value="0.030852">
                <text:p>0.030852</text:p>
              </table:table-cell>
              <table:table-cell office:value-type="float" office:value="0.1386">
                <text:p>0.13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0">
                <text:p>80</text:p>
              </table:table-cell>
              <table:table-cell office:value-type="float" office:value="0.028509">
                <text:p>0.028509</text:p>
              </table:table-cell>
              <table:table-cell office:value-type="float" office:value="0.15502">
                <text:p>0.155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0">
                <text:p>80</text:p>
              </table:table-cell>
              <table:table-cell office:value-type="float" office:value="0.028339">
                <text:p>0.028339</text:p>
              </table:table-cell>
              <table:table-cell office:value-type="float" office:value="0.16025">
                <text:p>0.160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">
                <text:p>80</text:p>
              </table:table-cell>
              <table:table-cell office:value-type="float" office:value="0.03483">
                <text:p>0.03483</text:p>
              </table:table-cell>
              <table:table-cell office:value-type="float" office:value="0.13189">
                <text:p>0.131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0">
                <text:p>80</text:p>
              </table:table-cell>
              <table:table-cell office:value-type="float" office:value="0.031412">
                <text:p>0.031412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0">
                <text:p>80</text:p>
              </table:table-cell>
              <table:table-cell office:value-type="float" office:value="0.032173">
                <text:p>0.032173</text:p>
              </table:table-cell>
              <table:table-cell office:value-type="float" office:value="0.18839">
                <text:p>0.188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0.031668">
                <text:p>0.031668</text:p>
              </table:table-cell>
              <table:table-cell office:value-type="float" office:value="0.1541">
                <text:p>0.15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">
                <text:p>80</text:p>
              </table:table-cell>
              <table:table-cell office:value-type="float" office:value="0.029626">
                <text:p>0.029626</text:p>
              </table:table-cell>
              <table:table-cell office:value-type="float" office:value="0.1664">
                <text:p>0.16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">
                <text:p>80</text:p>
              </table:table-cell>
              <table:table-cell office:value-type="float" office:value="0.033073">
                <text:p>0.033073</text:p>
              </table:table-cell>
              <table:table-cell office:value-type="float" office:value="0.15562">
                <text:p>0.155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">
                <text:p>80</text:p>
              </table:table-cell>
              <table:table-cell office:value-type="float" office:value="0.029949">
                <text:p>0.029949</text:p>
              </table:table-cell>
              <table:table-cell office:value-type="float" office:value="0.15024">
                <text:p>0.150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0.029519">
                <text:p>0.029519</text:p>
              </table:table-cell>
              <table:table-cell office:value-type="float" office:value="0.17191">
                <text:p>0.171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0.03026">
                <text:p>0.03026</text:p>
              </table:table-cell>
              <table:table-cell office:value-type="float" office:value="0.14938">
                <text:p>0.149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.031792">
                <text:p>0.031792</text:p>
              </table:table-cell>
              <table:table-cell office:value-type="float" office:value="0.14885">
                <text:p>0.148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0.030298">
                <text:p>0.030298</text:p>
              </table:table-cell>
              <table:table-cell office:value-type="float" office:value="0.15555">
                <text:p>0.155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0.031271">
                <text:p>0.031271</text:p>
              </table:table-cell>
              <table:table-cell office:value-type="float" office:value="0.15441">
                <text:p>0.154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0.029665">
                <text:p>0.029665</text:p>
              </table:table-cell>
              <table:table-cell office:value-type="float" office:value="0.18328">
                <text:p>0.183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0.028302">
                <text:p>0.028302</text:p>
              </table:table-cell>
              <table:table-cell office:value-type="float" office:value="0.17216">
                <text:p>0.172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0.030912">
                <text:p>0.030912</text:p>
              </table:table-cell>
              <table:table-cell office:value-type="float" office:value="0.14943">
                <text:p>0.149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0.033612">
                <text:p>0.033612</text:p>
              </table:table-cell>
              <table:table-cell office:value-type="float" office:value="0.14852">
                <text:p>0.148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">
                <text:p>80</text:p>
              </table:table-cell>
              <table:table-cell office:value-type="float" office:value="0.034764">
                <text:p>0.034764</text:p>
              </table:table-cell>
              <table:table-cell office:value-type="float" office:value="0.15328">
                <text:p>0.153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">
                <text:p>80</text:p>
              </table:table-cell>
              <table:table-cell office:value-type="float" office:value="0.031174">
                <text:p>0.031174</text:p>
              </table:table-cell>
              <table:table-cell office:value-type="float" office:value="0.18956">
                <text:p>0.189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">
                <text:p>80</text:p>
              </table:table-cell>
              <table:table-cell office:value-type="float" office:value="0.032009">
                <text:p>0.032009</text:p>
              </table:table-cell>
              <table:table-cell office:value-type="float" office:value="0.17333">
                <text:p>0.17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">
                <text:p>80</text:p>
              </table:table-cell>
              <table:table-cell office:value-type="float" office:value="0.029054">
                <text:p>0.029054</text:p>
              </table:table-cell>
              <table:table-cell office:value-type="float" office:value="0.14538">
                <text:p>0.145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">
                <text:p>80</text:p>
              </table:table-cell>
              <table:table-cell office:value-type="float" office:value="0.032374">
                <text:p>0.032374</text:p>
              </table:table-cell>
              <table:table-cell office:value-type="float" office:value="0.15143">
                <text:p>0.151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">
                <text:p>80</text:p>
              </table:table-cell>
              <table:table-cell office:value-type="float" office:value="0.030809">
                <text:p>0.030809</text:p>
              </table:table-cell>
              <table:table-cell office:value-type="float" office:value="0.16433">
                <text:p>0.164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">
                <text:p>80</text:p>
              </table:table-cell>
              <table:table-cell office:value-type="float" office:value="0.030464">
                <text:p>0.030464</text:p>
              </table:table-cell>
              <table:table-cell office:value-type="float" office:value="0.14165">
                <text:p>0.141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">
                <text:p>80</text:p>
              </table:table-cell>
              <table:table-cell office:value-type="float" office:value="0.030986">
                <text:p>0.030986</text:p>
              </table:table-cell>
              <table:table-cell office:value-type="float" office:value="0.15979">
                <text:p>0.159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">
                <text:p>80</text:p>
              </table:table-cell>
              <table:table-cell office:value-type="float" office:value="0.033232">
                <text:p>0.033232</text:p>
              </table:table-cell>
              <table:table-cell office:value-type="float" office:value="0.15121">
                <text:p>0.151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">
                <text:p>80</text:p>
              </table:table-cell>
              <table:table-cell office:value-type="float" office:value="0.030135">
                <text:p>0.030135</text:p>
              </table:table-cell>
              <table:table-cell office:value-type="float" office:value="0.15797">
                <text:p>0.157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">
                <text:p>80</text:p>
              </table:table-cell>
              <table:table-cell office:value-type="float" office:value="0.031486">
                <text:p>0.031486</text:p>
              </table:table-cell>
              <table:table-cell office:value-type="float" office:value="0.13525">
                <text:p>0.1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">
                <text:p>80</text:p>
              </table:table-cell>
              <table:table-cell office:value-type="float" office:value="0.027773">
                <text:p>0.027773</text:p>
              </table:table-cell>
              <table:table-cell office:value-type="float" office:value="0.17106">
                <text:p>0.171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0.030644">
                <text:p>0.030644</text:p>
              </table:table-cell>
              <table:table-cell office:value-type="float" office:value="0.16143">
                <text:p>0.161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">
                <text:p>80</text:p>
              </table:table-cell>
              <table:table-cell office:value-type="float" office:value="0.030835">
                <text:p>0.030835</text:p>
              </table:table-cell>
              <table:table-cell office:value-type="float" office:value="0.1859">
                <text:p>0.18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">
                <text:p>80</text:p>
              </table:table-cell>
              <table:table-cell office:value-type="float" office:value="0.030752">
                <text:p>0.030752</text:p>
              </table:table-cell>
              <table:table-cell office:value-type="float" office:value="0.15802">
                <text:p>0.158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">
                <text:p>80</text:p>
              </table:table-cell>
              <table:table-cell office:value-type="float" office:value="0.028654">
                <text:p>0.028654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0.028175">
                <text:p>0.028175</text:p>
              </table:table-cell>
              <table:table-cell office:value-type="float" office:value="0.12343">
                <text:p>0.123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">
                <text:p>80</text:p>
              </table:table-cell>
              <table:table-cell office:value-type="float" office:value="0.030766">
                <text:p>0.030766</text:p>
              </table:table-cell>
              <table:table-cell office:value-type="float" office:value="0.16088">
                <text:p>0.160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.029454">
                <text:p>0.029454</text:p>
              </table:table-cell>
              <table:table-cell office:value-type="float" office:value="0.16336">
                <text:p>0.163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">
                <text:p>90</text:p>
              </table:table-cell>
              <table:table-cell office:value-type="float" office:value="0.032205">
                <text:p>0.032205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">
                <text:p>90</text:p>
              </table:table-cell>
              <table:table-cell office:value-type="float" office:value="0.030004">
                <text:p>0.030004</text:p>
              </table:table-cell>
              <table:table-cell office:value-type="float" office:value="0.14933">
                <text:p>0.149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0.029428">
                <text:p>0.029428</text:p>
              </table:table-cell>
              <table:table-cell office:value-type="float" office:value="0.17743">
                <text:p>0.177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">
                <text:p>90</text:p>
              </table:table-cell>
              <table:table-cell office:value-type="float" office:value="0.033005">
                <text:p>0.033005</text:p>
              </table:table-cell>
              <table:table-cell office:value-type="float" office:value="0.16386">
                <text:p>0.163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">
                <text:p>90</text:p>
              </table:table-cell>
              <table:table-cell office:value-type="float" office:value="0.032155">
                <text:p>0.032155</text:p>
              </table:table-cell>
              <table:table-cell office:value-type="float" office:value="0.19313">
                <text:p>0.193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">
                <text:p>90</text:p>
              </table:table-cell>
              <table:table-cell office:value-type="float" office:value="0.031123">
                <text:p>0.031123</text:p>
              </table:table-cell>
              <table:table-cell office:value-type="float" office:value="0.17713">
                <text:p>0.177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">
                <text:p>90</text:p>
              </table:table-cell>
              <table:table-cell office:value-type="float" office:value="0.031183">
                <text:p>0.031183</text:p>
              </table:table-cell>
              <table:table-cell office:value-type="float" office:value="0.18044">
                <text:p>0.180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">
                <text:p>90</text:p>
              </table:table-cell>
              <table:table-cell office:value-type="float" office:value="0.031073">
                <text:p>0.031073</text:p>
              </table:table-cell>
              <table:table-cell office:value-type="float" office:value="0.16964">
                <text:p>0.169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  <table:table-cell office:value-type="float" office:value="0.033148">
                <text:p>0.033148</text:p>
              </table:table-cell>
              <table:table-cell office:value-type="float" office:value="0.18547">
                <text:p>0.185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">
                <text:p>90</text:p>
              </table:table-cell>
              <table:table-cell office:value-type="float" office:value="0.034386">
                <text:p>0.034386</text:p>
              </table:table-cell>
              <table:table-cell office:value-type="float" office:value="0.17477">
                <text:p>0.174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">
                <text:p>90</text:p>
              </table:table-cell>
              <table:table-cell office:value-type="float" office:value="0.030221">
                <text:p>0.030221</text:p>
              </table:table-cell>
              <table:table-cell office:value-type="float" office:value="0.16543">
                <text:p>0.165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">
                <text:p>90</text:p>
              </table:table-cell>
              <table:table-cell office:value-type="float" office:value="0.029749">
                <text:p>0.029749</text:p>
              </table:table-cell>
              <table:table-cell office:value-type="float" office:value="0.15802">
                <text:p>0.158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">
                <text:p>90</text:p>
              </table:table-cell>
              <table:table-cell office:value-type="float" office:value="0.033584">
                <text:p>0.033584</text:p>
              </table:table-cell>
              <table:table-cell office:value-type="float" office:value="0.14801">
                <text:p>0.148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0.034513">
                <text:p>0.034513</text:p>
              </table:table-cell>
              <table:table-cell office:value-type="float" office:value="0.17882">
                <text:p>0.178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0.031994">
                <text:p>0.031994</text:p>
              </table:table-cell>
              <table:table-cell office:value-type="float" office:value="0.17686">
                <text:p>0.176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">
                <text:p>90</text:p>
              </table:table-cell>
              <table:table-cell office:value-type="float" office:value="0.032134">
                <text:p>0.032134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">
                <text:p>90</text:p>
              </table:table-cell>
              <table:table-cell office:value-type="float" office:value="0.032682">
                <text:p>0.032682</text:p>
              </table:table-cell>
              <table:table-cell office:value-type="float" office:value="0.15218">
                <text:p>0.152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">
                <text:p>90</text:p>
              </table:table-cell>
              <table:table-cell office:value-type="float" office:value="0.034746">
                <text:p>0.034746</text:p>
              </table:table-cell>
              <table:table-cell office:value-type="float" office:value="0.18069">
                <text:p>0.180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">
                <text:p>90</text:p>
              </table:table-cell>
              <table:table-cell office:value-type="float" office:value="0.034325">
                <text:p>0.034325</text:p>
              </table:table-cell>
              <table:table-cell office:value-type="float" office:value="0.17766">
                <text:p>0.177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">
                <text:p>90</text:p>
              </table:table-cell>
              <table:table-cell office:value-type="float" office:value="0.034123">
                <text:p>0.034123</text:p>
              </table:table-cell>
              <table:table-cell office:value-type="float" office:value="0.18283">
                <text:p>0.182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">
                <text:p>90</text:p>
              </table:table-cell>
              <table:table-cell office:value-type="float" office:value="0.034454">
                <text:p>0.034454</text:p>
              </table:table-cell>
              <table:table-cell office:value-type="float" office:value="0.18144">
                <text:p>0.181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">
                <text:p>90</text:p>
              </table:table-cell>
              <table:table-cell office:value-type="float" office:value="0.031952">
                <text:p>0.031952</text:p>
              </table:table-cell>
              <table:table-cell office:value-type="float" office:value="0.15733">
                <text:p>0.157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">
                <text:p>90</text:p>
              </table:table-cell>
              <table:table-cell office:value-type="float" office:value="0.034305">
                <text:p>0.034305</text:p>
              </table:table-cell>
              <table:table-cell office:value-type="float" office:value="0.1726">
                <text:p>0.17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">
                <text:p>90</text:p>
              </table:table-cell>
              <table:table-cell office:value-type="float" office:value="0.030938">
                <text:p>0.030938</text:p>
              </table:table-cell>
              <table:table-cell office:value-type="float" office:value="0.16839">
                <text:p>0.168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  <table:table-cell office:value-type="float" office:value="0.030123">
                <text:p>0.030123</text:p>
              </table:table-cell>
              <table:table-cell office:value-type="float" office:value="0.19004">
                <text:p>0.190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">
                <text:p>90</text:p>
              </table:table-cell>
              <table:table-cell office:value-type="float" office:value="0.030158">
                <text:p>0.030158</text:p>
              </table:table-cell>
              <table:table-cell office:value-type="float" office:value="0.19382">
                <text:p>0.193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">
                <text:p>90</text:p>
              </table:table-cell>
              <table:table-cell office:value-type="float" office:value="0.032846">
                <text:p>0.032846</text:p>
              </table:table-cell>
              <table:table-cell office:value-type="float" office:value="0.17737">
                <text:p>0.177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">
                <text:p>90</text:p>
              </table:table-cell>
              <table:table-cell office:value-type="float" office:value="0.030119">
                <text:p>0.030119</text:p>
              </table:table-cell>
              <table:table-cell office:value-type="float" office:value="0.19042">
                <text:p>0.190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0.02845">
                <text:p>0.02845</text:p>
              </table:table-cell>
              <table:table-cell office:value-type="float" office:value="0.17204">
                <text:p>0.172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.033764">
                <text:p>0.033764</text:p>
              </table:table-cell>
              <table:table-cell office:value-type="float" office:value="0.17819">
                <text:p>0.178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">
                <text:p>90</text:p>
              </table:table-cell>
              <table:table-cell office:value-type="float" office:value="0.030388">
                <text:p>0.030388</text:p>
              </table:table-cell>
              <table:table-cell office:value-type="float" office:value="0.17384">
                <text:p>0.173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  <table:table-cell office:value-type="float" office:value="0.031552">
                <text:p>0.031552</text:p>
              </table:table-cell>
              <table:table-cell office:value-type="float" office:value="0.17932">
                <text:p>0.179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">
                <text:p>90</text:p>
              </table:table-cell>
              <table:table-cell office:value-type="float" office:value="0.032312">
                <text:p>0.032312</text:p>
              </table:table-cell>
              <table:table-cell office:value-type="float" office:value="0.17033">
                <text:p>0.17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0.031296">
                <text:p>0.031296</text:p>
              </table:table-cell>
              <table:table-cell office:value-type="float" office:value="0.20043">
                <text:p>0.200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">
                <text:p>90</text:p>
              </table:table-cell>
              <table:table-cell office:value-type="float" office:value="0.030354">
                <text:p>0.030354</text:p>
              </table:table-cell>
              <table:table-cell office:value-type="float" office:value="0.18065">
                <text:p>0.180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">
                <text:p>90</text:p>
              </table:table-cell>
              <table:table-cell office:value-type="float" office:value="0.031718">
                <text:p>0.031718</text:p>
              </table:table-cell>
              <table:table-cell office:value-type="float" office:value="0.18827">
                <text:p>0.188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">
                <text:p>90</text:p>
              </table:table-cell>
              <table:table-cell office:value-type="float" office:value="0.035009">
                <text:p>0.035009</text:p>
              </table:table-cell>
              <table:table-cell office:value-type="float" office:value="0.18783">
                <text:p>0.187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  <table:table-cell office:value-type="float" office:value="0.032743">
                <text:p>0.032743</text:p>
              </table:table-cell>
              <table:table-cell office:value-type="float" office:value="0.15961">
                <text:p>0.159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  <table:table-cell office:value-type="float" office:value="0.030069">
                <text:p>0.030069</text:p>
              </table:table-cell>
              <table:table-cell office:value-type="float" office:value="0.18813">
                <text:p>0.188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  <table:table-cell office:value-type="float" office:value="0.032907">
                <text:p>0.032907</text:p>
              </table:table-cell>
              <table:table-cell office:value-type="float" office:value="0.16359">
                <text:p>0.163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">
                <text:p>90</text:p>
              </table:table-cell>
              <table:table-cell office:value-type="float" office:value="0.030794">
                <text:p>0.030794</text:p>
              </table:table-cell>
              <table:table-cell office:value-type="float" office:value="0.15173">
                <text:p>0.151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">
                <text:p>90</text:p>
              </table:table-cell>
              <table:table-cell office:value-type="float" office:value="0.031827">
                <text:p>0.031827</text:p>
              </table:table-cell>
              <table:table-cell office:value-type="float" office:value="0.19271">
                <text:p>0.192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">
                <text:p>90</text:p>
              </table:table-cell>
              <table:table-cell office:value-type="float" office:value="0.031415">
                <text:p>0.031415</text:p>
              </table:table-cell>
              <table:table-cell office:value-type="float" office:value="0.18585">
                <text:p>0.185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">
                <text:p>90</text:p>
              </table:table-cell>
              <table:table-cell office:value-type="float" office:value="0.030993">
                <text:p>0.030993</text:p>
              </table:table-cell>
              <table:table-cell office:value-type="float" office:value="0.16297">
                <text:p>0.162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">
                <text:p>90</text:p>
              </table:table-cell>
              <table:table-cell office:value-type="float" office:value="0.034388">
                <text:p>0.034388</text:p>
              </table:table-cell>
              <table:table-cell office:value-type="float" office:value="0.16714">
                <text:p>0.167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">
                <text:p>90</text:p>
              </table:table-cell>
              <table:table-cell office:value-type="float" office:value="0.030542">
                <text:p>0.030542</text:p>
              </table:table-cell>
              <table:table-cell office:value-type="float" office:value="0.20239">
                <text:p>0.202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">
                <text:p>90</text:p>
              </table:table-cell>
              <table:table-cell office:value-type="float" office:value="0.032174">
                <text:p>0.032174</text:p>
              </table:table-cell>
              <table:table-cell office:value-type="float" office:value="0.17351">
                <text:p>0.173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">
                <text:p>90</text:p>
              </table:table-cell>
              <table:table-cell office:value-type="float" office:value="0.032931">
                <text:p>0.032931</text:p>
              </table:table-cell>
              <table:table-cell office:value-type="float" office:value="0.17606">
                <text:p>0.176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">
                <text:p>90</text:p>
              </table:table-cell>
              <table:table-cell office:value-type="float" office:value="0.03219">
                <text:p>0.03219</text:p>
              </table:table-cell>
              <table:table-cell office:value-type="float" office:value="0.13274">
                <text:p>0.132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.031992">
                <text:p>0.031992</text:p>
              </table:table-cell>
              <table:table-cell office:value-type="float" office:value="0.17918">
                <text:p>0.179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  <table:table-cell office:value-type="float" office:value="0.030879">
                <text:p>0.030879</text:p>
              </table:table-cell>
              <table:table-cell office:value-type="float" office:value="0.17635">
                <text:p>0.176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0.030728">
                <text:p>0.030728</text:p>
              </table:table-cell>
              <table:table-cell office:value-type="float" office:value="0.19213">
                <text:p>0.192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  <table:table-cell office:value-type="float" office:value="0.033516">
                <text:p>0.033516</text:p>
              </table:table-cell>
              <table:table-cell office:value-type="float" office:value="0.19008">
                <text:p>0.190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  <table:table-cell office:value-type="float" office:value="0.032308">
                <text:p>0.032308</text:p>
              </table:table-cell>
              <table:table-cell office:value-type="float" office:value="0.16448">
                <text:p>0.164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0.029489">
                <text:p>0.029489</text:p>
              </table:table-cell>
              <table:table-cell office:value-type="float" office:value="0.19238">
                <text:p>0.192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0.034651">
                <text:p>0.034651</text:p>
              </table:table-cell>
              <table:table-cell office:value-type="float" office:value="0.18666">
                <text:p>0.186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  <table:table-cell office:value-type="float" office:value="0.032801">
                <text:p>0.032801</text:p>
              </table:table-cell>
              <table:table-cell office:value-type="float" office:value="0.19353">
                <text:p>0.193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  <table:table-cell office:value-type="float" office:value="0.032898">
                <text:p>0.032898</text:p>
              </table:table-cell>
              <table:table-cell office:value-type="float" office:value="0.17275">
                <text:p>0.172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  <table:table-cell office:value-type="float" office:value="0.033596">
                <text:p>0.033596</text:p>
              </table:table-cell>
              <table:table-cell office:value-type="float" office:value="0.16887">
                <text:p>0.168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0.031771">
                <text:p>0.031771</text:p>
              </table:table-cell>
              <table:table-cell office:value-type="float" office:value="0.14813">
                <text:p>0.148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0.034766">
                <text:p>0.034766</text:p>
              </table:table-cell>
              <table:table-cell office:value-type="float" office:value="0.17022">
                <text:p>0.170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0.033588">
                <text:p>0.033588</text:p>
              </table:table-cell>
              <table:table-cell office:value-type="float" office:value="0.17737">
                <text:p>0.177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0.030477">
                <text:p>0.030477</text:p>
              </table:table-cell>
              <table:table-cell office:value-type="float" office:value="0.17294">
                <text:p>0.172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0.033769">
                <text:p>0.033769</text:p>
              </table:table-cell>
              <table:table-cell office:value-type="float" office:value="0.21335">
                <text:p>0.213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  <table:table-cell office:value-type="float" office:value="0.031559">
                <text:p>0.031559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  <table:table-cell office:value-type="float" office:value="0.036894">
                <text:p>0.036894</text:p>
              </table:table-cell>
              <table:table-cell office:value-type="float" office:value="0.16267">
                <text:p>0.162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0.038357">
                <text:p>0.038357</text:p>
              </table:table-cell>
              <table:table-cell office:value-type="float" office:value="0.17481">
                <text:p>0.174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  <table:table-cell office:value-type="float" office:value="0.030285">
                <text:p>0.030285</text:p>
              </table:table-cell>
              <table:table-cell office:value-type="float" office:value="0.17428">
                <text:p>0.174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  <table:table-cell office:value-type="float" office:value="0.033337">
                <text:p>0.033337</text:p>
              </table:table-cell>
              <table:table-cell office:value-type="float" office:value="0.17326">
                <text:p>0.173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  <table:table-cell office:value-type="float" office:value="0.031429">
                <text:p>0.031429</text:p>
              </table:table-cell>
              <table:table-cell office:value-type="float" office:value="0.18311">
                <text:p>0.183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033759">
                <text:p>0.033759</text:p>
              </table:table-cell>
              <table:table-cell office:value-type="float" office:value="0.17524">
                <text:p>0.175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  <table:table-cell office:value-type="float" office:value="0.032294">
                <text:p>0.032294</text:p>
              </table:table-cell>
              <table:table-cell office:value-type="float" office:value="0.17125">
                <text:p>0.17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  <table:table-cell office:value-type="float" office:value="0.032899">
                <text:p>0.032899</text:p>
              </table:table-cell>
              <table:table-cell office:value-type="float" office:value="0.20904">
                <text:p>0.209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  <table:table-cell office:value-type="float" office:value="0.034349">
                <text:p>0.034349</text:p>
              </table:table-cell>
              <table:table-cell office:value-type="float" office:value="0.18107">
                <text:p>0.181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  <table:table-cell office:value-type="float" office:value="0.031801">
                <text:p>0.031801</text:p>
              </table:table-cell>
              <table:table-cell office:value-type="float" office:value="0.18749">
                <text:p>0.187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  <table:table-cell office:value-type="float" office:value="0.031416">
                <text:p>0.031416</text:p>
              </table:table-cell>
              <table:table-cell office:value-type="float" office:value="0.18999">
                <text:p>0.189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  <table:table-cell office:value-type="float" office:value="0.033278">
                <text:p>0.033278</text:p>
              </table:table-cell>
              <table:table-cell office:value-type="float" office:value="0.15679">
                <text:p>0.156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  <table:table-cell office:value-type="float" office:value="0.033334">
                <text:p>0.033334</text:p>
              </table:table-cell>
              <table:table-cell office:value-type="float" office:value="0.18732">
                <text:p>0.187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  <table:table-cell office:value-type="float" office:value="0.031408">
                <text:p>0.031408</text:p>
              </table:table-cell>
              <table:table-cell office:value-type="float" office:value="0.17597">
                <text:p>0.175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  <table:table-cell office:value-type="float" office:value="0.036219">
                <text:p>0.036219</text:p>
              </table:table-cell>
              <table:table-cell office:value-type="float" office:value="0.18091">
                <text:p>0.180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  <table:table-cell office:value-type="float" office:value="0.033982">
                <text:p>0.033982</text:p>
              </table:table-cell>
              <table:table-cell office:value-type="float" office:value="0.16889">
                <text:p>0.168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  <table:table-cell office:value-type="float" office:value="0.031745">
                <text:p>0.031745</text:p>
              </table:table-cell>
              <table:table-cell office:value-type="float" office:value="0.18654">
                <text:p>0.186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  <table:table-cell office:value-type="float" office:value="0.032131">
                <text:p>0.032131</text:p>
              </table:table-cell>
              <table:table-cell office:value-type="float" office:value="0.19678">
                <text:p>0.196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  <table:table-cell office:value-type="float" office:value="0.033252">
                <text:p>0.033252</text:p>
              </table:table-cell>
              <table:table-cell office:value-type="float" office:value="0.18414">
                <text:p>0.184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  <table:table-cell office:value-type="float" office:value="0.034139">
                <text:p>0.034139</text:p>
              </table:table-cell>
              <table:table-cell office:value-type="float" office:value="0.15854">
                <text:p>0.158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  <table:table-cell office:value-type="float" office:value="0.035917">
                <text:p>0.035917</text:p>
              </table:table-cell>
              <table:table-cell office:value-type="float" office:value="0.18317">
                <text:p>0.183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  <table:table-cell office:value-type="float" office:value="0.034035">
                <text:p>0.034035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  <table:table-cell office:value-type="float" office:value="0.034664">
                <text:p>0.034664</text:p>
              </table:table-cell>
              <table:table-cell office:value-type="float" office:value="0.17137">
                <text:p>0.171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  <table:table-cell office:value-type="float" office:value="0.031212">
                <text:p>0.031212</text:p>
              </table:table-cell>
              <table:table-cell office:value-type="float" office:value="0.17468">
                <text:p>0.174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  <table:table-cell office:value-type="float" office:value="0.032102">
                <text:p>0.032102</text:p>
              </table:table-cell>
              <table:table-cell office:value-type="float" office:value="0.17912">
                <text:p>0.179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  <table:table-cell office:value-type="float" office:value="0.034719">
                <text:p>0.034719</text:p>
              </table:table-cell>
              <table:table-cell office:value-type="float" office:value="0.16858">
                <text:p>0.168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  <table:table-cell office:value-type="float" office:value="0.033739">
                <text:p>0.033739</text:p>
              </table:table-cell>
              <table:table-cell office:value-type="float" office:value="0.18674">
                <text:p>0.186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  <table:table-cell office:value-type="float" office:value="0.034649">
                <text:p>0.034649</text:p>
              </table:table-cell>
              <table:table-cell office:value-type="float" office:value="0.17807">
                <text:p>0.178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  <table:table-cell office:value-type="float" office:value="0.032843">
                <text:p>0.032843</text:p>
              </table:table-cell>
              <table:table-cell office:value-type="float" office:value="0.19746">
                <text:p>0.197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  <table:table-cell office:value-type="float" office:value="0.034481">
                <text:p>0.034481</text:p>
              </table:table-cell>
              <table:table-cell office:value-type="float" office:value="0.18631">
                <text:p>0.186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  <table:table-cell office:value-type="float" office:value="0.036822">
                <text:p>0.036822</text:p>
              </table:table-cell>
              <table:table-cell office:value-type="float" office:value="0.16503">
                <text:p>0.165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  <table:table-cell office:value-type="float" office:value="0.032311">
                <text:p>0.032311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  <table:table-cell office:value-type="float" office:value="0.031444">
                <text:p>0.031444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  <table:table-cell office:value-type="float" office:value="0.032509">
                <text:p>0.032509</text:p>
              </table:table-cell>
              <table:table-cell office:value-type="float" office:value="0.16258">
                <text:p>0.162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.035816">
                <text:p>0.035816</text:p>
              </table:table-cell>
              <table:table-cell office:value-type="float" office:value="0.18447">
                <text:p>0.184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">
                <text:p>110</text:p>
              </table:table-cell>
              <table:table-cell office:value-type="float" office:value="0.036837">
                <text:p>0.036837</text:p>
              </table:table-cell>
              <table:table-cell office:value-type="float" office:value="0.17632">
                <text:p>0.176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">
                <text:p>110</text:p>
              </table:table-cell>
              <table:table-cell office:value-type="float" office:value="0.032242">
                <text:p>0.032242</text:p>
              </table:table-cell>
              <table:table-cell office:value-type="float" office:value="0.24609">
                <text:p>0.246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">
                <text:p>110</text:p>
              </table:table-cell>
              <table:table-cell office:value-type="float" office:value="0.03429">
                <text:p>0.03429</text:p>
              </table:table-cell>
              <table:table-cell office:value-type="float" office:value="0.2073">
                <text:p>0.20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">
                <text:p>110</text:p>
              </table:table-cell>
              <table:table-cell office:value-type="float" office:value="0.035998">
                <text:p>0.035998</text:p>
              </table:table-cell>
              <table:table-cell office:value-type="float" office:value="0.18598">
                <text:p>0.185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">
                <text:p>110</text:p>
              </table:table-cell>
              <table:table-cell office:value-type="float" office:value="0.037094">
                <text:p>0.037094</text:p>
              </table:table-cell>
              <table:table-cell office:value-type="float" office:value="0.19389">
                <text:p>0.193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">
                <text:p>110</text:p>
              </table:table-cell>
              <table:table-cell office:value-type="float" office:value="0.032618">
                <text:p>0.032618</text:p>
              </table:table-cell>
              <table:table-cell office:value-type="float" office:value="0.2079">
                <text:p>0.20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0">
                <text:p>110</text:p>
              </table:table-cell>
              <table:table-cell office:value-type="float" office:value="0.035095">
                <text:p>0.035095</text:p>
              </table:table-cell>
              <table:table-cell office:value-type="float" office:value="0.17657">
                <text:p>0.176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">
                <text:p>110</text:p>
              </table:table-cell>
              <table:table-cell office:value-type="float" office:value="0.034001">
                <text:p>0.034001</text:p>
              </table:table-cell>
              <table:table-cell office:value-type="float" office:value="0.17662">
                <text:p>0.176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">
                <text:p>110</text:p>
              </table:table-cell>
              <table:table-cell office:value-type="float" office:value="0.038674">
                <text:p>0.038674</text:p>
              </table:table-cell>
              <table:table-cell office:value-type="float" office:value="0.20345">
                <text:p>0.203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">
                <text:p>110</text:p>
              </table:table-cell>
              <table:table-cell office:value-type="float" office:value="0.035197">
                <text:p>0.035197</text:p>
              </table:table-cell>
              <table:table-cell office:value-type="float" office:value="0.19591">
                <text:p>0.195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0">
                <text:p>110</text:p>
              </table:table-cell>
              <table:table-cell office:value-type="float" office:value="0.033828">
                <text:p>0.033828</text:p>
              </table:table-cell>
              <table:table-cell office:value-type="float" office:value="0.19897">
                <text:p>0.198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0">
                <text:p>110</text:p>
              </table:table-cell>
              <table:table-cell office:value-type="float" office:value="0.032653">
                <text:p>0.032653</text:p>
              </table:table-cell>
              <table:table-cell office:value-type="float" office:value="0.20312">
                <text:p>0.203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0">
                <text:p>110</text:p>
              </table:table-cell>
              <table:table-cell office:value-type="float" office:value="0.031836">
                <text:p>0.031836</text:p>
              </table:table-cell>
              <table:table-cell office:value-type="float" office:value="0.15507">
                <text:p>0.155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032792">
                <text:p>0.032792</text:p>
              </table:table-cell>
              <table:table-cell office:value-type="float" office:value="0.19851">
                <text:p>0.198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0.039221">
                <text:p>0.039221</text:p>
              </table:table-cell>
              <table:table-cell office:value-type="float" office:value="0.19765">
                <text:p>0.197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0">
                <text:p>110</text:p>
              </table:table-cell>
              <table:table-cell office:value-type="float" office:value="0.032867">
                <text:p>0.032867</text:p>
              </table:table-cell>
              <table:table-cell office:value-type="float" office:value="0.18691">
                <text:p>0.186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0">
                <text:p>110</text:p>
              </table:table-cell>
              <table:table-cell office:value-type="float" office:value="0.035806">
                <text:p>0.035806</text:p>
              </table:table-cell>
              <table:table-cell office:value-type="float" office:value="0.18906">
                <text:p>0.189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0">
                <text:p>110</text:p>
              </table:table-cell>
              <table:table-cell office:value-type="float" office:value="0.033339">
                <text:p>0.033339</text:p>
              </table:table-cell>
              <table:table-cell office:value-type="float" office:value="0.17755">
                <text:p>0.177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0">
                <text:p>110</text:p>
              </table:table-cell>
              <table:table-cell office:value-type="float" office:value="0.033046">
                <text:p>0.03304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">
                <text:p>110</text:p>
              </table:table-cell>
              <table:table-cell office:value-type="float" office:value="0.036232">
                <text:p>0.036232</text:p>
              </table:table-cell>
              <table:table-cell office:value-type="float" office:value="0.19783">
                <text:p>0.197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0">
                <text:p>110</text:p>
              </table:table-cell>
              <table:table-cell office:value-type="float" office:value="0.034115">
                <text:p>0.034115</text:p>
              </table:table-cell>
              <table:table-cell office:value-type="float" office:value="0.21294">
                <text:p>0.212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0">
                <text:p>110</text:p>
              </table:table-cell>
              <table:table-cell office:value-type="float" office:value="0.033069">
                <text:p>0.033069</text:p>
              </table:table-cell>
              <table:table-cell office:value-type="float" office:value="0.18211">
                <text:p>0.182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0">
                <text:p>110</text:p>
              </table:table-cell>
              <table:table-cell office:value-type="float" office:value="0.035076">
                <text:p>0.035076</text:p>
              </table:table-cell>
              <table:table-cell office:value-type="float" office:value="0.18625">
                <text:p>0.186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0">
                <text:p>110</text:p>
              </table:table-cell>
              <table:table-cell office:value-type="float" office:value="0.033888">
                <text:p>0.033888</text:p>
              </table:table-cell>
              <table:table-cell office:value-type="float" office:value="0.18461">
                <text:p>0.184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0">
                <text:p>110</text:p>
              </table:table-cell>
              <table:table-cell office:value-type="float" office:value="0.034245">
                <text:p>0.034245</text:p>
              </table:table-cell>
              <table:table-cell office:value-type="float" office:value="0.17797">
                <text:p>0.177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0">
                <text:p>110</text:p>
              </table:table-cell>
              <table:table-cell office:value-type="float" office:value="0.034497">
                <text:p>0.034497</text:p>
              </table:table-cell>
              <table:table-cell office:value-type="float" office:value="0.20575">
                <text:p>0.205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0">
                <text:p>110</text:p>
              </table:table-cell>
              <table:table-cell office:value-type="float" office:value="0.037413">
                <text:p>0.037413</text:p>
              </table:table-cell>
              <table:table-cell office:value-type="float" office:value="0.17541">
                <text:p>0.175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0">
                <text:p>110</text:p>
              </table:table-cell>
              <table:table-cell office:value-type="float" office:value="0.035281">
                <text:p>0.035281</text:p>
              </table:table-cell>
              <table:table-cell office:value-type="float" office:value="0.18154">
                <text:p>0.181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">
                <text:p>110</text:p>
              </table:table-cell>
              <table:table-cell office:value-type="float" office:value="0.033943">
                <text:p>0.033943</text:p>
              </table:table-cell>
              <table:table-cell office:value-type="float" office:value="0.17189">
                <text:p>0.171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">
                <text:p>110</text:p>
              </table:table-cell>
              <table:table-cell office:value-type="float" office:value="0.033178">
                <text:p>0.033178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0">
                <text:p>110</text:p>
              </table:table-cell>
              <table:table-cell office:value-type="float" office:value="0.035078">
                <text:p>0.035078</text:p>
              </table:table-cell>
              <table:table-cell office:value-type="float" office:value="0.17102">
                <text:p>0.171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33009">
                <text:p>0.033009</text:p>
              </table:table-cell>
              <table:table-cell office:value-type="float" office:value="0.22182">
                <text:p>0.221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">
                <text:p>110</text:p>
              </table:table-cell>
              <table:table-cell office:value-type="float" office:value="0.035026">
                <text:p>0.035026</text:p>
              </table:table-cell>
              <table:table-cell office:value-type="float" office:value="0.17962">
                <text:p>0.179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0">
                <text:p>110</text:p>
              </table:table-cell>
              <table:table-cell office:value-type="float" office:value="0.032595">
                <text:p>0.032595</text:p>
              </table:table-cell>
              <table:table-cell office:value-type="float" office:value="0.20204">
                <text:p>0.202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">
                <text:p>110</text:p>
              </table:table-cell>
              <table:table-cell office:value-type="float" office:value="0.036633">
                <text:p>0.036633</text:p>
              </table:table-cell>
              <table:table-cell office:value-type="float" office:value="0.19162">
                <text:p>0.191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">
                <text:p>110</text:p>
              </table:table-cell>
              <table:table-cell office:value-type="float" office:value="0.034197">
                <text:p>0.034197</text:p>
              </table:table-cell>
              <table:table-cell office:value-type="float" office:value="0.17486">
                <text:p>0.174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">
                <text:p>110</text:p>
              </table:table-cell>
              <table:table-cell office:value-type="float" office:value="0.028822">
                <text:p>0.028822</text:p>
              </table:table-cell>
              <table:table-cell office:value-type="float" office:value="0.18793">
                <text:p>0.187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">
                <text:p>110</text:p>
              </table:table-cell>
              <table:table-cell office:value-type="float" office:value="0.035748">
                <text:p>0.035748</text:p>
              </table:table-cell>
              <table:table-cell office:value-type="float" office:value="0.23096">
                <text:p>0.230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">
                <text:p>110</text:p>
              </table:table-cell>
              <table:table-cell office:value-type="float" office:value="0.03527">
                <text:p>0.03527</text:p>
              </table:table-cell>
              <table:table-cell office:value-type="float" office:value="0.18182">
                <text:p>0.181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">
                <text:p>110</text:p>
              </table:table-cell>
              <table:table-cell office:value-type="float" office:value="0.032818">
                <text:p>0.032818</text:p>
              </table:table-cell>
              <table:table-cell office:value-type="float" office:value="0.18289">
                <text:p>0.182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0">
                <text:p>110</text:p>
              </table:table-cell>
              <table:table-cell office:value-type="float" office:value="0.032241">
                <text:p>0.032241</text:p>
              </table:table-cell>
              <table:table-cell office:value-type="float" office:value="0.18579">
                <text:p>0.185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">
                <text:p>110</text:p>
              </table:table-cell>
              <table:table-cell office:value-type="float" office:value="0.035061">
                <text:p>0.035061</text:p>
              </table:table-cell>
              <table:table-cell office:value-type="float" office:value="0.17244">
                <text:p>0.172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">
                <text:p>110</text:p>
              </table:table-cell>
              <table:table-cell office:value-type="float" office:value="0.035394">
                <text:p>0.035394</text:p>
              </table:table-cell>
              <table:table-cell office:value-type="float" office:value="0.18111">
                <text:p>0.181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">
                <text:p>110</text:p>
              </table:table-cell>
              <table:table-cell office:value-type="float" office:value="0.035823">
                <text:p>0.035823</text:p>
              </table:table-cell>
              <table:table-cell office:value-type="float" office:value="0.18275">
                <text:p>0.182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">
                <text:p>110</text:p>
              </table:table-cell>
              <table:table-cell office:value-type="float" office:value="0.036045">
                <text:p>0.036045</text:p>
              </table:table-cell>
              <table:table-cell office:value-type="float" office:value="0.20064">
                <text:p>0.200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">
                <text:p>110</text:p>
              </table:table-cell>
              <table:table-cell office:value-type="float" office:value="0.033558">
                <text:p>0.033558</text:p>
              </table:table-cell>
              <table:table-cell office:value-type="float" office:value="0.19743">
                <text:p>0.197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">
                <text:p>110</text:p>
              </table:table-cell>
              <table:table-cell office:value-type="float" office:value="0.033896">
                <text:p>0.033896</text:p>
              </table:table-cell>
              <table:table-cell office:value-type="float" office:value="0.20016">
                <text:p>0.200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0">
                <text:p>110</text:p>
              </table:table-cell>
              <table:table-cell office:value-type="float" office:value="0.032028">
                <text:p>0.032028</text:p>
              </table:table-cell>
              <table:table-cell office:value-type="float" office:value="0.16057">
                <text:p>0.160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0">
                <text:p>110</text:p>
              </table:table-cell>
              <table:table-cell office:value-type="float" office:value="0.036406">
                <text:p>0.036406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">
                <text:p>110</text:p>
              </table:table-cell>
              <table:table-cell office:value-type="float" office:value="0.032732">
                <text:p>0.032732</text:p>
              </table:table-cell>
              <table:table-cell office:value-type="float" office:value="0.18027">
                <text:p>0.180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0">
                <text:p>120</text:p>
              </table:table-cell>
              <table:table-cell office:value-type="float" office:value="0.03751">
                <text:p>0.03751</text:p>
              </table:table-cell>
              <table:table-cell office:value-type="float" office:value="0.20745">
                <text:p>0.207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0">
                <text:p>120</text:p>
              </table:table-cell>
              <table:table-cell office:value-type="float" office:value="0.036367">
                <text:p>0.036367</text:p>
              </table:table-cell>
              <table:table-cell office:value-type="float" office:value="0.23479">
                <text:p>0.234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0">
                <text:p>120</text:p>
              </table:table-cell>
              <table:table-cell office:value-type="float" office:value="0.032123">
                <text:p>0.032123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  <table:table-cell office:value-type="float" office:value="0.033906">
                <text:p>0.033906</text:p>
              </table:table-cell>
              <table:table-cell office:value-type="float" office:value="0.19647">
                <text:p>0.196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0">
                <text:p>120</text:p>
              </table:table-cell>
              <table:table-cell office:value-type="float" office:value="0.034633">
                <text:p>0.034633</text:p>
              </table:table-cell>
              <table:table-cell office:value-type="float" office:value="0.22069">
                <text:p>0.220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0">
                <text:p>120</text:p>
              </table:table-cell>
              <table:table-cell office:value-type="float" office:value="0.034157">
                <text:p>0.034157</text:p>
              </table:table-cell>
              <table:table-cell office:value-type="float" office:value="0.18598">
                <text:p>0.185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0">
                <text:p>120</text:p>
              </table:table-cell>
              <table:table-cell office:value-type="float" office:value="0.032938">
                <text:p>0.032938</text:p>
              </table:table-cell>
              <table:table-cell office:value-type="float" office:value="0.21538">
                <text:p>0.215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0">
                <text:p>120</text:p>
              </table:table-cell>
              <table:table-cell office:value-type="float" office:value="0.039647">
                <text:p>0.039647</text:p>
              </table:table-cell>
              <table:table-cell office:value-type="float" office:value="0.17835">
                <text:p>0.178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0">
                <text:p>120</text:p>
              </table:table-cell>
              <table:table-cell office:value-type="float" office:value="0.036908">
                <text:p>0.036908</text:p>
              </table:table-cell>
              <table:table-cell office:value-type="float" office:value="0.18855">
                <text:p>0.188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0">
                <text:p>120</text:p>
              </table:table-cell>
              <table:table-cell office:value-type="float" office:value="0.03504">
                <text:p>0.03504</text:p>
              </table:table-cell>
              <table:table-cell office:value-type="float" office:value="0.20815">
                <text:p>0.208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0">
                <text:p>120</text:p>
              </table:table-cell>
              <table:table-cell office:value-type="float" office:value="0.037703">
                <text:p>0.037703</text:p>
              </table:table-cell>
              <table:table-cell office:value-type="float" office:value="0.22135">
                <text:p>0.221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0">
                <text:p>120</text:p>
              </table:table-cell>
              <table:table-cell office:value-type="float" office:value="0.034417">
                <text:p>0.034417</text:p>
              </table:table-cell>
              <table:table-cell office:value-type="float" office:value="0.20467">
                <text:p>0.204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0">
                <text:p>120</text:p>
              </table:table-cell>
              <table:table-cell office:value-type="float" office:value="0.03702">
                <text:p>0.03702</text:p>
              </table:table-cell>
              <table:table-cell office:value-type="float" office:value="0.16485">
                <text:p>0.164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0">
                <text:p>120</text:p>
              </table:table-cell>
              <table:table-cell office:value-type="float" office:value="0.034419">
                <text:p>0.034419</text:p>
              </table:table-cell>
              <table:table-cell office:value-type="float" office:value="0.18944">
                <text:p>0.189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0">
                <text:p>120</text:p>
              </table:table-cell>
              <table:table-cell office:value-type="float" office:value="0.034014">
                <text:p>0.034014</text:p>
              </table:table-cell>
              <table:table-cell office:value-type="float" office:value="0.18732">
                <text:p>0.187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">
                <text:p>120</text:p>
              </table:table-cell>
              <table:table-cell office:value-type="float" office:value="0.034325">
                <text:p>0.034325</text:p>
              </table:table-cell>
              <table:table-cell office:value-type="float" office:value="0.19287">
                <text:p>0.1928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0">
                <text:p>120</text:p>
              </table:table-cell>
              <table:table-cell office:value-type="float" office:value="0.037946">
                <text:p>0.037946</text:p>
              </table:table-cell>
              <table:table-cell office:value-type="float" office:value="0.21818">
                <text:p>0.218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0">
                <text:p>120</text:p>
              </table:table-cell>
              <table:table-cell office:value-type="float" office:value="0.039406">
                <text:p>0.039406</text:p>
              </table:table-cell>
              <table:table-cell office:value-type="float" office:value="0.19815">
                <text:p>0.198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0">
                <text:p>120</text:p>
              </table:table-cell>
              <table:table-cell office:value-type="float" office:value="0.036931">
                <text:p>0.036931</text:p>
              </table:table-cell>
              <table:table-cell office:value-type="float" office:value="0.21311">
                <text:p>0.213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">
                <text:p>120</text:p>
              </table:table-cell>
              <table:table-cell office:value-type="float" office:value="0.030464">
                <text:p>0.030464</text:p>
              </table:table-cell>
              <table:table-cell office:value-type="float" office:value="0.21474">
                <text:p>0.214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0">
                <text:p>120</text:p>
              </table:table-cell>
              <table:table-cell office:value-type="float" office:value="0.035566">
                <text:p>0.035566</text:p>
              </table:table-cell>
              <table:table-cell office:value-type="float" office:value="0.19187">
                <text:p>0.191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0.032924">
                <text:p>0.032924</text:p>
              </table:table-cell>
              <table:table-cell office:value-type="float" office:value="0.19344">
                <text:p>0.193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">
                <text:p>120</text:p>
              </table:table-cell>
              <table:table-cell office:value-type="float" office:value="0.037427">
                <text:p>0.037427</text:p>
              </table:table-cell>
              <table:table-cell office:value-type="float" office:value="0.16968">
                <text:p>0.169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0">
                <text:p>120</text:p>
              </table:table-cell>
              <table:table-cell office:value-type="float" office:value="0.032868">
                <text:p>0.032868</text:p>
              </table:table-cell>
              <table:table-cell office:value-type="float" office:value="0.20656">
                <text:p>0.206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0">
                <text:p>120</text:p>
              </table:table-cell>
              <table:table-cell office:value-type="float" office:value="0.038063">
                <text:p>0.038063</text:p>
              </table:table-cell>
              <table:table-cell office:value-type="float" office:value="0.19499">
                <text:p>0.194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0">
                <text:p>120</text:p>
              </table:table-cell>
              <table:table-cell office:value-type="float" office:value="0.03616">
                <text:p>0.03616</text:p>
              </table:table-cell>
              <table:table-cell office:value-type="float" office:value="0.19628">
                <text:p>0.196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">
                <text:p>120</text:p>
              </table:table-cell>
              <table:table-cell office:value-type="float" office:value="0.034853">
                <text:p>0.034853</text:p>
              </table:table-cell>
              <table:table-cell office:value-type="float" office:value="0.21937">
                <text:p>0.219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0">
                <text:p>120</text:p>
              </table:table-cell>
              <table:table-cell office:value-type="float" office:value="0.03756">
                <text:p>0.03756</text:p>
              </table:table-cell>
              <table:table-cell office:value-type="float" office:value="0.21668">
                <text:p>0.216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0">
                <text:p>120</text:p>
              </table:table-cell>
              <table:table-cell office:value-type="float" office:value="0.036938">
                <text:p>0.036938</text:p>
              </table:table-cell>
              <table:table-cell office:value-type="float" office:value="0.22312">
                <text:p>0.223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0">
                <text:p>120</text:p>
              </table:table-cell>
              <table:table-cell office:value-type="float" office:value="0.03857">
                <text:p>0.03857</text:p>
              </table:table-cell>
              <table:table-cell office:value-type="float" office:value="0.21209">
                <text:p>0.212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  <table:table-cell office:value-type="float" office:value="0.03836">
                <text:p>0.03836</text:p>
              </table:table-cell>
              <table:table-cell office:value-type="float" office:value="0.2099">
                <text:p>0.20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0">
                <text:p>120</text:p>
              </table:table-cell>
              <table:table-cell office:value-type="float" office:value="0.033814">
                <text:p>0.033814</text:p>
              </table:table-cell>
              <table:table-cell office:value-type="float" office:value="0.22606">
                <text:p>0.226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0">
                <text:p>120</text:p>
              </table:table-cell>
              <table:table-cell office:value-type="float" office:value="0.037612">
                <text:p>0.037612</text:p>
              </table:table-cell>
              <table:table-cell office:value-type="float" office:value="0.20068">
                <text:p>0.200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">
                <text:p>120</text:p>
              </table:table-cell>
              <table:table-cell office:value-type="float" office:value="0.037883">
                <text:p>0.037883</text:p>
              </table:table-cell>
              <table:table-cell office:value-type="float" office:value="0.20423">
                <text:p>0.204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">
                <text:p>120</text:p>
              </table:table-cell>
              <table:table-cell office:value-type="float" office:value="0.033727">
                <text:p>0.033727</text:p>
              </table:table-cell>
              <table:table-cell office:value-type="float" office:value="0.23174">
                <text:p>0.231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">
                <text:p>120</text:p>
              </table:table-cell>
              <table:table-cell office:value-type="float" office:value="0.038976">
                <text:p>0.038976</text:p>
              </table:table-cell>
              <table:table-cell office:value-type="float" office:value="0.19688">
                <text:p>0.1968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">
                <text:p>120</text:p>
              </table:table-cell>
              <table:table-cell office:value-type="float" office:value="0.035727">
                <text:p>0.035727</text:p>
              </table:table-cell>
              <table:table-cell office:value-type="float" office:value="0.19601">
                <text:p>0.196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0">
                <text:p>120</text:p>
              </table:table-cell>
              <table:table-cell office:value-type="float" office:value="0.035871">
                <text:p>0.035871</text:p>
              </table:table-cell>
              <table:table-cell office:value-type="float" office:value="0.17464">
                <text:p>0.174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0">
                <text:p>120</text:p>
              </table:table-cell>
              <table:table-cell office:value-type="float" office:value="0.034972">
                <text:p>0.034972</text:p>
              </table:table-cell>
              <table:table-cell office:value-type="float" office:value="0.19685">
                <text:p>0.196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0">
                <text:p>120</text:p>
              </table:table-cell>
              <table:table-cell office:value-type="float" office:value="0.038941">
                <text:p>0.038941</text:p>
              </table:table-cell>
              <table:table-cell office:value-type="float" office:value="0.24644">
                <text:p>0.246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0">
                <text:p>120</text:p>
              </table:table-cell>
              <table:table-cell office:value-type="float" office:value="0.035557">
                <text:p>0.035557</text:p>
              </table:table-cell>
              <table:table-cell office:value-type="float" office:value="0.22397">
                <text:p>0.223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0">
                <text:p>120</text:p>
              </table:table-cell>
              <table:table-cell office:value-type="float" office:value="0.035697">
                <text:p>0.035697</text:p>
              </table:table-cell>
              <table:table-cell office:value-type="float" office:value="0.17284">
                <text:p>0.172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0">
                <text:p>120</text:p>
              </table:table-cell>
              <table:table-cell office:value-type="float" office:value="0.031745">
                <text:p>0.031745</text:p>
              </table:table-cell>
              <table:table-cell office:value-type="float" office:value="0.1895">
                <text:p>0.18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">
                <text:p>120</text:p>
              </table:table-cell>
              <table:table-cell office:value-type="float" office:value="0.03501">
                <text:p>0.03501</text:p>
              </table:table-cell>
              <table:table-cell office:value-type="float" office:value="0.21644">
                <text:p>0.216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">
                <text:p>120</text:p>
              </table:table-cell>
              <table:table-cell office:value-type="float" office:value="0.033108">
                <text:p>0.033108</text:p>
              </table:table-cell>
              <table:table-cell office:value-type="float" office:value="0.23299">
                <text:p>0.232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0">
                <text:p>120</text:p>
              </table:table-cell>
              <table:table-cell office:value-type="float" office:value="0.035099">
                <text:p>0.035099</text:p>
              </table:table-cell>
              <table:table-cell office:value-type="float" office:value="0.20428">
                <text:p>0.204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0">
                <text:p>120</text:p>
              </table:table-cell>
              <table:table-cell office:value-type="float" office:value="0.034039">
                <text:p>0.034039</text:p>
              </table:table-cell>
              <table:table-cell office:value-type="float" office:value="0.20919">
                <text:p>0.209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">
                <text:p>120</text:p>
              </table:table-cell>
              <table:table-cell office:value-type="float" office:value="0.037773">
                <text:p>0.037773</text:p>
              </table:table-cell>
              <table:table-cell office:value-type="float" office:value="0.19019">
                <text:p>0.190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0">
                <text:p>120</text:p>
              </table:table-cell>
              <table:table-cell office:value-type="float" office:value="0.041331">
                <text:p>0.041331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0.037892">
                <text:p>0.037892</text:p>
              </table:table-cell>
              <table:table-cell office:value-type="float" office:value="0.22877">
                <text:p>0.228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0">
                <text:p>130</text:p>
              </table:table-cell>
              <table:table-cell office:value-type="float" office:value="0.039149">
                <text:p>0.039149</text:p>
              </table:table-cell>
              <table:table-cell office:value-type="float" office:value="0.22969">
                <text:p>0.229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0">
                <text:p>130</text:p>
              </table:table-cell>
              <table:table-cell office:value-type="float" office:value="0.043343">
                <text:p>0.043343</text:p>
              </table:table-cell>
              <table:table-cell office:value-type="float" office:value="0.21844">
                <text:p>0.218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0">
                <text:p>130</text:p>
              </table:table-cell>
              <table:table-cell office:value-type="float" office:value="0.038475">
                <text:p>0.038475</text:p>
              </table:table-cell>
              <table:table-cell office:value-type="float" office:value="0.18805">
                <text:p>0.188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0">
                <text:p>130</text:p>
              </table:table-cell>
              <table:table-cell office:value-type="float" office:value="0.036469">
                <text:p>0.036469</text:p>
              </table:table-cell>
              <table:table-cell office:value-type="float" office:value="0.20286">
                <text:p>0.202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0">
                <text:p>130</text:p>
              </table:table-cell>
              <table:table-cell office:value-type="float" office:value="0.038492">
                <text:p>0.038492</text:p>
              </table:table-cell>
              <table:table-cell office:value-type="float" office:value="0.21262">
                <text:p>0.212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">
                <text:p>130</text:p>
              </table:table-cell>
              <table:table-cell office:value-type="float" office:value="0.036348">
                <text:p>0.036348</text:p>
              </table:table-cell>
              <table:table-cell office:value-type="float" office:value="0.21098">
                <text:p>0.210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">
                <text:p>130</text:p>
              </table:table-cell>
              <table:table-cell office:value-type="float" office:value="0.037605">
                <text:p>0.037605</text:p>
              </table:table-cell>
              <table:table-cell office:value-type="float" office:value="0.22965">
                <text:p>0.229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">
                <text:p>130</text:p>
              </table:table-cell>
              <table:table-cell office:value-type="float" office:value="0.040933">
                <text:p>0.040933</text:p>
              </table:table-cell>
              <table:table-cell office:value-type="float" office:value="0.20611">
                <text:p>0.206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0">
                <text:p>130</text:p>
              </table:table-cell>
              <table:table-cell office:value-type="float" office:value="0.037247">
                <text:p>0.037247</text:p>
              </table:table-cell>
              <table:table-cell office:value-type="float" office:value="0.19977">
                <text:p>0.199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0">
                <text:p>130</text:p>
              </table:table-cell>
              <table:table-cell office:value-type="float" office:value="0.037118">
                <text:p>0.037118</text:p>
              </table:table-cell>
              <table:table-cell office:value-type="float" office:value="0.18833">
                <text:p>0.188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0">
                <text:p>130</text:p>
              </table:table-cell>
              <table:table-cell office:value-type="float" office:value="0.036547">
                <text:p>0.036547</text:p>
              </table:table-cell>
              <table:table-cell office:value-type="float" office:value="0.2037">
                <text:p>0.20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0">
                <text:p>130</text:p>
              </table:table-cell>
              <table:table-cell office:value-type="float" office:value="0.035336">
                <text:p>0.035336</text:p>
              </table:table-cell>
              <table:table-cell office:value-type="float" office:value="0.22271">
                <text:p>0.222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0">
                <text:p>130</text:p>
              </table:table-cell>
              <table:table-cell office:value-type="float" office:value="0.036847">
                <text:p>0.036847</text:p>
              </table:table-cell>
              <table:table-cell office:value-type="float" office:value="0.23223">
                <text:p>0.232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0">
                <text:p>130</text:p>
              </table:table-cell>
              <table:table-cell office:value-type="float" office:value="0.039377">
                <text:p>0.039377</text:p>
              </table:table-cell>
              <table:table-cell office:value-type="float" office:value="0.17071">
                <text:p>0.170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0">
                <text:p>130</text:p>
              </table:table-cell>
              <table:table-cell office:value-type="float" office:value="0.037872">
                <text:p>0.037872</text:p>
              </table:table-cell>
              <table:table-cell office:value-type="float" office:value="0.22568">
                <text:p>0.225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0">
                <text:p>130</text:p>
              </table:table-cell>
              <table:table-cell office:value-type="float" office:value="0.035986">
                <text:p>0.035986</text:p>
              </table:table-cell>
              <table:table-cell office:value-type="float" office:value="0.22018">
                <text:p>0.220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0">
                <text:p>130</text:p>
              </table:table-cell>
              <table:table-cell office:value-type="float" office:value="0.036948">
                <text:p>0.036948</text:p>
              </table:table-cell>
              <table:table-cell office:value-type="float" office:value="0.23672">
                <text:p>0.236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0">
                <text:p>130</text:p>
              </table:table-cell>
              <table:table-cell office:value-type="float" office:value="0.033847">
                <text:p>0.03384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0">
                <text:p>130</text:p>
              </table:table-cell>
              <table:table-cell office:value-type="float" office:value="0.035795">
                <text:p>0.035795</text:p>
              </table:table-cell>
              <table:table-cell office:value-type="float" office:value="0.21538">
                <text:p>0.215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0">
                <text:p>130</text:p>
              </table:table-cell>
              <table:table-cell office:value-type="float" office:value="0.037977">
                <text:p>0.037977</text:p>
              </table:table-cell>
              <table:table-cell office:value-type="float" office:value="0.20284">
                <text:p>0.202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0">
                <text:p>130</text:p>
              </table:table-cell>
              <table:table-cell office:value-type="float" office:value="0.037276">
                <text:p>0.037276</text:p>
              </table:table-cell>
              <table:table-cell office:value-type="float" office:value="0.22458">
                <text:p>0.224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  <table:table-cell office:value-type="float" office:value="0.03432">
                <text:p>0.03432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">
                <text:p>130</text:p>
              </table:table-cell>
              <table:table-cell office:value-type="float" office:value="0.034498">
                <text:p>0.034498</text:p>
              </table:table-cell>
              <table:table-cell office:value-type="float" office:value="0.23516">
                <text:p>0.235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">
                <text:p>130</text:p>
              </table:table-cell>
              <table:table-cell office:value-type="float" office:value="0.042647">
                <text:p>0.042647</text:p>
              </table:table-cell>
              <table:table-cell office:value-type="float" office:value="0.20326">
                <text:p>0.203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0">
                <text:p>130</text:p>
              </table:table-cell>
              <table:table-cell office:value-type="float" office:value="0.036117">
                <text:p>0.036117</text:p>
              </table:table-cell>
              <table:table-cell office:value-type="float" office:value="0.24074">
                <text:p>0.240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0">
                <text:p>130</text:p>
              </table:table-cell>
              <table:table-cell office:value-type="float" office:value="0.038189">
                <text:p>0.038189</text:p>
              </table:table-cell>
              <table:table-cell office:value-type="float" office:value="0.20555">
                <text:p>0.205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0">
                <text:p>130</text:p>
              </table:table-cell>
              <table:table-cell office:value-type="float" office:value="0.037267">
                <text:p>0.037267</text:p>
              </table:table-cell>
              <table:table-cell office:value-type="float" office:value="0.21064">
                <text:p>0.210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034779">
                <text:p>0.034779</text:p>
              </table:table-cell>
              <table:table-cell office:value-type="float" office:value="0.23257">
                <text:p>0.232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">
                <text:p>130</text:p>
              </table:table-cell>
              <table:table-cell office:value-type="float" office:value="0.039914">
                <text:p>0.039914</text:p>
              </table:table-cell>
              <table:table-cell office:value-type="float" office:value="0.22298">
                <text:p>0.222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  <table:table-cell office:value-type="float" office:value="0.039789">
                <text:p>0.039789</text:p>
              </table:table-cell>
              <table:table-cell office:value-type="float" office:value="0.18996">
                <text:p>0.189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03991">
                <text:p>0.03991</text:p>
              </table:table-cell>
              <table:table-cell office:value-type="float" office:value="0.18624">
                <text:p>0.186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">
                <text:p>130</text:p>
              </table:table-cell>
              <table:table-cell office:value-type="float" office:value="0.03819">
                <text:p>0.03819</text:p>
              </table:table-cell>
              <table:table-cell office:value-type="float" office:value="0.19521">
                <text:p>0.195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">
                <text:p>130</text:p>
              </table:table-cell>
              <table:table-cell office:value-type="float" office:value="0.032052">
                <text:p>0.032052</text:p>
              </table:table-cell>
              <table:table-cell office:value-type="float" office:value="0.23862">
                <text:p>0.238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">
                <text:p>130</text:p>
              </table:table-cell>
              <table:table-cell office:value-type="float" office:value="0.036016">
                <text:p>0.036016</text:p>
              </table:table-cell>
              <table:table-cell office:value-type="float" office:value="0.22643">
                <text:p>0.226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">
                <text:p>130</text:p>
              </table:table-cell>
              <table:table-cell office:value-type="float" office:value="0.032287">
                <text:p>0.032287</text:p>
              </table:table-cell>
              <table:table-cell office:value-type="float" office:value="0.1939">
                <text:p>0.19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">
                <text:p>130</text:p>
              </table:table-cell>
              <table:table-cell office:value-type="float" office:value="0.033123">
                <text:p>0.033123</text:p>
              </table:table-cell>
              <table:table-cell office:value-type="float" office:value="0.19566">
                <text:p>0.195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">
                <text:p>130</text:p>
              </table:table-cell>
              <table:table-cell office:value-type="float" office:value="0.033874">
                <text:p>0.033874</text:p>
              </table:table-cell>
              <table:table-cell office:value-type="float" office:value="0.19746">
                <text:p>0.197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  <table:table-cell office:value-type="float" office:value="0.036384">
                <text:p>0.036384</text:p>
              </table:table-cell>
              <table:table-cell office:value-type="float" office:value="0.22784">
                <text:p>0.227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0">
                <text:p>130</text:p>
              </table:table-cell>
              <table:table-cell office:value-type="float" office:value="0.044431">
                <text:p>0.044431</text:p>
              </table:table-cell>
              <table:table-cell office:value-type="float" office:value="0.2018">
                <text:p>0.20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0.038144">
                <text:p>0.038144</text:p>
              </table:table-cell>
              <table:table-cell office:value-type="float" office:value="0.19608">
                <text:p>0.196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  <table:table-cell office:value-type="float" office:value="0.039956">
                <text:p>0.039956</text:p>
              </table:table-cell>
              <table:table-cell office:value-type="float" office:value="0.22523">
                <text:p>0.225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">
                <text:p>130</text:p>
              </table:table-cell>
              <table:table-cell office:value-type="float" office:value="0.03501">
                <text:p>0.03501</text:p>
              </table:table-cell>
              <table:table-cell office:value-type="float" office:value="0.20089">
                <text:p>0.200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  <table:table-cell office:value-type="float" office:value="0.035961">
                <text:p>0.035961</text:p>
              </table:table-cell>
              <table:table-cell office:value-type="float" office:value="0.20088">
                <text:p>0.20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">
                <text:p>130</text:p>
              </table:table-cell>
              <table:table-cell office:value-type="float" office:value="0.038676">
                <text:p>0.038676</text:p>
              </table:table-cell>
              <table:table-cell office:value-type="float" office:value="0.22023">
                <text:p>0.220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">
                <text:p>130</text:p>
              </table:table-cell>
              <table:table-cell office:value-type="float" office:value="0.037228">
                <text:p>0.037228</text:p>
              </table:table-cell>
              <table:table-cell office:value-type="float" office:value="0.24541">
                <text:p>0.245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0">
                <text:p>130</text:p>
              </table:table-cell>
              <table:table-cell office:value-type="float" office:value="0.035488">
                <text:p>0.035488</text:p>
              </table:table-cell>
              <table:table-cell office:value-type="float" office:value="0.21067">
                <text:p>0.210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0">
                <text:p>130</text:p>
              </table:table-cell>
              <table:table-cell office:value-type="float" office:value="0.039159">
                <text:p>0.039159</text:p>
              </table:table-cell>
              <table:table-cell office:value-type="float" office:value="0.22445">
                <text:p>0.224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">
                <text:p>130</text:p>
              </table:table-cell>
              <table:table-cell office:value-type="float" office:value="0.03785">
                <text:p>0.03785</text:p>
              </table:table-cell>
              <table:table-cell office:value-type="float" office:value="0.2397">
                <text:p>0.23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0">
                <text:p>130</text:p>
              </table:table-cell>
              <table:table-cell office:value-type="float" office:value="0.037712">
                <text:p>0.037712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">
                <text:p>130</text:p>
              </table:table-cell>
              <table:table-cell office:value-type="float" office:value="0.036023">
                <text:p>0.036023</text:p>
              </table:table-cell>
              <table:table-cell office:value-type="float" office:value="0.22466">
                <text:p>0.224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">
                <text:p>140</text:p>
              </table:table-cell>
              <table:table-cell office:value-type="float" office:value="0.041945">
                <text:p>0.041945</text:p>
              </table:table-cell>
              <table:table-cell office:value-type="float" office:value="0.2265">
                <text:p>0.22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">
                <text:p>140</text:p>
              </table:table-cell>
              <table:table-cell office:value-type="float" office:value="0.038479">
                <text:p>0.038479</text:p>
              </table:table-cell>
              <table:table-cell office:value-type="float" office:value="0.21231">
                <text:p>0.212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0">
                <text:p>140</text:p>
              </table:table-cell>
              <table:table-cell office:value-type="float" office:value="0.036462">
                <text:p>0.036462</text:p>
              </table:table-cell>
              <table:table-cell office:value-type="float" office:value="0.21785">
                <text:p>0.217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">
                <text:p>140</text:p>
              </table:table-cell>
              <table:table-cell office:value-type="float" office:value="0.038887">
                <text:p>0.038887</text:p>
              </table:table-cell>
              <table:table-cell office:value-type="float" office:value="0.23302">
                <text:p>0.233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0">
                <text:p>140</text:p>
              </table:table-cell>
              <table:table-cell office:value-type="float" office:value="0.043618">
                <text:p>0.043618</text:p>
              </table:table-cell>
              <table:table-cell office:value-type="float" office:value="0.25256">
                <text:p>0.252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0">
                <text:p>140</text:p>
              </table:table-cell>
              <table:table-cell office:value-type="float" office:value="0.041934">
                <text:p>0.041934</text:p>
              </table:table-cell>
              <table:table-cell office:value-type="float" office:value="0.21297">
                <text:p>0.212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0">
                <text:p>140</text:p>
              </table:table-cell>
              <table:table-cell office:value-type="float" office:value="0.042245">
                <text:p>0.042245</text:p>
              </table:table-cell>
              <table:table-cell office:value-type="float" office:value="0.22318">
                <text:p>0.223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0">
                <text:p>140</text:p>
              </table:table-cell>
              <table:table-cell office:value-type="float" office:value="0.035581">
                <text:p>0.035581</text:p>
              </table:table-cell>
              <table:table-cell office:value-type="float" office:value="0.22219">
                <text:p>0.222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0">
                <text:p>140</text:p>
              </table:table-cell>
              <table:table-cell office:value-type="float" office:value="0.038293">
                <text:p>0.038293</text:p>
              </table:table-cell>
              <table:table-cell office:value-type="float" office:value="0.20596">
                <text:p>0.205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0">
                <text:p>140</text:p>
              </table:table-cell>
              <table:table-cell office:value-type="float" office:value="0.038957">
                <text:p>0.038957</text:p>
              </table:table-cell>
              <table:table-cell office:value-type="float" office:value="0.23135">
                <text:p>0.231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">
                <text:p>140</text:p>
              </table:table-cell>
              <table:table-cell office:value-type="float" office:value="0.040435">
                <text:p>0.040435</text:p>
              </table:table-cell>
              <table:table-cell office:value-type="float" office:value="0.21786">
                <text:p>0.217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">
                <text:p>140</text:p>
              </table:table-cell>
              <table:table-cell office:value-type="float" office:value="0.04091">
                <text:p>0.04091</text:p>
              </table:table-cell>
              <table:table-cell office:value-type="float" office:value="0.23376">
                <text:p>0.233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0">
                <text:p>140</text:p>
              </table:table-cell>
              <table:table-cell office:value-type="float" office:value="0.038903">
                <text:p>0.038903</text:p>
              </table:table-cell>
              <table:table-cell office:value-type="float" office:value="0.24507">
                <text:p>0.245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0">
                <text:p>140</text:p>
              </table:table-cell>
              <table:table-cell office:value-type="float" office:value="0.041448">
                <text:p>0.041448</text:p>
              </table:table-cell>
              <table:table-cell office:value-type="float" office:value="0.24755">
                <text:p>0.247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">
                <text:p>140</text:p>
              </table:table-cell>
              <table:table-cell office:value-type="float" office:value="0.03732">
                <text:p>0.03732</text:p>
              </table:table-cell>
              <table:table-cell office:value-type="float" office:value="0.23905">
                <text:p>0.239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">
                <text:p>140</text:p>
              </table:table-cell>
              <table:table-cell office:value-type="float" office:value="0.039886">
                <text:p>0.039886</text:p>
              </table:table-cell>
              <table:table-cell office:value-type="float" office:value="0.18344">
                <text:p>0.183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">
                <text:p>140</text:p>
              </table:table-cell>
              <table:table-cell office:value-type="float" office:value="0.037533">
                <text:p>0.037533</text:p>
              </table:table-cell>
              <table:table-cell office:value-type="float" office:value="0.2201">
                <text:p>0.22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">
                <text:p>140</text:p>
              </table:table-cell>
              <table:table-cell office:value-type="float" office:value="0.041054">
                <text:p>0.041054</text:p>
              </table:table-cell>
              <table:table-cell office:value-type="float" office:value="0.2333">
                <text:p>0.23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0">
                <text:p>140</text:p>
              </table:table-cell>
              <table:table-cell office:value-type="float" office:value="0.040442">
                <text:p>0.040442</text:p>
              </table:table-cell>
              <table:table-cell office:value-type="float" office:value="0.21244">
                <text:p>0.212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">
                <text:p>140</text:p>
              </table:table-cell>
              <table:table-cell office:value-type="float" office:value="0.03806">
                <text:p>0.03806</text:p>
              </table:table-cell>
              <table:table-cell office:value-type="float" office:value="0.25383">
                <text:p>0.253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0">
                <text:p>140</text:p>
              </table:table-cell>
              <table:table-cell office:value-type="float" office:value="0.035964">
                <text:p>0.035964</text:p>
              </table:table-cell>
              <table:table-cell office:value-type="float" office:value="0.20343">
                <text:p>0.203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">
                <text:p>140</text:p>
              </table:table-cell>
              <table:table-cell office:value-type="float" office:value="0.034564">
                <text:p>0.034564</text:p>
              </table:table-cell>
              <table:table-cell office:value-type="float" office:value="0.20694">
                <text:p>0.206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">
                <text:p>140</text:p>
              </table:table-cell>
              <table:table-cell office:value-type="float" office:value="0.044279">
                <text:p>0.044279</text:p>
              </table:table-cell>
              <table:table-cell office:value-type="float" office:value="0.21182">
                <text:p>0.211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0">
                <text:p>140</text:p>
              </table:table-cell>
              <table:table-cell office:value-type="float" office:value="0.044324">
                <text:p>0.044324</text:p>
              </table:table-cell>
              <table:table-cell office:value-type="float" office:value="0.21377">
                <text:p>0.2137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">
                <text:p>140</text:p>
              </table:table-cell>
              <table:table-cell office:value-type="float" office:value="0.037612">
                <text:p>0.037612</text:p>
              </table:table-cell>
              <table:table-cell office:value-type="float" office:value="0.24211">
                <text:p>0.242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0">
                <text:p>140</text:p>
              </table:table-cell>
              <table:table-cell office:value-type="float" office:value="0.04049">
                <text:p>0.04049</text:p>
              </table:table-cell>
              <table:table-cell office:value-type="float" office:value="0.23051">
                <text:p>0.230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0">
                <text:p>140</text:p>
              </table:table-cell>
              <table:table-cell office:value-type="float" office:value="0.038857">
                <text:p>0.038857</text:p>
              </table:table-cell>
              <table:table-cell office:value-type="float" office:value="0.24529">
                <text:p>0.245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0">
                <text:p>140</text:p>
              </table:table-cell>
              <table:table-cell office:value-type="float" office:value="0.039872">
                <text:p>0.039872</text:p>
              </table:table-cell>
              <table:table-cell office:value-type="float" office:value="0.20894">
                <text:p>0.208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0">
                <text:p>140</text:p>
              </table:table-cell>
              <table:table-cell office:value-type="float" office:value="0.039873">
                <text:p>0.039873</text:p>
              </table:table-cell>
              <table:table-cell office:value-type="float" office:value="0.22594">
                <text:p>0.225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0">
                <text:p>140</text:p>
              </table:table-cell>
              <table:table-cell office:value-type="float" office:value="0.044054">
                <text:p>0.044054</text:p>
              </table:table-cell>
              <table:table-cell office:value-type="float" office:value="0.24315">
                <text:p>0.243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0.038984">
                <text:p>0.038984</text:p>
              </table:table-cell>
              <table:table-cell office:value-type="float" office:value="0.22814">
                <text:p>0.228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">
                <text:p>140</text:p>
              </table:table-cell>
              <table:table-cell office:value-type="float" office:value="0.038697">
                <text:p>0.038697</text:p>
              </table:table-cell>
              <table:table-cell office:value-type="float" office:value="0.24108">
                <text:p>0.241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">
                <text:p>140</text:p>
              </table:table-cell>
              <table:table-cell office:value-type="float" office:value="0.046119">
                <text:p>0.046119</text:p>
              </table:table-cell>
              <table:table-cell office:value-type="float" office:value="0.23971">
                <text:p>0.239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">
                <text:p>140</text:p>
              </table:table-cell>
              <table:table-cell office:value-type="float" office:value="0.041075">
                <text:p>0.041075</text:p>
              </table:table-cell>
              <table:table-cell office:value-type="float" office:value="0.22048">
                <text:p>0.220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">
                <text:p>140</text:p>
              </table:table-cell>
              <table:table-cell office:value-type="float" office:value="0.037001">
                <text:p>0.037001</text:p>
              </table:table-cell>
              <table:table-cell office:value-type="float" office:value="0.24415">
                <text:p>0.244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">
                <text:p>140</text:p>
              </table:table-cell>
              <table:table-cell office:value-type="float" office:value="0.039588">
                <text:p>0.039588</text:p>
              </table:table-cell>
              <table:table-cell office:value-type="float" office:value="0.22209">
                <text:p>0.222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0">
                <text:p>140</text:p>
              </table:table-cell>
              <table:table-cell office:value-type="float" office:value="0.043532">
                <text:p>0.043532</text:p>
              </table:table-cell>
              <table:table-cell office:value-type="float" office:value="0.18638">
                <text:p>0.186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0">
                <text:p>140</text:p>
              </table:table-cell>
              <table:table-cell office:value-type="float" office:value="0.040473">
                <text:p>0.040473</text:p>
              </table:table-cell>
              <table:table-cell office:value-type="float" office:value="0.24956">
                <text:p>0.249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0">
                <text:p>140</text:p>
              </table:table-cell>
              <table:table-cell office:value-type="float" office:value="0.041936">
                <text:p>0.041936</text:p>
              </table:table-cell>
              <table:table-cell office:value-type="float" office:value="0.25158">
                <text:p>0.251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">
                <text:p>140</text:p>
              </table:table-cell>
              <table:table-cell office:value-type="float" office:value="0.038733">
                <text:p>0.038733</text:p>
              </table:table-cell>
              <table:table-cell office:value-type="float" office:value="0.23068">
                <text:p>0.230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0">
                <text:p>140</text:p>
              </table:table-cell>
              <table:table-cell office:value-type="float" office:value="0.039369">
                <text:p>0.039369</text:p>
              </table:table-cell>
              <table:table-cell office:value-type="float" office:value="0.2144">
                <text:p>0.21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0">
                <text:p>140</text:p>
              </table:table-cell>
              <table:table-cell office:value-type="float" office:value="0.040056">
                <text:p>0.040056</text:p>
              </table:table-cell>
              <table:table-cell office:value-type="float" office:value="0.21816">
                <text:p>0.218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">
                <text:p>140</text:p>
              </table:table-cell>
              <table:table-cell office:value-type="float" office:value="0.041077">
                <text:p>0.041077</text:p>
              </table:table-cell>
              <table:table-cell office:value-type="float" office:value="0.22809">
                <text:p>0.228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0">
                <text:p>140</text:p>
              </table:table-cell>
              <table:table-cell office:value-type="float" office:value="0.04091">
                <text:p>0.04091</text:p>
              </table:table-cell>
              <table:table-cell office:value-type="float" office:value="0.23515">
                <text:p>0.235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0">
                <text:p>140</text:p>
              </table:table-cell>
              <table:table-cell office:value-type="float" office:value="0.039919">
                <text:p>0.039919</text:p>
              </table:table-cell>
              <table:table-cell office:value-type="float" office:value="0.22015">
                <text:p>0.220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0">
                <text:p>140</text:p>
              </table:table-cell>
              <table:table-cell office:value-type="float" office:value="0.036642">
                <text:p>0.036642</text:p>
              </table:table-cell>
              <table:table-cell office:value-type="float" office:value="0.23209">
                <text:p>0.232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0">
                <text:p>140</text:p>
              </table:table-cell>
              <table:table-cell office:value-type="float" office:value="0.040452">
                <text:p>0.040452</text:p>
              </table:table-cell>
              <table:table-cell office:value-type="float" office:value="0.20768">
                <text:p>0.207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0">
                <text:p>140</text:p>
              </table:table-cell>
              <table:table-cell office:value-type="float" office:value="0.039965">
                <text:p>0.039965</text:p>
              </table:table-cell>
              <table:table-cell office:value-type="float" office:value="0.19703">
                <text:p>0.197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0">
                <text:p>140</text:p>
              </table:table-cell>
              <table:table-cell office:value-type="float" office:value="0.035466">
                <text:p>0.035466</text:p>
              </table:table-cell>
              <table:table-cell office:value-type="float" office:value="0.21931">
                <text:p>0.219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">
                <text:p>140</text:p>
              </table:table-cell>
              <table:table-cell office:value-type="float" office:value="0.04324">
                <text:p>0.04324</text:p>
              </table:table-cell>
              <table:table-cell office:value-type="float" office:value="0.21164">
                <text:p>0.211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">
                <text:p>150</text:p>
              </table:table-cell>
              <table:table-cell office:value-type="float" office:value="0.036393">
                <text:p>0.036393</text:p>
              </table:table-cell>
              <table:table-cell office:value-type="float" office:value="0.22728">
                <text:p>0.227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">
                <text:p>150</text:p>
              </table:table-cell>
              <table:table-cell office:value-type="float" office:value="0.045387">
                <text:p>0.045387</text:p>
              </table:table-cell>
              <table:table-cell office:value-type="float" office:value="0.24348">
                <text:p>0.243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0">
                <text:p>150</text:p>
              </table:table-cell>
              <table:table-cell office:value-type="float" office:value="0.040687">
                <text:p>0.040687</text:p>
              </table:table-cell>
              <table:table-cell office:value-type="float" office:value="0.23369">
                <text:p>0.233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0">
                <text:p>150</text:p>
              </table:table-cell>
              <table:table-cell office:value-type="float" office:value="0.041245">
                <text:p>0.041245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0">
                <text:p>150</text:p>
              </table:table-cell>
              <table:table-cell office:value-type="float" office:value="0.038073">
                <text:p>0.038073</text:p>
              </table:table-cell>
              <table:table-cell office:value-type="float" office:value="0.24501">
                <text:p>0.245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">
                <text:p>150</text:p>
              </table:table-cell>
              <table:table-cell office:value-type="float" office:value="0.041733">
                <text:p>0.041733</text:p>
              </table:table-cell>
              <table:table-cell office:value-type="float" office:value="0.22775">
                <text:p>0.227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0">
                <text:p>150</text:p>
              </table:table-cell>
              <table:table-cell office:value-type="float" office:value="0.042093">
                <text:p>0.042093</text:p>
              </table:table-cell>
              <table:table-cell office:value-type="float" office:value="0.23189">
                <text:p>0.231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">
                <text:p>150</text:p>
              </table:table-cell>
              <table:table-cell office:value-type="float" office:value="0.039448">
                <text:p>0.039448</text:p>
              </table:table-cell>
              <table:table-cell office:value-type="float" office:value="0.20996">
                <text:p>0.209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0">
                <text:p>150</text:p>
              </table:table-cell>
              <table:table-cell office:value-type="float" office:value="0.040098">
                <text:p>0.040098</text:p>
              </table:table-cell>
              <table:table-cell office:value-type="float" office:value="0.22647">
                <text:p>0.226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">
                <text:p>150</text:p>
              </table:table-cell>
              <table:table-cell office:value-type="float" office:value="0.03811">
                <text:p>0.03811</text:p>
              </table:table-cell>
              <table:table-cell office:value-type="float" office:value="0.20936">
                <text:p>0.209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">
                <text:p>150</text:p>
              </table:table-cell>
              <table:table-cell office:value-type="float" office:value="0.039021">
                <text:p>0.039021</text:p>
              </table:table-cell>
              <table:table-cell office:value-type="float" office:value="0.22711">
                <text:p>0.227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">
                <text:p>150</text:p>
              </table:table-cell>
              <table:table-cell office:value-type="float" office:value="0.038982">
                <text:p>0.038982</text:p>
              </table:table-cell>
              <table:table-cell office:value-type="float" office:value="0.2579">
                <text:p>0.25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">
                <text:p>150</text:p>
              </table:table-cell>
              <table:table-cell office:value-type="float" office:value="0.039366">
                <text:p>0.039366</text:p>
              </table:table-cell>
              <table:table-cell office:value-type="float" office:value="0.20383">
                <text:p>0.203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">
                <text:p>150</text:p>
              </table:table-cell>
              <table:table-cell office:value-type="float" office:value="0.038604">
                <text:p>0.038604</text:p>
              </table:table-cell>
              <table:table-cell office:value-type="float" office:value="0.24661">
                <text:p>0.2466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">
                <text:p>150</text:p>
              </table:table-cell>
              <table:table-cell office:value-type="float" office:value="0.038491">
                <text:p>0.038491</text:p>
              </table:table-cell>
              <table:table-cell office:value-type="float" office:value="0.22715">
                <text:p>0.227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">
                <text:p>150</text:p>
              </table:table-cell>
              <table:table-cell office:value-type="float" office:value="0.041821">
                <text:p>0.041821</text:p>
              </table:table-cell>
              <table:table-cell office:value-type="float" office:value="0.23296">
                <text:p>0.232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">
                <text:p>150</text:p>
              </table:table-cell>
              <table:table-cell office:value-type="float" office:value="0.044531">
                <text:p>0.044531</text:p>
              </table:table-cell>
              <table:table-cell office:value-type="float" office:value="0.20668">
                <text:p>0.206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">
                <text:p>150</text:p>
              </table:table-cell>
              <table:table-cell office:value-type="float" office:value="0.043624">
                <text:p>0.043624</text:p>
              </table:table-cell>
              <table:table-cell office:value-type="float" office:value="0.23701">
                <text:p>0.237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">
                <text:p>150</text:p>
              </table:table-cell>
              <table:table-cell office:value-type="float" office:value="0.040395">
                <text:p>0.040395</text:p>
              </table:table-cell>
              <table:table-cell office:value-type="float" office:value="0.21488">
                <text:p>0.214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">
                <text:p>150</text:p>
              </table:table-cell>
              <table:table-cell office:value-type="float" office:value="0.046557">
                <text:p>0.046557</text:p>
              </table:table-cell>
              <table:table-cell office:value-type="float" office:value="0.23891">
                <text:p>0.238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">
                <text:p>150</text:p>
              </table:table-cell>
              <table:table-cell office:value-type="float" office:value="0.044496">
                <text:p>0.044496</text:p>
              </table:table-cell>
              <table:table-cell office:value-type="float" office:value="0.2663">
                <text:p>0.26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">
                <text:p>150</text:p>
              </table:table-cell>
              <table:table-cell office:value-type="float" office:value="0.03813">
                <text:p>0.03813</text:p>
              </table:table-cell>
              <table:table-cell office:value-type="float" office:value="0.21057">
                <text:p>0.210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">
                <text:p>150</text:p>
              </table:table-cell>
              <table:table-cell office:value-type="float" office:value="0.043958">
                <text:p>0.043958</text:p>
              </table:table-cell>
              <table:table-cell office:value-type="float" office:value="0.25595">
                <text:p>0.255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">
                <text:p>150</text:p>
              </table:table-cell>
              <table:table-cell office:value-type="float" office:value="0.041918">
                <text:p>0.041918</text:p>
              </table:table-cell>
              <table:table-cell office:value-type="float" office:value="0.23735">
                <text:p>0.237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">
                <text:p>150</text:p>
              </table:table-cell>
              <table:table-cell office:value-type="float" office:value="0.043809">
                <text:p>0.043809</text:p>
              </table:table-cell>
              <table:table-cell office:value-type="float" office:value="0.19754">
                <text:p>0.197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">
                <text:p>150</text:p>
              </table:table-cell>
              <table:table-cell office:value-type="float" office:value="0.038888">
                <text:p>0.038888</text:p>
              </table:table-cell>
              <table:table-cell office:value-type="float" office:value="0.21736">
                <text:p>0.217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">
                <text:p>150</text:p>
              </table:table-cell>
              <table:table-cell office:value-type="float" office:value="0.042498">
                <text:p>0.042498</text:p>
              </table:table-cell>
              <table:table-cell office:value-type="float" office:value="0.24279">
                <text:p>0.242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">
                <text:p>150</text:p>
              </table:table-cell>
              <table:table-cell office:value-type="float" office:value="0.038578">
                <text:p>0.038578</text:p>
              </table:table-cell>
              <table:table-cell office:value-type="float" office:value="0.24402">
                <text:p>0.244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">
                <text:p>150</text:p>
              </table:table-cell>
              <table:table-cell office:value-type="float" office:value="0.040847">
                <text:p>0.040847</text:p>
              </table:table-cell>
              <table:table-cell office:value-type="float" office:value="0.23107">
                <text:p>0.231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">
                <text:p>150</text:p>
              </table:table-cell>
              <table:table-cell office:value-type="float" office:value="0.0422">
                <text:p>0.0422</text:p>
              </table:table-cell>
              <table:table-cell office:value-type="float" office:value="0.22457">
                <text:p>0.224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">
                <text:p>150</text:p>
              </table:table-cell>
              <table:table-cell office:value-type="float" office:value="0.042931">
                <text:p>0.042931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">
                <text:p>150</text:p>
              </table:table-cell>
              <table:table-cell office:value-type="float" office:value="0.044729">
                <text:p>0.044729</text:p>
              </table:table-cell>
              <table:table-cell office:value-type="float" office:value="0.22156">
                <text:p>0.221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">
                <text:p>150</text:p>
              </table:table-cell>
              <table:table-cell office:value-type="float" office:value="0.039479">
                <text:p>0.039479</text:p>
              </table:table-cell>
              <table:table-cell office:value-type="float" office:value="0.21725">
                <text:p>0.217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">
                <text:p>150</text:p>
              </table:table-cell>
              <table:table-cell office:value-type="float" office:value="0.043172">
                <text:p>0.043172</text:p>
              </table:table-cell>
              <table:table-cell office:value-type="float" office:value="0.25625">
                <text:p>0.25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">
                <text:p>150</text:p>
              </table:table-cell>
              <table:table-cell office:value-type="float" office:value="0.042087">
                <text:p>0.042087</text:p>
              </table:table-cell>
              <table:table-cell office:value-type="float" office:value="0.2151">
                <text:p>0.21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">
                <text:p>150</text:p>
              </table:table-cell>
              <table:table-cell office:value-type="float" office:value="0.037804">
                <text:p>0.037804</text:p>
              </table:table-cell>
              <table:table-cell office:value-type="float" office:value="0.24728">
                <text:p>0.247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">
                <text:p>150</text:p>
              </table:table-cell>
              <table:table-cell office:value-type="float" office:value="0.037669">
                <text:p>0.037669</text:p>
              </table:table-cell>
              <table:table-cell office:value-type="float" office:value="0.25116">
                <text:p>0.251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">
                <text:p>150</text:p>
              </table:table-cell>
              <table:table-cell office:value-type="float" office:value="0.035024">
                <text:p>0.035024</text:p>
              </table:table-cell>
              <table:table-cell office:value-type="float" office:value="0.26672">
                <text:p>0.2667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">
                <text:p>150</text:p>
              </table:table-cell>
              <table:table-cell office:value-type="float" office:value="0.044053">
                <text:p>0.044053</text:p>
              </table:table-cell>
              <table:table-cell office:value-type="float" office:value="0.24512">
                <text:p>0.245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">
                <text:p>150</text:p>
              </table:table-cell>
              <table:table-cell office:value-type="float" office:value="0.046926">
                <text:p>0.046926</text:p>
              </table:table-cell>
              <table:table-cell office:value-type="float" office:value="0.23909">
                <text:p>0.239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">
                <text:p>150</text:p>
              </table:table-cell>
              <table:table-cell office:value-type="float" office:value="0.043779">
                <text:p>0.043779</text:p>
              </table:table-cell>
              <table:table-cell office:value-type="float" office:value="0.24369">
                <text:p>0.243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">
                <text:p>150</text:p>
              </table:table-cell>
              <table:table-cell office:value-type="float" office:value="0.041474">
                <text:p>0.041474</text:p>
              </table:table-cell>
              <table:table-cell office:value-type="float" office:value="0.26197">
                <text:p>0.261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">
                <text:p>150</text:p>
              </table:table-cell>
              <table:table-cell office:value-type="float" office:value="0.039836">
                <text:p>0.039836</text:p>
              </table:table-cell>
              <table:table-cell office:value-type="float" office:value="0.22632">
                <text:p>0.226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">
                <text:p>150</text:p>
              </table:table-cell>
              <table:table-cell office:value-type="float" office:value="0.040387">
                <text:p>0.040387</text:p>
              </table:table-cell>
              <table:table-cell office:value-type="float" office:value="0.2204">
                <text:p>0.22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">
                <text:p>150</text:p>
              </table:table-cell>
              <table:table-cell office:value-type="float" office:value="0.038385">
                <text:p>0.038385</text:p>
              </table:table-cell>
              <table:table-cell office:value-type="float" office:value="0.21485">
                <text:p>0.214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">
                <text:p>150</text:p>
              </table:table-cell>
              <table:table-cell office:value-type="float" office:value="0.040989">
                <text:p>0.040989</text:p>
              </table:table-cell>
              <table:table-cell office:value-type="float" office:value="0.2281">
                <text:p>0.22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0">
                <text:p>150</text:p>
              </table:table-cell>
              <table:table-cell office:value-type="float" office:value="0.043064">
                <text:p>0.043064</text:p>
              </table:table-cell>
              <table:table-cell office:value-type="float" office:value="0.24105">
                <text:p>0.241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0">
                <text:p>150</text:p>
              </table:table-cell>
              <table:table-cell office:value-type="float" office:value="0.03986">
                <text:p>0.03986</text:p>
              </table:table-cell>
              <table:table-cell office:value-type="float" office:value="0.26482">
                <text:p>0.2648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">
                <text:p>150</text:p>
              </table:table-cell>
              <table:table-cell office:value-type="float" office:value="0.039845">
                <text:p>0.039845</text:p>
              </table:table-cell>
              <table:table-cell office:value-type="float" office:value="0.26722">
                <text:p>0.267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">
                <text:p>150</text:p>
              </table:table-cell>
              <table:table-cell office:value-type="float" office:value="0.044866">
                <text:p>0.044866</text:p>
              </table:table-cell>
              <table:table-cell office:value-type="float" office:value="0.23897">
                <text:p>0.238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0">
                <text:p>160</text:p>
              </table:table-cell>
              <table:table-cell office:value-type="float" office:value="0.044881">
                <text:p>0.044881</text:p>
              </table:table-cell>
              <table:table-cell office:value-type="float" office:value="0.2419">
                <text:p>0.24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0">
                <text:p>160</text:p>
              </table:table-cell>
              <table:table-cell office:value-type="float" office:value="0.040848">
                <text:p>0.040848</text:p>
              </table:table-cell>
              <table:table-cell office:value-type="float" office:value="0.26668">
                <text:p>0.266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0">
                <text:p>160</text:p>
              </table:table-cell>
              <table:table-cell office:value-type="float" office:value="0.040963">
                <text:p>0.040963</text:p>
              </table:table-cell>
              <table:table-cell office:value-type="float" office:value="0.23155">
                <text:p>0.231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">
                <text:p>160</text:p>
              </table:table-cell>
              <table:table-cell office:value-type="float" office:value="0.040302">
                <text:p>0.040302</text:p>
              </table:table-cell>
              <table:table-cell office:value-type="float" office:value="0.25611">
                <text:p>0.256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">
                <text:p>160</text:p>
              </table:table-cell>
              <table:table-cell office:value-type="float" office:value="0.044431">
                <text:p>0.044431</text:p>
              </table:table-cell>
              <table:table-cell office:value-type="float" office:value="0.21698">
                <text:p>0.216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0">
                <text:p>160</text:p>
              </table:table-cell>
              <table:table-cell office:value-type="float" office:value="0.040874">
                <text:p>0.040874</text:p>
              </table:table-cell>
              <table:table-cell office:value-type="float" office:value="0.24986">
                <text:p>0.249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0">
                <text:p>160</text:p>
              </table:table-cell>
              <table:table-cell office:value-type="float" office:value="0.04474">
                <text:p>0.04474</text:p>
              </table:table-cell>
              <table:table-cell office:value-type="float" office:value="0.26175">
                <text:p>0.26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0">
                <text:p>160</text:p>
              </table:table-cell>
              <table:table-cell office:value-type="float" office:value="0.039948">
                <text:p>0.039948</text:p>
              </table:table-cell>
              <table:table-cell office:value-type="float" office:value="0.26898">
                <text:p>0.268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0">
                <text:p>160</text:p>
              </table:table-cell>
              <table:table-cell office:value-type="float" office:value="0.044229">
                <text:p>0.044229</text:p>
              </table:table-cell>
              <table:table-cell office:value-type="float" office:value="0.23539">
                <text:p>0.235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0">
                <text:p>160</text:p>
              </table:table-cell>
              <table:table-cell office:value-type="float" office:value="0.043932">
                <text:p>0.043932</text:p>
              </table:table-cell>
              <table:table-cell office:value-type="float" office:value="0.23747">
                <text:p>0.237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0">
                <text:p>160</text:p>
              </table:table-cell>
              <table:table-cell office:value-type="float" office:value="0.042719">
                <text:p>0.042719</text:p>
              </table:table-cell>
              <table:table-cell office:value-type="float" office:value="0.22627">
                <text:p>0.226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0">
                <text:p>160</text:p>
              </table:table-cell>
              <table:table-cell office:value-type="float" office:value="0.04533">
                <text:p>0.04533</text:p>
              </table:table-cell>
              <table:table-cell office:value-type="float" office:value="0.21289">
                <text:p>0.212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0">
                <text:p>160</text:p>
              </table:table-cell>
              <table:table-cell office:value-type="float" office:value="0.041115">
                <text:p>0.041115</text:p>
              </table:table-cell>
              <table:table-cell office:value-type="float" office:value="0.24037">
                <text:p>0.240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0">
                <text:p>160</text:p>
              </table:table-cell>
              <table:table-cell office:value-type="float" office:value="0.045824">
                <text:p>0.045824</text:p>
              </table:table-cell>
              <table:table-cell office:value-type="float" office:value="0.19953">
                <text:p>0.199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0">
                <text:p>160</text:p>
              </table:table-cell>
              <table:table-cell office:value-type="float" office:value="0.046153">
                <text:p>0.046153</text:p>
              </table:table-cell>
              <table:table-cell office:value-type="float" office:value="0.27554">
                <text:p>0.275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0">
                <text:p>160</text:p>
              </table:table-cell>
              <table:table-cell office:value-type="float" office:value="0.04866">
                <text:p>0.04866</text:p>
              </table:table-cell>
              <table:table-cell office:value-type="float" office:value="0.24948">
                <text:p>0.249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0">
                <text:p>160</text:p>
              </table:table-cell>
              <table:table-cell office:value-type="float" office:value="0.044196">
                <text:p>0.044196</text:p>
              </table:table-cell>
              <table:table-cell office:value-type="float" office:value="0.24462">
                <text:p>0.244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0">
                <text:p>160</text:p>
              </table:table-cell>
              <table:table-cell office:value-type="float" office:value="0.044363">
                <text:p>0.044363</text:p>
              </table:table-cell>
              <table:table-cell office:value-type="float" office:value="0.24884">
                <text:p>0.248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0">
                <text:p>160</text:p>
              </table:table-cell>
              <table:table-cell office:value-type="float" office:value="0.048319">
                <text:p>0.048319</text:p>
              </table:table-cell>
              <table:table-cell office:value-type="float" office:value="0.24299">
                <text:p>0.242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">
                <text:p>160</text:p>
              </table:table-cell>
              <table:table-cell office:value-type="float" office:value="0.040018">
                <text:p>0.040018</text:p>
              </table:table-cell>
              <table:table-cell office:value-type="float" office:value="0.24816">
                <text:p>0.248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0">
                <text:p>160</text:p>
              </table:table-cell>
              <table:table-cell office:value-type="float" office:value="0.04403">
                <text:p>0.04403</text:p>
              </table:table-cell>
              <table:table-cell office:value-type="float" office:value="0.24175">
                <text:p>0.241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0">
                <text:p>160</text:p>
              </table:table-cell>
              <table:table-cell office:value-type="float" office:value="0.041364">
                <text:p>0.041364</text:p>
              </table:table-cell>
              <table:table-cell office:value-type="float" office:value="0.26203">
                <text:p>0.262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">
                <text:p>160</text:p>
              </table:table-cell>
              <table:table-cell office:value-type="float" office:value="0.044955">
                <text:p>0.044955</text:p>
              </table:table-cell>
              <table:table-cell office:value-type="float" office:value="0.26003">
                <text:p>0.260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0">
                <text:p>160</text:p>
              </table:table-cell>
              <table:table-cell office:value-type="float" office:value="0.044699">
                <text:p>0.044699</text:p>
              </table:table-cell>
              <table:table-cell office:value-type="float" office:value="0.2845">
                <text:p>0.28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0">
                <text:p>160</text:p>
              </table:table-cell>
              <table:table-cell office:value-type="float" office:value="0.048093">
                <text:p>0.048093</text:p>
              </table:table-cell>
              <table:table-cell office:value-type="float" office:value="0.24123">
                <text:p>0.241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">
                <text:p>160</text:p>
              </table:table-cell>
              <table:table-cell office:value-type="float" office:value="0.038486">
                <text:p>0.038486</text:p>
              </table:table-cell>
              <table:table-cell office:value-type="float" office:value="0.23907">
                <text:p>0.23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">
                <text:p>160</text:p>
              </table:table-cell>
              <table:table-cell office:value-type="float" office:value="0.042079">
                <text:p>0.042079</text:p>
              </table:table-cell>
              <table:table-cell office:value-type="float" office:value="0.22116">
                <text:p>0.221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">
                <text:p>160</text:p>
              </table:table-cell>
              <table:table-cell office:value-type="float" office:value="0.040382">
                <text:p>0.040382</text:p>
              </table:table-cell>
              <table:table-cell office:value-type="float" office:value="0.24801">
                <text:p>0.248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">
                <text:p>160</text:p>
              </table:table-cell>
              <table:table-cell office:value-type="float" office:value="0.039917">
                <text:p>0.039917</text:p>
              </table:table-cell>
              <table:table-cell office:value-type="float" office:value="0.21764">
                <text:p>0.217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">
                <text:p>160</text:p>
              </table:table-cell>
              <table:table-cell office:value-type="float" office:value="0.0456">
                <text:p>0.0456</text:p>
              </table:table-cell>
              <table:table-cell office:value-type="float" office:value="0.20127">
                <text:p>0.201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">
                <text:p>160</text:p>
              </table:table-cell>
              <table:table-cell office:value-type="float" office:value="0.047797">
                <text:p>0.047797</text:p>
              </table:table-cell>
              <table:table-cell office:value-type="float" office:value="0.22731">
                <text:p>0.227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">
                <text:p>160</text:p>
              </table:table-cell>
              <table:table-cell office:value-type="float" office:value="0.047236">
                <text:p>0.047236</text:p>
              </table:table-cell>
              <table:table-cell office:value-type="float" office:value="0.28707">
                <text:p>0.287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">
                <text:p>160</text:p>
              </table:table-cell>
              <table:table-cell office:value-type="float" office:value="0.040526">
                <text:p>0.040526</text:p>
              </table:table-cell>
              <table:table-cell office:value-type="float" office:value="0.23589">
                <text:p>0.235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">
                <text:p>160</text:p>
              </table:table-cell>
              <table:table-cell office:value-type="float" office:value="0.04239">
                <text:p>0.04239</text:p>
              </table:table-cell>
              <table:table-cell office:value-type="float" office:value="0.25921">
                <text:p>0.259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0">
                <text:p>160</text:p>
              </table:table-cell>
              <table:table-cell office:value-type="float" office:value="0.041167">
                <text:p>0.041167</text:p>
              </table:table-cell>
              <table:table-cell office:value-type="float" office:value="0.23794">
                <text:p>0.237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">
                <text:p>160</text:p>
              </table:table-cell>
              <table:table-cell office:value-type="float" office:value="0.042882">
                <text:p>0.042882</text:p>
              </table:table-cell>
              <table:table-cell office:value-type="float" office:value="0.23588">
                <text:p>0.235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0">
                <text:p>160</text:p>
              </table:table-cell>
              <table:table-cell office:value-type="float" office:value="0.039987">
                <text:p>0.039987</text:p>
              </table:table-cell>
              <table:table-cell office:value-type="float" office:value="0.23491">
                <text:p>0.234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0">
                <text:p>160</text:p>
              </table:table-cell>
              <table:table-cell office:value-type="float" office:value="0.044207">
                <text:p>0.044207</text:p>
              </table:table-cell>
              <table:table-cell office:value-type="float" office:value="0.24726">
                <text:p>0.2472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0">
                <text:p>160</text:p>
              </table:table-cell>
              <table:table-cell office:value-type="float" office:value="0.049532">
                <text:p>0.049532</text:p>
              </table:table-cell>
              <table:table-cell office:value-type="float" office:value="0.23884">
                <text:p>0.238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">
                <text:p>160</text:p>
              </table:table-cell>
              <table:table-cell office:value-type="float" office:value="0.049066">
                <text:p>0.049066</text:p>
              </table:table-cell>
              <table:table-cell office:value-type="float" office:value="0.23039">
                <text:p>0.230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">
                <text:p>160</text:p>
              </table:table-cell>
              <table:table-cell office:value-type="float" office:value="0.038641">
                <text:p>0.038641</text:p>
              </table:table-cell>
              <table:table-cell office:value-type="float" office:value="0.23195">
                <text:p>0.231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">
                <text:p>160</text:p>
              </table:table-cell>
              <table:table-cell office:value-type="float" office:value="0.037584">
                <text:p>0.037584</text:p>
              </table:table-cell>
              <table:table-cell office:value-type="float" office:value="0.23714">
                <text:p>0.237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">
                <text:p>160</text:p>
              </table:table-cell>
              <table:table-cell office:value-type="float" office:value="0.04384">
                <text:p>0.04384</text:p>
              </table:table-cell>
              <table:table-cell office:value-type="float" office:value="0.23953">
                <text:p>0.239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0">
                <text:p>160</text:p>
              </table:table-cell>
              <table:table-cell office:value-type="float" office:value="0.044841">
                <text:p>0.044841</text:p>
              </table:table-cell>
              <table:table-cell office:value-type="float" office:value="0.26033">
                <text:p>0.260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0">
                <text:p>160</text:p>
              </table:table-cell>
              <table:table-cell office:value-type="float" office:value="0.042071">
                <text:p>0.042071</text:p>
              </table:table-cell>
              <table:table-cell office:value-type="float" office:value="0.24736">
                <text:p>0.247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0">
                <text:p>160</text:p>
              </table:table-cell>
              <table:table-cell office:value-type="float" office:value="0.044121">
                <text:p>0.044121</text:p>
              </table:table-cell>
              <table:table-cell office:value-type="float" office:value="0.24639">
                <text:p>0.246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0">
                <text:p>160</text:p>
              </table:table-cell>
              <table:table-cell office:value-type="float" office:value="0.042114">
                <text:p>0.042114</text:p>
              </table:table-cell>
              <table:table-cell office:value-type="float" office:value="0.23028">
                <text:p>0.230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0">
                <text:p>160</text:p>
              </table:table-cell>
              <table:table-cell office:value-type="float" office:value="0.044407">
                <text:p>0.044407</text:p>
              </table:table-cell>
              <table:table-cell office:value-type="float" office:value="0.25512">
                <text:p>0.255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0">
                <text:p>160</text:p>
              </table:table-cell>
              <table:table-cell office:value-type="float" office:value="0.049055">
                <text:p>0.049055</text:p>
              </table:table-cell>
              <table:table-cell office:value-type="float" office:value="0.22542">
                <text:p>0.2254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0.042453">
                <text:p>0.042453</text:p>
              </table:table-cell>
              <table:table-cell office:value-type="float" office:value="0.25824">
                <text:p>0.258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0">
                <text:p>170</text:p>
              </table:table-cell>
              <table:table-cell office:value-type="float" office:value="0.04224">
                <text:p>0.04224</text:p>
              </table:table-cell>
              <table:table-cell office:value-type="float" office:value="0.26497">
                <text:p>0.264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0">
                <text:p>170</text:p>
              </table:table-cell>
              <table:table-cell office:value-type="float" office:value="0.051631">
                <text:p>0.051631</text:p>
              </table:table-cell>
              <table:table-cell office:value-type="float" office:value="0.28792">
                <text:p>0.287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0">
                <text:p>170</text:p>
              </table:table-cell>
              <table:table-cell office:value-type="float" office:value="0.053102">
                <text:p>0.053102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0">
                <text:p>170</text:p>
              </table:table-cell>
              <table:table-cell office:value-type="float" office:value="0.047775">
                <text:p>0.047775</text:p>
              </table:table-cell>
              <table:table-cell office:value-type="float" office:value="0.25722">
                <text:p>0.257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0">
                <text:p>170</text:p>
              </table:table-cell>
              <table:table-cell office:value-type="float" office:value="0.049053">
                <text:p>0.049053</text:p>
              </table:table-cell>
              <table:table-cell office:value-type="float" office:value="0.23927">
                <text:p>0.239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0">
                <text:p>170</text:p>
              </table:table-cell>
              <table:table-cell office:value-type="float" office:value="0.049949">
                <text:p>0.049949</text:p>
              </table:table-cell>
              <table:table-cell office:value-type="float" office:value="0.23247">
                <text:p>0.232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0">
                <text:p>170</text:p>
              </table:table-cell>
              <table:table-cell office:value-type="float" office:value="0.046267">
                <text:p>0.046267</text:p>
              </table:table-cell>
              <table:table-cell office:value-type="float" office:value="0.27916">
                <text:p>0.279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0">
                <text:p>170</text:p>
              </table:table-cell>
              <table:table-cell office:value-type="float" office:value="0.04446">
                <text:p>0.04446</text:p>
              </table:table-cell>
              <table:table-cell office:value-type="float" office:value="0.24522">
                <text:p>0.245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0">
                <text:p>170</text:p>
              </table:table-cell>
              <table:table-cell office:value-type="float" office:value="0.05126">
                <text:p>0.05126</text:p>
              </table:table-cell>
              <table:table-cell office:value-type="float" office:value="0.21226">
                <text:p>0.212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0">
                <text:p>170</text:p>
              </table:table-cell>
              <table:table-cell office:value-type="float" office:value="0.044482">
                <text:p>0.044482</text:p>
              </table:table-cell>
              <table:table-cell office:value-type="float" office:value="0.2745">
                <text:p>0.27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">
                <text:p>170</text:p>
              </table:table-cell>
              <table:table-cell office:value-type="float" office:value="0.047816">
                <text:p>0.047816</text:p>
              </table:table-cell>
              <table:table-cell office:value-type="float" office:value="0.22735">
                <text:p>0.227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">
                <text:p>170</text:p>
              </table:table-cell>
              <table:table-cell office:value-type="float" office:value="0.041972">
                <text:p>0.041972</text:p>
              </table:table-cell>
              <table:table-cell office:value-type="float" office:value="0.30035">
                <text:p>0.300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">
                <text:p>170</text:p>
              </table:table-cell>
              <table:table-cell office:value-type="float" office:value="0.046258">
                <text:p>0.046258</text:p>
              </table:table-cell>
              <table:table-cell office:value-type="float" office:value="0.24011">
                <text:p>0.240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0">
                <text:p>170</text:p>
              </table:table-cell>
              <table:table-cell office:value-type="float" office:value="0.043529">
                <text:p>0.043529</text:p>
              </table:table-cell>
              <table:table-cell office:value-type="float" office:value="0.27527">
                <text:p>0.275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0">
                <text:p>170</text:p>
              </table:table-cell>
              <table:table-cell office:value-type="float" office:value="0.038621">
                <text:p>0.038621</text:p>
              </table:table-cell>
              <table:table-cell office:value-type="float" office:value="0.26405">
                <text:p>0.264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0">
                <text:p>170</text:p>
              </table:table-cell>
              <table:table-cell office:value-type="float" office:value="0.054488">
                <text:p>0.054488</text:p>
              </table:table-cell>
              <table:table-cell office:value-type="float" office:value="0.25731">
                <text:p>0.2573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0">
                <text:p>170</text:p>
              </table:table-cell>
              <table:table-cell office:value-type="float" office:value="0.044945">
                <text:p>0.044945</text:p>
              </table:table-cell>
              <table:table-cell office:value-type="float" office:value="0.23554">
                <text:p>0.235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0">
                <text:p>170</text:p>
              </table:table-cell>
              <table:table-cell office:value-type="float" office:value="0.047073">
                <text:p>0.047073</text:p>
              </table:table-cell>
              <table:table-cell office:value-type="float" office:value="0.25946">
                <text:p>0.259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0">
                <text:p>170</text:p>
              </table:table-cell>
              <table:table-cell office:value-type="float" office:value="0.044854">
                <text:p>0.04485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0">
                <text:p>170</text:p>
              </table:table-cell>
              <table:table-cell office:value-type="float" office:value="0.045587">
                <text:p>0.045587</text:p>
              </table:table-cell>
              <table:table-cell office:value-type="float" office:value="0.25343">
                <text:p>0.253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0">
                <text:p>170</text:p>
              </table:table-cell>
              <table:table-cell office:value-type="float" office:value="0.040651">
                <text:p>0.040651</text:p>
              </table:table-cell>
              <table:table-cell office:value-type="float" office:value="0.2527">
                <text:p>0.25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0">
                <text:p>170</text:p>
              </table:table-cell>
              <table:table-cell office:value-type="float" office:value="0.045394">
                <text:p>0.045394</text:p>
              </table:table-cell>
              <table:table-cell office:value-type="float" office:value="0.24692">
                <text:p>0.246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0">
                <text:p>170</text:p>
              </table:table-cell>
              <table:table-cell office:value-type="float" office:value="0.046135">
                <text:p>0.046135</text:p>
              </table:table-cell>
              <table:table-cell office:value-type="float" office:value="0.24718">
                <text:p>0.247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">
                <text:p>170</text:p>
              </table:table-cell>
              <table:table-cell office:value-type="float" office:value="0.044765">
                <text:p>0.044765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">
                <text:p>170</text:p>
              </table:table-cell>
              <table:table-cell office:value-type="float" office:value="0.044776">
                <text:p>0.044776</text:p>
              </table:table-cell>
              <table:table-cell office:value-type="float" office:value="0.25299">
                <text:p>0.252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">
                <text:p>170</text:p>
              </table:table-cell>
              <table:table-cell office:value-type="float" office:value="0.042346">
                <text:p>0.042346</text:p>
              </table:table-cell>
              <table:table-cell office:value-type="float" office:value="0.26453">
                <text:p>0.264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">
                <text:p>170</text:p>
              </table:table-cell>
              <table:table-cell office:value-type="float" office:value="0.043261">
                <text:p>0.043261</text:p>
              </table:table-cell>
              <table:table-cell office:value-type="float" office:value="0.26717">
                <text:p>0.2671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">
                <text:p>170</text:p>
              </table:table-cell>
              <table:table-cell office:value-type="float" office:value="0.049125">
                <text:p>0.049125</text:p>
              </table:table-cell>
              <table:table-cell office:value-type="float" office:value="0.26316">
                <text:p>0.263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">
                <text:p>170</text:p>
              </table:table-cell>
              <table:table-cell office:value-type="float" office:value="0.044822">
                <text:p>0.044822</text:p>
              </table:table-cell>
              <table:table-cell office:value-type="float" office:value="0.24087">
                <text:p>0.2408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">
                <text:p>170</text:p>
              </table:table-cell>
              <table:table-cell office:value-type="float" office:value="0.042918">
                <text:p>0.042918</text:p>
              </table:table-cell>
              <table:table-cell office:value-type="float" office:value="0.2299">
                <text:p>0.22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">
                <text:p>170</text:p>
              </table:table-cell>
              <table:table-cell office:value-type="float" office:value="0.043405">
                <text:p>0.043405</text:p>
              </table:table-cell>
              <table:table-cell office:value-type="float" office:value="0.27395">
                <text:p>0.273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0">
                <text:p>170</text:p>
              </table:table-cell>
              <table:table-cell office:value-type="float" office:value="0.045447">
                <text:p>0.045447</text:p>
              </table:table-cell>
              <table:table-cell office:value-type="float" office:value="0.25406">
                <text:p>0.254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0">
                <text:p>170</text:p>
              </table:table-cell>
              <table:table-cell office:value-type="float" office:value="0.046327">
                <text:p>0.046327</text:p>
              </table:table-cell>
              <table:table-cell office:value-type="float" office:value="0.26415">
                <text:p>0.264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0">
                <text:p>170</text:p>
              </table:table-cell>
              <table:table-cell office:value-type="float" office:value="0.044479">
                <text:p>0.044479</text:p>
              </table:table-cell>
              <table:table-cell office:value-type="float" office:value="0.23075">
                <text:p>0.230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">
                <text:p>170</text:p>
              </table:table-cell>
              <table:table-cell office:value-type="float" office:value="0.048883">
                <text:p>0.048883</text:p>
              </table:table-cell>
              <table:table-cell office:value-type="float" office:value="0.26093">
                <text:p>0.260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0">
                <text:p>170</text:p>
              </table:table-cell>
              <table:table-cell office:value-type="float" office:value="0.049106">
                <text:p>0.049106</text:p>
              </table:table-cell>
              <table:table-cell office:value-type="float" office:value="0.26631">
                <text:p>0.266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0">
                <text:p>170</text:p>
              </table:table-cell>
              <table:table-cell office:value-type="float" office:value="0.048314">
                <text:p>0.048314</text:p>
              </table:table-cell>
              <table:table-cell office:value-type="float" office:value="0.2259">
                <text:p>0.22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">
                <text:p>170</text:p>
              </table:table-cell>
              <table:table-cell office:value-type="float" office:value="0.045844">
                <text:p>0.045844</text:p>
              </table:table-cell>
              <table:table-cell office:value-type="float" office:value="0.23584">
                <text:p>0.235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">
                <text:p>170</text:p>
              </table:table-cell>
              <table:table-cell office:value-type="float" office:value="0.048079">
                <text:p>0.048079</text:p>
              </table:table-cell>
              <table:table-cell office:value-type="float" office:value="0.26741">
                <text:p>0.2674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">
                <text:p>170</text:p>
              </table:table-cell>
              <table:table-cell office:value-type="float" office:value="0.047215">
                <text:p>0.047215</text:p>
              </table:table-cell>
              <table:table-cell office:value-type="float" office:value="0.23692">
                <text:p>0.236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">
                <text:p>170</text:p>
              </table:table-cell>
              <table:table-cell office:value-type="float" office:value="0.046159">
                <text:p>0.046159</text:p>
              </table:table-cell>
              <table:table-cell office:value-type="float" office:value="0.26966">
                <text:p>0.269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0">
                <text:p>170</text:p>
              </table:table-cell>
              <table:table-cell office:value-type="float" office:value="0.045008">
                <text:p>0.045008</text:p>
              </table:table-cell>
              <table:table-cell office:value-type="float" office:value="0.25792">
                <text:p>0.257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0">
                <text:p>170</text:p>
              </table:table-cell>
              <table:table-cell office:value-type="float" office:value="0.051309">
                <text:p>0.051309</text:p>
              </table:table-cell>
              <table:table-cell office:value-type="float" office:value="0.23865">
                <text:p>0.238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0">
                <text:p>170</text:p>
              </table:table-cell>
              <table:table-cell office:value-type="float" office:value="0.041088">
                <text:p>0.041088</text:p>
              </table:table-cell>
              <table:table-cell office:value-type="float" office:value="0.24712">
                <text:p>0.247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0">
                <text:p>170</text:p>
              </table:table-cell>
              <table:table-cell office:value-type="float" office:value="0.044456">
                <text:p>0.044456</text:p>
              </table:table-cell>
              <table:table-cell office:value-type="float" office:value="0.26116">
                <text:p>0.26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0">
                <text:p>170</text:p>
              </table:table-cell>
              <table:table-cell office:value-type="float" office:value="0.051134">
                <text:p>0.051134</text:p>
              </table:table-cell>
              <table:table-cell office:value-type="float" office:value="0.25723">
                <text:p>0.257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0">
                <text:p>170</text:p>
              </table:table-cell>
              <table:table-cell office:value-type="float" office:value="0.04519">
                <text:p>0.04519</text:p>
              </table:table-cell>
              <table:table-cell office:value-type="float" office:value="0.25694">
                <text:p>0.256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0">
                <text:p>170</text:p>
              </table:table-cell>
              <table:table-cell office:value-type="float" office:value="0.048025">
                <text:p>0.048025</text:p>
              </table:table-cell>
              <table:table-cell office:value-type="float" office:value="0.24002">
                <text:p>0.240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0">
                <text:p>170</text:p>
              </table:table-cell>
              <table:table-cell office:value-type="float" office:value="0.047711">
                <text:p>0.047711</text:p>
              </table:table-cell>
              <table:table-cell office:value-type="float" office:value="0.26671">
                <text:p>0.266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">
                <text:p>170</text:p>
              </table:table-cell>
              <table:table-cell office:value-type="float" office:value="0.04439">
                <text:p>0.04439</text:p>
              </table:table-cell>
              <table:table-cell office:value-type="float" office:value="0.23409">
                <text:p>0.234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0">
                <text:p>180</text:p>
              </table:table-cell>
              <table:table-cell office:value-type="float" office:value="0.046032">
                <text:p>0.046032</text:p>
              </table:table-cell>
              <table:table-cell office:value-type="float" office:value="0.29888">
                <text:p>0.298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0">
                <text:p>180</text:p>
              </table:table-cell>
              <table:table-cell office:value-type="float" office:value="0.04254">
                <text:p>0.04254</text:p>
              </table:table-cell>
              <table:table-cell office:value-type="float" office:value="0.29122">
                <text:p>0.291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0">
                <text:p>180</text:p>
              </table:table-cell>
              <table:table-cell office:value-type="float" office:value="0.054587">
                <text:p>0.054587</text:p>
              </table:table-cell>
              <table:table-cell office:value-type="float" office:value="0.24898">
                <text:p>0.2489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0">
                <text:p>180</text:p>
              </table:table-cell>
              <table:table-cell office:value-type="float" office:value="0.049142">
                <text:p>0.049142</text:p>
              </table:table-cell>
              <table:table-cell office:value-type="float" office:value="0.26474">
                <text:p>0.264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0">
                <text:p>180</text:p>
              </table:table-cell>
              <table:table-cell office:value-type="float" office:value="0.059195">
                <text:p>0.059195</text:p>
              </table:table-cell>
              <table:table-cell office:value-type="float" office:value="0.25985">
                <text:p>0.259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0">
                <text:p>180</text:p>
              </table:table-cell>
              <table:table-cell office:value-type="float" office:value="0.043091">
                <text:p>0.043091</text:p>
              </table:table-cell>
              <table:table-cell office:value-type="float" office:value="0.29609">
                <text:p>0.296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0">
                <text:p>180</text:p>
              </table:table-cell>
              <table:table-cell office:value-type="float" office:value="0.048733">
                <text:p>0.048733</text:p>
              </table:table-cell>
              <table:table-cell office:value-type="float" office:value="0.24998">
                <text:p>0.249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0">
                <text:p>180</text:p>
              </table:table-cell>
              <table:table-cell office:value-type="float" office:value="0.047112">
                <text:p>0.047112</text:p>
              </table:table-cell>
              <table:table-cell office:value-type="float" office:value="0.29076">
                <text:p>0.290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0">
                <text:p>180</text:p>
              </table:table-cell>
              <table:table-cell office:value-type="float" office:value="0.044267">
                <text:p>0.044267</text:p>
              </table:table-cell>
              <table:table-cell office:value-type="float" office:value="0.2557">
                <text:p>0.255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0">
                <text:p>180</text:p>
              </table:table-cell>
              <table:table-cell office:value-type="float" office:value="0.047166">
                <text:p>0.047166</text:p>
              </table:table-cell>
              <table:table-cell office:value-type="float" office:value="0.26672">
                <text:p>0.2667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">
                <text:p>180</text:p>
              </table:table-cell>
              <table:table-cell office:value-type="float" office:value="0.050059">
                <text:p>0.050059</text:p>
              </table:table-cell>
              <table:table-cell office:value-type="float" office:value="0.26258">
                <text:p>0.2625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">
                <text:p>180</text:p>
              </table:table-cell>
              <table:table-cell office:value-type="float" office:value="0.041293">
                <text:p>0.041293</text:p>
              </table:table-cell>
              <table:table-cell office:value-type="float" office:value="0.25284">
                <text:p>0.252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0">
                <text:p>180</text:p>
              </table:table-cell>
              <table:table-cell office:value-type="float" office:value="0.049599">
                <text:p>0.049599</text:p>
              </table:table-cell>
              <table:table-cell office:value-type="float" office:value="0.26552">
                <text:p>0.265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0">
                <text:p>180</text:p>
              </table:table-cell>
              <table:table-cell office:value-type="float" office:value="0.048773">
                <text:p>0.048773</text:p>
              </table:table-cell>
              <table:table-cell office:value-type="float" office:value="0.27692">
                <text:p>0.276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0">
                <text:p>180</text:p>
              </table:table-cell>
              <table:table-cell office:value-type="float" office:value="0.048045">
                <text:p>0.048045</text:p>
              </table:table-cell>
              <table:table-cell office:value-type="float" office:value="0.25596">
                <text:p>0.255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0">
                <text:p>180</text:p>
              </table:table-cell>
              <table:table-cell office:value-type="float" office:value="0.046049">
                <text:p>0.046049</text:p>
              </table:table-cell>
              <table:table-cell office:value-type="float" office:value="0.27247">
                <text:p>0.2724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0">
                <text:p>180</text:p>
              </table:table-cell>
              <table:table-cell office:value-type="float" office:value="0.047143">
                <text:p>0.047143</text:p>
              </table:table-cell>
              <table:table-cell office:value-type="float" office:value="0.29235">
                <text:p>0.292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0">
                <text:p>180</text:p>
              </table:table-cell>
              <table:table-cell office:value-type="float" office:value="0.047052">
                <text:p>0.047052</text:p>
              </table:table-cell>
              <table:table-cell office:value-type="float" office:value="0.25657">
                <text:p>0.256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0">
                <text:p>180</text:p>
              </table:table-cell>
              <table:table-cell office:value-type="float" office:value="0.04963">
                <text:p>0.04963</text:p>
              </table:table-cell>
              <table:table-cell office:value-type="float" office:value="0.28083">
                <text:p>0.280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0">
                <text:p>180</text:p>
              </table:table-cell>
              <table:table-cell office:value-type="float" office:value="0.050007">
                <text:p>0.050007</text:p>
              </table:table-cell>
              <table:table-cell office:value-type="float" office:value="0.24292">
                <text:p>0.242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0">
                <text:p>180</text:p>
              </table:table-cell>
              <table:table-cell office:value-type="float" office:value="0.051542">
                <text:p>0.051542</text:p>
              </table:table-cell>
              <table:table-cell office:value-type="float" office:value="0.23055">
                <text:p>0.230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0">
                <text:p>180</text:p>
              </table:table-cell>
              <table:table-cell office:value-type="float" office:value="0.049896">
                <text:p>0.049896</text:p>
              </table:table-cell>
              <table:table-cell office:value-type="float" office:value="0.24096">
                <text:p>0.240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0">
                <text:p>180</text:p>
              </table:table-cell>
              <table:table-cell office:value-type="float" office:value="0.05522">
                <text:p>0.05522</text:p>
              </table:table-cell>
              <table:table-cell office:value-type="float" office:value="0.25941">
                <text:p>0.259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0">
                <text:p>180</text:p>
              </table:table-cell>
              <table:table-cell office:value-type="float" office:value="0.049565">
                <text:p>0.049565</text:p>
              </table:table-cell>
              <table:table-cell office:value-type="float" office:value="0.28685">
                <text:p>0.286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">
                <text:p>180</text:p>
              </table:table-cell>
              <table:table-cell office:value-type="float" office:value="0.050391">
                <text:p>0.050391</text:p>
              </table:table-cell>
              <table:table-cell office:value-type="float" office:value="0.26777">
                <text:p>0.267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0">
                <text:p>180</text:p>
              </table:table-cell>
              <table:table-cell office:value-type="float" office:value="0.048836">
                <text:p>0.048836</text:p>
              </table:table-cell>
              <table:table-cell office:value-type="float" office:value="0.2428">
                <text:p>0.24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0">
                <text:p>180</text:p>
              </table:table-cell>
              <table:table-cell office:value-type="float" office:value="0.046959">
                <text:p>0.046959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0">
                <text:p>180</text:p>
              </table:table-cell>
              <table:table-cell office:value-type="float" office:value="0.053226">
                <text:p>0.053226</text:p>
              </table:table-cell>
              <table:table-cell office:value-type="float" office:value="0.25736">
                <text:p>0.257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0">
                <text:p>180</text:p>
              </table:table-cell>
              <table:table-cell office:value-type="float" office:value="0.051283">
                <text:p>0.051283</text:p>
              </table:table-cell>
              <table:table-cell office:value-type="float" office:value="0.25072">
                <text:p>0.250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0">
                <text:p>180</text:p>
              </table:table-cell>
              <table:table-cell office:value-type="float" office:value="0.054229">
                <text:p>0.054229</text:p>
              </table:table-cell>
              <table:table-cell office:value-type="float" office:value="0.24769">
                <text:p>0.2476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0">
                <text:p>180</text:p>
              </table:table-cell>
              <table:table-cell office:value-type="float" office:value="0.052099">
                <text:p>0.052099</text:p>
              </table:table-cell>
              <table:table-cell office:value-type="float" office:value="0.27407">
                <text:p>0.274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0">
                <text:p>180</text:p>
              </table:table-cell>
              <table:table-cell office:value-type="float" office:value="0.051153">
                <text:p>0.051153</text:p>
              </table:table-cell>
              <table:table-cell office:value-type="float" office:value="0.26886">
                <text:p>0.2688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">
                <text:p>180</text:p>
              </table:table-cell>
              <table:table-cell office:value-type="float" office:value="0.043458">
                <text:p>0.043458</text:p>
              </table:table-cell>
              <table:table-cell office:value-type="float" office:value="0.25405">
                <text:p>0.254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0">
                <text:p>180</text:p>
              </table:table-cell>
              <table:table-cell office:value-type="float" office:value="0.050238">
                <text:p>0.050238</text:p>
              </table:table-cell>
              <table:table-cell office:value-type="float" office:value="0.23258">
                <text:p>0.232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0">
                <text:p>180</text:p>
              </table:table-cell>
              <table:table-cell office:value-type="float" office:value="0.05243">
                <text:p>0.05243</text:p>
              </table:table-cell>
              <table:table-cell office:value-type="float" office:value="0.25218">
                <text:p>0.252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0">
                <text:p>180</text:p>
              </table:table-cell>
              <table:table-cell office:value-type="float" office:value="0.045308">
                <text:p>0.04530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">
                <text:p>180</text:p>
              </table:table-cell>
              <table:table-cell office:value-type="float" office:value="0.053612">
                <text:p>0.053612</text:p>
              </table:table-cell>
              <table:table-cell office:value-type="float" office:value="0.26116">
                <text:p>0.261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0">
                <text:p>180</text:p>
              </table:table-cell>
              <table:table-cell office:value-type="float" office:value="0.05546">
                <text:p>0.05546</text:p>
              </table:table-cell>
              <table:table-cell office:value-type="float" office:value="0.24682">
                <text:p>0.246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0">
                <text:p>180</text:p>
              </table:table-cell>
              <table:table-cell office:value-type="float" office:value="0.04601">
                <text:p>0.04601</text:p>
              </table:table-cell>
              <table:table-cell office:value-type="float" office:value="0.25205">
                <text:p>0.252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">
                <text:p>180</text:p>
              </table:table-cell>
              <table:table-cell office:value-type="float" office:value="0.040151">
                <text:p>0.040151</text:p>
              </table:table-cell>
              <table:table-cell office:value-type="float" office:value="0.24333">
                <text:p>0.24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">
                <text:p>180</text:p>
              </table:table-cell>
              <table:table-cell office:value-type="float" office:value="0.042201">
                <text:p>0.042201</text:p>
              </table:table-cell>
              <table:table-cell office:value-type="float" office:value="0.27076">
                <text:p>0.270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0">
                <text:p>180</text:p>
              </table:table-cell>
              <table:table-cell office:value-type="float" office:value="0.043747">
                <text:p>0.043747</text:p>
              </table:table-cell>
              <table:table-cell office:value-type="float" office:value="0.27713">
                <text:p>0.277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0">
                <text:p>180</text:p>
              </table:table-cell>
              <table:table-cell office:value-type="float" office:value="0.045579">
                <text:p>0.045579</text:p>
              </table:table-cell>
              <table:table-cell office:value-type="float" office:value="0.25524">
                <text:p>0.255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0">
                <text:p>180</text:p>
              </table:table-cell>
              <table:table-cell office:value-type="float" office:value="0.046398">
                <text:p>0.046398</text:p>
              </table:table-cell>
              <table:table-cell office:value-type="float" office:value="0.29087">
                <text:p>0.2908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0">
                <text:p>180</text:p>
              </table:table-cell>
              <table:table-cell office:value-type="float" office:value="0.052487">
                <text:p>0.052487</text:p>
              </table:table-cell>
              <table:table-cell office:value-type="float" office:value="0.24078">
                <text:p>0.240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0">
                <text:p>180</text:p>
              </table:table-cell>
              <table:table-cell office:value-type="float" office:value="0.047083">
                <text:p>0.047083</text:p>
              </table:table-cell>
              <table:table-cell office:value-type="float" office:value="0.25731">
                <text:p>0.257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0">
                <text:p>180</text:p>
              </table:table-cell>
              <table:table-cell office:value-type="float" office:value="0.046046">
                <text:p>0.046046</text:p>
              </table:table-cell>
              <table:table-cell office:value-type="float" office:value="0.24543">
                <text:p>0.245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0">
                <text:p>180</text:p>
              </table:table-cell>
              <table:table-cell office:value-type="float" office:value="0.04813">
                <text:p>0.04813</text:p>
              </table:table-cell>
              <table:table-cell office:value-type="float" office:value="0.25177">
                <text:p>0.251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0">
                <text:p>180</text:p>
              </table:table-cell>
              <table:table-cell office:value-type="float" office:value="0.051386">
                <text:p>0.051386</text:p>
              </table:table-cell>
              <table:table-cell office:value-type="float" office:value="0.25013">
                <text:p>0.250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">
                <text:p>180</text:p>
              </table:table-cell>
              <table:table-cell office:value-type="float" office:value="0.061037">
                <text:p>0.061037</text:p>
              </table:table-cell>
              <table:table-cell office:value-type="float" office:value="0.25014">
                <text:p>0.250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">
                <text:p>190</text:p>
              </table:table-cell>
              <table:table-cell office:value-type="float" office:value="0.059073">
                <text:p>0.059073</text:p>
              </table:table-cell>
              <table:table-cell office:value-type="float" office:value="0.26629">
                <text:p>0.266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0">
                <text:p>190</text:p>
              </table:table-cell>
              <table:table-cell office:value-type="float" office:value="0.055538">
                <text:p>0.055538</text:p>
              </table:table-cell>
              <table:table-cell office:value-type="float" office:value="0.2702">
                <text:p>0.27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0">
                <text:p>190</text:p>
              </table:table-cell>
              <table:table-cell office:value-type="float" office:value="0.056897">
                <text:p>0.056897</text:p>
              </table:table-cell>
              <table:table-cell office:value-type="float" office:value="0.29881">
                <text:p>0.298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0">
                <text:p>190</text:p>
              </table:table-cell>
              <table:table-cell office:value-type="float" office:value="0.053211">
                <text:p>0.053211</text:p>
              </table:table-cell>
              <table:table-cell office:value-type="float" office:value="0.29649">
                <text:p>0.2964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0">
                <text:p>190</text:p>
              </table:table-cell>
              <table:table-cell office:value-type="float" office:value="0.045495">
                <text:p>0.045495</text:p>
              </table:table-cell>
              <table:table-cell office:value-type="float" office:value="0.30148">
                <text:p>0.301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0">
                <text:p>190</text:p>
              </table:table-cell>
              <table:table-cell office:value-type="float" office:value="0.050955">
                <text:p>0.050955</text:p>
              </table:table-cell>
              <table:table-cell office:value-type="float" office:value="0.29806">
                <text:p>0.298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">
                <text:p>190</text:p>
              </table:table-cell>
              <table:table-cell office:value-type="float" office:value="0.05613">
                <text:p>0.05613</text:p>
              </table:table-cell>
              <table:table-cell office:value-type="float" office:value="0.26491">
                <text:p>0.264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0">
                <text:p>190</text:p>
              </table:table-cell>
              <table:table-cell office:value-type="float" office:value="0.056759">
                <text:p>0.056759</text:p>
              </table:table-cell>
              <table:table-cell office:value-type="float" office:value="0.26639">
                <text:p>0.266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0">
                <text:p>190</text:p>
              </table:table-cell>
              <table:table-cell office:value-type="float" office:value="0.052143">
                <text:p>0.052143</text:p>
              </table:table-cell>
              <table:table-cell office:value-type="float" office:value="0.29519">
                <text:p>0.295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">
                <text:p>190</text:p>
              </table:table-cell>
              <table:table-cell office:value-type="float" office:value="0.055339">
                <text:p>0.055339</text:p>
              </table:table-cell>
              <table:table-cell office:value-type="float" office:value="0.32086">
                <text:p>0.320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0">
                <text:p>190</text:p>
              </table:table-cell>
              <table:table-cell office:value-type="float" office:value="0.048329">
                <text:p>0.048329</text:p>
              </table:table-cell>
              <table:table-cell office:value-type="float" office:value="0.26817">
                <text:p>0.268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0">
                <text:p>190</text:p>
              </table:table-cell>
              <table:table-cell office:value-type="float" office:value="0.053443">
                <text:p>0.053443</text:p>
              </table:table-cell>
              <table:table-cell office:value-type="float" office:value="0.24632">
                <text:p>0.246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0">
                <text:p>190</text:p>
              </table:table-cell>
              <table:table-cell office:value-type="float" office:value="0.052168">
                <text:p>0.052168</text:p>
              </table:table-cell>
              <table:table-cell office:value-type="float" office:value="0.26038">
                <text:p>0.2603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0">
                <text:p>190</text:p>
              </table:table-cell>
              <table:table-cell office:value-type="float" office:value="0.059558">
                <text:p>0.059558</text:p>
              </table:table-cell>
              <table:table-cell office:value-type="float" office:value="0.27699">
                <text:p>0.276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0">
                <text:p>190</text:p>
              </table:table-cell>
              <table:table-cell office:value-type="float" office:value="0.051855">
                <text:p>0.051855</text:p>
              </table:table-cell>
              <table:table-cell office:value-type="float" office:value="0.27555">
                <text:p>0.275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0">
                <text:p>190</text:p>
              </table:table-cell>
              <table:table-cell office:value-type="float" office:value="0.055131">
                <text:p>0.055131</text:p>
              </table:table-cell>
              <table:table-cell office:value-type="float" office:value="0.24963">
                <text:p>0.249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0">
                <text:p>190</text:p>
              </table:table-cell>
              <table:table-cell office:value-type="float" office:value="0.050585">
                <text:p>0.050585</text:p>
              </table:table-cell>
              <table:table-cell office:value-type="float" office:value="0.2577">
                <text:p>0.25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0">
                <text:p>190</text:p>
              </table:table-cell>
              <table:table-cell office:value-type="float" office:value="0.052549">
                <text:p>0.052549</text:p>
              </table:table-cell>
              <table:table-cell office:value-type="float" office:value="0.25436">
                <text:p>0.2543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">
                <text:p>190</text:p>
              </table:table-cell>
              <table:table-cell office:value-type="float" office:value="0.055121">
                <text:p>0.055121</text:p>
              </table:table-cell>
              <table:table-cell office:value-type="float" office:value="0.27648">
                <text:p>0.276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0">
                <text:p>190</text:p>
              </table:table-cell>
              <table:table-cell office:value-type="float" office:value="0.050327">
                <text:p>0.050327</text:p>
              </table:table-cell>
              <table:table-cell office:value-type="float" office:value="0.27313">
                <text:p>0.273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0">
                <text:p>190</text:p>
              </table:table-cell>
              <table:table-cell office:value-type="float" office:value="0.052624">
                <text:p>0.052624</text:p>
              </table:table-cell>
              <table:table-cell office:value-type="float" office:value="0.29174">
                <text:p>0.291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0">
                <text:p>190</text:p>
              </table:table-cell>
              <table:table-cell office:value-type="float" office:value="0.053902">
                <text:p>0.053902</text:p>
              </table:table-cell>
              <table:table-cell office:value-type="float" office:value="0.28789">
                <text:p>0.2878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">
                <text:p>190</text:p>
              </table:table-cell>
              <table:table-cell office:value-type="float" office:value="0.058822">
                <text:p>0.058822</text:p>
              </table:table-cell>
              <table:table-cell office:value-type="float" office:value="0.2575">
                <text:p>0.25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0">
                <text:p>190</text:p>
              </table:table-cell>
              <table:table-cell office:value-type="float" office:value="0.048457">
                <text:p>0.048457</text:p>
              </table:table-cell>
              <table:table-cell office:value-type="float" office:value="0.2712">
                <text:p>0.27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  <table:table-cell office:value-type="float" office:value="0.066107">
                <text:p>0.066107</text:p>
              </table:table-cell>
              <table:table-cell office:value-type="float" office:value="0.27741">
                <text:p>0.2774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0">
                <text:p>190</text:p>
              </table:table-cell>
              <table:table-cell office:value-type="float" office:value="0.049704">
                <text:p>0.049704</text:p>
              </table:table-cell>
              <table:table-cell office:value-type="float" office:value="0.27755">
                <text:p>0.277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0">
                <text:p>190</text:p>
              </table:table-cell>
              <table:table-cell office:value-type="float" office:value="0.052977">
                <text:p>0.052977</text:p>
              </table:table-cell>
              <table:table-cell office:value-type="float" office:value="0.26437">
                <text:p>0.264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">
                <text:p>190</text:p>
              </table:table-cell>
              <table:table-cell office:value-type="float" office:value="0.059507">
                <text:p>0.059507</text:p>
              </table:table-cell>
              <table:table-cell office:value-type="float" office:value="0.27824">
                <text:p>0.278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0">
                <text:p>190</text:p>
              </table:table-cell>
              <table:table-cell office:value-type="float" office:value="0.050349">
                <text:p>0.050349</text:p>
              </table:table-cell>
              <table:table-cell office:value-type="float" office:value="0.26829">
                <text:p>0.268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0">
                <text:p>190</text:p>
              </table:table-cell>
              <table:table-cell office:value-type="float" office:value="0.050515">
                <text:p>0.050515</text:p>
              </table:table-cell>
              <table:table-cell office:value-type="float" office:value="0.26936">
                <text:p>0.269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0">
                <text:p>190</text:p>
              </table:table-cell>
              <table:table-cell office:value-type="float" office:value="0.054863">
                <text:p>0.054863</text:p>
              </table:table-cell>
              <table:table-cell office:value-type="float" office:value="0.25854">
                <text:p>0.258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0">
                <text:p>190</text:p>
              </table:table-cell>
              <table:table-cell office:value-type="float" office:value="0.050959">
                <text:p>0.050959</text:p>
              </table:table-cell>
              <table:table-cell office:value-type="float" office:value="0.27861">
                <text:p>0.278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0">
                <text:p>190</text:p>
              </table:table-cell>
              <table:table-cell office:value-type="float" office:value="0.049675">
                <text:p>0.049675</text:p>
              </table:table-cell>
              <table:table-cell office:value-type="float" office:value="0.28414">
                <text:p>0.284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0">
                <text:p>190</text:p>
              </table:table-cell>
              <table:table-cell office:value-type="float" office:value="0.047401">
                <text:p>0.047401</text:p>
              </table:table-cell>
              <table:table-cell office:value-type="float" office:value="0.26894">
                <text:p>0.268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0">
                <text:p>190</text:p>
              </table:table-cell>
              <table:table-cell office:value-type="float" office:value="0.053121">
                <text:p>0.053121</text:p>
              </table:table-cell>
              <table:table-cell office:value-type="float" office:value="0.28394">
                <text:p>0.283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0">
                <text:p>190</text:p>
              </table:table-cell>
              <table:table-cell office:value-type="float" office:value="0.048541">
                <text:p>0.048541</text:p>
              </table:table-cell>
              <table:table-cell office:value-type="float" office:value="0.27359">
                <text:p>0.273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">
                <text:p>190</text:p>
              </table:table-cell>
              <table:table-cell office:value-type="float" office:value="0.050169">
                <text:p>0.050169</text:p>
              </table:table-cell>
              <table:table-cell office:value-type="float" office:value="0.27532">
                <text:p>0.275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">
                <text:p>190</text:p>
              </table:table-cell>
              <table:table-cell office:value-type="float" office:value="0.053479">
                <text:p>0.053479</text:p>
              </table:table-cell>
              <table:table-cell office:value-type="float" office:value="0.23591">
                <text:p>0.235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0">
                <text:p>190</text:p>
              </table:table-cell>
              <table:table-cell office:value-type="float" office:value="0.04723">
                <text:p>0.04723</text:p>
              </table:table-cell>
              <table:table-cell office:value-type="float" office:value="0.25914">
                <text:p>0.259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0">
                <text:p>190</text:p>
              </table:table-cell>
              <table:table-cell office:value-type="float" office:value="0.057661">
                <text:p>0.057661</text:p>
              </table:table-cell>
              <table:table-cell office:value-type="float" office:value="0.27394">
                <text:p>0.273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0">
                <text:p>190</text:p>
              </table:table-cell>
              <table:table-cell office:value-type="float" office:value="0.053182">
                <text:p>0.053182</text:p>
              </table:table-cell>
              <table:table-cell office:value-type="float" office:value="0.24188">
                <text:p>0.241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0">
                <text:p>190</text:p>
              </table:table-cell>
              <table:table-cell office:value-type="float" office:value="0.052586">
                <text:p>0.052586</text:p>
              </table:table-cell>
              <table:table-cell office:value-type="float" office:value="0.25161">
                <text:p>0.251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0">
                <text:p>190</text:p>
              </table:table-cell>
              <table:table-cell office:value-type="float" office:value="0.052319">
                <text:p>0.052319</text:p>
              </table:table-cell>
              <table:table-cell office:value-type="float" office:value="0.30456">
                <text:p>0.304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0">
                <text:p>190</text:p>
              </table:table-cell>
              <table:table-cell office:value-type="float" office:value="0.049375">
                <text:p>0.049375</text:p>
              </table:table-cell>
              <table:table-cell office:value-type="float" office:value="0.27689">
                <text:p>0.276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0">
                <text:p>190</text:p>
              </table:table-cell>
              <table:table-cell office:value-type="float" office:value="0.05416">
                <text:p>0.05416</text:p>
              </table:table-cell>
              <table:table-cell office:value-type="float" office:value="0.30407">
                <text:p>0.304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">
                <text:p>190</text:p>
              </table:table-cell>
              <table:table-cell office:value-type="float" office:value="0.048554">
                <text:p>0.048554</text:p>
              </table:table-cell>
              <table:table-cell office:value-type="float" office:value="0.27425">
                <text:p>0.274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0">
                <text:p>190</text:p>
              </table:table-cell>
              <table:table-cell office:value-type="float" office:value="0.049805">
                <text:p>0.049805</text:p>
              </table:table-cell>
              <table:table-cell office:value-type="float" office:value="0.3099">
                <text:p>0.30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0">
                <text:p>190</text:p>
              </table:table-cell>
              <table:table-cell office:value-type="float" office:value="0.054058">
                <text:p>0.054058</text:p>
              </table:table-cell>
              <table:table-cell office:value-type="float" office:value="0.2965">
                <text:p>0.29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0">
                <text:p>190</text:p>
              </table:table-cell>
              <table:table-cell office:value-type="float" office:value="0.054062">
                <text:p>0.054062</text:p>
              </table:table-cell>
              <table:table-cell office:value-type="float" office:value="0.29707">
                <text:p>0.297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">
                <text:p>190</text:p>
              </table:table-cell>
              <table:table-cell office:value-type="float" office:value="0.052414">
                <text:p>0.052414</text:p>
              </table:table-cell>
              <table:table-cell office:value-type="float" office:value="0.30257">
                <text:p>0.302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">
                <text:p>200</text:p>
              </table:table-cell>
              <table:table-cell office:value-type="float" office:value="0.060329">
                <text:p>0.060329</text:p>
              </table:table-cell>
              <table:table-cell office:value-type="float" office:value="0.29686">
                <text:p>0.296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">
                <text:p>200</text:p>
              </table:table-cell>
              <table:table-cell office:value-type="float" office:value="0.062093">
                <text:p>0.062093</text:p>
              </table:table-cell>
              <table:table-cell office:value-type="float" office:value="0.2759">
                <text:p>0.275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">
                <text:p>200</text:p>
              </table:table-cell>
              <table:table-cell office:value-type="float" office:value="0.063086">
                <text:p>0.063086</text:p>
              </table:table-cell>
              <table:table-cell office:value-type="float" office:value="0.27418">
                <text:p>0.274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">
                <text:p>200</text:p>
              </table:table-cell>
              <table:table-cell office:value-type="float" office:value="0.063599">
                <text:p>0.063599</text:p>
              </table:table-cell>
              <table:table-cell office:value-type="float" office:value="0.30671">
                <text:p>0.306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">
                <text:p>200</text:p>
              </table:table-cell>
              <table:table-cell office:value-type="float" office:value="0.068214">
                <text:p>0.068214</text:p>
              </table:table-cell>
              <table:table-cell office:value-type="float" office:value="0.26258">
                <text:p>0.262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">
                <text:p>200</text:p>
              </table:table-cell>
              <table:table-cell office:value-type="float" office:value="0.056164">
                <text:p>0.056164</text:p>
              </table:table-cell>
              <table:table-cell office:value-type="float" office:value="0.2606">
                <text:p>0.26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">
                <text:p>200</text:p>
              </table:table-cell>
              <table:table-cell office:value-type="float" office:value="0.051389">
                <text:p>0.051389</text:p>
              </table:table-cell>
              <table:table-cell office:value-type="float" office:value="0.27413">
                <text:p>0.274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">
                <text:p>200</text:p>
              </table:table-cell>
              <table:table-cell office:value-type="float" office:value="0.063578">
                <text:p>0.063578</text:p>
              </table:table-cell>
              <table:table-cell office:value-type="float" office:value="0.25597">
                <text:p>0.2559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">
                <text:p>200</text:p>
              </table:table-cell>
              <table:table-cell office:value-type="float" office:value="0.065852">
                <text:p>0.065852</text:p>
              </table:table-cell>
              <table:table-cell office:value-type="float" office:value="0.28408">
                <text:p>0.284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">
                <text:p>200</text:p>
              </table:table-cell>
              <table:table-cell office:value-type="float" office:value="0.065752">
                <text:p>0.065752</text:p>
              </table:table-cell>
              <table:table-cell office:value-type="float" office:value="0.25758">
                <text:p>0.2575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">
                <text:p>200</text:p>
              </table:table-cell>
              <table:table-cell office:value-type="float" office:value="0.062336">
                <text:p>0.062336</text:p>
              </table:table-cell>
              <table:table-cell office:value-type="float" office:value="0.27462">
                <text:p>0.274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">
                <text:p>200</text:p>
              </table:table-cell>
              <table:table-cell office:value-type="float" office:value="0.054169">
                <text:p>0.054169</text:p>
              </table:table-cell>
              <table:table-cell office:value-type="float" office:value="0.31205">
                <text:p>0.312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">
                <text:p>200</text:p>
              </table:table-cell>
              <table:table-cell office:value-type="float" office:value="0.061619">
                <text:p>0.061619</text:p>
              </table:table-cell>
              <table:table-cell office:value-type="float" office:value="0.26219">
                <text:p>0.262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">
                <text:p>200</text:p>
              </table:table-cell>
              <table:table-cell office:value-type="float" office:value="0.054156">
                <text:p>0.054156</text:p>
              </table:table-cell>
              <table:table-cell office:value-type="float" office:value="0.29045">
                <text:p>0.290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">
                <text:p>200</text:p>
              </table:table-cell>
              <table:table-cell office:value-type="float" office:value="0.055325">
                <text:p>0.055325</text:p>
              </table:table-cell>
              <table:table-cell office:value-type="float" office:value="0.2469">
                <text:p>0.24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">
                <text:p>200</text:p>
              </table:table-cell>
              <table:table-cell office:value-type="float" office:value="0.052901">
                <text:p>0.052901</text:p>
              </table:table-cell>
              <table:table-cell office:value-type="float" office:value="0.28162">
                <text:p>0.281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">
                <text:p>200</text:p>
              </table:table-cell>
              <table:table-cell office:value-type="float" office:value="0.058946">
                <text:p>0.058946</text:p>
              </table:table-cell>
              <table:table-cell office:value-type="float" office:value="0.29249">
                <text:p>0.292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">
                <text:p>200</text:p>
              </table:table-cell>
              <table:table-cell office:value-type="float" office:value="0.066781">
                <text:p>0.066781</text:p>
              </table:table-cell>
              <table:table-cell office:value-type="float" office:value="0.27109">
                <text:p>0.271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">
                <text:p>200</text:p>
              </table:table-cell>
              <table:table-cell office:value-type="float" office:value="0.067166">
                <text:p>0.067166</text:p>
              </table:table-cell>
              <table:table-cell office:value-type="float" office:value="0.28957">
                <text:p>0.289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">
                <text:p>200</text:p>
              </table:table-cell>
              <table:table-cell office:value-type="float" office:value="0.071107">
                <text:p>0.071107</text:p>
              </table:table-cell>
              <table:table-cell office:value-type="float" office:value="0.26842">
                <text:p>0.268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">
                <text:p>200</text:p>
              </table:table-cell>
              <table:table-cell office:value-type="float" office:value="0.06044">
                <text:p>0.06044</text:p>
              </table:table-cell>
              <table:table-cell office:value-type="float" office:value="0.29072">
                <text:p>0.290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">
                <text:p>200</text:p>
              </table:table-cell>
              <table:table-cell office:value-type="float" office:value="0.054642">
                <text:p>0.054642</text:p>
              </table:table-cell>
              <table:table-cell office:value-type="float" office:value="0.28082">
                <text:p>0.280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">
                <text:p>200</text:p>
              </table:table-cell>
              <table:table-cell office:value-type="float" office:value="0.046579">
                <text:p>0.046579</text:p>
              </table:table-cell>
              <table:table-cell office:value-type="float" office:value="0.27235">
                <text:p>0.272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">
                <text:p>200</text:p>
              </table:table-cell>
              <table:table-cell office:value-type="float" office:value="0.048312">
                <text:p>0.048312</text:p>
              </table:table-cell>
              <table:table-cell office:value-type="float" office:value="0.29537">
                <text:p>0.2953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">
                <text:p>200</text:p>
              </table:table-cell>
              <table:table-cell office:value-type="float" office:value="0.068819">
                <text:p>0.068819</text:p>
              </table:table-cell>
              <table:table-cell office:value-type="float" office:value="0.29279">
                <text:p>0.292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">
                <text:p>200</text:p>
              </table:table-cell>
              <table:table-cell office:value-type="float" office:value="0.05202">
                <text:p>0.05202</text:p>
              </table:table-cell>
              <table:table-cell office:value-type="float" office:value="0.31025">
                <text:p>0.310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">
                <text:p>200</text:p>
              </table:table-cell>
              <table:table-cell office:value-type="float" office:value="0.047801">
                <text:p>0.047801</text:p>
              </table:table-cell>
              <table:table-cell office:value-type="float" office:value="0.26156">
                <text:p>0.261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">
                <text:p>200</text:p>
              </table:table-cell>
              <table:table-cell office:value-type="float" office:value="0.056941">
                <text:p>0.056941</text:p>
              </table:table-cell>
              <table:table-cell office:value-type="float" office:value="0.26936">
                <text:p>0.269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">
                <text:p>200</text:p>
              </table:table-cell>
              <table:table-cell office:value-type="float" office:value="0.062328">
                <text:p>0.062328</text:p>
              </table:table-cell>
              <table:table-cell office:value-type="float" office:value="0.24827">
                <text:p>0.248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0.051449">
                <text:p>0.051449</text:p>
              </table:table-cell>
              <table:table-cell office:value-type="float" office:value="0.28401">
                <text:p>0.284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">
                <text:p>200</text:p>
              </table:table-cell>
              <table:table-cell office:value-type="float" office:value="0.060556">
                <text:p>0.060556</text:p>
              </table:table-cell>
              <table:table-cell office:value-type="float" office:value="0.28302">
                <text:p>0.283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">
                <text:p>200</text:p>
              </table:table-cell>
              <table:table-cell office:value-type="float" office:value="0.048426">
                <text:p>0.048426</text:p>
              </table:table-cell>
              <table:table-cell office:value-type="float" office:value="0.31972">
                <text:p>0.319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">
                <text:p>200</text:p>
              </table:table-cell>
              <table:table-cell office:value-type="float" office:value="0.054227">
                <text:p>0.054227</text:p>
              </table:table-cell>
              <table:table-cell office:value-type="float" office:value="0.30087">
                <text:p>0.300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">
                <text:p>200</text:p>
              </table:table-cell>
              <table:table-cell office:value-type="float" office:value="0.064029">
                <text:p>0.064029</text:p>
              </table:table-cell>
              <table:table-cell office:value-type="float" office:value="0.26791">
                <text:p>0.267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">
                <text:p>200</text:p>
              </table:table-cell>
              <table:table-cell office:value-type="float" office:value="0.053056">
                <text:p>0.053056</text:p>
              </table:table-cell>
              <table:table-cell office:value-type="float" office:value="0.31926">
                <text:p>0.3192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">
                <text:p>200</text:p>
              </table:table-cell>
              <table:table-cell office:value-type="float" office:value="0.06034">
                <text:p>0.06034</text:p>
              </table:table-cell>
              <table:table-cell office:value-type="float" office:value="0.28929">
                <text:p>0.2892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">
                <text:p>200</text:p>
              </table:table-cell>
              <table:table-cell office:value-type="float" office:value="0.064792">
                <text:p>0.064792</text:p>
              </table:table-cell>
              <table:table-cell office:value-type="float" office:value="0.28937">
                <text:p>0.2893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">
                <text:p>200</text:p>
              </table:table-cell>
              <table:table-cell office:value-type="float" office:value="0.054695">
                <text:p>0.054695</text:p>
              </table:table-cell>
              <table:table-cell office:value-type="float" office:value="0.28784">
                <text:p>0.287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">
                <text:p>200</text:p>
              </table:table-cell>
              <table:table-cell office:value-type="float" office:value="0.049989">
                <text:p>0.049989</text:p>
              </table:table-cell>
              <table:table-cell office:value-type="float" office:value="0.28208">
                <text:p>0.2820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">
                <text:p>200</text:p>
              </table:table-cell>
              <table:table-cell office:value-type="float" office:value="0.065609">
                <text:p>0.065609</text:p>
              </table:table-cell>
              <table:table-cell office:value-type="float" office:value="0.28078">
                <text:p>0.280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">
                <text:p>200</text:p>
              </table:table-cell>
              <table:table-cell office:value-type="float" office:value="0.049596">
                <text:p>0.049596</text:p>
              </table:table-cell>
              <table:table-cell office:value-type="float" office:value="0.31091">
                <text:p>0.310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">
                <text:p>200</text:p>
              </table:table-cell>
              <table:table-cell office:value-type="float" office:value="0.060016">
                <text:p>0.060016</text:p>
              </table:table-cell>
              <table:table-cell office:value-type="float" office:value="0.27292">
                <text:p>0.272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">
                <text:p>200</text:p>
              </table:table-cell>
              <table:table-cell office:value-type="float" office:value="0.049862">
                <text:p>0.049862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">
                <text:p>200</text:p>
              </table:table-cell>
              <table:table-cell office:value-type="float" office:value="0.060005">
                <text:p>0.060005</text:p>
              </table:table-cell>
              <table:table-cell office:value-type="float" office:value="0.23736">
                <text:p>0.237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">
                <text:p>200</text:p>
              </table:table-cell>
              <table:table-cell office:value-type="float" office:value="0.064812">
                <text:p>0.064812</text:p>
              </table:table-cell>
              <table:table-cell office:value-type="float" office:value="0.26435">
                <text:p>0.264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">
                <text:p>200</text:p>
              </table:table-cell>
              <table:table-cell office:value-type="float" office:value="0.052722">
                <text:p>0.052722</text:p>
              </table:table-cell>
              <table:table-cell office:value-type="float" office:value="0.27353">
                <text:p>0.273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">
                <text:p>200</text:p>
              </table:table-cell>
              <table:table-cell office:value-type="float" office:value="0.049268">
                <text:p>0.049268</text:p>
              </table:table-cell>
              <table:table-cell office:value-type="float" office:value="0.26811">
                <text:p>0.268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">
                <text:p>200</text:p>
              </table:table-cell>
              <table:table-cell office:value-type="float" office:value="0.052099">
                <text:p>0.052099</text:p>
              </table:table-cell>
              <table:table-cell office:value-type="float" office:value="0.26063">
                <text:p>0.2606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">
                <text:p>200</text:p>
              </table:table-cell>
              <table:table-cell office:value-type="float" office:value="0.053239">
                <text:p>0.053239</text:p>
              </table:table-cell>
              <table:table-cell office:value-type="float" office:value="0.3204">
                <text:p>0.32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0.050672">
                <text:p>0.050672</text:p>
              </table:table-cell>
              <table:table-cell office:value-type="float" office:value="0.28277">
                <text:p>0.2827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0">
                <text:p>210</text:p>
              </table:table-cell>
              <table:table-cell office:value-type="float" office:value="0.062045">
                <text:p>0.062045</text:p>
              </table:table-cell>
              <table:table-cell office:value-type="float" office:value="0.28857">
                <text:p>0.288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0">
                <text:p>210</text:p>
              </table:table-cell>
              <table:table-cell office:value-type="float" office:value="0.068237">
                <text:p>0.068237</text:p>
              </table:table-cell>
              <table:table-cell office:value-type="float" office:value="0.31571">
                <text:p>0.315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0">
                <text:p>210</text:p>
              </table:table-cell>
              <table:table-cell office:value-type="float" office:value="0.056712">
                <text:p>0.056712</text:p>
              </table:table-cell>
              <table:table-cell office:value-type="float" office:value="0.29368">
                <text:p>0.293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0">
                <text:p>210</text:p>
              </table:table-cell>
              <table:table-cell office:value-type="float" office:value="0.070606">
                <text:p>0.070606</text:p>
              </table:table-cell>
              <table:table-cell office:value-type="float" office:value="0.27792">
                <text:p>0.2779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0">
                <text:p>210</text:p>
              </table:table-cell>
              <table:table-cell office:value-type="float" office:value="0.057408">
                <text:p>0.057408</text:p>
              </table:table-cell>
              <table:table-cell office:value-type="float" office:value="0.30439">
                <text:p>0.3043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0">
                <text:p>210</text:p>
              </table:table-cell>
              <table:table-cell office:value-type="float" office:value="0.058549">
                <text:p>0.058549</text:p>
              </table:table-cell>
              <table:table-cell office:value-type="float" office:value="0.28738">
                <text:p>0.2873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0">
                <text:p>210</text:p>
              </table:table-cell>
              <table:table-cell office:value-type="float" office:value="0.081622">
                <text:p>0.081622</text:p>
              </table:table-cell>
              <table:table-cell office:value-type="float" office:value="0.28401">
                <text:p>0.2840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0">
                <text:p>210</text:p>
              </table:table-cell>
              <table:table-cell office:value-type="float" office:value="0.064498">
                <text:p>0.064498</text:p>
              </table:table-cell>
              <table:table-cell office:value-type="float" office:value="0.29664">
                <text:p>0.2966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0">
                <text:p>210</text:p>
              </table:table-cell>
              <table:table-cell office:value-type="float" office:value="0.065881">
                <text:p>0.065881</text:p>
              </table:table-cell>
              <table:table-cell office:value-type="float" office:value="0.27806">
                <text:p>0.2780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0">
                <text:p>210</text:p>
              </table:table-cell>
              <table:table-cell office:value-type="float" office:value="0.05841">
                <text:p>0.05841</text:p>
              </table:table-cell>
              <table:table-cell office:value-type="float" office:value="0.29072">
                <text:p>0.2907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0">
                <text:p>210</text:p>
              </table:table-cell>
              <table:table-cell office:value-type="float" office:value="0.060184">
                <text:p>0.060184</text:p>
              </table:table-cell>
              <table:table-cell office:value-type="float" office:value="0.30056">
                <text:p>0.3005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0">
                <text:p>210</text:p>
              </table:table-cell>
              <table:table-cell office:value-type="float" office:value="0.059259">
                <text:p>0.059259</text:p>
              </table:table-cell>
              <table:table-cell office:value-type="float" office:value="0.32147">
                <text:p>0.3214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0">
                <text:p>210</text:p>
              </table:table-cell>
              <table:table-cell office:value-type="float" office:value="0.064018">
                <text:p>0.064018</text:p>
              </table:table-cell>
              <table:table-cell office:value-type="float" office:value="0.30457">
                <text:p>0.3045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0">
                <text:p>210</text:p>
              </table:table-cell>
              <table:table-cell office:value-type="float" office:value="0.060064">
                <text:p>0.060064</text:p>
              </table:table-cell>
              <table:table-cell office:value-type="float" office:value="0.28555">
                <text:p>0.285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">
                <text:p>210</text:p>
              </table:table-cell>
              <table:table-cell office:value-type="float" office:value="0.06072">
                <text:p>0.06072</text:p>
              </table:table-cell>
              <table:table-cell office:value-type="float" office:value="0.31553">
                <text:p>0.3155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0">
                <text:p>210</text:p>
              </table:table-cell>
              <table:table-cell office:value-type="float" office:value="0.051818">
                <text:p>0.051818</text:p>
              </table:table-cell>
              <table:table-cell office:value-type="float" office:value="0.28336">
                <text:p>0.2833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0">
                <text:p>210</text:p>
              </table:table-cell>
              <table:table-cell office:value-type="float" office:value="0.065882">
                <text:p>0.065882</text:p>
              </table:table-cell>
              <table:table-cell office:value-type="float" office:value="0.29867">
                <text:p>0.2986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">
                <text:p>210</text:p>
              </table:table-cell>
              <table:table-cell office:value-type="float" office:value="0.06844">
                <text:p>0.06844</text:p>
              </table:table-cell>
              <table:table-cell office:value-type="float" office:value="0.27299">
                <text:p>0.2729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">
                <text:p>210</text:p>
              </table:table-cell>
              <table:table-cell office:value-type="float" office:value="0.078338">
                <text:p>0.078338</text:p>
              </table:table-cell>
              <table:table-cell office:value-type="float" office:value="0.30305">
                <text:p>0.303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">
                <text:p>210</text:p>
              </table:table-cell>
              <table:table-cell office:value-type="float" office:value="0.07407">
                <text:p>0.07407</text:p>
              </table:table-cell>
              <table:table-cell office:value-type="float" office:value="0.30467">
                <text:p>0.304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0">
                <text:p>210</text:p>
              </table:table-cell>
              <table:table-cell office:value-type="float" office:value="0.058979">
                <text:p>0.058979</text:p>
              </table:table-cell>
              <table:table-cell office:value-type="float" office:value="0.30552">
                <text:p>0.3055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0">
                <text:p>210</text:p>
              </table:table-cell>
              <table:table-cell office:value-type="float" office:value="0.075052">
                <text:p>0.075052</text:p>
              </table:table-cell>
              <table:table-cell office:value-type="float" office:value="0.28392">
                <text:p>0.2839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0">
                <text:p>210</text:p>
              </table:table-cell>
              <table:table-cell office:value-type="float" office:value="0.058647">
                <text:p>0.058647</text:p>
              </table:table-cell>
              <table:table-cell office:value-type="float" office:value="0.3149">
                <text:p>0.314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0">
                <text:p>210</text:p>
              </table:table-cell>
              <table:table-cell office:value-type="float" office:value="0.052614">
                <text:p>0.052614</text:p>
              </table:table-cell>
              <table:table-cell office:value-type="float" office:value="0.30872">
                <text:p>0.3087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0">
                <text:p>210</text:p>
              </table:table-cell>
              <table:table-cell office:value-type="float" office:value="0.061761">
                <text:p>0.061761</text:p>
              </table:table-cell>
              <table:table-cell office:value-type="float" office:value="0.28312">
                <text:p>0.2831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0">
                <text:p>210</text:p>
              </table:table-cell>
              <table:table-cell office:value-type="float" office:value="0.057485">
                <text:p>0.057485</text:p>
              </table:table-cell>
              <table:table-cell office:value-type="float" office:value="0.29014">
                <text:p>0.290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0">
                <text:p>210</text:p>
              </table:table-cell>
              <table:table-cell office:value-type="float" office:value="0.060362">
                <text:p>0.060362</text:p>
              </table:table-cell>
              <table:table-cell office:value-type="float" office:value="0.28527">
                <text:p>0.285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0">
                <text:p>210</text:p>
              </table:table-cell>
              <table:table-cell office:value-type="float" office:value="0.072759">
                <text:p>0.072759</text:p>
              </table:table-cell>
              <table:table-cell office:value-type="float" office:value="0.25492">
                <text:p>0.254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0">
                <text:p>210</text:p>
              </table:table-cell>
              <table:table-cell office:value-type="float" office:value="0.055282">
                <text:p>0.055282</text:p>
              </table:table-cell>
              <table:table-cell office:value-type="float" office:value="0.30085">
                <text:p>0.3008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0">
                <text:p>210</text:p>
              </table:table-cell>
              <table:table-cell office:value-type="float" office:value="0.064777">
                <text:p>0.064777</text:p>
              </table:table-cell>
              <table:table-cell office:value-type="float" office:value="0.31277">
                <text:p>0.3127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0">
                <text:p>210</text:p>
              </table:table-cell>
              <table:table-cell office:value-type="float" office:value="0.069453">
                <text:p>0.069453</text:p>
              </table:table-cell>
              <table:table-cell office:value-type="float" office:value="0.29733">
                <text:p>0.297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0">
                <text:p>210</text:p>
              </table:table-cell>
              <table:table-cell office:value-type="float" office:value="0.057536">
                <text:p>0.057536</text:p>
              </table:table-cell>
              <table:table-cell office:value-type="float" office:value="0.29728">
                <text:p>0.2972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0">
                <text:p>210</text:p>
              </table:table-cell>
              <table:table-cell office:value-type="float" office:value="0.066777">
                <text:p>0.066777</text:p>
              </table:table-cell>
              <table:table-cell office:value-type="float" office:value="0.28465">
                <text:p>0.284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0">
                <text:p>210</text:p>
              </table:table-cell>
              <table:table-cell office:value-type="float" office:value="0.069741">
                <text:p>0.069741</text:p>
              </table:table-cell>
              <table:table-cell office:value-type="float" office:value="0.32001">
                <text:p>0.320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0">
                <text:p>210</text:p>
              </table:table-cell>
              <table:table-cell office:value-type="float" office:value="0.062493">
                <text:p>0.062493</text:p>
              </table:table-cell>
              <table:table-cell office:value-type="float" office:value="0.31074">
                <text:p>0.3107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0">
                <text:p>210</text:p>
              </table:table-cell>
              <table:table-cell office:value-type="float" office:value="0.074964">
                <text:p>0.074964</text:p>
              </table:table-cell>
              <table:table-cell office:value-type="float" office:value="0.27802">
                <text:p>0.2780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0">
                <text:p>210</text:p>
              </table:table-cell>
              <table:table-cell office:value-type="float" office:value="0.06285">
                <text:p>0.06285</text:p>
              </table:table-cell>
              <table:table-cell office:value-type="float" office:value="0.27562">
                <text:p>0.275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0">
                <text:p>210</text:p>
              </table:table-cell>
              <table:table-cell office:value-type="float" office:value="0.068126">
                <text:p>0.068126</text:p>
              </table:table-cell>
              <table:table-cell office:value-type="float" office:value="0.27262">
                <text:p>0.2726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0">
                <text:p>210</text:p>
              </table:table-cell>
              <table:table-cell office:value-type="float" office:value="0.057085">
                <text:p>0.057085</text:p>
              </table:table-cell>
              <table:table-cell office:value-type="float" office:value="0.27941">
                <text:p>0.2794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0">
                <text:p>210</text:p>
              </table:table-cell>
              <table:table-cell office:value-type="float" office:value="0.060126">
                <text:p>0.060126</text:p>
              </table:table-cell>
              <table:table-cell office:value-type="float" office:value="0.29663">
                <text:p>0.2966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0">
                <text:p>210</text:p>
              </table:table-cell>
              <table:table-cell office:value-type="float" office:value="0.055652">
                <text:p>0.055652</text:p>
              </table:table-cell>
              <table:table-cell office:value-type="float" office:value="0.27558">
                <text:p>0.2755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0">
                <text:p>210</text:p>
              </table:table-cell>
              <table:table-cell office:value-type="float" office:value="0.049724">
                <text:p>0.049724</text:p>
              </table:table-cell>
              <table:table-cell office:value-type="float" office:value="0.28703">
                <text:p>0.287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0">
                <text:p>210</text:p>
              </table:table-cell>
              <table:table-cell office:value-type="float" office:value="0.056294">
                <text:p>0.056294</text:p>
              </table:table-cell>
              <table:table-cell office:value-type="float" office:value="0.28314">
                <text:p>0.2831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0">
                <text:p>210</text:p>
              </table:table-cell>
              <table:table-cell office:value-type="float" office:value="0.068304">
                <text:p>0.068304</text:p>
              </table:table-cell>
              <table:table-cell office:value-type="float" office:value="0.29862">
                <text:p>0.2986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0">
                <text:p>210</text:p>
              </table:table-cell>
              <table:table-cell office:value-type="float" office:value="0.059744">
                <text:p>0.059744</text:p>
              </table:table-cell>
              <table:table-cell office:value-type="float" office:value="0.30376">
                <text:p>0.3037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0">
                <text:p>210</text:p>
              </table:table-cell>
              <table:table-cell office:value-type="float" office:value="0.053302">
                <text:p>0.053302</text:p>
              </table:table-cell>
              <table:table-cell office:value-type="float" office:value="0.30091">
                <text:p>0.300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0">
                <text:p>210</text:p>
              </table:table-cell>
              <table:table-cell office:value-type="float" office:value="0.056025">
                <text:p>0.056025</text:p>
              </table:table-cell>
              <table:table-cell office:value-type="float" office:value="0.31536">
                <text:p>0.3153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0">
                <text:p>210</text:p>
              </table:table-cell>
              <table:table-cell office:value-type="float" office:value="0.061872">
                <text:p>0.061872</text:p>
              </table:table-cell>
              <table:table-cell office:value-type="float" office:value="0.32218">
                <text:p>0.3221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">
                <text:p>210</text:p>
              </table:table-cell>
              <table:table-cell office:value-type="float" office:value="0.064194">
                <text:p>0.064194</text:p>
              </table:table-cell>
              <table:table-cell office:value-type="float" office:value="0.27457">
                <text:p>0.2745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">
                <text:p>210</text:p>
              </table:table-cell>
              <table:table-cell office:value-type="float" office:value="0.063619">
                <text:p>0.063619</text:p>
              </table:table-cell>
              <table:table-cell office:value-type="float" office:value="0.28364">
                <text:p>0.2836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0">
                <text:p>220</text:p>
              </table:table-cell>
              <table:table-cell office:value-type="float" office:value="0.066367">
                <text:p>0.066367</text:p>
              </table:table-cell>
              <table:table-cell office:value-type="float" office:value="0.29862">
                <text:p>0.2986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0">
                <text:p>220</text:p>
              </table:table-cell>
              <table:table-cell office:value-type="float" office:value="0.084694">
                <text:p>0.084694</text:p>
              </table:table-cell>
              <table:table-cell office:value-type="float" office:value="0.33728">
                <text:p>0.3372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0">
                <text:p>220</text:p>
              </table:table-cell>
              <table:table-cell office:value-type="float" office:value="0.074754">
                <text:p>0.074754</text:p>
              </table:table-cell>
              <table:table-cell office:value-type="float" office:value="0.31894">
                <text:p>0.3189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0">
                <text:p>220</text:p>
              </table:table-cell>
              <table:table-cell office:value-type="float" office:value="0.068515">
                <text:p>0.068515</text:p>
              </table:table-cell>
              <table:table-cell office:value-type="float" office:value="0.29926">
                <text:p>0.2992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0">
                <text:p>220</text:p>
              </table:table-cell>
              <table:table-cell office:value-type="float" office:value="0.079611">
                <text:p>0.079611</text:p>
              </table:table-cell>
              <table:table-cell office:value-type="float" office:value="0.29035">
                <text:p>0.2903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0">
                <text:p>220</text:p>
              </table:table-cell>
              <table:table-cell office:value-type="float" office:value="0.067669">
                <text:p>0.067669</text:p>
              </table:table-cell>
              <table:table-cell office:value-type="float" office:value="0.30892">
                <text:p>0.308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0">
                <text:p>220</text:p>
              </table:table-cell>
              <table:table-cell office:value-type="float" office:value="0.080165">
                <text:p>0.080165</text:p>
              </table:table-cell>
              <table:table-cell office:value-type="float" office:value="0.28288">
                <text:p>0.2828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0">
                <text:p>220</text:p>
              </table:table-cell>
              <table:table-cell office:value-type="float" office:value="0.075283">
                <text:p>0.075283</text:p>
              </table:table-cell>
              <table:table-cell office:value-type="float" office:value="0.3078">
                <text:p>0.307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0">
                <text:p>220</text:p>
              </table:table-cell>
              <table:table-cell office:value-type="float" office:value="0.067112">
                <text:p>0.067112</text:p>
              </table:table-cell>
              <table:table-cell office:value-type="float" office:value="0.29652">
                <text:p>0.2965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0">
                <text:p>220</text:p>
              </table:table-cell>
              <table:table-cell office:value-type="float" office:value="0.074092">
                <text:p>0.074092</text:p>
              </table:table-cell>
              <table:table-cell office:value-type="float" office:value="0.30959">
                <text:p>0.309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0">
                <text:p>220</text:p>
              </table:table-cell>
              <table:table-cell office:value-type="float" office:value="0.070393">
                <text:p>0.070393</text:p>
              </table:table-cell>
              <table:table-cell office:value-type="float" office:value="0.29789">
                <text:p>0.2978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0">
                <text:p>220</text:p>
              </table:table-cell>
              <table:table-cell office:value-type="float" office:value="0.075714">
                <text:p>0.075714</text:p>
              </table:table-cell>
              <table:table-cell office:value-type="float" office:value="0.28063">
                <text:p>0.2806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0">
                <text:p>220</text:p>
              </table:table-cell>
              <table:table-cell office:value-type="float" office:value="0.07543">
                <text:p>0.07543</text:p>
              </table:table-cell>
              <table:table-cell office:value-type="float" office:value="0.30102">
                <text:p>0.3010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0">
                <text:p>220</text:p>
              </table:table-cell>
              <table:table-cell office:value-type="float" office:value="0.086332">
                <text:p>0.086332</text:p>
              </table:table-cell>
              <table:table-cell office:value-type="float" office:value="0.2802">
                <text:p>0.280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0">
                <text:p>220</text:p>
              </table:table-cell>
              <table:table-cell office:value-type="float" office:value="0.06349">
                <text:p>0.06349</text:p>
              </table:table-cell>
              <table:table-cell office:value-type="float" office:value="0.30267">
                <text:p>0.3026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0">
                <text:p>220</text:p>
              </table:table-cell>
              <table:table-cell office:value-type="float" office:value="0.062332">
                <text:p>0.062332</text:p>
              </table:table-cell>
              <table:table-cell office:value-type="float" office:value="0.30858">
                <text:p>0.3085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0">
                <text:p>220</text:p>
              </table:table-cell>
              <table:table-cell office:value-type="float" office:value="0.069654">
                <text:p>0.069654</text:p>
              </table:table-cell>
              <table:table-cell office:value-type="float" office:value="0.29137">
                <text:p>0.2913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0">
                <text:p>220</text:p>
              </table:table-cell>
              <table:table-cell office:value-type="float" office:value="0.075542">
                <text:p>0.075542</text:p>
              </table:table-cell>
              <table:table-cell office:value-type="float" office:value="0.29073">
                <text:p>0.2907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0">
                <text:p>220</text:p>
              </table:table-cell>
              <table:table-cell office:value-type="float" office:value="0.081494">
                <text:p>0.081494</text:p>
              </table:table-cell>
              <table:table-cell office:value-type="float" office:value="0.30542">
                <text:p>0.3054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0">
                <text:p>220</text:p>
              </table:table-cell>
              <table:table-cell office:value-type="float" office:value="0.083612">
                <text:p>0.083612</text:p>
              </table:table-cell>
              <table:table-cell office:value-type="float" office:value="0.29954">
                <text:p>0.2995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0">
                <text:p>220</text:p>
              </table:table-cell>
              <table:table-cell office:value-type="float" office:value="0.080935">
                <text:p>0.08093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0">
                <text:p>220</text:p>
              </table:table-cell>
              <table:table-cell office:value-type="float" office:value="0.065913">
                <text:p>0.065913</text:p>
              </table:table-cell>
              <table:table-cell office:value-type="float" office:value="0.26318">
                <text:p>0.263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0">
                <text:p>220</text:p>
              </table:table-cell>
              <table:table-cell office:value-type="float" office:value="0.070481">
                <text:p>0.070481</text:p>
              </table:table-cell>
              <table:table-cell office:value-type="float" office:value="0.32249">
                <text:p>0.3224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0">
                <text:p>220</text:p>
              </table:table-cell>
              <table:table-cell office:value-type="float" office:value="0.097518">
                <text:p>0.097518</text:p>
              </table:table-cell>
              <table:table-cell office:value-type="float" office:value="0.32534">
                <text:p>0.3253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0">
                <text:p>220</text:p>
              </table:table-cell>
              <table:table-cell office:value-type="float" office:value="0.067077">
                <text:p>0.067077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0">
                <text:p>220</text:p>
              </table:table-cell>
              <table:table-cell office:value-type="float" office:value="0.07587">
                <text:p>0.07587</text:p>
              </table:table-cell>
              <table:table-cell office:value-type="float" office:value="0.32468">
                <text:p>0.3246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0">
                <text:p>220</text:p>
              </table:table-cell>
              <table:table-cell office:value-type="float" office:value="0.074566">
                <text:p>0.074566</text:p>
              </table:table-cell>
              <table:table-cell office:value-type="float" office:value="0.29772">
                <text:p>0.297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0">
                <text:p>220</text:p>
              </table:table-cell>
              <table:table-cell office:value-type="float" office:value="0.0775">
                <text:p>0.0775</text:p>
              </table:table-cell>
              <table:table-cell office:value-type="float" office:value="0.30378">
                <text:p>0.3037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0">
                <text:p>220</text:p>
              </table:table-cell>
              <table:table-cell office:value-type="float" office:value="0.078431">
                <text:p>0.078431</text:p>
              </table:table-cell>
              <table:table-cell office:value-type="float" office:value="0.29519">
                <text:p>0.2951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0">
                <text:p>220</text:p>
              </table:table-cell>
              <table:table-cell office:value-type="float" office:value="0.060343">
                <text:p>0.060343</text:p>
              </table:table-cell>
              <table:table-cell office:value-type="float" office:value="0.30195">
                <text:p>0.301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0">
                <text:p>220</text:p>
              </table:table-cell>
              <table:table-cell office:value-type="float" office:value="0.068447">
                <text:p>0.068447</text:p>
              </table:table-cell>
              <table:table-cell office:value-type="float" office:value="0.31774">
                <text:p>0.3177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0">
                <text:p>220</text:p>
              </table:table-cell>
              <table:table-cell office:value-type="float" office:value="0.069092">
                <text:p>0.069092</text:p>
              </table:table-cell>
              <table:table-cell office:value-type="float" office:value="0.28626">
                <text:p>0.2862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0">
                <text:p>220</text:p>
              </table:table-cell>
              <table:table-cell office:value-type="float" office:value="0.064645">
                <text:p>0.064645</text:p>
              </table:table-cell>
              <table:table-cell office:value-type="float" office:value="0.34178">
                <text:p>0.3417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0">
                <text:p>220</text:p>
              </table:table-cell>
              <table:table-cell office:value-type="float" office:value="0.081382">
                <text:p>0.081382</text:p>
              </table:table-cell>
              <table:table-cell office:value-type="float" office:value="0.33045">
                <text:p>0.3304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0">
                <text:p>220</text:p>
              </table:table-cell>
              <table:table-cell office:value-type="float" office:value="0.080572">
                <text:p>0.080572</text:p>
              </table:table-cell>
              <table:table-cell office:value-type="float" office:value="0.35809">
                <text:p>0.3580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0">
                <text:p>220</text:p>
              </table:table-cell>
              <table:table-cell office:value-type="float" office:value="0.075102">
                <text:p>0.075102</text:p>
              </table:table-cell>
              <table:table-cell office:value-type="float" office:value="0.28748">
                <text:p>0.2874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0">
                <text:p>220</text:p>
              </table:table-cell>
              <table:table-cell office:value-type="float" office:value="0.076896">
                <text:p>0.076896</text:p>
              </table:table-cell>
              <table:table-cell office:value-type="float" office:value="0.26957">
                <text:p>0.2695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0">
                <text:p>220</text:p>
              </table:table-cell>
              <table:table-cell office:value-type="float" office:value="0.063539">
                <text:p>0.063539</text:p>
              </table:table-cell>
              <table:table-cell office:value-type="float" office:value="0.32368">
                <text:p>0.3236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0">
                <text:p>220</text:p>
              </table:table-cell>
              <table:table-cell office:value-type="float" office:value="0.076354">
                <text:p>0.076354</text:p>
              </table:table-cell>
              <table:table-cell office:value-type="float" office:value="0.28071">
                <text:p>0.2807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0">
                <text:p>220</text:p>
              </table:table-cell>
              <table:table-cell office:value-type="float" office:value="0.067957">
                <text:p>0.067957</text:p>
              </table:table-cell>
              <table:table-cell office:value-type="float" office:value="0.32536">
                <text:p>0.3253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0">
                <text:p>220</text:p>
              </table:table-cell>
              <table:table-cell office:value-type="float" office:value="0.065896">
                <text:p>0.065896</text:p>
              </table:table-cell>
              <table:table-cell office:value-type="float" office:value="0.31858">
                <text:p>0.3185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0">
                <text:p>220</text:p>
              </table:table-cell>
              <table:table-cell office:value-type="float" office:value="0.071551">
                <text:p>0.071551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0">
                <text:p>220</text:p>
              </table:table-cell>
              <table:table-cell office:value-type="float" office:value="0.087766">
                <text:p>0.087766</text:p>
              </table:table-cell>
              <table:table-cell office:value-type="float" office:value="0.30345">
                <text:p>0.3034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0">
                <text:p>220</text:p>
              </table:table-cell>
              <table:table-cell office:value-type="float" office:value="0.066505">
                <text:p>0.066505</text:p>
              </table:table-cell>
              <table:table-cell office:value-type="float" office:value="0.34238">
                <text:p>0.3423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0">
                <text:p>220</text:p>
              </table:table-cell>
              <table:table-cell office:value-type="float" office:value="0.0762">
                <text:p>0.0762</text:p>
              </table:table-cell>
              <table:table-cell office:value-type="float" office:value="0.32381">
                <text:p>0.3238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0">
                <text:p>220</text:p>
              </table:table-cell>
              <table:table-cell office:value-type="float" office:value="0.082322">
                <text:p>0.082322</text:p>
              </table:table-cell>
              <table:table-cell office:value-type="float" office:value="0.29168">
                <text:p>0.2916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0">
                <text:p>220</text:p>
              </table:table-cell>
              <table:table-cell office:value-type="float" office:value="0.059212">
                <text:p>0.059212</text:p>
              </table:table-cell>
              <table:table-cell office:value-type="float" office:value="0.33206">
                <text:p>0.3320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0">
                <text:p>220</text:p>
              </table:table-cell>
              <table:table-cell office:value-type="float" office:value="0.08234">
                <text:p>0.08234</text:p>
              </table:table-cell>
              <table:table-cell office:value-type="float" office:value="0.31639">
                <text:p>0.3163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0">
                <text:p>220</text:p>
              </table:table-cell>
              <table:table-cell office:value-type="float" office:value="0.087323">
                <text:p>0.087323</text:p>
              </table:table-cell>
              <table:table-cell office:value-type="float" office:value="0.27896">
                <text:p>0.278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">
                <text:p>220</text:p>
              </table:table-cell>
              <table:table-cell office:value-type="float" office:value="0.074884">
                <text:p>0.074884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0">
                <text:p>230</text:p>
              </table:table-cell>
              <table:table-cell office:value-type="float" office:value="0.10301">
                <text:p>0.10301</text:p>
              </table:table-cell>
              <table:table-cell office:value-type="float" office:value="0.3341">
                <text:p>0.334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0">
                <text:p>230</text:p>
              </table:table-cell>
              <table:table-cell office:value-type="float" office:value="0.084315">
                <text:p>0.084315</text:p>
              </table:table-cell>
              <table:table-cell office:value-type="float" office:value="0.31199">
                <text:p>0.311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0">
                <text:p>230</text:p>
              </table:table-cell>
              <table:table-cell office:value-type="float" office:value="0.075093">
                <text:p>0.075093</text:p>
              </table:table-cell>
              <table:table-cell office:value-type="float" office:value="0.32884">
                <text:p>0.3288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0">
                <text:p>230</text:p>
              </table:table-cell>
              <table:table-cell office:value-type="float" office:value="0.092885">
                <text:p>0.092885</text:p>
              </table:table-cell>
              <table:table-cell office:value-type="float" office:value="0.35858">
                <text:p>0.3585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0">
                <text:p>230</text:p>
              </table:table-cell>
              <table:table-cell office:value-type="float" office:value="0.11012">
                <text:p>0.11012</text:p>
              </table:table-cell>
              <table:table-cell office:value-type="float" office:value="0.31914">
                <text:p>0.3191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0">
                <text:p>230</text:p>
              </table:table-cell>
              <table:table-cell office:value-type="float" office:value="0.083945">
                <text:p>0.083945</text:p>
              </table:table-cell>
              <table:table-cell office:value-type="float" office:value="0.31415">
                <text:p>0.3141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0">
                <text:p>230</text:p>
              </table:table-cell>
              <table:table-cell office:value-type="float" office:value="0.10227">
                <text:p>0.10227</text:p>
              </table:table-cell>
              <table:table-cell office:value-type="float" office:value="0.30141">
                <text:p>0.3014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0">
                <text:p>230</text:p>
              </table:table-cell>
              <table:table-cell office:value-type="float" office:value="0.10852">
                <text:p>0.10852</text:p>
              </table:table-cell>
              <table:table-cell office:value-type="float" office:value="0.29624">
                <text:p>0.2962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0">
                <text:p>230</text:p>
              </table:table-cell>
              <table:table-cell office:value-type="float" office:value="0.094764">
                <text:p>0.094764</text:p>
              </table:table-cell>
              <table:table-cell office:value-type="float" office:value="0.29532">
                <text:p>0.2953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0">
                <text:p>230</text:p>
              </table:table-cell>
              <table:table-cell office:value-type="float" office:value="0.10048">
                <text:p>0.10048</text:p>
              </table:table-cell>
              <table:table-cell office:value-type="float" office:value="0.29752">
                <text:p>0.2975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0">
                <text:p>230</text:p>
              </table:table-cell>
              <table:table-cell office:value-type="float" office:value="0.08658">
                <text:p>0.08658</text:p>
              </table:table-cell>
              <table:table-cell office:value-type="float" office:value="0.31959">
                <text:p>0.319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0">
                <text:p>230</text:p>
              </table:table-cell>
              <table:table-cell office:value-type="float" office:value="0.093636">
                <text:p>0.093636</text:p>
              </table:table-cell>
              <table:table-cell office:value-type="float" office:value="0.32096">
                <text:p>0.3209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0">
                <text:p>230</text:p>
              </table:table-cell>
              <table:table-cell office:value-type="float" office:value="0.077276">
                <text:p>0.077276</text:p>
              </table:table-cell>
              <table:table-cell office:value-type="float" office:value="0.28439">
                <text:p>0.2843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0">
                <text:p>230</text:p>
              </table:table-cell>
              <table:table-cell office:value-type="float" office:value="0.080939">
                <text:p>0.080939</text:p>
              </table:table-cell>
              <table:table-cell office:value-type="float" office:value="0.33048">
                <text:p>0.3304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0">
                <text:p>230</text:p>
              </table:table-cell>
              <table:table-cell office:value-type="float" office:value="0.068257">
                <text:p>0.068257</text:p>
              </table:table-cell>
              <table:table-cell office:value-type="float" office:value="0.32565">
                <text:p>0.3256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">
                <text:p>230</text:p>
              </table:table-cell>
              <table:table-cell office:value-type="float" office:value="0.086206">
                <text:p>0.086206</text:p>
              </table:table-cell>
              <table:table-cell office:value-type="float" office:value="0.29555">
                <text:p>0.295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0">
                <text:p>230</text:p>
              </table:table-cell>
              <table:table-cell office:value-type="float" office:value="0.088808">
                <text:p>0.088808</text:p>
              </table:table-cell>
              <table:table-cell office:value-type="float" office:value="0.30522">
                <text:p>0.305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0">
                <text:p>230</text:p>
              </table:table-cell>
              <table:table-cell office:value-type="float" office:value="0.09425">
                <text:p>0.09425</text:p>
              </table:table-cell>
              <table:table-cell office:value-type="float" office:value="0.29294">
                <text:p>0.2929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0">
                <text:p>230</text:p>
              </table:table-cell>
              <table:table-cell office:value-type="float" office:value="0.098195">
                <text:p>0.098195</text:p>
              </table:table-cell>
              <table:table-cell office:value-type="float" office:value="0.31326">
                <text:p>0.3132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0">
                <text:p>230</text:p>
              </table:table-cell>
              <table:table-cell office:value-type="float" office:value="0.073833">
                <text:p>0.073833</text:p>
              </table:table-cell>
              <table:table-cell office:value-type="float" office:value="0.31554">
                <text:p>0.3155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0">
                <text:p>230</text:p>
              </table:table-cell>
              <table:table-cell office:value-type="float" office:value="0.09477">
                <text:p>0.09477</text:p>
              </table:table-cell>
              <table:table-cell office:value-type="float" office:value="0.29047">
                <text:p>0.2904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0">
                <text:p>230</text:p>
              </table:table-cell>
              <table:table-cell office:value-type="float" office:value="0.10263">
                <text:p>0.10263</text:p>
              </table:table-cell>
              <table:table-cell office:value-type="float" office:value="0.27963">
                <text:p>0.2796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0">
                <text:p>230</text:p>
              </table:table-cell>
              <table:table-cell office:value-type="float" office:value="0.090439">
                <text:p>0.090439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0">
                <text:p>230</text:p>
              </table:table-cell>
              <table:table-cell office:value-type="float" office:value="0.092911">
                <text:p>0.092911</text:p>
              </table:table-cell>
              <table:table-cell office:value-type="float" office:value="0.31059">
                <text:p>0.3105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0">
                <text:p>230</text:p>
              </table:table-cell>
              <table:table-cell office:value-type="float" office:value="0.093044">
                <text:p>0.093044</text:p>
              </table:table-cell>
              <table:table-cell office:value-type="float" office:value="0.31604">
                <text:p>0.3160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0">
                <text:p>230</text:p>
              </table:table-cell>
              <table:table-cell office:value-type="float" office:value="0.12397">
                <text:p>0.12397</text:p>
              </table:table-cell>
              <table:table-cell office:value-type="float" office:value="0.31055">
                <text:p>0.310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0">
                <text:p>230</text:p>
              </table:table-cell>
              <table:table-cell office:value-type="float" office:value="0.075674">
                <text:p>0.075674</text:p>
              </table:table-cell>
              <table:table-cell office:value-type="float" office:value="0.31909">
                <text:p>0.3190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0">
                <text:p>230</text:p>
              </table:table-cell>
              <table:table-cell office:value-type="float" office:value="0.074046">
                <text:p>0.074046</text:p>
              </table:table-cell>
              <table:table-cell office:value-type="float" office:value="0.32449">
                <text:p>0.3244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0">
                <text:p>230</text:p>
              </table:table-cell>
              <table:table-cell office:value-type="float" office:value="0.092492">
                <text:p>0.092492</text:p>
              </table:table-cell>
              <table:table-cell office:value-type="float" office:value="0.27788">
                <text:p>0.2778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0">
                <text:p>230</text:p>
              </table:table-cell>
              <table:table-cell office:value-type="float" office:value="0.10062">
                <text:p>0.10062</text:p>
              </table:table-cell>
              <table:table-cell office:value-type="float" office:value="0.30311">
                <text:p>0.3031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0">
                <text:p>230</text:p>
              </table:table-cell>
              <table:table-cell office:value-type="float" office:value="0.10432">
                <text:p>0.10432</text:p>
              </table:table-cell>
              <table:table-cell office:value-type="float" office:value="0.29907">
                <text:p>0.299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0">
                <text:p>230</text:p>
              </table:table-cell>
              <table:table-cell office:value-type="float" office:value="0.097463">
                <text:p>0.097463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0">
                <text:p>230</text:p>
              </table:table-cell>
              <table:table-cell office:value-type="float" office:value="0.080216">
                <text:p>0.080216</text:p>
              </table:table-cell>
              <table:table-cell office:value-type="float" office:value="0.31749">
                <text:p>0.3174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0">
                <text:p>230</text:p>
              </table:table-cell>
              <table:table-cell office:value-type="float" office:value="0.072821">
                <text:p>0.072821</text:p>
              </table:table-cell>
              <table:table-cell office:value-type="float" office:value="0.29944">
                <text:p>0.2994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0">
                <text:p>230</text:p>
              </table:table-cell>
              <table:table-cell office:value-type="float" office:value="0.12596">
                <text:p>0.12596</text:p>
              </table:table-cell>
              <table:table-cell office:value-type="float" office:value="0.30781">
                <text:p>0.3078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0">
                <text:p>230</text:p>
              </table:table-cell>
              <table:table-cell office:value-type="float" office:value="0.10715">
                <text:p>0.10715</text:p>
              </table:table-cell>
              <table:table-cell office:value-type="float" office:value="0.29939">
                <text:p>0.2993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0">
                <text:p>230</text:p>
              </table:table-cell>
              <table:table-cell office:value-type="float" office:value="0.087544">
                <text:p>0.087544</text:p>
              </table:table-cell>
              <table:table-cell office:value-type="float" office:value="0.28095">
                <text:p>0.2809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0">
                <text:p>230</text:p>
              </table:table-cell>
              <table:table-cell office:value-type="float" office:value="0.082619">
                <text:p>0.082619</text:p>
              </table:table-cell>
              <table:table-cell office:value-type="float" office:value="0.31225">
                <text:p>0.312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0">
                <text:p>230</text:p>
              </table:table-cell>
              <table:table-cell office:value-type="float" office:value="0.078957">
                <text:p>0.078957</text:p>
              </table:table-cell>
              <table:table-cell office:value-type="float" office:value="0.27886">
                <text:p>0.2788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0">
                <text:p>230</text:p>
              </table:table-cell>
              <table:table-cell office:value-type="float" office:value="0.077309">
                <text:p>0.077309</text:p>
              </table:table-cell>
              <table:table-cell office:value-type="float" office:value="0.31156">
                <text:p>0.3115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0">
                <text:p>230</text:p>
              </table:table-cell>
              <table:table-cell office:value-type="float" office:value="0.091241">
                <text:p>0.091241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0">
                <text:p>230</text:p>
              </table:table-cell>
              <table:table-cell office:value-type="float" office:value="0.095683">
                <text:p>0.095683</text:p>
              </table:table-cell>
              <table:table-cell office:value-type="float" office:value="0.34907">
                <text:p>0.3490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0">
                <text:p>230</text:p>
              </table:table-cell>
              <table:table-cell office:value-type="float" office:value="0.080643">
                <text:p>0.080643</text:p>
              </table:table-cell>
              <table:table-cell office:value-type="float" office:value="0.32045">
                <text:p>0.320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0">
                <text:p>230</text:p>
              </table:table-cell>
              <table:table-cell office:value-type="float" office:value="0.11222">
                <text:p>0.11222</text:p>
              </table:table-cell>
              <table:table-cell office:value-type="float" office:value="0.3069">
                <text:p>0.30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0">
                <text:p>230</text:p>
              </table:table-cell>
              <table:table-cell office:value-type="float" office:value="0.095441">
                <text:p>0.095441</text:p>
              </table:table-cell>
              <table:table-cell office:value-type="float" office:value="0.30402">
                <text:p>0.3040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0">
                <text:p>230</text:p>
              </table:table-cell>
              <table:table-cell office:value-type="float" office:value="0.084386">
                <text:p>0.084386</text:p>
              </table:table-cell>
              <table:table-cell office:value-type="float" office:value="0.30654">
                <text:p>0.3065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0">
                <text:p>230</text:p>
              </table:table-cell>
              <table:table-cell office:value-type="float" office:value="0.094109">
                <text:p>0.094109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0">
                <text:p>230</text:p>
              </table:table-cell>
              <table:table-cell office:value-type="float" office:value="0.091539">
                <text:p>0.091539</text:p>
              </table:table-cell>
              <table:table-cell office:value-type="float" office:value="0.30833">
                <text:p>0.3083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">
                <text:p>230</text:p>
              </table:table-cell>
              <table:table-cell office:value-type="float" office:value="0.096369">
                <text:p>0.096369</text:p>
              </table:table-cell>
              <table:table-cell office:value-type="float" office:value="0.30642">
                <text:p>0.3064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">
                <text:p>230</text:p>
              </table:table-cell>
              <table:table-cell office:value-type="float" office:value="0.11763">
                <text:p>0.11763</text:p>
              </table:table-cell>
              <table:table-cell office:value-type="float" office:value="0.33743">
                <text:p>0.3374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">
                <text:p>240</text:p>
              </table:table-cell>
              <table:table-cell office:value-type="float" office:value="0.087297">
                <text:p>0.087297</text:p>
              </table:table-cell>
              <table:table-cell office:value-type="float" office:value="0.29423">
                <text:p>0.294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">
                <text:p>240</text:p>
              </table:table-cell>
              <table:table-cell office:value-type="float" office:value="0.09097">
                <text:p>0.09097</text:p>
              </table:table-cell>
              <table:table-cell office:value-type="float" office:value="0.33613">
                <text:p>0.3361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0">
                <text:p>240</text:p>
              </table:table-cell>
              <table:table-cell office:value-type="float" office:value="0.109">
                <text:p>0.109</text:p>
              </table:table-cell>
              <table:table-cell office:value-type="float" office:value="0.31473">
                <text:p>0.3147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0">
                <text:p>240</text:p>
              </table:table-cell>
              <table:table-cell office:value-type="float" office:value="0.1067">
                <text:p>0.1067</text:p>
              </table:table-cell>
              <table:table-cell office:value-type="float" office:value="0.32988">
                <text:p>0.3298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0">
                <text:p>240</text:p>
              </table:table-cell>
              <table:table-cell office:value-type="float" office:value="0.10493">
                <text:p>0.10493</text:p>
              </table:table-cell>
              <table:table-cell office:value-type="float" office:value="0.37285">
                <text:p>0.3728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0">
                <text:p>240</text:p>
              </table:table-cell>
              <table:table-cell office:value-type="float" office:value="0.13366">
                <text:p>0.13366</text:p>
              </table:table-cell>
              <table:table-cell office:value-type="float" office:value="0.28805">
                <text:p>0.288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0">
                <text:p>240</text:p>
              </table:table-cell>
              <table:table-cell office:value-type="float" office:value="0.14885">
                <text:p>0.14885</text:p>
              </table:table-cell>
              <table:table-cell office:value-type="float" office:value="0.33663">
                <text:p>0.3366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">
                <text:p>240</text:p>
              </table:table-cell>
              <table:table-cell office:value-type="float" office:value="0.1247">
                <text:p>0.1247</text:p>
              </table:table-cell>
              <table:table-cell office:value-type="float" office:value="0.26821">
                <text:p>0.2682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0">
                <text:p>240</text:p>
              </table:table-cell>
              <table:table-cell office:value-type="float" office:value="0.11611">
                <text:p>0.11611</text:p>
              </table:table-cell>
              <table:table-cell office:value-type="float" office:value="0.3322">
                <text:p>0.332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0">
                <text:p>240</text:p>
              </table:table-cell>
              <table:table-cell office:value-type="float" office:value="0.16092">
                <text:p>0.16092</text:p>
              </table:table-cell>
              <table:table-cell office:value-type="float" office:value="0.32013">
                <text:p>0.320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">
                <text:p>240</text:p>
              </table:table-cell>
              <table:table-cell office:value-type="float" office:value="0.16779">
                <text:p>0.16779</text:p>
              </table:table-cell>
              <table:table-cell office:value-type="float" office:value="0.31084">
                <text:p>0.3108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0">
                <text:p>240</text:p>
              </table:table-cell>
              <table:table-cell office:value-type="float" office:value="0.13023">
                <text:p>0.13023</text:p>
              </table:table-cell>
              <table:table-cell office:value-type="float" office:value="0.28767">
                <text:p>0.287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0">
                <text:p>240</text:p>
              </table:table-cell>
              <table:table-cell office:value-type="float" office:value="0.1114">
                <text:p>0.1114</text:p>
              </table:table-cell>
              <table:table-cell office:value-type="float" office:value="0.30079">
                <text:p>0.3007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0">
                <text:p>240</text:p>
              </table:table-cell>
              <table:table-cell office:value-type="float" office:value="0.15187">
                <text:p>0.15187</text:p>
              </table:table-cell>
              <table:table-cell office:value-type="float" office:value="0.35668">
                <text:p>0.356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">
                <text:p>240</text:p>
              </table:table-cell>
              <table:table-cell office:value-type="float" office:value="0.098976">
                <text:p>0.098976</text:p>
              </table:table-cell>
              <table:table-cell office:value-type="float" office:value="0.32857">
                <text:p>0.3285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0">
                <text:p>240</text:p>
              </table:table-cell>
              <table:table-cell office:value-type="float" office:value="0.1424">
                <text:p>0.1424</text:p>
              </table:table-cell>
              <table:table-cell office:value-type="float" office:value="0.34623">
                <text:p>0.3462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0">
                <text:p>240</text:p>
              </table:table-cell>
              <table:table-cell office:value-type="float" office:value="0.091361">
                <text:p>0.091361</text:p>
              </table:table-cell>
              <table:table-cell office:value-type="float" office:value="0.29141">
                <text:p>0.2914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0">
                <text:p>240</text:p>
              </table:table-cell>
              <table:table-cell office:value-type="float" office:value="0.10943">
                <text:p>0.10943</text:p>
              </table:table-cell>
              <table:table-cell office:value-type="float" office:value="0.31778">
                <text:p>0.3177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0">
                <text:p>240</text:p>
              </table:table-cell>
              <table:table-cell office:value-type="float" office:value="0.19432">
                <text:p>0.19432</text:p>
              </table:table-cell>
              <table:table-cell office:value-type="float" office:value="0.2972">
                <text:p>0.297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0">
                <text:p>240</text:p>
              </table:table-cell>
              <table:table-cell office:value-type="float" office:value="0.11981">
                <text:p>0.11981</text:p>
              </table:table-cell>
              <table:table-cell office:value-type="float" office:value="0.31056">
                <text:p>0.3105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0">
                <text:p>240</text:p>
              </table:table-cell>
              <table:table-cell office:value-type="float" office:value="0.10022">
                <text:p>0.10022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">
                <text:p>240</text:p>
              </table:table-cell>
              <table:table-cell office:value-type="float" office:value="0.10258">
                <text:p>0.10258</text:p>
              </table:table-cell>
              <table:table-cell office:value-type="float" office:value="0.33223">
                <text:p>0.3322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0">
                <text:p>240</text:p>
              </table:table-cell>
              <table:table-cell office:value-type="float" office:value="0.21713">
                <text:p>0.21713</text:p>
              </table:table-cell>
              <table:table-cell office:value-type="float" office:value="0.31103">
                <text:p>0.3110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">
                <text:p>240</text:p>
              </table:table-cell>
              <table:table-cell office:value-type="float" office:value="0.12723">
                <text:p>0.12723</text:p>
              </table:table-cell>
              <table:table-cell office:value-type="float" office:value="0.31293">
                <text:p>0.3129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0">
                <text:p>240</text:p>
              </table:table-cell>
              <table:table-cell office:value-type="float" office:value="0.1498">
                <text:p>0.1498</text:p>
              </table:table-cell>
              <table:table-cell office:value-type="float" office:value="0.32566">
                <text:p>0.3256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0">
                <text:p>240</text:p>
              </table:table-cell>
              <table:table-cell office:value-type="float" office:value="0.11264">
                <text:p>0.11264</text:p>
              </table:table-cell>
              <table:table-cell office:value-type="float" office:value="0.2891">
                <text:p>0.289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">
                <text:p>240</text:p>
              </table:table-cell>
              <table:table-cell office:value-type="float" office:value="0.096975">
                <text:p>0.096975</text:p>
              </table:table-cell>
              <table:table-cell office:value-type="float" office:value="0.3535">
                <text:p>0.353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">
                <text:p>240</text:p>
              </table:table-cell>
              <table:table-cell office:value-type="float" office:value="0.11814">
                <text:p>0.11814</text:p>
              </table:table-cell>
              <table:table-cell office:value-type="float" office:value="0.32208">
                <text:p>0.322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0">
                <text:p>240</text:p>
              </table:table-cell>
              <table:table-cell office:value-type="float" office:value="0.098616">
                <text:p>0.098616</text:p>
              </table:table-cell>
              <table:table-cell office:value-type="float" office:value="0.34018">
                <text:p>0.3401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0">
                <text:p>240</text:p>
              </table:table-cell>
              <table:table-cell office:value-type="float" office:value="0.081526">
                <text:p>0.081526</text:p>
              </table:table-cell>
              <table:table-cell office:value-type="float" office:value="0.3293">
                <text:p>0.329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0">
                <text:p>240</text:p>
              </table:table-cell>
              <table:table-cell office:value-type="float" office:value="0.12687">
                <text:p>0.12687</text:p>
              </table:table-cell>
              <table:table-cell office:value-type="float" office:value="0.31098">
                <text:p>0.3109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">
                <text:p>240</text:p>
              </table:table-cell>
              <table:table-cell office:value-type="float" office:value="0.10057">
                <text:p>0.10057</text:p>
              </table:table-cell>
              <table:table-cell office:value-type="float" office:value="0.31524">
                <text:p>0.3152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">
                <text:p>240</text:p>
              </table:table-cell>
              <table:table-cell office:value-type="float" office:value="0.12859">
                <text:p>0.12859</text:p>
              </table:table-cell>
              <table:table-cell office:value-type="float" office:value="0.30537">
                <text:p>0.3053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">
                <text:p>240</text:p>
              </table:table-cell>
              <table:table-cell office:value-type="float" office:value="0.13959">
                <text:p>0.13959</text:p>
              </table:table-cell>
              <table:table-cell office:value-type="float" office:value="0.32398">
                <text:p>0.3239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">
                <text:p>240</text:p>
              </table:table-cell>
              <table:table-cell office:value-type="float" office:value="0.10069">
                <text:p>0.10069</text:p>
              </table:table-cell>
              <table:table-cell office:value-type="float" office:value="0.31257">
                <text:p>0.3125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">
                <text:p>240</text:p>
              </table:table-cell>
              <table:table-cell office:value-type="float" office:value="0.11117">
                <text:p>0.11117</text:p>
              </table:table-cell>
              <table:table-cell office:value-type="float" office:value="0.33568">
                <text:p>0.3356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">
                <text:p>240</text:p>
              </table:table-cell>
              <table:table-cell office:value-type="float" office:value="0.15179">
                <text:p>0.15179</text:p>
              </table:table-cell>
              <table:table-cell office:value-type="float" office:value="0.31748">
                <text:p>0.3174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0">
                <text:p>240</text:p>
              </table:table-cell>
              <table:table-cell office:value-type="float" office:value="0.1388">
                <text:p>0.1388</text:p>
              </table:table-cell>
              <table:table-cell office:value-type="float" office:value="0.32312">
                <text:p>0.3231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0">
                <text:p>240</text:p>
              </table:table-cell>
              <table:table-cell office:value-type="float" office:value="0.13049">
                <text:p>0.13049</text:p>
              </table:table-cell>
              <table:table-cell office:value-type="float" office:value="0.34093">
                <text:p>0.3409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0">
                <text:p>240</text:p>
              </table:table-cell>
              <table:table-cell office:value-type="float" office:value="0.12175">
                <text:p>0.12175</text:p>
              </table:table-cell>
              <table:table-cell office:value-type="float" office:value="0.33737">
                <text:p>0.3373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0">
                <text:p>240</text:p>
              </table:table-cell>
              <table:table-cell office:value-type="float" office:value="0.11761">
                <text:p>0.11761</text:p>
              </table:table-cell>
              <table:table-cell office:value-type="float" office:value="0.35451">
                <text:p>0.3545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">
                <text:p>240</text:p>
              </table:table-cell>
              <table:table-cell office:value-type="float" office:value="0.12367">
                <text:p>0.12367</text:p>
              </table:table-cell>
              <table:table-cell office:value-type="float" office:value="0.31915">
                <text:p>0.3191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">
                <text:p>240</text:p>
              </table:table-cell>
              <table:table-cell office:value-type="float" office:value="0.098654">
                <text:p>0.098654</text:p>
              </table:table-cell>
              <table:table-cell office:value-type="float" office:value="0.3104">
                <text:p>0.310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0">
                <text:p>240</text:p>
              </table:table-cell>
              <table:table-cell office:value-type="float" office:value="0.092707">
                <text:p>0.092707</text:p>
              </table:table-cell>
              <table:table-cell office:value-type="float" office:value="0.29539">
                <text:p>0.295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0">
                <text:p>240</text:p>
              </table:table-cell>
              <table:table-cell office:value-type="float" office:value="0.11905">
                <text:p>0.11905</text:p>
              </table:table-cell>
              <table:table-cell office:value-type="float" office:value="0.33576">
                <text:p>0.3357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0">
                <text:p>240</text:p>
              </table:table-cell>
              <table:table-cell office:value-type="float" office:value="0.12677">
                <text:p>0.12677</text:p>
              </table:table-cell>
              <table:table-cell office:value-type="float" office:value="0.31582">
                <text:p>0.3158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0">
                <text:p>240</text:p>
              </table:table-cell>
              <table:table-cell office:value-type="float" office:value="0.11822">
                <text:p>0.11822</text:p>
              </table:table-cell>
              <table:table-cell office:value-type="float" office:value="0.30784">
                <text:p>0.3078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0">
                <text:p>240</text:p>
              </table:table-cell>
              <table:table-cell office:value-type="float" office:value="0.13294">
                <text:p>0.13294</text:p>
              </table:table-cell>
              <table:table-cell office:value-type="float" office:value="0.33644">
                <text:p>0.3364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">
                <text:p>240</text:p>
              </table:table-cell>
              <table:table-cell office:value-type="float" office:value="0.1516">
                <text:p>0.1516</text:p>
              </table:table-cell>
              <table:table-cell office:value-type="float" office:value="0.31735">
                <text:p>0.3173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">
                <text:p>240</text:p>
              </table:table-cell>
              <table:table-cell office:value-type="float" office:value="0.10998">
                <text:p>0.10998</text:p>
              </table:table-cell>
              <table:table-cell office:value-type="float" office:value="0.31269">
                <text:p>0.31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